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00000000640000004B02C5236E4.png"/>
  <manifest:file-entry manifest:media-type="image/png" manifest:full-path="Pictures/1000000000000640000004B0FFB7843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fill="gradient" draw:fill-gradient-name="Radial_20_red_2f_yellow" draw:textarea-vertical-align="middle" draw:auto-grow-height="false" fo:min-height="0.749cm" fo:min-width="0.499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fill="solid" draw:fill-color="#000000" draw:fill-gradient-name="Gradient_20_1" draw:opacity="100%" draw:opacity-name="Transparency_20_1" draw:textarea-horizontal-align="justify" draw:textarea-vertical-align="middle" draw:auto-grow-height="false" draw:shadow-opacity="100%"/>
    </style:style>
    <style:style style:name="gr7" style:family="graphic" style:parent-style-name="standard">
      <style:graphic-properties draw:fill="gradient" draw:fill-gradient-name="Radial_20_red_2f_yellow" draw:textarea-vertical-align="middle" draw:auto-grow-height="false" fo:min-height="0.749cm" fo:min-width="0.499cm"/>
    </style:style>
    <style:style style:name="gr8" style:family="graphic" style:parent-style-name="standard">
      <style:graphic-properties svg:stroke-width="0.1cm" draw:marker-start-width="0.35cm" draw:marker-end-width="0.35cm" draw:fill="solid" draw:fill-color="#000000" draw:fill-gradient-name="Gradient_20_1" draw:textarea-horizontal-align="center" draw:textarea-vertical-align="middle" fo:padding-top="0.175cm" fo:padding-bottom="0.175cm" fo:padding-left="0.3cm" fo:padding-right="0.3cm"/>
    </style:style>
    <style:style style:name="gr9"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gr10" style:family="graphic" style:parent-style-name="standard">
      <style:graphic-properties draw:stroke="solid" svg:stroke-width="0.1cm" svg:stroke-color="#ff950e" draw:marker-start-width="0.35cm" draw:marker-end-width="0.35cm" draw:fill="solid" draw:fill-color="#ffb515" draw:opacity="50%" draw:auto-grow-height="true" draw:auto-grow-width="false" fo:max-height="0cm" fo:min-height="0cm" fo:padding-top="0.075cm" fo:padding-bottom="0.075cm" fo:padding-left="0.2cm" fo:padding-right="0.2cm" draw:shadow-opacity="50%"/>
    </style:style>
    <style:style style:name="gr11" style:family="graphic" style:parent-style-name="standard">
      <style:graphic-properties draw:fill="gradient" draw:fill-gradient-name="Gradient_20_7" draw:textarea-vertical-align="middle" draw:auto-grow-height="false" fo:min-height="0.749cm" fo:min-width="0.499cm"/>
    </style:style>
    <style:style style:name="gr12" style:family="graphic" style:parent-style-name="standard">
      <style:graphic-properties svg:stroke-width="0.1cm" svg:stroke-color="#000000" draw:marker-start-width="0.35cm" draw:marker-end-width="0.35cm" draw:fill="solid" draw:fill-color="#000000" draw:fill-gradient-name="Gradient_20_1" draw:textarea-horizontal-align="center" draw:textarea-vertical-align="middle" fo:padding-top="0.175cm" fo:padding-bottom="0.175cm" fo:padding-left="0.3cm" fo:padding-right="0.3cm"/>
    </style:style>
    <style:style style:name="gr13" style:family="graphic" style:parent-style-name="standard">
      <style:graphic-properties svg:stroke-width="0.1cm" svg:stroke-color="#000080" draw:marker-start-width="0.35cm" draw:marker-end-width="0.35cm" draw:fill="solid" draw:fill-color="#000000" draw:fill-gradient-name="Gradient_20_1" draw:textarea-horizontal-align="center" draw:textarea-vertical-align="middle" fo:padding-top="0.175cm" fo:padding-bottom="0.175cm" fo:padding-left="0.3cm" fo:padding-right="0.3cm"/>
    </style:style>
    <style:style style:name="gr14" style:family="graphic" style:parent-style-name="standard">
      <style:graphic-properties draw:stroke="dash" draw:stroke-dash="Ultrafine_20_Dashed" svg:stroke-width="0.1cm" svg:stroke-color="#808080" draw:marker-start-width="0.35cm" draw:marker-end-width="0.35cm" draw:fill="solid" draw:fill-color="#000000" draw:fill-gradient-name="Gradient_20_1" draw:textarea-horizontal-align="center" draw:textarea-vertical-align="middle" fo:padding-top="0.175cm" fo:padding-bottom="0.175cm" fo:padding-left="0.3cm" fo:padding-right="0.3cm"/>
    </style:style>
    <style:style style:name="gr15" style:family="graphic" style:parent-style-name="standard" style:list-style-name="L6">
      <style:graphic-properties draw:stroke="solid" svg:stroke-width="0.1cm" svg:stroke-color="#ff950e" draw:marker-start-width="0.35cm" draw:marker-end-width="0.35cm" draw:fill="solid" draw:fill-color="#ffb515" draw:opacity="50%" draw:auto-grow-height="true" draw:auto-grow-width="false" fo:max-height="0cm" fo:min-height="0cm" fo:padding-top="0.075cm" fo:padding-bottom="0.075cm" fo:padding-left="0.2cm" fo:padding-right="0.2cm" draw:shadow-opacity="50%"/>
    </style:style>
    <style:style style:name="gr16" style:family="graphic" style:parent-style-name="standard" style:list-style-name="L6">
      <style:graphic-properties draw:stroke="solid" svg:stroke-width="0.1cm" svg:stroke-color="#ff950e" draw:marker-start-width="0.35cm" draw:marker-end-width="0.35cm" draw:fill="solid" draw:fill-color="#ffb515" draw:opacity="50%" draw:auto-grow-height="true" draw:auto-grow-width="false" fo:max-height="0cm" fo:min-height="0cm" fo:padding-top="0.075cm" fo:padding-bottom="0.075cm" fo:padding-left="0.2cm" fo:padding-right="0.2cm" draw:shadow-opacity="50%"/>
    </style:style>
    <style:style style:name="gr17" style:family="graphic" style:parent-style-name="standard" style:list-style-name="L6">
      <style:graphic-properties draw:stroke="solid" svg:stroke-width="0.1cm" svg:stroke-color="#ff950e" draw:marker-start-width="0.35cm" draw:marker-end-width="0.35cm" draw:fill="solid" draw:fill-color="#ffb515" draw:opacity="50%" draw:auto-grow-height="true" draw:auto-grow-width="false" fo:max-height="0cm" fo:min-height="0cm" fo:padding-top="0.075cm" fo:padding-bottom="0.075cm" fo:padding-left="0.2cm" fo:padding-right="0.2cm" draw:shadow-opacity="50%"/>
    </style:style>
    <style:style style:name="gr18" style:family="graphic" style:parent-style-name="standard" style:list-style-name="L6">
      <style:graphic-properties draw:stroke="solid" svg:stroke-width="0.1cm" svg:stroke-color="#ff950e" draw:marker-start-width="0.35cm" draw:marker-end-width="0.35cm" draw:fill="solid" draw:fill-color="#ffb515" draw:opacity="50%" draw:auto-grow-height="true" draw:auto-grow-width="false" fo:max-height="0cm" fo:min-height="0cm" fo:padding-top="0.075cm" fo:padding-bottom="0.075cm" fo:padding-left="0.2cm" fo:padding-right="0.2cm" draw:shadow-opacity="50%"/>
    </style:style>
    <style:style style:name="gr19" style:family="graphic" style:parent-style-name="standard">
      <style:graphic-properties draw:fill="gradient" draw:fill-gradient-name="Gradient_20_8" draw:textarea-vertical-align="middle" draw:auto-grow-height="false" fo:min-height="0.749cm" fo:min-width="0.499cm"/>
    </style:style>
    <style:style style:name="gr20" style:family="graphic" style:parent-style-name="standard" style:list-style-name="L6">
      <style:graphic-properties draw:stroke="solid" svg:stroke-width="0.1cm" svg:stroke-color="#ff950e" draw:marker-start-width="0.35cm" draw:marker-end-width="0.35cm" draw:fill="solid" draw:fill-color="#ffb515" draw:opacity="50%" draw:auto-grow-height="true" draw:auto-grow-width="false" fo:max-height="0cm" fo:min-height="0cm" fo:padding-top="0.075cm" fo:padding-bottom="0.075cm" fo:padding-left="0.2cm" fo:padding-right="0.2cm" draw:shadow-opacity="50%"/>
    </style:style>
    <style:style style:name="gr21" style:family="graphic" style:parent-style-name="standard" style:list-style-name="L6">
      <style:graphic-properties draw:stroke="solid" svg:stroke-width="0.1cm" svg:stroke-color="#ff950e" draw:marker-start-width="0.35cm" draw:marker-end-width="0.35cm" draw:fill="solid" draw:fill-color="#ffb515" draw:opacity="50%" draw:auto-grow-height="true" draw:auto-grow-width="false" fo:max-height="0cm" fo:min-height="0cm" fo:padding-top="0.075cm" fo:padding-bottom="0.075cm" fo:padding-left="0.2cm" fo:padding-right="0.2cm" draw:shadow-opacity="50%"/>
    </style:style>
    <style:style style:name="gr22" style:family="graphic" style:parent-style-name="standard" style:list-style-name="L6">
      <style:graphic-properties draw:stroke="solid" svg:stroke-width="0.1cm" svg:stroke-color="#ff950e" draw:marker-start-width="0.35cm" draw:marker-end-width="0.35cm" draw:fill="solid" draw:fill-color="#ffb515" draw:opacity="50%" draw:auto-grow-height="true" draw:auto-grow-width="false" fo:max-height="0cm" fo:min-height="0cm" fo:padding-top="0.075cm" fo:padding-bottom="0.075cm" fo:padding-left="0.2cm" fo:padding-right="0.2cm" draw:shadow-opacity="50%"/>
    </style:style>
    <style:style style:name="gr23" style:family="graphic" style:parent-style-name="standard" style:list-style-name="L6">
      <style:graphic-properties draw:stroke="solid" svg:stroke-width="0.1cm" svg:stroke-color="#ff950e" draw:marker-start-width="0.35cm" draw:marker-end-width="0.35cm" draw:fill="solid" draw:fill-color="#ffb515" draw:opacity="50%" draw:auto-grow-height="true" draw:auto-grow-width="false" fo:max-height="0cm" fo:min-height="0cm" fo:padding-top="0.075cm" fo:padding-bottom="0.075cm" fo:padding-left="0.2cm" fo:padding-right="0.2cm" draw:shadow-opacity="50%"/>
    </style:style>
    <style:style style:name="gr24" style:family="graphic" style:parent-style-name="standard" style:list-style-name="L6">
      <style:graphic-properties draw:stroke="solid" svg:stroke-width="0.1cm" svg:stroke-color="#ff950e" draw:marker-start-width="0.35cm" draw:marker-end-width="0.35cm" draw:fill="solid" draw:fill-color="#ffb515" draw:opacity="50%" draw:auto-grow-height="true" draw:auto-grow-width="false" fo:max-height="0cm" fo:min-height="0cm" fo:padding-top="0.075cm" fo:padding-bottom="0.075cm" fo:padding-left="0.2cm" fo:padding-right="0.2cm" draw:shadow-opacity="50%"/>
    </style:style>
    <style:style style:name="gr25" style:family="graphic" style:parent-style-name="standard">
      <style:graphic-properties svg:stroke-width="0.1cm" svg:stroke-color="#000080" draw:marker-start-width="0.35cm" draw:marker-end-width="0.35cm" draw:textarea-horizontal-align="center" draw:textarea-vertical-align="middle" fo:padding-top="0.175cm" fo:padding-bottom="0.175cm" fo:padding-left="0.3cm" fo:padding-right="0.3cm"/>
    </style:style>
    <style:style style:name="gr26" style:family="graphic" style:parent-style-name="standard" style:list-style-name="L6">
      <style:graphic-properties draw:stroke="solid" svg:stroke-width="0.1cm" svg:stroke-color="#ff950e" draw:marker-start-width="0.35cm" draw:marker-end-width="0.35cm" draw:fill="solid" draw:fill-color="#ffb515" draw:opacity="50%" draw:auto-grow-height="true" draw:auto-grow-width="false" fo:max-height="0cm" fo:min-height="0cm" fo:padding-top="0.075cm" fo:padding-bottom="0.075cm" fo:padding-left="0.2cm" fo:padding-right="0.2cm" draw:shadow-opacity="50%"/>
    </style:style>
    <style:style style:name="gr27" style:family="graphic" style:parent-style-name="standard">
      <style:graphic-properties draw:stroke="dash" draw:stroke-dash="Ultrafine_20_Dashed" svg:stroke-width="0.1cm" svg:stroke-color="#808080" draw:marker-start-width="0.35cm" draw:marker-end-width="0.35cm" draw:textarea-horizontal-align="center" draw:textarea-vertical-align="middle" fo:padding-top="0.175cm" fo:padding-bottom="0.175cm" fo:padding-left="0.3cm" fo:padding-right="0.3cm"/>
    </style:style>
    <style:style style:name="gr28" style:family="graphic" style:parent-style-name="standard" style:list-style-name="L6">
      <style:graphic-properties draw:stroke="solid" svg:stroke-width="0.1cm" svg:stroke-color="#ff950e" draw:marker-start-width="0.35cm" draw:marker-end-width="0.35cm" draw:fill="solid" draw:fill-color="#ffb515" draw:opacity="50%" draw:auto-grow-height="true" draw:auto-grow-width="false" fo:max-height="0cm" fo:min-height="0cm" fo:padding-top="0.075cm" fo:padding-bottom="0.075cm" fo:padding-left="0.2cm" fo:padding-right="0.2cm" draw:shadow-opacity="50%"/>
    </style:style>
    <style:style style:name="gr29" style:family="graphic" style:parent-style-name="standard">
      <style:graphic-properties draw:stroke="dash" draw:stroke-dash="Ultrafine_20_Dashed" svg:stroke-width="0.1cm" svg:stroke-color="#808080" draw:marker-start-width="0.35cm" draw:marker-end-width="0.35cm" draw:fill="solid" draw:fill-color="#808080" draw:fill-gradient-name="Gradient_20_1" draw:textarea-horizontal-align="center" draw:textarea-vertical-align="middle" fo:padding-top="0.175cm" fo:padding-bottom="0.175cm" fo:padding-left="0.3cm" fo:padding-right="0.3cm"/>
    </style:style>
    <style:style style:name="gr30" style:family="graphic" style:parent-style-name="standard" style:list-style-name="L6">
      <style:graphic-properties draw:stroke="solid" svg:stroke-width="0.1cm" svg:stroke-color="#ff950e" draw:marker-start-width="0.35cm" draw:marker-end-width="0.35cm" draw:fill="solid" draw:fill-color="#ffb515" draw:opacity="50%" draw:auto-grow-height="true" draw:auto-grow-width="false" fo:max-height="0cm" fo:min-height="0cm" fo:padding-top="0.075cm" fo:padding-bottom="0.075cm" fo:padding-left="0.2cm" fo:padding-right="0.2cm" draw:shadow-opacity="50%"/>
    </style:style>
    <style:style style:name="gr31" style:family="graphic" style:parent-style-name="standard" style:list-style-name="L6">
      <style:graphic-properties draw:stroke="solid" svg:stroke-width="0.1cm" svg:stroke-color="#ff950e" draw:marker-start-width="0.35cm" draw:marker-end-width="0.35cm" draw:fill="solid" draw:fill-color="#ffb515" draw:opacity="50%" draw:auto-grow-height="true" draw:auto-grow-width="false" fo:max-height="0cm" fo:min-height="0cm" fo:padding-top="0.075cm" fo:padding-bottom="0.075cm" fo:padding-left="0.2cm" fo:padding-right="0.2cm" draw:shadow-opacity="50%"/>
    </style:style>
    <style:style style:name="gr32" style:family="graphic" style:parent-style-name="standard" style:list-style-name="L6">
      <style:graphic-properties draw:stroke="solid" svg:stroke-width="0.1cm" svg:stroke-color="#ff950e" draw:marker-start-width="0.35cm" draw:marker-end-width="0.35cm" draw:fill="solid" draw:fill-color="#ffb515" draw:opacity="50%" draw:auto-grow-height="true" draw:auto-grow-width="false" fo:max-height="0cm" fo:min-height="0cm" fo:padding-top="0.075cm" fo:padding-bottom="0.075cm" fo:padding-left="0.2cm" fo:padding-right="0.2cm" draw:shadow-opacity="50%"/>
    </style:style>
    <style:style style:name="gr33" style:family="graphic" style:parent-style-name="standard" style:list-style-name="L6">
      <style:graphic-properties draw:stroke="solid" svg:stroke-width="0.1cm" svg:stroke-color="#ff950e" draw:marker-start-width="0.35cm" draw:marker-end-width="0.35cm" draw:fill="solid" draw:fill-color="#ffb515" draw:opacity="50%" draw:auto-grow-height="true" draw:auto-grow-width="false" fo:max-height="0cm" fo:min-height="0cm" fo:padding-top="0.075cm" fo:padding-bottom="0.075cm" fo:padding-left="0.2cm" fo:padding-right="0.2cm" draw:shadow-opacity="50%"/>
    </style:style>
    <style:style style:name="gr34" style:family="graphic" style:parent-style-name="standard" style:list-style-name="L6">
      <style:graphic-properties draw:stroke="solid" svg:stroke-width="0.1cm" svg:stroke-color="#ff950e" draw:marker-start-width="0.35cm" draw:marker-end-width="0.35cm" draw:fill="solid" draw:fill-color="#ffb515" draw:opacity="50%" draw:auto-grow-height="true" draw:auto-grow-width="false" fo:max-height="0cm" fo:min-height="0cm" fo:padding-top="0.075cm" fo:padding-bottom="0.075cm" fo:padding-left="0.2cm" fo:padding-right="0.2cm" draw:shadow-opacity="50%"/>
    </style:style>
    <style:style style:name="gr35" style:family="graphic" style:parent-style-name="standard" style:list-style-name="L6">
      <style:graphic-properties draw:stroke="solid" svg:stroke-width="0.1cm" svg:stroke-color="#ff950e" draw:marker-start-width="0.35cm" draw:marker-end-width="0.35cm" draw:fill="solid" draw:fill-color="#ffb515" draw:opacity="50%" draw:auto-grow-height="true" draw:auto-grow-width="false" fo:max-height="0cm" fo:min-height="0cm" fo:padding-top="0.075cm" fo:padding-bottom="0.075cm" fo:padding-left="0.2cm" fo:padding-right="0.2cm" draw:shadow-opacity="50%"/>
    </style:style>
    <style:style style:name="gr36" style:family="graphic" style:parent-style-name="standard" style:list-style-name="L6">
      <style:graphic-properties draw:stroke="solid" svg:stroke-width="0.1cm" svg:stroke-color="#ff950e" draw:marker-start-width="0.35cm" draw:marker-end-width="0.35cm" draw:fill="solid" draw:fill-color="#ffb515" draw:opacity="50%" draw:auto-grow-height="true" draw:auto-grow-width="false" fo:max-height="0cm" fo:min-height="0cm" fo:padding-top="0.075cm" fo:padding-bottom="0.075cm" fo:padding-left="0.2cm" fo:padding-right="0.2cm" draw:shadow-opacity="50%"/>
    </style:style>
    <style:style style:name="gr37" style:family="graphic" style:parent-style-name="standard" style:list-style-name="L6">
      <style:graphic-properties draw:stroke="solid" svg:stroke-width="0.1cm" svg:stroke-color="#ff950e" draw:marker-start-width="0.35cm" draw:marker-end-width="0.35cm" draw:fill="solid" draw:fill-color="#ffb515" draw:opacity="50%" draw:auto-grow-height="true" draw:auto-grow-width="false" fo:max-height="0cm" fo:min-height="0cm" fo:padding-top="0.075cm" fo:padding-bottom="0.075cm" fo:padding-left="0.2cm" fo:padding-right="0.2cm" draw:shadow-opacity="50%"/>
    </style:style>
    <style:style style:name="gr38" style:family="graphic" style:parent-style-name="standard" style:list-style-name="L6">
      <style:graphic-properties draw:stroke="solid" svg:stroke-width="0.1cm" svg:stroke-color="#ff950e" draw:marker-start-width="0.35cm" draw:marker-end-width="0.35cm" draw:fill="solid" draw:fill-color="#ffb515" draw:opacity="50%" draw:auto-grow-height="true" draw:auto-grow-width="false" fo:max-height="0cm" fo:min-height="0cm" fo:padding-top="0.075cm" fo:padding-bottom="0.075cm" fo:padding-left="0.2cm" fo:padding-right="0.2cm" draw:shadow-opacity="50%"/>
    </style:style>
    <style:style style:name="gr39" style:family="graphic" style:parent-style-name="standard" style:list-style-name="L6">
      <style:graphic-properties draw:stroke="solid" svg:stroke-width="0.1cm" svg:stroke-color="#ff950e" draw:marker-start-width="0.35cm" draw:marker-end-width="0.35cm" draw:fill="solid" draw:fill-color="#ffb515" draw:opacity="50%" draw:auto-grow-height="true" draw:auto-grow-width="false" fo:max-height="0cm" fo:min-height="0cm" fo:padding-top="0.075cm" fo:padding-bottom="0.075cm" fo:padding-left="0.2cm" fo:padding-right="0.2cm" draw:shadow-opacity="50%"/>
    </style:style>
    <style:style style:name="gr40" style:family="graphic" style:parent-style-name="standard" style:list-style-name="L6">
      <style:graphic-properties draw:stroke="solid" svg:stroke-width="0.1cm" svg:stroke-color="#ff950e" draw:marker-start-width="0.35cm" draw:marker-end-width="0.35cm" draw:fill="solid" draw:fill-color="#ffb515" draw:opacity="50%" draw:auto-grow-height="true" draw:auto-grow-width="false" fo:max-height="0cm" fo:min-height="0cm" fo:padding-top="0.075cm" fo:padding-bottom="0.075cm" fo:padding-left="0.2cm" fo:padding-right="0.2cm" draw:shadow-opacity="50%"/>
    </style:style>
    <style:style style:name="gr41" style:family="graphic" style:parent-style-name="standard" style:list-style-name="L6">
      <style:graphic-properties draw:stroke="solid" svg:stroke-width="0.1cm" svg:stroke-color="#ff950e" draw:marker-start-width="0.35cm" draw:marker-end-width="0.35cm" draw:fill="solid" draw:fill-color="#ffb515" draw:opacity="50%" draw:auto-grow-height="true" draw:auto-grow-width="false" fo:max-height="0cm" fo:min-height="0cm" fo:padding-top="0.075cm" fo:padding-bottom="0.075cm" fo:padding-left="0.2cm" fo:padding-right="0.2cm" draw:shadow-opacity="50%"/>
    </style:style>
    <style:style style:name="gr42" style:family="graphic" style:parent-style-name="standard" style:list-style-name="L6">
      <style:graphic-properties draw:stroke="solid" svg:stroke-width="0.1cm" svg:stroke-color="#ff950e" draw:marker-start-width="0.35cm" draw:marker-end-width="0.35cm" draw:fill="solid" draw:fill-color="#ffb515" draw:opacity="50%" draw:auto-grow-height="true" draw:auto-grow-width="false" fo:max-height="0cm" fo:min-height="0cm" fo:padding-top="0.075cm" fo:padding-bottom="0.075cm" fo:padding-left="0.2cm" fo:padding-right="0.2cm" draw:shadow-opacity="50%"/>
    </style:style>
    <style:style style:name="gr43" style:family="graphic" style:parent-style-name="standard" style:list-style-name="L6">
      <style:graphic-properties draw:stroke="solid" svg:stroke-width="0.1cm" svg:stroke-color="#ff950e" draw:marker-start-width="0.35cm" draw:marker-end-width="0.35cm" draw:fill="solid" draw:fill-color="#ffb515" draw:opacity="50%" draw:auto-grow-height="true" draw:auto-grow-width="false" fo:max-height="0cm" fo:min-height="0cm" fo:padding-top="0.075cm" fo:padding-bottom="0.075cm" fo:padding-left="0.2cm" fo:padding-right="0.2cm" draw:shadow-opacity="50%"/>
    </style:style>
    <style:style style:name="gr44" style:family="graphic" style:parent-style-name="standard">
      <style:graphic-properties draw:marker-end="Arrow" draw:marker-end-width="0.3cm" draw:textarea-horizontal-align="center" draw:textarea-vertical-align="middle"/>
    </style:style>
    <style:style style:name="pr1" style:family="presentation" style:parent-style-name="Glossy-title">
      <style:graphic-properties draw:fill-color="#ffffff" draw:auto-grow-height="true" fo:min-height="3.507cm"/>
    </style:style>
    <style:style style:name="pr2" style:family="presentation" style:parent-style-name="Glossy-subtitle" style:list-style-name="L7">
      <style:graphic-properties draw:fill-color="#ffffff" draw:auto-grow-height="true" fo:min-height="13.86cm"/>
    </style:style>
    <style:style style:name="pr3" style:family="presentation" style:parent-style-name="Glossy-notes">
      <style:graphic-properties draw:fill-color="#ffffff" draw:auto-grow-height="true" fo:min-height="13.365cm"/>
    </style:style>
    <style:style style:name="pr4" style:family="presentation" style:parent-style-name="Glossy-title">
      <style:graphic-properties draw:fill-color="#ffffff" fo:min-height="3.256cm"/>
    </style:style>
    <style:style style:name="pr5" style:family="presentation" style:parent-style-name="Glossy-outline1">
      <style:graphic-properties draw:fill-color="#ffffff" fo:min-height="13.609cm"/>
    </style:style>
    <style:style style:name="pr6" style:family="presentation" style:parent-style-name="Glossy-notes">
      <style:graphic-properties draw:fill-color="#ffffff" fo:min-height="13.114cm"/>
    </style:style>
    <style:style style:name="pr7" style:family="presentation" style:parent-style-name="Glossy-subtitle">
      <style:graphic-properties draw:fill-color="#ffffff" fo:min-height="13.609cm"/>
    </style:style>
    <style:style style:name="P1" style:family="paragraph">
      <style:paragraph-properties fo:margin-left="0cm" fo:margin-right="0cm" fo:text-indent="0cm"/>
    </style:style>
    <style:style style:name="P2" style:family="paragraph">
      <style:text-properties fo:font-size="16pt" fo:font-style="italic" style:font-size-asian="16pt" style:font-style-asian="italic" style:font-size-complex="16pt" style:font-style-complex="italic"/>
    </style:style>
    <style:style style:name="P3" style:family="paragraph">
      <style:paragraph-properties fo:margin-left="0.6cm" fo:margin-right="0cm" fo:text-indent="-0.6cm"/>
    </style:style>
    <style:style style:name="P4" style:family="paragraph">
      <style:paragraph-properties fo:margin-left="1.2cm" fo:margin-right="0cm" fo:text-indent="-0.9cm"/>
    </style:style>
    <style:style style:name="P5" style:family="paragraph">
      <style:paragraph-properties fo:margin-left="1.2cm" fo:margin-right="0cm" fo:text-indent="-0.9cm"/>
      <style:text-properties fo:font-size="30pt" style:font-size-asian="30pt" style:font-size-complex="30pt"/>
    </style:style>
    <style:style style:name="P6" style:family="paragraph">
      <style:paragraph-properties fo:text-align="center"/>
    </style:style>
    <style:style style:name="P7" style:family="paragraph">
      <style:paragraph-properties fo:margin-left="0cm" fo:margin-right="0cm" fo:text-align="justify" fo:text-indent="0cm"/>
    </style:style>
    <style:style style:name="P8" style:family="paragraph">
      <style:paragraph-properties fo:margin-left="2.4cm" fo:margin-right="0cm" fo:text-indent="-0.8cm"/>
    </style:style>
    <style:style style:name="P9" style:family="paragraph">
      <style:paragraph-properties fo:margin-left="0cm" fo:margin-right="0cm" fo:text-align="center" fo:text-indent="0cm"/>
    </style:style>
    <style:style style:name="P10" style:family="paragraph">
      <style:paragraph-properties fo:margin-left="0cm" fo:margin-right="0cm" fo:text-indent="0cm"/>
      <style:text-properties fo:font-size="24pt" fo:font-weight="bold" style:font-size-asian="24pt" style:font-weight-asian="bold" style:font-size-complex="24pt" style:font-weight-complex="bold"/>
    </style:style>
    <style:style style:name="P11" style:family="paragraph">
      <style:paragraph-properties fo:margin-left="0cm" fo:margin-right="0cm" text:enable-numbering="true" fo:text-indent="0cm"/>
    </style:style>
    <style:style style:name="P12" style:family="paragraph">
      <style:paragraph-properties fo:margin-left="0cm" fo:margin-right="0cm" fo:text-align="center" fo:text-indent="0cm"/>
      <style:text-properties fo:font-size="18pt"/>
    </style:style>
    <style:style style:name="P13" style:family="paragraph">
      <style:paragraph-properties fo:margin-left="0.6cm" fo:margin-right="0cm" fo:text-indent="-0.6cm"/>
      <style:text-properties fo:font-size="20pt"/>
    </style:style>
    <style:style style:name="P14" style:family="paragraph">
      <style:paragraph-properties fo:margin-left="0cm" fo:margin-right="0cm" text:enable-numbering="true" fo:text-indent="0cm"/>
      <style:text-properties fo:font-size="18pt"/>
    </style:style>
    <style:style style:name="P15" style:family="paragraph">
      <style:paragraph-properties fo:margin-left="1.2cm" fo:margin-right="0cm" fo:text-indent="-0.6cm"/>
    </style:style>
    <style:style style:name="T1" style:family="text">
      <style:text-properties fo:font-size="16pt" fo:font-style="italic" style:font-size-asian="16pt" style:font-style-asian="italic" style:font-size-complex="16pt" style:font-style-complex="italic"/>
    </style:style>
    <style:style style:name="T2" style:family="text">
      <style:text-properties style:text-position="super 58%" fo:font-size="16pt" fo:font-style="italic" style:font-size-asian="16pt" style:font-style-asian="italic" style:font-size-complex="16pt" style:font-style-complex="italic"/>
    </style:style>
    <style:style style:name="T3" style:family="text">
      <style:text-properties fo:font-style="italic" style:font-style-asian="italic" style:font-style-complex="italic"/>
    </style:style>
    <style:style style:name="T4" style:family="text">
      <style:text-properties fo:font-size="30pt" style:font-size-asian="30pt" style:font-size-complex="30pt"/>
    </style:style>
    <style:style style:name="T5" style:family="text">
      <style:text-properties fo:font-family="'Courier New'" style:font-family-generic="modern" style:font-pitch="fixed"/>
    </style:style>
    <style:style style:name="T6" style:family="text">
      <style:text-properties fo:font-size="24pt" fo:font-weight="bold" style:font-size-asian="24pt" style:font-weight-asian="bold" style:font-size-complex="24pt" style:font-weight-complex="bold"/>
    </style:style>
    <style:style style:name="T7" style:family="text">
      <style:text-properties fo:font-size="20pt" fo:font-weight="normal" style:font-size-asian="20pt" style:font-weight-asian="normal" style:font-size-complex="20pt" style:font-weight-complex="normal"/>
    </style:style>
    <style:style style:name="T8" style:family="text">
      <style:text-properties fo:font-size="18pt"/>
    </style:style>
    <style:style style:name="T9" style:family="text">
      <style:text-properties fo:font-size="20pt"/>
    </style:style>
    <style:style style:name="T10" style:family="text">
      <style:text-properties fo:font-family="'Arial Black'" style:font-pitch="variable" fo:font-size="54pt" fo:font-weight="bold" style:font-size-asian="54pt" style:font-weight-asian="bold" style:font-size-complex="54pt"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font-charset="x-symbol" fo:color="#ff6309" fo:font-size="45%"/>
      </text:list-level-style-bullet>
      <text:list-level-style-bullet text:level="2" text:bullet-char="">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style>
    <text:list-style style:name="L3">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7">
      <text:list-level-style-bullet text:level="1" text:bullet-char="">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style>
  </office:automatic-styles>
  <office:body>
    <office:presentation>
      <presentation:header-decl presentation:name="hdr1">Eulerian tours</presentation:header-decl>
      <draw:page draw:name="page1" draw:style-name="dp1" draw:master-page-name="Glossy" presentation:presentation-page-layout-name="AL1T0">
        <office:forms form:automatic-focus="false" form:apply-design-mode="false"/>
        <draw:frame presentation:style-name="pr1" draw:text-style-name="P1" draw:layer="layout" svg:width="25.199cm" svg:height="3.507cm" svg:x="1.301cm" svg:y="0cm" presentation:class="title">
          <draw:text-box>
            <text:p text:style-name="P1">Eulerian tours</text:p>
          </draw:text-box>
        </draw:frame>
        <draw:frame presentation:style-name="pr2" draw:text-style-name="P1" draw:layer="layout" svg:width="25.199cm" svg:height="13.86cm" svg:x="1.4cm" svg:y="4.914cm" presentation:class="subtitle">
          <draw:text-box>
            <text:list text:style-name="L2">
              <text:list-item>
                <text:list>
                  <text:list-item>
                    <text:p text:style-name="P1">What is eulerian circuits</text:p>
                  </text:list-item>
                </text:list>
              </text:list-item>
            </text:list>
            <text:list text:style-name="L2">
              <text:list-item>
                <text:list>
                  <text:list-item>
                    <text:p text:style-name="P1">and paths and how to find it</text:p>
                  </text:list-item>
                </text:list>
              </text:list-item>
            </text:list>
          </draw:text-box>
        </draw:frame>
        <draw:frame draw:style-name="gr1" draw:text-style-name="P2" draw:layer="layout" svg:width="6.056cm" svg:height="1.527cm" svg:x="20cm" svg:y="18cm">
          <draw:text-box>
            <text:p text:style-name="P1"><text:span text:style-name="T1">3</text:span><text:span text:style-name="T2">rd</text:span><text:span text:style-name="T1"> training camp 2008</text:span></text:p>
            <text:p text:style-name="P1"><text:span text:style-name="T1">Schalk-Willem Krüger</text:span></text:p>
          </draw:text-box>
        </draw:frame>
        <presentation:notes draw:style-name="dp2" presentation:use-header-name="hdr1">
          <draw:page-thumbnail draw:style-name="gr2" draw:layer="layout" svg:width="14.848cm" svg:height="11.135cm" svg:x="3.075cm" svg:y="2.257cm" draw:page-number="1" presentation:class="page"/>
          <draw:frame presentation:style-name="pr3" draw:text-style-name="P3" draw:layer="layout" svg:width="16.799cm" svg:height="13.365cm" svg:x="2.1cm" svg:y="14.107cm" presentation:class="notes" presentation:placeholder="true">
            <draw:text-box/>
          </draw:frame>
        </presentation:notes>
      </draw:page>
      <draw:page draw:name="page2" draw:style-name="dp3" draw:master-page-name="Glossy" presentation:presentation-page-layout-name="AL2T1">
        <office:forms form:automatic-focus="false" form:apply-design-mode="false"/>
        <draw:frame presentation:style-name="pr4" draw:text-style-name="P1" draw:layer="layout" svg:width="25.199cm" svg:height="3.256cm" svg:x="1.301cm" svg:y="0.125cm" presentation:class="title">
          <draw:text-box>
            <text:p text:style-name="P1">Paths and circuits</text:p>
          </draw:text-box>
        </draw:frame>
        <draw:frame presentation:style-name="pr5" draw:text-style-name="P4" draw:layer="layout" svg:width="25.199cm" svg:height="13.609cm" svg:x="1.4cm" svg:y="4.914cm" presentation:class="outline">
          <draw:text-box>
            <text:list text:style-name="L3">
              <text:list-item>
                <text:p text:style-name="P4">Hamiltonian Circuit:<text:line-break/>Starts at a <text:span text:style-name="T3">vertex</text:span>, passes through every <text:span text:style-name="T3">vertex</text:span> once, and returns to the starting <text:span text:style-name="T3">vertex</text:span></text:p>
              </text:list-item>
            </text:list>
            <text:list text:style-name="L3">
              <text:list-item>
                <text:p text:style-name="P4">Eulerian Path:<text:line-break/>Go through every edge once – starts and ends on different vertex</text:p>
              </text:list-item>
            </text:list>
            <text:list text:style-name="L3">
              <text:list-item>
                <text:p text:style-name="P4">Eulerian Circuit:<text:line-break/>Go through every edge once – starts and ends on same vertex</text:p>
              </text:list-item>
            </text:list>
          </draw:text-box>
        </draw:frame>
        <presentation:notes draw:style-name="dp2" presentation:use-header-name="hdr1">
          <draw:page-thumbnail draw:style-name="gr2" draw:layer="layout" svg:width="14.848cm" svg:height="11.135cm" svg:x="3.075cm" svg:y="2.257cm" draw:page-number="2" presentation:class="page"/>
          <draw:frame presentation:style-name="pr6" draw:text-style-name="P3" draw:layer="layout" svg:width="16.799cm" svg:height="13.114cm" svg:x="2.1cm" svg:y="14.107cm" presentation:class="notes">
            <draw:text-box>
              <text:p text:style-name="P3"><text:s/>Find a path which uses every edge exactly once. This is called an Eulerian tour. If the path begins and ends at the same vertex, it is called a Eulerian circuit. </text:p>
            </draw:text-box>
          </draw:frame>
        </presentation:notes>
      </draw:page>
      <draw:page draw:name="page3" draw:style-name="dp3" draw:master-page-name="Glossy" presentation:presentation-page-layout-name="AL2T1">
        <office:forms form:automatic-focus="false" form:apply-design-mode="false"/>
        <draw:frame presentation:style-name="pr4" draw:text-style-name="P1" draw:layer="layout" svg:width="25.199cm" svg:height="3.256cm" svg:x="1.301cm" svg:y="0.125cm" presentation:class="title">
          <draw:text-box>
            <text:p text:style-name="P1">Sample problem</text:p>
          </draw:text-box>
        </draw:frame>
        <draw:frame presentation:style-name="pr5" draw:text-style-name="P4" draw:layer="layout" svg:width="25.199cm" svg:height="13.609cm" svg:x="1.4cm" svg:y="4.914cm" presentation:class="outline">
          <draw:text-box>
            <text:list text:style-name="L3">
              <text:list-item>
                <text:p text:style-name="P4">Given a collection of cities, along with the flights between those cities, determine if there is a sequence of flights such that you take every flight exactly once, and end up at the place you started. <text:line-break/><text:line-break/></text:p>
              </text:list-item>
            </text:list>
            <text:list text:style-name="L3">
              <text:list-item>
                <text:p text:style-name="P4">This is equivalent to finding a Eulerian circuit in a directed graph. The cities is the vertices and the flight the edges.</text:p>
              </text:list-item>
            </text:list>
          </draw:text-box>
        </draw:frame>
        <presentation:notes draw:style-name="dp2" presentation:use-header-name="hdr1">
          <draw:page-thumbnail draw:style-name="gr2" draw:layer="layout" svg:width="14.848cm" svg:height="11.135cm" svg:x="3.075cm" svg:y="2.257cm" draw:page-number="3" presentation:class="page"/>
          <draw:frame presentation:style-name="pr6" draw:text-style-name="P3" draw:layer="layout" svg:width="16.799cm" svg:height="13.114cm" svg:x="2.1cm" svg:y="14.107cm" presentation:class="notes" presentation:placeholder="true">
            <draw:text-box/>
          </draw:frame>
        </presentation:notes>
      </draw:page>
      <draw:page draw:name="page4" draw:style-name="dp3" draw:master-page-name="Glossy" presentation:presentation-page-layout-name="AL2T1">
        <office:forms form:automatic-focus="false" form:apply-design-mode="false"/>
        <draw:frame presentation:style-name="pr4" draw:text-style-name="P1" draw:layer="layout" svg:width="25.699cm" svg:height="3.256cm" svg:x="1.301cm" svg:y="0.125cm" presentation:class="title" presentation:user-transformed="true">
          <draw:text-box>
            <text:p text:style-name="P1">Euler Paths and Circuit algorithms</text:p>
          </draw:text-box>
        </draw:frame>
        <draw:frame presentation:style-name="pr5" draw:text-style-name="P5" draw:layer="layout" svg:width="25.199cm" svg:height="13.609cm" svg:x="1.4cm" svg:y="4.914cm" presentation:class="outline" presentation:user-transformed="true">
          <draw:text-box>
            <text:list text:style-name="L3">
              <text:list-item>
                <text:p text:style-name="P4"><text:span text:style-name="T4">At least one Eulerian circuit exists in a graph with no vertices of odd degree</text:span></text:p>
              </text:list-item>
            </text:list>
            <text:list text:style-name="L3">
              <text:list-item>
                <text:p text:style-name="P4"><text:span text:style-name="T4">NO Eulerian circuit but at least one Eulerian path exists in a graph with 2 vertices of odd degree</text:span></text:p>
              </text:list-item>
            </text:list>
            <text:list text:style-name="L3">
              <text:list-item>
                <text:p text:style-name="P4"><text:span text:style-name="T4">NO Eulerian circuit exists in a graph with more than two vertices of odd degree</text:span></text:p>
              </text:list-item>
            </text:list>
            <text:list text:style-name="L3">
              <text:list-item>
                <text:p text:style-name="P4"><text:span text:style-name="T4">Eulerian paths and circuits only exists at connected graphs</text:span></text:p>
              </text:list-item>
            </text:list>
          </draw:text-box>
        </draw:frame>
        <draw:custom-shape draw:style-name="gr3" draw:text-style-name="P6" draw:id="id1" draw:layer="layout" svg:width="0.5cm" svg:height="0.5cm" svg:x="3.401cm" svg:y="17.2cm">
          <text:p text:style-name="P1"/>
          <draw:enhanced-geometry svg:viewBox="0 0 21600 21600" draw:glue-points="10800 0 3160 3160 0 10800 3160 18440 10800 21600 18440 18440 21600 10800 18440 3160" draw:text-areas="3200 3200 18400 18400" draw:type="ellipse"/>
        </draw:custom-shape>
        <draw:custom-shape draw:style-name="gr3" draw:text-style-name="P6" draw:id="id4" draw:layer="layout" svg:width="0.5cm" svg:height="0.5cm" svg:x="3.401cm" svg:y="18cm">
          <text:p text:style-name="P1"/>
          <draw:enhanced-geometry svg:viewBox="0 0 21600 21600" draw:glue-points="10800 0 3160 3160 0 10800 3160 18440 10800 21600 18440 18440 21600 10800 18440 3160" draw:text-areas="3200 3200 18400 18400" draw:type="ellipse"/>
        </draw:custom-shape>
        <draw:custom-shape draw:style-name="gr3" draw:text-style-name="P6" draw:id="id3" draw:layer="layout" svg:width="0.5cm" svg:height="0.5cm" svg:x="3.401cm" svg:y="18.8cm">
          <text:p text:style-name="P1"/>
          <draw:enhanced-geometry svg:viewBox="0 0 21600 21600" draw:glue-points="10800 0 3160 3160 0 10800 3160 18440 10800 21600 18440 18440 21600 10800 18440 3160" draw:text-areas="3200 3200 18400 18400" draw:type="ellipse"/>
        </draw:custom-shape>
        <draw:custom-shape draw:style-name="gr3" draw:text-style-name="P6" draw:id="id2" draw:layer="layout" svg:width="0.5cm" svg:height="0.5cm" svg:x="5.101cm" svg:y="18cm">
          <text:p text:style-name="P1"/>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draw:type="line" svg:x1="3.901cm" svg:y1="17.449cm" svg:x2="5.35cm" svg:y2="18cm" draw:start-shape="id1" draw:start-glue-point="10" draw:end-shape="id2" draw:end-glue-point="4" svg:d="m3901 17449 1449 551">
          <text:p text:style-name="P1"/>
        </draw:connector>
        <draw:connector draw:style-name="gr4" draw:text-style-name="P6" draw:layer="layout" draw:type="line" svg:x1="5.173cm" svg:y1="18.426cm" svg:x2="3.901cm" svg:y2="19.049cm" draw:start-shape="id2" draw:start-glue-point="7" draw:end-shape="id3" draw:end-glue-point="10" svg:d="m5173 18426-1272 623">
          <text:p text:style-name="P1"/>
        </draw:connector>
        <draw:connector draw:style-name="gr4" draw:text-style-name="P6" draw:layer="layout" draw:type="line" svg:x1="3.901cm" svg:y1="18.249cm" svg:x2="5.101cm" svg:y2="18.249cm" draw:start-shape="id4" draw:start-glue-point="10" draw:end-shape="id2" draw:end-glue-point="6" svg:d="m3901 18249h1200">
          <text:p text:style-name="P1"/>
        </draw:connector>
        <draw:connector draw:style-name="gr4" draw:text-style-name="P6" draw:layer="layout" draw:type="curve" draw:line-skew="0.249cm" svg:x1="3.401cm" svg:y1="17.449cm" svg:x2="3.401cm" svg:y2="18.249cm" draw:start-shape="id1" draw:start-glue-point="6" draw:end-shape="id4" draw:end-glue-point="6" svg:d="m3401 17449c-376 0-376 800 0 800">
          <text:p text:style-name="P1"/>
        </draw:connector>
        <draw:connector draw:style-name="gr4" draw:text-style-name="P6" draw:layer="layout" draw:type="curve" draw:line-skew="0.25cm" svg:x1="3.401cm" svg:y1="18.249cm" svg:x2="3.401cm" svg:y2="19.049cm" draw:start-shape="id4" draw:start-glue-point="6" draw:end-shape="id3" draw:end-glue-point="6" svg:d="m3401 18249c-375 0-375 800 0 800">
          <text:p text:style-name="P1"/>
        </draw:connector>
        <draw:connector draw:style-name="gr4" draw:text-style-name="P6" draw:layer="layout" draw:type="curve" draw:line-skew="-0.25cm" svg:x1="3.901cm" svg:y1="17.449cm" svg:x2="3.901cm" svg:y2="18.249cm" draw:start-shape="id1" draw:start-glue-point="10" draw:end-shape="id4" draw:end-glue-point="10" svg:d="m3901 17449c375 0 375 800 0 800">
          <text:p text:style-name="P1"/>
        </draw:connector>
        <draw:connector draw:style-name="gr4" draw:text-style-name="P6" draw:layer="layout" draw:type="curve" draw:line-skew="-0.25cm" svg:x1="3.901cm" svg:y1="18.249cm" svg:x2="3.901cm" svg:y2="19.049cm" draw:start-shape="id4" draw:start-glue-point="10" draw:end-shape="id3" draw:end-glue-point="10" svg:d="m3901 18249c375 0 375 800 0 800">
          <text:p text:style-name="P1"/>
        </draw:connector>
        <draw:frame draw:style-name="gr5" draw:text-style-name="P1" draw:layer="layout" svg:width="7cm" svg:height="1.673cm" svg:x="5.8cm" svg:y="17.5cm">
          <draw:text-box>
            <text:p text:style-name="P7">This graph can't have an Eulerian path</text:p>
          </draw:text-box>
        </draw:frame>
        <draw:custom-shape draw:style-name="gr3" draw:text-style-name="P6" draw:id="id5" draw:layer="layout" svg:width="0.5cm" svg:height="0.5cm" svg:x="14.702cm" svg:y="17.2cm">
          <text:p text:style-name="P1"/>
          <draw:enhanced-geometry svg:viewBox="0 0 21600 21600" draw:glue-points="10800 0 3160 3160 0 10800 3160 18440 10800 21600 18440 18440 21600 10800 18440 3160" draw:text-areas="3200 3200 18400 18400" draw:type="ellipse"/>
        </draw:custom-shape>
        <draw:custom-shape draw:style-name="gr3" draw:text-style-name="P6" draw:id="id8" draw:layer="layout" svg:width="0.5cm" svg:height="0.5cm" svg:x="14.702cm" svg:y="18cm">
          <text:p text:style-name="P1"/>
          <draw:enhanced-geometry svg:viewBox="0 0 21600 21600" draw:glue-points="10800 0 3160 3160 0 10800 3160 18440 10800 21600 18440 18440 21600 10800 18440 3160" draw:text-areas="3200 3200 18400 18400" draw:type="ellipse"/>
        </draw:custom-shape>
        <draw:custom-shape draw:style-name="gr3" draw:text-style-name="P6" draw:id="id7" draw:layer="layout" svg:width="0.5cm" svg:height="0.5cm" svg:x="14.702cm" svg:y="18.8cm">
          <text:p text:style-name="P1"/>
          <draw:enhanced-geometry svg:viewBox="0 0 21600 21600" draw:glue-points="10800 0 3160 3160 0 10800 3160 18440 10800 21600 18440 18440 21600 10800 18440 3160" draw:text-areas="3200 3200 18400 18400" draw:type="ellipse"/>
        </draw:custom-shape>
        <draw:custom-shape draw:style-name="gr3" draw:text-style-name="P6" draw:id="id6" draw:layer="layout" svg:width="0.5cm" svg:height="0.5cm" svg:x="16.402cm" svg:y="18cm">
          <text:p text:style-name="P1"/>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draw:type="line" svg:x1="15.202cm" svg:y1="17.449cm" svg:x2="16.651cm" svg:y2="18cm" draw:start-shape="id5" draw:start-glue-point="10" draw:end-shape="id6" draw:end-glue-point="4" svg:d="m15202 17449 1449 551">
          <text:p text:style-name="P1"/>
        </draw:connector>
        <draw:connector draw:style-name="gr4" draw:text-style-name="P6" draw:layer="layout" draw:type="line" svg:x1="16.474cm" svg:y1="18.426cm" svg:x2="15.202cm" svg:y2="19.049cm" draw:start-shape="id6" draw:start-glue-point="7" draw:end-shape="id7" draw:end-glue-point="10" svg:d="m16474 18426-1272 623">
          <text:p text:style-name="P1"/>
        </draw:connector>
        <draw:connector draw:style-name="gr4" draw:text-style-name="P6" draw:layer="layout" draw:type="line" svg:x1="15.202cm" svg:y1="18.249cm" svg:x2="16.402cm" svg:y2="18.249cm" draw:start-shape="id8" draw:start-glue-point="10" draw:end-shape="id6" draw:end-glue-point="6" svg:d="m15202 18249h1200">
          <text:p text:style-name="P1"/>
        </draw:connector>
        <draw:connector draw:style-name="gr4" draw:text-style-name="P6" draw:layer="layout" draw:type="curve" draw:line-skew="0.249cm" svg:x1="14.702cm" svg:y1="17.449cm" svg:x2="14.702cm" svg:y2="18.249cm" draw:start-shape="id5" draw:start-glue-point="6" draw:end-shape="id8" draw:end-glue-point="6" svg:d="m14702 17449c-376 0-376 800 0 800">
          <text:p text:style-name="P1"/>
        </draw:connector>
        <draw:connector draw:style-name="gr4" draw:text-style-name="P6" draw:layer="layout" draw:type="curve" draw:line-skew="0.25cm" svg:x1="14.702cm" svg:y1="18.249cm" svg:x2="14.702cm" svg:y2="19.049cm" draw:start-shape="id8" draw:start-glue-point="6" draw:end-shape="id7" draw:end-glue-point="6" svg:d="m14702 18249c-375 0-375 800 0 800">
          <text:p text:style-name="P1"/>
        </draw:connector>
        <draw:connector draw:style-name="gr4" draw:text-style-name="P6" draw:layer="layout" draw:type="curve" draw:line-skew="-0.25cm" svg:x1="15.202cm" svg:y1="17.449cm" svg:x2="15.202cm" svg:y2="18.249cm" draw:start-shape="id5" draw:start-glue-point="10" draw:end-shape="id8" draw:end-glue-point="10" svg:d="m15202 17449c375 0 375 800 0 800">
          <text:p text:style-name="P1"/>
        </draw:connector>
        <draw:connector draw:style-name="gr4" draw:text-style-name="P6" draw:layer="layout" draw:type="curve" draw:line-skew="-0.25cm" svg:x1="15.202cm" svg:y1="18.249cm" svg:x2="15.202cm" svg:y2="19.049cm" draw:start-shape="id8" draw:start-glue-point="10" draw:end-shape="id7" draw:end-glue-point="10" svg:d="m15202 18249c375 0 375 800 0 800">
          <text:p text:style-name="P1"/>
        </draw:connector>
        <draw:frame draw:style-name="gr5" draw:text-style-name="P1" draw:layer="layout" svg:width="7cm" svg:height="1.673cm" svg:x="17.201cm" svg:y="17.5cm">
          <draw:text-box>
            <text:p text:style-name="P7">This graph can have an Eulerian path</text:p>
          </draw:text-box>
        </draw:frame>
        <draw:connector draw:style-name="gr4" draw:text-style-name="P6" draw:layer="layout" draw:type="curve" draw:line-skew="-0.352cm" svg:x1="14.702cm" svg:y1="17.449cm" svg:x2="14.702cm" svg:y2="19.049cm" draw:start-shape="id5" draw:start-glue-point="6" draw:end-shape="id7" draw:end-glue-point="6" svg:d="m14702 17449c-1278 0-1278 1600 0 1600">
          <text:p text:style-name="P1"/>
        </draw:connector>
        <presentation:notes draw:style-name="dp2" presentation:use-header-name="hdr1">
          <draw:page-thumbnail draw:style-name="gr2" draw:layer="layout" svg:width="14.848cm" svg:height="11.135cm" svg:x="3.075cm" svg:y="2.257cm" draw:page-number="4" presentation:class="page"/>
          <draw:frame presentation:style-name="pr6" draw:text-style-name="P3" draw:layer="layout" svg:width="16.799cm" svg:height="13.114cm" svg:x="2.1cm" svg:y="14.107cm" presentation:class="notes">
            <draw:text-box>
              <text:p text:style-name="P3"><text:s/>Detecting whether a graph has an Eulerian tour or circuit is actually easy; two different rules apply.</text:p>
              <text:p text:style-name="P3"/>
              <text:p text:style-name="P3"><text:s text:c="4"/>* A graph has an Eulerian circuit if and only if it is connected (once you throw out all nodes of degree 0) and every node has `even degree'.</text:p>
              <text:p text:style-name="P3"><text:s text:c="4"/>* A graph has an Eulerian path if and only if it is connected and every node except two has even degree.</text:p>
              <text:p text:style-name="P3"><text:s text:c="4"/>* In the second case, one of the two nodes which has odd degree must be the start node, while the other is the end node.</text:p>
              <text:p text:style-name="P3"/>
            </draw:text-box>
          </draw:frame>
        </presentation:notes>
      </draw:page>
      <draw:page draw:name="page5" draw:style-name="dp3" draw:master-page-name="Glossy" presentation:presentation-page-layout-name="AL2T1">
        <office:forms form:automatic-focus="false" form:apply-design-mode="false"/>
        <draw:frame presentation:style-name="pr4" draw:text-style-name="P1" draw:layer="layout" svg:width="25.199cm" svg:height="3.256cm" svg:x="1.301cm" svg:y="0.125cm" presentation:class="title">
          <draw:text-box>
            <text:p text:style-name="P1">The algorithm</text:p>
          </draw:text-box>
        </draw:frame>
        <draw:frame presentation:style-name="pr5" draw:text-style-name="P4" draw:layer="layout" svg:width="25.199cm" svg:height="14.843cm" svg:x="1.4cm" svg:y="4.914cm" presentation:class="outline" presentation:user-transformed="true">
          <draw:text-box>
            <text:list text:style-name="L3">
              <text:list-item>
                <text:p text:style-name="P4">Pick a starting node and recurse on that node. At each step:</text:p>
              </text:list-item>
            </text:list>
            <text:list text:style-name="L3">
              <text:list-item>
                <text:list>
                  <text:list-item>
                    <text:p text:style-name="P8">If the node has no neighbours, append the node to the circuit and return.</text:p>
                  </text:list-item>
                </text:list>
              </text:list-item>
            </text:list>
            <text:list text:style-name="L3">
              <text:list-item>
                <text:list>
                  <text:list-item>
                    <text:p text:style-name="P8">If the node has a neighbour, make a list of the neighbours and process them (which includes deleting them from the list of nodes on which to work) until the node has no more neighbors</text:p>
                  </text:list-item>
                </text:list>
              </text:list-item>
            </text:list>
            <text:list text:style-name="L3">
              <text:list-item>
                <text:list>
                  <text:list-item>
                    <text:p text:style-name="P8">To process a node, delete the edge between the current node and its neighbor, recurse on the neighbour, and postpend the current node to the circuit.</text:p>
                  </text:list-item>
                </text:list>
              </text:list-item>
            </text:list>
          </draw:text-box>
        </draw:frame>
        <presentation:notes draw:style-name="dp2" presentation:use-header-name="hdr1">
          <draw:page-thumbnail draw:style-name="gr2" draw:layer="layout" svg:width="14.848cm" svg:height="11.135cm" svg:x="3.075cm" svg:y="2.257cm" draw:page-number="5" presentation:class="page"/>
          <draw:frame presentation:style-name="pr6" draw:text-style-name="P3" draw:layer="layout" svg:width="16.799cm" svg:height="36.99cm" svg:x="2.1cm" svg:y="14.107cm" presentation:class="notes" presentation:user-transformed="true">
            <draw:text-box>
              <text:p text:style-name="P3">The Algorithm</text:p>
              <text:p text:style-name="P3"/>
              <text:p text:style-name="P3">Detecting whether a graph has an Eulerian tour or circuit is actually easy; two different rules apply.</text:p>
              <text:p text:style-name="P3"/>
              <text:p text:style-name="P3"><text:s text:c="4"/>* A graph has an Eulerian circuit if and only if it is connected (once you throw out all nodes of degree 0) and every node has `even degree'.</text:p>
              <text:p text:style-name="P3"><text:s text:c="4"/>* A graph has an Eulerian path if and only if it is connected and every node except two has even degree.</text:p>
              <text:p text:style-name="P3"><text:s text:c="4"/>* In the second case, one of the two nodes which has odd degree must be the start node, while the other is the end node.</text:p>
              <text:p text:style-name="P3"/>
              <text:p text:style-name="P3">The basic idea of the algorithm is to start at some node the graph and determine a circuit back to that same node. Now, as the circuit is added (in reverse order, as it turns out), the algorithm ensures that all the edges of all the nodes along that path have been used. If there is some node along that path which has an edge that has not been used, then the algorithm finds a circuit starting at that node which uses that edge and splices this new circuit into the current one. This continues until all the edges of every node in the original circuit have been used, which, since the graph is connected, implies that all the edges have been used, so the resulting circuit is Eulerian.</text:p>
              <text:p text:style-name="P3"/>
              <text:p text:style-name="P3">More formally, to determine a Eulerian circuit of a graph which has one, pick a starting node and recurse on it. At each recursive step:</text:p>
              <text:p text:style-name="P3"/>
              <text:p text:style-name="P3"><text:s text:c="4"/>* Pick a starting node and recurse on that node. At each step:</text:p>
              <text:p text:style-name="P3"><text:s text:c="10"/>o If the node has no neighbors, then append the node to the circuit and return</text:p>
              <text:p text:style-name="P3"><text:s text:c="10"/>o If the node has a neighbor, then make a list of the neighbors and process them (which includes deleting them from the list of nodes on which to work) until the node has no more neighbors</text:p>
              <text:p text:style-name="P3"><text:s text:c="10"/>o To process a node, delete the edge between the current node and its neighbor, recurse on the neighbor, and postpend the current node to the circuit.</text:p>
              <text:p text:style-name="P3"/>
            </draw:text-box>
          </draw:frame>
        </presentation:notes>
      </draw:page>
      <draw:page draw:name="page6" draw:style-name="dp3" draw:master-page-name="Glossy" presentation:presentation-page-layout-name="AL2T1">
        <draw:frame presentation:style-name="pr1" draw:text-style-name="P1" draw:layer="layout" svg:width="25.199cm" svg:height="3.507cm" svg:x="1.301cm" svg:y="0cm" presentation:class="title">
          <draw:text-box>
            <text:p text:style-name="P1">The algorithm - pseodocode</text:p>
          </draw:text-box>
        </draw:frame>
        <draw:frame draw:style-name="gr5" draw:text-style-name="P1" draw:layer="layout" svg:width="20.5cm" svg:height="8.882cm" svg:x="2cm" svg:y="5.618cm">
          <draw:text-box>
            <text:p text:style-name="P1"><text:span text:style-name="T5"><text:s text:c="2"/></text:span><text:span text:style-name="T5">find_circuit(node i)</text:span></text:p>
            <text:p text:style-name="P1"><text:span text:style-name="T5"><text:s text:c="4"/></text:span><text:span text:style-name="T5">if node i has no neighbors then</text:span></text:p>
            <text:p text:style-name="P1"><text:span text:style-name="T5"><text:s text:c="6"/></text:span><text:span text:style-name="T5">circuit(circuitpos) = node i</text:span></text:p>
            <text:p text:style-name="P1"><text:span text:style-name="T5"><text:s text:c="6"/></text:span><text:span text:style-name="T5">circuitpos = circuitpos + 1</text:span></text:p>
            <text:p text:style-name="P1"><text:span text:style-name="T5"><text:s text:c="4"/></text:span><text:span text:style-name="T5">else</text:span></text:p>
            <text:p text:style-name="P1"><text:span text:style-name="T5"><text:s text:c="6"/></text:span><text:span text:style-name="T5">while (node i has neighbors)</text:span></text:p>
            <text:p text:style-name="P1"><text:span text:style-name="T5"><text:s text:c="10"/></text:span><text:span text:style-name="T5">pick a random neighbor node j of node i</text:span></text:p>
            <text:p text:style-name="P1"><text:span text:style-name="T5"><text:s text:c="10"/></text:span><text:span text:style-name="T5">delete_edges (node j, node i)</text:span></text:p>
            <text:p text:style-name="P1"><text:span text:style-name="T5"><text:s text:c="10"/></text:span><text:span text:style-name="T5">find_circuit (node j)</text:span></text:p>
            <text:p text:style-name="P1"><text:span text:style-name="T5"><text:s text:c="6"/></text:span><text:span text:style-name="T5">circuit(circuitpos) = node i</text:span></text:p>
            <text:p text:style-name="P1"><text:span text:style-name="T5"><text:s text:c="6"/></text:span><text:span text:style-name="T5">circuitpos = circuitpos + 1</text:span></text:p>
            <text:p text:style-name="P1"/>
          </draw:text-box>
        </draw:frame>
        <draw:frame draw:style-name="gr1" draw:layer="layout" svg:width="17.024cm" svg:height="1.018cm" svg:x="0.976cm" svg:y="3.982cm">
          <draw:text-box>
            <text:p text:style-name="P1">Find node with odd degree and run <text:span text:style-name="T5">find_circuit</text:span> with it.</text:p>
          </draw:text-box>
        </draw:frame>
        <draw:frame draw:style-name="gr5" draw:text-style-name="P1" draw:layer="layout" svg:width="21.5cm" svg:height="3.095cm" svg:x="3cm" svg:y="15.5cm">
          <draw:text-box>
            <text:p text:style-name="P1">Runtime: If you store in adjacency list form: O(m + n)</text:p>
            <text:p text:style-name="P1"><text:tab/><text:tab/><text:tab/>m = number of edges</text:p>
            <text:p text:style-name="P1"><text:tab/><text:tab/><text:tab/>n = number of nodes</text:p>
            <text:p text:style-name="P1">Use a stack for larger graphs</text:p>
          </draw:text-box>
        </draw:frame>
        <draw:line draw:style-name="gr4" draw:text-style-name="P6" draw:layer="layout" svg:x1="2cm" svg:y1="14.5cm" svg:x2="26cm" svg:y2="14.5cm">
          <text:p text:style-name="P1"/>
        </draw:line>
        <presentation:notes draw:style-name="dp2" presentation:use-header-name="hdr1">
          <draw:page-thumbnail draw:style-name="gr2" draw:layer="layout" svg:width="14.848cm" svg:height="11.135cm" svg:x="3.075cm" svg:y="2.257cm" draw:page-number="6" presentation:class="page"/>
          <draw:frame presentation:style-name="pr6" draw:text-style-name="P3" draw:layer="layout" svg:width="16.799cm" svg:height="13.114cm" svg:x="2.1cm" svg:y="14.107cm" presentation:class="notes" presentation:placeholder="true">
            <draw:text-box/>
          </draw:frame>
        </presentation:notes>
      </draw:page>
      <draw:page draw:name="page7" draw:style-name="dp3" draw:master-page-name="Glossy" presentation:presentation-page-layout-name="AL3T11">
        <draw:custom-shape draw:style-name="gr6" draw:text-style-name="P6" draw:layer="layout" svg:width="12cm" svg:height="9.5cm" svg:x="2cm" svg:y="6.1cm">
          <text:p text:style-name="P1"/>
          <draw:enhanced-geometry svg:viewBox="0 0 21600 21600" draw:glue-points="10800 0 0 10800 10800 21600 21600 10800" draw:type="flowchart-process" draw:enhanced-path="M 0 0 L 21600 0 21600 21600 0 21600 0 0 Z N"/>
        </draw:custom-shape>
        <draw:frame presentation:style-name="pr1" draw:text-style-name="P1" draw:layer="layout" svg:width="25.199cm" svg:height="3.507cm" svg:x="1.301cm" svg:y="0cm" presentation:class="title">
          <draw:text-box>
            <text:p text:style-name="P1">Sample run</text:p>
          </draw:text-box>
        </draw:frame>
        <draw:custom-shape draw:style-name="gr7" draw:text-style-name="P6" draw:id="id13" draw:layer="layout" svg:width="1cm" svg:height="1cm" svg:x="2.8cm" svg:y="8.7cm">
          <text:p text:style-name="P9">2</text:p>
          <draw:enhanced-geometry svg:viewBox="0 0 21600 21600" draw:glue-points="10800 0 3160 3160 0 10800 3160 18440 10800 21600 18440 18440 21600 10800 18440 3160" draw:text-areas="3200 3200 18400 18400" draw:type="ellipse"/>
        </draw:custom-shape>
        <draw:custom-shape draw:style-name="gr7" draw:text-style-name="P6" draw:id="id9" draw:layer="layout" svg:width="1cm" svg:height="1cm" svg:x="10cm" svg:y="6.9cm">
          <text:p text:style-name="P9">4</text:p>
          <draw:enhanced-geometry svg:viewBox="0 0 21600 21600" draw:glue-points="10800 0 3160 3160 0 10800 3160 18440 10800 21600 18440 18440 21600 10800 18440 3160" draw:text-areas="3200 3200 18400 18400" draw:type="ellipse"/>
        </draw:custom-shape>
        <draw:custom-shape draw:style-name="gr7" draw:text-style-name="P6" draw:id="id12" draw:layer="layout" svg:width="1cm" svg:height="1cm" svg:x="3.5cm" svg:y="13.4cm">
          <text:p text:style-name="P9">5</text:p>
          <draw:enhanced-geometry svg:viewBox="0 0 21600 21600" draw:glue-points="10800 0 3160 3160 0 10800 3160 18440 10800 21600 18440 18440 21600 10800 18440 3160" draw:text-areas="3200 3200 18400 18400" draw:type="ellipse"/>
        </draw:custom-shape>
        <draw:custom-shape draw:style-name="gr7" draw:text-style-name="P9" draw:id="id11" draw:layer="layout" svg:width="1cm" svg:height="1cm" svg:x="9.5cm" svg:y="13.4cm">
          <text:p text:style-name="P9">1</text:p>
          <draw:enhanced-geometry svg:viewBox="0 0 21600 21600" draw:glue-points="10800 0 3160 3160 0 10800 3160 18440 10800 21600 18440 18440 21600 10800 18440 3160" draw:text-areas="3200 3200 18400 18400" draw:type="ellipse"/>
        </draw:custom-shape>
        <draw:custom-shape draw:style-name="gr7" draw:text-style-name="P6" draw:id="id15" draw:layer="layout" svg:width="1cm" svg:height="1cm" svg:x="6cm" svg:y="12.4cm">
          <text:p text:style-name="P9">7</text:p>
          <draw:enhanced-geometry svg:viewBox="0 0 21600 21600" draw:glue-points="10800 0 3160 3160 0 10800 3160 18440 10800 21600 18440 18440 21600 10800 18440 3160" draw:text-areas="3200 3200 18400 18400" draw:type="ellipse"/>
        </draw:custom-shape>
        <draw:custom-shape draw:style-name="gr7" draw:text-style-name="P6" draw:id="id14" draw:layer="layout" svg:width="1cm" svg:height="1cm" svg:x="7.6cm" svg:y="8.7cm">
          <text:p text:style-name="P9">6</text:p>
          <draw:enhanced-geometry svg:viewBox="0 0 21600 21600" draw:glue-points="10800 0 3160 3160 0 10800 3160 18440 10800 21600 18440 18440 21600 10800 18440 3160" draw:text-areas="3200 3200 18400 18400" draw:type="ellipse"/>
        </draw:custom-shape>
        <draw:custom-shape draw:style-name="gr7" draw:text-style-name="P6" draw:id="id10" draw:layer="layout" svg:width="1cm" svg:height="1cm" svg:x="12cm" svg:y="9.9cm">
          <text:p text:style-name="P9">3</text:p>
          <draw:enhanced-geometry svg:viewBox="0 0 21600 21600" draw:glue-points="10800 0 3160 3160 0 10800 3160 18440 10800 21600 18440 18440 21600 10800 18440 3160" draw:text-areas="3200 3200 18400 18400" draw:type="ellipse"/>
        </draw:custom-shape>
        <draw:connector draw:style-name="gr8" draw:text-style-name="P6" draw:layer="layout" draw:type="line" svg:x1="10.853cm" svg:y1="7.753cm" svg:x2="12.145cm" svg:y2="10.045cm" draw:start-shape="id9" draw:start-glue-point="9" draw:end-shape="id10" draw:end-glue-point="5" svg:d="m10853 7753 1292 2292">
          <text:p text:style-name="P1"/>
        </draw:connector>
        <draw:connector draw:style-name="gr8" draw:text-style-name="P6" draw:layer="layout" draw:type="line" svg:x1="10.499cm" svg:y1="7.9cm" svg:x2="9.999cm" svg:y2="13.4cm" draw:start-shape="id9" draw:start-glue-point="8" draw:end-shape="id11" draw:end-glue-point="4" svg:d="m10499 7900-500 5500">
          <text:p text:style-name="P1"/>
        </draw:connector>
        <draw:connector draw:style-name="gr8" draw:text-style-name="P6" draw:layer="layout" draw:type="line" svg:x1="4.5cm" svg:y1="13.899cm" svg:x2="9.5cm" svg:y2="13.899cm" draw:start-shape="id12" draw:start-glue-point="10" draw:end-shape="id11" draw:end-glue-point="6" svg:d="m4500 13899h5000">
          <text:p text:style-name="P1"/>
        </draw:connector>
        <draw:connector draw:style-name="gr8" draw:text-style-name="P6" draw:layer="layout" draw:type="line" svg:x1="3.999cm" svg:y1="13.4cm" svg:x2="3.299cm" svg:y2="9.7cm" draw:start-shape="id12" draw:start-glue-point="4" draw:end-shape="id13" draw:end-glue-point="8" svg:d="m3999 13400-700-3700">
          <text:p text:style-name="P1"/>
        </draw:connector>
        <draw:connector draw:style-name="gr8" draw:text-style-name="P6" draw:layer="layout" draw:type="line" svg:x1="4.353cm" svg:y1="13.545cm" svg:x2="7.745cm" svg:y2="9.553cm" draw:start-shape="id12" draw:start-glue-point="11" draw:end-shape="id14" draw:end-glue-point="7" svg:d="m4353 13545 3392-3992">
          <text:p text:style-name="P1"/>
        </draw:connector>
        <draw:connector draw:style-name="gr8" draw:text-style-name="P6" draw:layer="layout" draw:type="line" svg:x1="4.5cm" svg:y1="13.899cm" svg:x2="6cm" svg:y2="12.899cm" draw:start-shape="id12" draw:start-glue-point="10" draw:end-shape="id15" draw:end-glue-point="6" svg:d="m4500 13899 1500-1000">
          <text:p text:style-name="P1"/>
        </draw:connector>
        <draw:connector draw:style-name="gr8" draw:text-style-name="P6" draw:layer="layout" draw:type="line" svg:x1="6.853cm" svg:y1="12.545cm" svg:x2="8.099cm" svg:y2="9.7cm" draw:start-shape="id15" draw:start-glue-point="11" draw:end-shape="id14" draw:end-glue-point="8" svg:d="m6853 12545 1246-2845">
          <text:p text:style-name="P1"/>
        </draw:connector>
        <draw:connector draw:style-name="gr8" draw:text-style-name="P6" draw:layer="layout" draw:type="line" svg:x1="6.145cm" svg:y1="12.545cm" svg:x2="3.653cm" svg:y2="9.553cm" draw:start-shape="id15" draw:start-glue-point="5" draw:end-shape="id13" draw:end-glue-point="9" svg:d="m6145 12545-2492-2992">
          <text:p text:style-name="P1"/>
        </draw:connector>
        <draw:connector draw:style-name="gr8" draw:text-style-name="P6" draw:layer="layout" draw:type="line" svg:x1="7cm" svg:y1="12.899cm" svg:x2="12.145cm" svg:y2="10.753cm" draw:start-shape="id15" draw:start-glue-point="10" draw:end-shape="id10" draw:end-glue-point="7" svg:d="m7000 12899 5145-2146">
          <text:p text:style-name="P1"/>
        </draw:connector>
        <draw:connector draw:style-name="gr9" draw:text-style-name="P6" draw:layer="layout" draw:type="line" svg:x1="8.453cm" svg:y1="8.845cm" svg:x2="10.145cm" svg:y2="7.753cm" draw:start-shape="id14" draw:start-glue-point="11" draw:end-shape="id9" draw:end-glue-point="7" svg:d="m8453 8845 1692-1092">
          <text:p text:style-name="P1"/>
        </draw:connector>
        <draw:connector draw:style-name="gr8" draw:text-style-name="P6" draw:layer="layout" draw:type="line" svg:x1="3.8cm" svg:y1="9.199cm" svg:x2="10cm" svg:y2="7.399cm" draw:start-shape="id13" draw:start-glue-point="10" draw:end-shape="id9" draw:end-glue-point="6" svg:d="m3800 9199 6200-1800">
          <text:p text:style-name="P1"/>
        </draw:connector>
        <draw:connector draw:style-name="gr8" draw:text-style-name="P6" draw:layer="layout" draw:type="line" svg:x1="3.8cm" svg:y1="9.199cm" svg:x2="7.6cm" svg:y2="9.199cm" draw:start-shape="id13" draw:start-glue-point="10" draw:end-shape="id14" draw:end-glue-point="6" svg:d="m3800 9199h3800">
          <text:p text:style-name="P1"/>
        </draw:connector>
        <draw:frame draw:style-name="gr5" draw:text-style-name="P10" draw:layer="layout" svg:width="11.5cm" svg:height="2.769cm" svg:x="15cm" svg:y="5.805cm">
          <draw:text-box>
            <text:p text:style-name="P1"><text:span text:style-name="T6">Stack: </text:span></text:p>
            <text:p text:style-name="P1"><text:span text:style-name="T7">Can be runtime stack of recursive function</text:span></text:p>
          </draw:text-box>
        </draw:frame>
        <draw:frame draw:style-name="gr5" draw:text-style-name="P10" draw:layer="layout" svg:width="12cm" svg:height="1.195cm" svg:x="15cm" svg:y="9.605cm">
          <draw:text-box>
            <text:p text:style-name="P7"><text:span text:style-name="T6">Current location: </text:span><text:span text:style-name="T7">current node</text:span></text:p>
          </draw:text-box>
        </draw:frame>
        <draw:frame draw:style-name="gr5" draw:text-style-name="P10" draw:layer="layout" svg:width="11cm" svg:height="2.769cm" svg:x="15cm" svg:y="11.106cm">
          <draw:text-box>
            <text:p text:style-name="P1"><text:span text:style-name="T6">Circuit:</text:span></text:p>
            <text:p text:style-name="P1"><text:span text:style-name="T7">Path of Eulerian circuit found so far</text:span></text:p>
          </draw:text-box>
        </draw:frame>
        <draw:frame draw:style-name="gr10" draw:text-style-name="P1" draw:layer="layout" svg:width="23.5cm" svg:height="0.862cm" svg:x="2.5cm" svg:y="16.638cm">
          <draw:text-box>
            <text:list text:style-name="L5">
              <text:list-item>
                <text:p text:style-name="P11"><text:s/>Find eulerian circuit</text:p>
              </text:list-item>
            </text:list>
          </draw:text-box>
        </draw:frame>
        <presentation:notes draw:style-name="dp2" presentation:use-header-name="hdr1">
          <draw:page-thumbnail draw:style-name="gr2" draw:layer="layout" svg:width="14.848cm" svg:height="11.135cm" svg:x="3.075cm" svg:y="2.257cm" draw:page-number="7" presentation:class="page"/>
          <draw:frame presentation:style-name="pr6" draw:text-style-name="P3" draw:layer="layout" svg:width="16.799cm" svg:height="13.114cm" svg:x="2.1cm" svg:y="14.107cm" presentation:class="notes" presentation:placeholder="true">
            <draw:text-box/>
          </draw:frame>
        </presentation:notes>
      </draw:page>
      <draw:page draw:name="page8" draw:style-name="dp3" draw:master-page-name="Glossy" presentation:presentation-page-layout-name="AL3T11">
        <draw:custom-shape draw:style-name="gr6" draw:text-style-name="P6" draw:layer="layout" svg:width="12cm" svg:height="9.5cm" svg:x="2cm" svg:y="6.1cm">
          <text:p text:style-name="P1"/>
          <draw:enhanced-geometry svg:viewBox="0 0 21600 21600" draw:glue-points="10800 0 0 10800 10800 21600 21600 10800" draw:type="flowchart-process" draw:enhanced-path="M 0 0 L 21600 0 21600 21600 0 21600 0 0 Z N"/>
        </draw:custom-shape>
        <draw:frame presentation:style-name="pr1" draw:text-style-name="P1" draw:layer="layout" svg:width="25.199cm" svg:height="3.507cm" svg:x="1.301cm" svg:y="0cm" presentation:class="title" presentation:user-transformed="true">
          <draw:text-box>
            <text:p text:style-name="P1">Sample run</text:p>
          </draw:text-box>
        </draw:frame>
        <draw:custom-shape draw:style-name="gr7" draw:text-style-name="P12" draw:id="id20" draw:layer="layout" svg:width="1cm" svg:height="1cm" svg:x="2.8cm" svg:y="8.7cm">
          <text:p text:style-name="P9"><text:span text:style-name="T8">2</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16" draw:layer="layout" svg:width="1cm" svg:height="1cm" svg:x="10cm" svg:y="6.9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18" draw:layer="layout" svg:width="1cm" svg:height="1cm" svg:x="3.5cm" svg:y="13.4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11" draw:text-style-name="P12" draw:id="id19" draw:layer="layout" svg:width="1cm" svg:height="1cm" svg:x="9.5cm" svg:y="13.4cm">
          <text:p text:style-name="P9"><text:span text:style-name="T8">1</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22" draw:layer="layout" svg:width="1cm" svg:height="1cm" svg:x="6cm" svg:y="12.4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21" draw:layer="layout" svg:width="1cm" svg:height="1cm" svg:x="7.6cm" svg:y="8.7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17" draw:layer="layout" svg:width="1cm" svg:height="1cm" svg:x="12cm" svg:y="9.9cm">
          <text:p text:style-name="P9"><text:span text:style-name="T8">3</text:span></text:p>
          <draw:enhanced-geometry svg:viewBox="0 0 21600 21600" draw:glue-points="10800 0 3160 3160 0 10800 3160 18440 10800 21600 18440 18440 21600 10800 18440 3160" draw:text-areas="3200 3200 18400 18400" draw:type="ellipse"/>
        </draw:custom-shape>
        <draw:connector draw:style-name="gr8" draw:text-style-name="P6" draw:layer="layout" draw:type="line" svg:x1="10.853cm" svg:y1="7.753cm" svg:x2="12.145cm" svg:y2="10.045cm" draw:start-shape="id16" draw:start-glue-point="9" draw:end-shape="id17" draw:end-glue-point="5" svg:d="m10853 7753 1292 2292">
          <text:p text:style-name="P1"/>
        </draw:connector>
        <draw:connector draw:style-name="gr12" draw:text-style-name="P6" draw:layer="layout" draw:type="line" svg:x1="4.5cm" svg:y1="13.899cm" svg:x2="9.5cm" svg:y2="13.899cm" draw:start-shape="id18" draw:start-glue-point="10" draw:end-shape="id19" draw:end-glue-point="6" svg:d="m4500 13899h5000">
          <text:p text:style-name="P1"/>
        </draw:connector>
        <draw:connector draw:style-name="gr8" draw:text-style-name="P6" draw:layer="layout" draw:type="line" svg:x1="3.999cm" svg:y1="13.4cm" svg:x2="3.299cm" svg:y2="9.7cm" draw:start-shape="id18" draw:start-glue-point="4" draw:end-shape="id20" draw:end-glue-point="8" svg:d="m3999 13400-700-3700">
          <text:p text:style-name="P1"/>
        </draw:connector>
        <draw:connector draw:style-name="gr8" draw:text-style-name="P6" draw:layer="layout" draw:type="line" svg:x1="4.353cm" svg:y1="13.545cm" svg:x2="7.745cm" svg:y2="9.553cm" draw:start-shape="id18" draw:start-glue-point="11" draw:end-shape="id21" draw:end-glue-point="7" svg:d="m4353 13545 3392-3992">
          <text:p text:style-name="P1"/>
        </draw:connector>
        <draw:connector draw:style-name="gr8" draw:text-style-name="P6" draw:layer="layout" draw:type="line" svg:x1="4.5cm" svg:y1="13.899cm" svg:x2="6cm" svg:y2="12.899cm" draw:start-shape="id18" draw:start-glue-point="10" draw:end-shape="id22" draw:end-glue-point="6" svg:d="m4500 13899 1500-1000">
          <text:p text:style-name="P1"/>
        </draw:connector>
        <draw:connector draw:style-name="gr8" draw:text-style-name="P6" draw:layer="layout" draw:type="line" svg:x1="6.853cm" svg:y1="12.545cm" svg:x2="8.099cm" svg:y2="9.7cm" draw:start-shape="id22" draw:start-glue-point="11" draw:end-shape="id21" draw:end-glue-point="8" svg:d="m6853 12545 1246-2845">
          <text:p text:style-name="P1"/>
        </draw:connector>
        <draw:connector draw:style-name="gr8" draw:text-style-name="P6" draw:layer="layout" draw:type="line" svg:x1="6.145cm" svg:y1="12.545cm" svg:x2="3.653cm" svg:y2="9.553cm" draw:start-shape="id22" draw:start-glue-point="5" draw:end-shape="id20" draw:end-glue-point="9" svg:d="m6145 12545-2492-2992">
          <text:p text:style-name="P1"/>
        </draw:connector>
        <draw:connector draw:style-name="gr8" draw:text-style-name="P6" draw:layer="layout" draw:type="line" svg:x1="7cm" svg:y1="12.899cm" svg:x2="12.145cm" svg:y2="10.753cm" draw:start-shape="id22" draw:start-glue-point="10" draw:end-shape="id17" draw:end-glue-point="7" svg:d="m7000 12899 5145-2146">
          <text:p text:style-name="P1"/>
        </draw:connector>
        <draw:connector draw:style-name="gr9" draw:text-style-name="P6" draw:layer="layout" draw:type="line" svg:x1="8.453cm" svg:y1="8.845cm" svg:x2="10.145cm" svg:y2="7.753cm" draw:start-shape="id21" draw:start-glue-point="11" draw:end-shape="id16" draw:end-glue-point="7" svg:d="m8453 8845 1692-1092">
          <text:p text:style-name="P1"/>
        </draw:connector>
        <draw:connector draw:style-name="gr8" draw:text-style-name="P6" draw:layer="layout" draw:type="line" svg:x1="3.8cm" svg:y1="9.199cm" svg:x2="10cm" svg:y2="7.399cm" draw:start-shape="id20" draw:start-glue-point="10" draw:end-shape="id16" draw:end-glue-point="6" svg:d="m3800 9199 6200-1800">
          <text:p text:style-name="P1"/>
        </draw:connector>
        <draw:connector draw:style-name="gr8" draw:text-style-name="P6" draw:layer="layout" draw:type="line" svg:x1="3.8cm" svg:y1="9.199cm" svg:x2="7.6cm" svg:y2="9.199cm" draw:start-shape="id20" draw:start-glue-point="10" draw:end-shape="id21" draw:end-glue-point="6" svg:d="m3800 9199h3800">
          <text:p text:style-name="P1"/>
        </draw:connector>
        <draw:frame draw:style-name="gr5" draw:text-style-name="P10" draw:layer="layout" svg:width="4cm" svg:height="1.195cm" svg:x="15cm" svg:y="5.805cm">
          <draw:text-box>
            <text:p text:style-name="P1"><text:span text:style-name="T6">Stack:</text:span></text:p>
          </draw:text-box>
        </draw:frame>
        <draw:frame draw:style-name="gr5" draw:text-style-name="P10" draw:layer="layout" svg:width="8cm" svg:height="1.195cm" svg:x="15cm" svg:y="9.605cm">
          <draw:text-box>
            <text:p text:style-name="P1"><text:span text:style-name="T6">Current location:</text:span></text:p>
          </draw:text-box>
        </draw:frame>
        <draw:frame draw:style-name="gr5" draw:text-style-name="P10" draw:layer="layout" svg:width="3.5cm" svg:height="1.195cm" svg:x="15cm" svg:y="11.106cm">
          <draw:text-box>
            <text:p text:style-name="P1"><text:span text:style-name="T6">Circuit:</text:span></text:p>
          </draw:text-box>
        </draw:frame>
        <draw:custom-shape draw:style-name="gr7" draw:text-style-name="P12" draw:layer="layout" svg:width="1cm" svg:height="1cm" svg:x="22.4cm" svg:y="9.7cm">
          <text:p text:style-name="P9"><text:span text:style-name="T8">1</text:span></text:p>
          <draw:enhanced-geometry svg:viewBox="0 0 21600 21600" draw:glue-points="10800 0 3160 3160 0 10800 3160 18440 10800 21600 18440 18440 21600 10800 18440 3160" draw:text-areas="3200 3200 18400 18400" draw:type="ellipse"/>
        </draw:custom-shape>
        <draw:frame draw:style-name="gr10" draw:text-style-name="P1" draw:layer="layout" svg:width="23.5cm" svg:height="1.573cm" svg:x="2.5cm" svg:y="16.638cm">
          <draw:text-box>
            <text:list text:style-name="L6">
              <text:list-item>
                <text:p text:style-name="P11"><text:span text:style-name="T8"><text:s/></text:span><text:span text:style-name="T8">Select node to begin with: Node 1</text:span></text:p>
              </text:list-item>
            </text:list>
            <text:list text:style-name="L6">
              <text:list-item>
                <text:p text:style-name="P11"><text:span text:style-name="T8"><text:s/></text:span><text:span text:style-name="T8">Process first neigbour of node 1: Node 4</text:span></text:p>
              </text:list-item>
            </text:list>
          </draw:text-box>
        </draw:frame>
        <draw:connector draw:style-name="gr13" draw:text-style-name="P6" draw:layer="layout" draw:type="line" svg:x1="10.499cm" svg:y1="7.9cm" svg:x2="9.999cm" svg:y2="13.4cm" draw:start-shape="id16" draw:start-glue-point="8" draw:end-shape="id19" draw:end-glue-point="4" svg:d="m10499 7900-500 5500">
          <text:p text:style-name="P1"/>
        </draw:connector>
        <presentation:notes draw:style-name="dp2" presentation:use-header-name="hdr1">
          <draw:page-thumbnail draw:style-name="gr2" draw:layer="layout" svg:width="14.848cm" svg:height="11.135cm" svg:x="3.075cm" svg:y="2.257cm" draw:page-number="8" presentation:class="page"/>
          <draw:frame presentation:style-name="pr6" draw:text-style-name="P13" draw:layer="layout" svg:width="16.799cm" svg:height="13.114cm" svg:x="2.1cm" svg:y="14.107cm" presentation:class="notes" presentation:placeholder="true">
            <draw:text-box/>
          </draw:frame>
        </presentation:notes>
      </draw:page>
      <draw:page draw:name="page9" draw:style-name="dp3" draw:master-page-name="Glossy" presentation:presentation-page-layout-name="AL3T11">
        <draw:connector draw:style-name="gr14" draw:text-style-name="P6" draw:layer="layout" draw:type="line" svg:x1="10.499cm" svg:y1="7.9cm" svg:x2="9.999cm" svg:y2="13.4cm" draw:start-shape="id23" draw:start-glue-point="8" draw:end-shape="id24" draw:end-glue-point="4" svg:d="m10499 7900-500 5500">
          <text:p text:style-name="P1"/>
        </draw:connector>
        <draw:custom-shape draw:style-name="gr6" draw:text-style-name="P6" draw:layer="layout" svg:width="12cm" svg:height="9.5cm" svg:x="2cm" svg:y="6.1cm">
          <text:p text:style-name="P1"/>
          <draw:enhanced-geometry svg:viewBox="0 0 21600 21600" draw:glue-points="10800 0 0 10800 10800 21600 21600 10800" draw:type="flowchart-process" draw:enhanced-path="M 0 0 L 21600 0 21600 21600 0 21600 0 0 Z N"/>
        </draw:custom-shape>
        <draw:frame presentation:style-name="pr1" draw:text-style-name="P1" draw:layer="layout" svg:width="25.199cm" svg:height="3.507cm" svg:x="1.301cm" svg:y="0cm" presentation:class="title" presentation:user-transformed="true">
          <draw:text-box>
            <text:p text:style-name="P1">Sample run</text:p>
          </draw:text-box>
        </draw:frame>
        <draw:custom-shape draw:style-name="gr7" draw:text-style-name="P12" draw:id="id27" draw:layer="layout" svg:width="1cm" svg:height="1cm" svg:x="2.8cm" svg:y="8.7cm">
          <text:p text:style-name="P9"><text:span text:style-name="T8">2</text:span></text:p>
          <draw:enhanced-geometry svg:viewBox="0 0 21600 21600" draw:glue-points="10800 0 3160 3160 0 10800 3160 18440 10800 21600 18440 18440 21600 10800 18440 3160" draw:text-areas="3200 3200 18400 18400" draw:type="ellipse"/>
        </draw:custom-shape>
        <draw:custom-shape draw:style-name="gr11" draw:text-style-name="P12" draw:id="id23" draw:layer="layout" svg:width="1cm" svg:height="1cm" svg:x="10cm" svg:y="6.9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26" draw:layer="layout" svg:width="1cm" svg:height="1cm" svg:x="3.5cm" svg:y="13.4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24" draw:layer="layout" svg:width="1cm" svg:height="1cm" svg:x="9.5cm" svg:y="13.4cm">
          <text:p text:style-name="P9"><text:span text:style-name="T8">1</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29" draw:layer="layout" svg:width="1cm" svg:height="1cm" svg:x="6cm" svg:y="12.4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28" draw:layer="layout" svg:width="1cm" svg:height="1cm" svg:x="7.6cm" svg:y="8.7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25" draw:layer="layout" svg:width="1cm" svg:height="1cm" svg:x="12cm" svg:y="9.9cm">
          <text:p text:style-name="P9"><text:span text:style-name="T8">3</text:span></text:p>
          <draw:enhanced-geometry svg:viewBox="0 0 21600 21600" draw:glue-points="10800 0 3160 3160 0 10800 3160 18440 10800 21600 18440 18440 21600 10800 18440 3160" draw:text-areas="3200 3200 18400 18400" draw:type="ellipse"/>
        </draw:custom-shape>
        <draw:connector draw:style-name="gr8" draw:text-style-name="P6" draw:layer="layout" draw:type="line" svg:x1="10.853cm" svg:y1="7.753cm" svg:x2="12.145cm" svg:y2="10.045cm" draw:start-shape="id23" draw:start-glue-point="9" draw:end-shape="id25" draw:end-glue-point="5" svg:d="m10853 7753 1292 2292">
          <text:p text:style-name="P1"/>
        </draw:connector>
        <draw:connector draw:style-name="gr12" draw:text-style-name="P6" draw:layer="layout" draw:type="line" svg:x1="4.5cm" svg:y1="13.899cm" svg:x2="9.5cm" svg:y2="13.899cm" draw:start-shape="id26" draw:start-glue-point="10" draw:end-shape="id24" draw:end-glue-point="6" svg:d="m4500 13899h5000">
          <text:p text:style-name="P1"/>
        </draw:connector>
        <draw:connector draw:style-name="gr8" draw:text-style-name="P6" draw:layer="layout" draw:type="line" svg:x1="3.999cm" svg:y1="13.4cm" svg:x2="3.299cm" svg:y2="9.7cm" draw:start-shape="id26" draw:start-glue-point="4" draw:end-shape="id27" draw:end-glue-point="8" svg:d="m3999 13400-700-3700">
          <text:p text:style-name="P1"/>
        </draw:connector>
        <draw:connector draw:style-name="gr8" draw:text-style-name="P6" draw:layer="layout" draw:type="line" svg:x1="4.353cm" svg:y1="13.545cm" svg:x2="7.745cm" svg:y2="9.553cm" draw:start-shape="id26" draw:start-glue-point="11" draw:end-shape="id28" draw:end-glue-point="7" svg:d="m4353 13545 3392-3992">
          <text:p text:style-name="P1"/>
        </draw:connector>
        <draw:connector draw:style-name="gr8" draw:text-style-name="P6" draw:layer="layout" draw:type="line" svg:x1="4.5cm" svg:y1="13.899cm" svg:x2="6cm" svg:y2="12.899cm" draw:start-shape="id26" draw:start-glue-point="10" draw:end-shape="id29" draw:end-glue-point="6" svg:d="m4500 13899 1500-1000">
          <text:p text:style-name="P1"/>
        </draw:connector>
        <draw:connector draw:style-name="gr8" draw:text-style-name="P6" draw:layer="layout" draw:type="line" svg:x1="6.853cm" svg:y1="12.545cm" svg:x2="8.099cm" svg:y2="9.7cm" draw:start-shape="id29" draw:start-glue-point="11" draw:end-shape="id28" draw:end-glue-point="8" svg:d="m6853 12545 1246-2845">
          <text:p text:style-name="P1"/>
        </draw:connector>
        <draw:connector draw:style-name="gr8" draw:text-style-name="P6" draw:layer="layout" draw:type="line" svg:x1="6.145cm" svg:y1="12.545cm" svg:x2="3.653cm" svg:y2="9.553cm" draw:start-shape="id29" draw:start-glue-point="5" draw:end-shape="id27" draw:end-glue-point="9" svg:d="m6145 12545-2492-2992">
          <text:p text:style-name="P1"/>
        </draw:connector>
        <draw:connector draw:style-name="gr8" draw:text-style-name="P6" draw:layer="layout" draw:type="line" svg:x1="7cm" svg:y1="12.899cm" svg:x2="12.145cm" svg:y2="10.753cm" draw:start-shape="id29" draw:start-glue-point="10" draw:end-shape="id25" draw:end-glue-point="7" svg:d="m7000 12899 5145-2146">
          <text:p text:style-name="P1"/>
        </draw:connector>
        <draw:connector draw:style-name="gr9" draw:text-style-name="P6" draw:layer="layout" draw:type="line" svg:x1="8.453cm" svg:y1="8.845cm" svg:x2="10.145cm" svg:y2="7.753cm" draw:start-shape="id28" draw:start-glue-point="11" draw:end-shape="id23" draw:end-glue-point="7" svg:d="m8453 8845 1692-1092">
          <text:p text:style-name="P1"/>
        </draw:connector>
        <draw:connector draw:style-name="gr13" draw:text-style-name="P6" draw:layer="layout" draw:type="line" svg:x1="3.8cm" svg:y1="9.199cm" svg:x2="10cm" svg:y2="7.399cm" draw:start-shape="id27" draw:start-glue-point="10" draw:end-shape="id23" draw:end-glue-point="6" svg:d="m3800 9199 6200-1800">
          <text:p text:style-name="P1"/>
        </draw:connector>
        <draw:connector draw:style-name="gr8" draw:text-style-name="P6" draw:layer="layout" draw:type="line" svg:x1="3.8cm" svg:y1="9.199cm" svg:x2="7.6cm" svg:y2="9.199cm" draw:start-shape="id27" draw:start-glue-point="10" draw:end-shape="id28" draw:end-glue-point="6" svg:d="m3800 9199h3800">
          <text:p text:style-name="P1"/>
        </draw:connector>
        <draw:frame draw:style-name="gr5" draw:text-style-name="P10" draw:layer="layout" svg:width="4cm" svg:height="1.195cm" svg:x="15cm" svg:y="5.805cm">
          <draw:text-box>
            <text:p text:style-name="P1"><text:span text:style-name="T6">Stack:</text:span></text:p>
          </draw:text-box>
        </draw:frame>
        <draw:frame draw:style-name="gr5" draw:text-style-name="P10" draw:layer="layout" svg:width="8cm" svg:height="1.195cm" svg:x="15cm" svg:y="9.605cm">
          <draw:text-box>
            <text:p text:style-name="P1"><text:span text:style-name="T6">Current location:</text:span></text:p>
          </draw:text-box>
        </draw:frame>
        <draw:frame draw:style-name="gr5" draw:text-style-name="P10" draw:layer="layout" svg:width="3.5cm" svg:height="1.195cm" svg:x="15cm" svg:y="11.106cm">
          <draw:text-box>
            <text:p text:style-name="P1"><text:span text:style-name="T6">Circuit:</text:span></text:p>
          </draw:text-box>
        </draw:frame>
        <draw:custom-shape draw:style-name="gr7" draw:text-style-name="P12" draw:layer="layout" svg:width="1cm" svg:height="1cm" svg:x="18.1cm" svg:y="5.9cm">
          <text:p text:style-name="P9"><text:span text:style-name="T8">1</text:span></text:p>
          <draw:enhanced-geometry svg:viewBox="0 0 21600 21600" draw:glue-points="10800 0 3160 3160 0 10800 3160 18440 10800 21600 18440 18440 21600 10800 18440 3160" draw:text-areas="3200 3200 18400 18400" draw:type="ellipse"/>
        </draw:custom-shape>
        <draw:frame draw:style-name="gr15" draw:text-style-name="P14" draw:layer="layout" svg:width="23.5cm" svg:height="2.284cm" svg:x="2.5cm" svg:y="16.638cm">
          <draw:text-box>
            <text:list text:style-name="L6">
              <text:list-item>
                <text:p text:style-name="P11"><text:span text:style-name="T8"><text:s/></text:span><text:span text:style-name="T8">Process node 4 – neigbour of node 1</text:span></text:p>
              </text:list-item>
            </text:list>
            <text:list text:style-name="L6">
              <text:list-item>
                <text:p text:style-name="P11"><text:span text:style-name="T8"><text:s/></text:span><text:span text:style-name="T8">Delete edge between node 4 and node 1</text:span></text:p>
              </text:list-item>
            </text:list>
            <text:list text:style-name="L6">
              <text:list-item>
                <text:p text:style-name="P11"><text:span text:style-name="T8"><text:s/></text:span><text:span text:style-name="T8">Process first neigbour of node 4: Node 2</text:span></text:p>
              </text:list-item>
            </text:list>
          </draw:text-box>
        </draw:frame>
        <draw:custom-shape draw:style-name="gr7" draw:text-style-name="P12" draw:layer="layout" svg:width="1cm" svg:height="1cm" svg:x="22.3cm" svg:y="9.7cm">
          <text:p text:style-name="P9"><text:span text:style-name="T8">4</text:span></text:p>
          <draw:enhanced-geometry svg:viewBox="0 0 21600 21600" draw:glue-points="10800 0 3160 3160 0 10800 3160 18440 10800 21600 18440 18440 21600 10800 18440 3160" draw:text-areas="3200 3200 18400 18400" draw:type="ellipse"/>
        </draw:custom-shape>
        <presentation:notes draw:style-name="dp2" presentation:use-header-name="hdr1">
          <draw:page-thumbnail draw:style-name="gr2" draw:layer="layout" svg:width="14.848cm" svg:height="11.135cm" svg:x="3.075cm" svg:y="2.257cm" draw:page-number="9" presentation:class="page"/>
          <draw:frame presentation:style-name="pr6" draw:text-style-name="P13" draw:layer="layout" svg:width="16.799cm" svg:height="13.114cm" svg:x="2.1cm" svg:y="14.107cm" presentation:class="notes" presentation:placeholder="true">
            <draw:text-box/>
          </draw:frame>
        </presentation:notes>
      </draw:page>
      <draw:page draw:name="page10" draw:style-name="dp3" draw:master-page-name="Glossy" presentation:presentation-page-layout-name="AL3T11">
        <draw:custom-shape draw:style-name="gr6" draw:text-style-name="P6" draw:layer="layout" svg:width="12cm" svg:height="9.5cm" svg:x="2cm" svg:y="6.1cm">
          <text:p text:style-name="P1"/>
          <draw:enhanced-geometry svg:viewBox="0 0 21600 21600" draw:glue-points="10800 0 0 10800 10800 21600 21600 10800" draw:type="flowchart-process" draw:enhanced-path="M 0 0 L 21600 0 21600 21600 0 21600 0 0 Z N"/>
        </draw:custom-shape>
        <draw:connector draw:style-name="gr14" draw:text-style-name="P6" draw:layer="layout" draw:type="line" svg:x1="10.499cm" svg:y1="7.9cm" svg:x2="9.999cm" svg:y2="13.4cm" draw:start-shape="id30" draw:start-glue-point="8" draw:end-shape="id31" draw:end-glue-point="4" svg:d="m10499 7900-500 5500">
          <text:p text:style-name="P1"/>
        </draw:connector>
        <draw:frame presentation:style-name="pr1" draw:text-style-name="P1" draw:layer="layout" svg:width="25.199cm" svg:height="3.507cm" svg:x="1.301cm" svg:y="0cm" presentation:class="title" presentation:user-transformed="true">
          <draw:text-box>
            <text:p text:style-name="P1">Sample run</text:p>
          </draw:text-box>
        </draw:frame>
        <draw:custom-shape draw:style-name="gr11" draw:text-style-name="P12" draw:id="id34" draw:layer="layout" svg:width="1cm" svg:height="1cm" svg:x="2.8cm" svg:y="8.7cm">
          <text:p text:style-name="P9"><text:span text:style-name="T8">2</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30" draw:layer="layout" svg:width="1cm" svg:height="1cm" svg:x="10cm" svg:y="6.9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33" draw:layer="layout" svg:width="1cm" svg:height="1cm" svg:x="3.5cm" svg:y="13.4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31" draw:layer="layout" svg:width="1cm" svg:height="1cm" svg:x="9.5cm" svg:y="13.4cm">
          <text:p text:style-name="P9"><text:span text:style-name="T8">1</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36" draw:layer="layout" svg:width="1cm" svg:height="1cm" svg:x="6cm" svg:y="12.4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35" draw:layer="layout" svg:width="1cm" svg:height="1cm" svg:x="7.6cm" svg:y="8.7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32" draw:layer="layout" svg:width="1cm" svg:height="1cm" svg:x="12cm" svg:y="9.9cm">
          <text:p text:style-name="P9"><text:span text:style-name="T8">3</text:span></text:p>
          <draw:enhanced-geometry svg:viewBox="0 0 21600 21600" draw:glue-points="10800 0 3160 3160 0 10800 3160 18440 10800 21600 18440 18440 21600 10800 18440 3160" draw:text-areas="3200 3200 18400 18400" draw:type="ellipse"/>
        </draw:custom-shape>
        <draw:connector draw:style-name="gr8" draw:text-style-name="P6" draw:layer="layout" draw:type="line" svg:x1="10.853cm" svg:y1="7.753cm" svg:x2="12.145cm" svg:y2="10.045cm" draw:start-shape="id30" draw:start-glue-point="9" draw:end-shape="id32" draw:end-glue-point="5" svg:d="m10853 7753 1292 2292">
          <text:p text:style-name="P1"/>
        </draw:connector>
        <draw:connector draw:style-name="gr12" draw:text-style-name="P6" draw:layer="layout" draw:type="line" svg:x1="4.5cm" svg:y1="13.899cm" svg:x2="9.5cm" svg:y2="13.899cm" draw:start-shape="id33" draw:start-glue-point="10" draw:end-shape="id31" draw:end-glue-point="6" svg:d="m4500 13899h5000">
          <text:p text:style-name="P1"/>
        </draw:connector>
        <draw:connector draw:style-name="gr13" draw:text-style-name="P6" draw:layer="layout" draw:type="line" svg:x1="3.999cm" svg:y1="13.4cm" svg:x2="3.299cm" svg:y2="9.7cm" draw:start-shape="id33" draw:start-glue-point="4" draw:end-shape="id34" draw:end-glue-point="8" svg:d="m3999 13400-700-3700">
          <text:p text:style-name="P1"/>
        </draw:connector>
        <draw:connector draw:style-name="gr8" draw:text-style-name="P6" draw:layer="layout" draw:type="line" svg:x1="4.353cm" svg:y1="13.545cm" svg:x2="7.745cm" svg:y2="9.553cm" draw:start-shape="id33" draw:start-glue-point="11" draw:end-shape="id35" draw:end-glue-point="7" svg:d="m4353 13545 3392-3992">
          <text:p text:style-name="P1"/>
        </draw:connector>
        <draw:connector draw:style-name="gr8" draw:text-style-name="P6" draw:layer="layout" draw:type="line" svg:x1="4.5cm" svg:y1="13.899cm" svg:x2="6cm" svg:y2="12.899cm" draw:start-shape="id33" draw:start-glue-point="10" draw:end-shape="id36" draw:end-glue-point="6" svg:d="m4500 13899 1500-1000">
          <text:p text:style-name="P1"/>
        </draw:connector>
        <draw:connector draw:style-name="gr8" draw:text-style-name="P6" draw:layer="layout" draw:type="line" svg:x1="6.853cm" svg:y1="12.545cm" svg:x2="8.099cm" svg:y2="9.7cm" draw:start-shape="id36" draw:start-glue-point="11" draw:end-shape="id35" draw:end-glue-point="8" svg:d="m6853 12545 1246-2845">
          <text:p text:style-name="P1"/>
        </draw:connector>
        <draw:connector draw:style-name="gr8" draw:text-style-name="P6" draw:layer="layout" draw:type="line" svg:x1="6.145cm" svg:y1="12.545cm" svg:x2="3.653cm" svg:y2="9.553cm" draw:start-shape="id36" draw:start-glue-point="5" draw:end-shape="id34" draw:end-glue-point="9" svg:d="m6145 12545-2492-2992">
          <text:p text:style-name="P1"/>
        </draw:connector>
        <draw:connector draw:style-name="gr8" draw:text-style-name="P6" draw:layer="layout" draw:type="line" svg:x1="7cm" svg:y1="12.899cm" svg:x2="12.145cm" svg:y2="10.753cm" draw:start-shape="id36" draw:start-glue-point="10" draw:end-shape="id32" draw:end-glue-point="7" svg:d="m7000 12899 5145-2146">
          <text:p text:style-name="P1"/>
        </draw:connector>
        <draw:connector draw:style-name="gr9" draw:text-style-name="P6" draw:layer="layout" draw:type="line" svg:x1="8.453cm" svg:y1="8.845cm" svg:x2="10.145cm" svg:y2="7.753cm" draw:start-shape="id35" draw:start-glue-point="11" draw:end-shape="id30" draw:end-glue-point="7" svg:d="m8453 8845 1692-1092">
          <text:p text:style-name="P1"/>
        </draw:connector>
        <draw:connector draw:style-name="gr14" draw:text-style-name="P6" draw:layer="layout" draw:type="line" svg:x1="3.8cm" svg:y1="9.199cm" svg:x2="10cm" svg:y2="7.399cm" draw:start-shape="id34" draw:start-glue-point="10" draw:end-shape="id30" draw:end-glue-point="6" svg:d="m3800 9199 6200-1800">
          <text:p text:style-name="P1"/>
        </draw:connector>
        <draw:connector draw:style-name="gr8" draw:text-style-name="P6" draw:layer="layout" draw:type="line" svg:x1="3.8cm" svg:y1="9.199cm" svg:x2="7.6cm" svg:y2="9.199cm" draw:start-shape="id34" draw:start-glue-point="10" draw:end-shape="id35" draw:end-glue-point="6" svg:d="m3800 9199h3800">
          <text:p text:style-name="P1"/>
        </draw:connector>
        <draw:frame draw:style-name="gr5" draw:text-style-name="P10" draw:layer="layout" svg:width="4cm" svg:height="1.195cm" svg:x="15cm" svg:y="5.805cm">
          <draw:text-box>
            <text:p text:style-name="P1"><text:span text:style-name="T6">Stack:</text:span></text:p>
          </draw:text-box>
        </draw:frame>
        <draw:frame draw:style-name="gr5" draw:text-style-name="P10" draw:layer="layout" svg:width="8cm" svg:height="1.195cm" svg:x="15cm" svg:y="9.605cm">
          <draw:text-box>
            <text:p text:style-name="P1"><text:span text:style-name="T6">Current location:</text:span></text:p>
          </draw:text-box>
        </draw:frame>
        <draw:frame draw:style-name="gr5" draw:text-style-name="P10" draw:layer="layout" svg:width="3.5cm" svg:height="1.195cm" svg:x="15cm" svg:y="11.106cm">
          <draw:text-box>
            <text:p text:style-name="P1"><text:span text:style-name="T6">Circuit:</text:span></text:p>
          </draw:text-box>
        </draw:frame>
        <draw:custom-shape draw:style-name="gr7" draw:text-style-name="P12" draw:layer="layout" svg:width="1cm" svg:height="1cm" svg:x="18.1cm" svg:y="5.9cm">
          <text:p text:style-name="P9"><text:span text:style-name="T8">1</text:span></text:p>
          <draw:enhanced-geometry svg:viewBox="0 0 21600 21600" draw:glue-points="10800 0 3160 3160 0 10800 3160 18440 10800 21600 18440 18440 21600 10800 18440 3160" draw:text-areas="3200 3200 18400 18400" draw:type="ellipse"/>
        </draw:custom-shape>
        <draw:frame draw:style-name="gr16" draw:text-style-name="P14" draw:layer="layout" svg:width="23.5cm" svg:height="2.284cm" svg:x="2.5cm" svg:y="16.638cm">
          <draw:text-box>
            <text:list text:style-name="L6">
              <text:list-item>
                <text:p text:style-name="P11"><text:span text:style-name="T8"><text:s/></text:span><text:span text:style-name="T8">Process node 2 – neigbour of node 4</text:span></text:p>
              </text:list-item>
            </text:list>
            <text:list text:style-name="L6">
              <text:list-item>
                <text:p text:style-name="P11"><text:span text:style-name="T8"><text:s/></text:span><text:span text:style-name="T8">Delete edge between node 2 and node 4</text:span></text:p>
              </text:list-item>
            </text:list>
            <text:list text:style-name="L6">
              <text:list-item>
                <text:p text:style-name="P11"><text:span text:style-name="T8"><text:s/></text:span><text:span text:style-name="T8">Process first neigbour of node 2: Node 5</text:span></text:p>
              </text:list-item>
            </text:list>
          </draw:text-box>
        </draw:frame>
        <draw:custom-shape draw:style-name="gr7" draw:text-style-name="P12" draw:layer="layout" svg:width="1cm" svg:height="1cm" svg:x="19.4cm" svg:y="5.9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3cm" svg:y="9.7cm">
          <text:p text:style-name="P9"><text:span text:style-name="T8">2</text:span></text:p>
          <draw:enhanced-geometry svg:viewBox="0 0 21600 21600" draw:glue-points="10800 0 3160 3160 0 10800 3160 18440 10800 21600 18440 18440 21600 10800 18440 3160" draw:text-areas="3200 3200 18400 18400" draw:type="ellipse"/>
        </draw:custom-shape>
        <presentation:notes draw:style-name="dp2" presentation:use-header-name="hdr1">
          <draw:page-thumbnail draw:style-name="gr2" draw:layer="layout" svg:width="14.848cm" svg:height="11.135cm" svg:x="3.075cm" svg:y="2.257cm" draw:page-number="10" presentation:class="page"/>
          <draw:frame presentation:style-name="pr6" draw:text-style-name="P13" draw:layer="layout" svg:width="16.799cm" svg:height="13.114cm" svg:x="2.1cm" svg:y="14.107cm" presentation:class="notes" presentation:placeholder="true">
            <draw:text-box/>
          </draw:frame>
        </presentation:notes>
      </draw:page>
      <draw:page draw:name="page11" draw:style-name="dp3" draw:master-page-name="Glossy" presentation:presentation-page-layout-name="AL3T11">
        <draw:custom-shape draw:style-name="gr6" draw:text-style-name="P6" draw:layer="layout" svg:width="12cm" svg:height="9.5cm" svg:x="2cm" svg:y="6.1cm">
          <text:p text:style-name="P1"/>
          <draw:enhanced-geometry svg:viewBox="0 0 21600 21600" draw:glue-points="10800 0 0 10800 10800 21600 21600 10800" draw:type="flowchart-process" draw:enhanced-path="M 0 0 L 21600 0 21600 21600 0 21600 0 0 Z N"/>
        </draw:custom-shape>
        <draw:connector draw:style-name="gr14" draw:text-style-name="P6" draw:layer="layout" draw:type="line" svg:x1="10.499cm" svg:y1="7.9cm" svg:x2="9.999cm" svg:y2="13.4cm" draw:start-shape="id37" draw:start-glue-point="8" draw:end-shape="id38" draw:end-glue-point="4" svg:d="m10499 7900-500 5500">
          <text:p text:style-name="P1"/>
        </draw:connector>
        <draw:frame presentation:style-name="pr1" draw:text-style-name="P1" draw:layer="layout" svg:width="25.199cm" svg:height="3.507cm" svg:x="1.301cm" svg:y="0cm" presentation:class="title" presentation:user-transformed="true">
          <draw:text-box>
            <text:p text:style-name="P1">Sample run</text:p>
          </draw:text-box>
        </draw:frame>
        <draw:custom-shape draw:style-name="gr7" draw:text-style-name="P12" draw:id="id41" draw:layer="layout" svg:width="1cm" svg:height="1cm" svg:x="2.8cm" svg:y="8.7cm">
          <text:p text:style-name="P9"><text:span text:style-name="T8">2</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37" draw:layer="layout" svg:width="1cm" svg:height="1cm" svg:x="10cm" svg:y="6.9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11" draw:text-style-name="P12" draw:id="id40" draw:layer="layout" svg:width="1cm" svg:height="1cm" svg:x="3.5cm" svg:y="13.4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38" draw:layer="layout" svg:width="1cm" svg:height="1cm" svg:x="9.5cm" svg:y="13.4cm">
          <text:p text:style-name="P9"><text:span text:style-name="T8">1</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43" draw:layer="layout" svg:width="1cm" svg:height="1cm" svg:x="6cm" svg:y="12.4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42" draw:layer="layout" svg:width="1cm" svg:height="1cm" svg:x="7.6cm" svg:y="8.7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39" draw:layer="layout" svg:width="1cm" svg:height="1cm" svg:x="12cm" svg:y="9.9cm">
          <text:p text:style-name="P9"><text:span text:style-name="T8">3</text:span></text:p>
          <draw:enhanced-geometry svg:viewBox="0 0 21600 21600" draw:glue-points="10800 0 3160 3160 0 10800 3160 18440 10800 21600 18440 18440 21600 10800 18440 3160" draw:text-areas="3200 3200 18400 18400" draw:type="ellipse"/>
        </draw:custom-shape>
        <draw:connector draw:style-name="gr8" draw:text-style-name="P6" draw:layer="layout" draw:type="line" svg:x1="10.853cm" svg:y1="7.753cm" svg:x2="12.145cm" svg:y2="10.045cm" draw:start-shape="id37" draw:start-glue-point="9" draw:end-shape="id39" draw:end-glue-point="5" svg:d="m10853 7753 1292 2292">
          <text:p text:style-name="P1"/>
        </draw:connector>
        <draw:connector draw:style-name="gr13" draw:text-style-name="P6" draw:layer="layout" draw:type="line" svg:x1="4.5cm" svg:y1="13.899cm" svg:x2="9.5cm" svg:y2="13.899cm" draw:start-shape="id40" draw:start-glue-point="10" draw:end-shape="id38" draw:end-glue-point="6" svg:d="m4500 13899h5000">
          <text:p text:style-name="P1"/>
        </draw:connector>
        <draw:connector draw:style-name="gr14" draw:text-style-name="P6" draw:layer="layout" draw:type="line" svg:x1="3.999cm" svg:y1="13.4cm" svg:x2="3.299cm" svg:y2="9.7cm" draw:start-shape="id40" draw:start-glue-point="4" draw:end-shape="id41" draw:end-glue-point="8" svg:d="m3999 13400-700-3700">
          <text:p text:style-name="P1"/>
        </draw:connector>
        <draw:connector draw:style-name="gr8" draw:text-style-name="P6" draw:layer="layout" draw:type="line" svg:x1="4.353cm" svg:y1="13.545cm" svg:x2="7.745cm" svg:y2="9.553cm" draw:start-shape="id40" draw:start-glue-point="11" draw:end-shape="id42" draw:end-glue-point="7" svg:d="m4353 13545 3392-3992">
          <text:p text:style-name="P1"/>
        </draw:connector>
        <draw:connector draw:style-name="gr8" draw:text-style-name="P6" draw:layer="layout" draw:type="line" svg:x1="4.5cm" svg:y1="13.899cm" svg:x2="6cm" svg:y2="12.899cm" draw:start-shape="id40" draw:start-glue-point="10" draw:end-shape="id43" draw:end-glue-point="6" svg:d="m4500 13899 1500-1000">
          <text:p text:style-name="P1"/>
        </draw:connector>
        <draw:connector draw:style-name="gr8" draw:text-style-name="P6" draw:layer="layout" draw:type="line" svg:x1="6.853cm" svg:y1="12.545cm" svg:x2="8.099cm" svg:y2="9.7cm" draw:start-shape="id43" draw:start-glue-point="11" draw:end-shape="id42" draw:end-glue-point="8" svg:d="m6853 12545 1246-2845">
          <text:p text:style-name="P1"/>
        </draw:connector>
        <draw:connector draw:style-name="gr8" draw:text-style-name="P6" draw:layer="layout" draw:type="line" svg:x1="6.145cm" svg:y1="12.545cm" svg:x2="3.653cm" svg:y2="9.553cm" draw:start-shape="id43" draw:start-glue-point="5" draw:end-shape="id41" draw:end-glue-point="9" svg:d="m6145 12545-2492-2992">
          <text:p text:style-name="P1"/>
        </draw:connector>
        <draw:connector draw:style-name="gr8" draw:text-style-name="P6" draw:layer="layout" draw:type="line" svg:x1="7cm" svg:y1="12.899cm" svg:x2="12.145cm" svg:y2="10.753cm" draw:start-shape="id43" draw:start-glue-point="10" draw:end-shape="id39" draw:end-glue-point="7" svg:d="m7000 12899 5145-2146">
          <text:p text:style-name="P1"/>
        </draw:connector>
        <draw:connector draw:style-name="gr9" draw:text-style-name="P6" draw:layer="layout" draw:type="line" svg:x1="8.453cm" svg:y1="8.845cm" svg:x2="10.145cm" svg:y2="7.753cm" draw:start-shape="id42" draw:start-glue-point="11" draw:end-shape="id37" draw:end-glue-point="7" svg:d="m8453 8845 1692-1092">
          <text:p text:style-name="P1"/>
        </draw:connector>
        <draw:connector draw:style-name="gr14" draw:text-style-name="P6" draw:layer="layout" draw:type="line" svg:x1="3.8cm" svg:y1="9.199cm" svg:x2="10cm" svg:y2="7.399cm" draw:start-shape="id41" draw:start-glue-point="10" draw:end-shape="id37" draw:end-glue-point="6" svg:d="m3800 9199 6200-1800">
          <text:p text:style-name="P1"/>
        </draw:connector>
        <draw:connector draw:style-name="gr8" draw:text-style-name="P6" draw:layer="layout" draw:type="line" svg:x1="3.8cm" svg:y1="9.199cm" svg:x2="7.6cm" svg:y2="9.199cm" draw:start-shape="id41" draw:start-glue-point="10" draw:end-shape="id42" draw:end-glue-point="6" svg:d="m3800 9199h3800">
          <text:p text:style-name="P1"/>
        </draw:connector>
        <draw:frame draw:style-name="gr5" draw:text-style-name="P10" draw:layer="layout" svg:width="4cm" svg:height="1.195cm" svg:x="15cm" svg:y="5.805cm">
          <draw:text-box>
            <text:p text:style-name="P1"><text:span text:style-name="T6">Stack:</text:span></text:p>
          </draw:text-box>
        </draw:frame>
        <draw:frame draw:style-name="gr5" draw:text-style-name="P10" draw:layer="layout" svg:width="8cm" svg:height="1.195cm" svg:x="15cm" svg:y="9.605cm">
          <draw:text-box>
            <text:p text:style-name="P1"><text:span text:style-name="T6">Current location:</text:span></text:p>
          </draw:text-box>
        </draw:frame>
        <draw:frame draw:style-name="gr5" draw:text-style-name="P10" draw:layer="layout" svg:width="3.5cm" svg:height="1.195cm" svg:x="15cm" svg:y="11.106cm">
          <draw:text-box>
            <text:p text:style-name="P1"><text:span text:style-name="T6">Circuit:</text:span></text:p>
          </draw:text-box>
        </draw:frame>
        <draw:custom-shape draw:style-name="gr7" draw:text-style-name="P12" draw:layer="layout" svg:width="1cm" svg:height="1cm" svg:x="18.1cm" svg:y="5.9cm">
          <text:p text:style-name="P9"><text:span text:style-name="T8">1</text:span></text:p>
          <draw:enhanced-geometry svg:viewBox="0 0 21600 21600" draw:glue-points="10800 0 3160 3160 0 10800 3160 18440 10800 21600 18440 18440 21600 10800 18440 3160" draw:text-areas="3200 3200 18400 18400" draw:type="ellipse"/>
        </draw:custom-shape>
        <draw:frame draw:style-name="gr17" draw:text-style-name="P14" draw:layer="layout" svg:width="23.5cm" svg:height="2.284cm" svg:x="2.5cm" svg:y="16.638cm">
          <draw:text-box>
            <text:list text:style-name="L6">
              <text:list-item>
                <text:p text:style-name="P11"><text:span text:style-name="T8"><text:s/></text:span><text:span text:style-name="T8">Process node 5 – neigbour of node 2</text:span></text:p>
              </text:list-item>
            </text:list>
            <text:list text:style-name="L6">
              <text:list-item>
                <text:p text:style-name="P11"><text:span text:style-name="T8"><text:s/></text:span><text:span text:style-name="T8">Delete edge between node 5 and node 2</text:span></text:p>
              </text:list-item>
            </text:list>
            <text:list text:style-name="L6">
              <text:list-item>
                <text:p text:style-name="P11"><text:span text:style-name="T8"><text:s/></text:span><text:span text:style-name="T8">Process first neigbour of node 5: Node 1</text:span></text:p>
              </text:list-item>
            </text:list>
          </draw:text-box>
        </draw:frame>
        <draw:custom-shape draw:style-name="gr7" draw:text-style-name="P12" draw:layer="layout" svg:width="1cm" svg:height="1cm" svg:x="19.4cm" svg:y="5.9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0.7cm" svg:y="5.9cm">
          <text:p text:style-name="P9"><text:span text:style-name="T8">2</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7" draw:text-style-name="P12" draw:layer="layout" svg:width="1cm" svg:height="1cm" svg:x="22.3cm" svg:y="9.7cm">
          <text:p text:style-name="P9"><text:span text:style-name="T8">5</text:span></text:p>
          <draw:enhanced-geometry svg:viewBox="0 0 21600 21600" draw:glue-points="10800 0 3160 3160 0 10800 3160 18440 10800 21600 18440 18440 21600 10800 18440 3160" draw:text-areas="3200 3200 18400 18400" draw:type="ellipse"/>
        </draw:custom-shape>
        <presentation:notes draw:style-name="dp2" presentation:use-header-name="hdr1">
          <draw:page-thumbnail draw:style-name="gr2" draw:layer="layout" svg:width="14.848cm" svg:height="11.135cm" svg:x="3.075cm" svg:y="2.257cm" draw:page-number="11" presentation:class="page"/>
          <draw:frame presentation:style-name="pr6" draw:text-style-name="P13" draw:layer="layout" svg:width="16.799cm" svg:height="13.114cm" svg:x="2.1cm" svg:y="14.107cm" presentation:class="notes" presentation:placeholder="true">
            <draw:text-box/>
          </draw:frame>
        </presentation:notes>
      </draw:page>
      <draw:page draw:name="page12" draw:style-name="dp3" draw:master-page-name="Glossy" presentation:presentation-page-layout-name="AL3T11">
        <draw:custom-shape draw:style-name="gr6" draw:text-style-name="P6" draw:layer="layout" svg:width="12cm" svg:height="9.5cm" svg:x="2cm" svg:y="6.1cm">
          <text:p text:style-name="P1"/>
          <draw:enhanced-geometry svg:viewBox="0 0 21600 21600" draw:glue-points="10800 0 0 10800 10800 21600 21600 10800" draw:type="flowchart-process" draw:enhanced-path="M 0 0 L 21600 0 21600 21600 0 21600 0 0 Z N"/>
        </draw:custom-shape>
        <draw:connector draw:style-name="gr14" draw:text-style-name="P6" draw:layer="layout" draw:type="line" svg:x1="10.499cm" svg:y1="7.9cm" svg:x2="9.999cm" svg:y2="13.4cm" draw:start-shape="id44" draw:start-glue-point="8" draw:end-shape="id45" draw:end-glue-point="4" svg:d="m10499 7900-500 5500">
          <text:p text:style-name="P1"/>
        </draw:connector>
        <draw:frame presentation:style-name="pr1" draw:text-style-name="P1" draw:layer="layout" svg:width="25.199cm" svg:height="3.507cm" svg:x="1.301cm" svg:y="0cm" presentation:class="title" presentation:user-transformed="true">
          <draw:text-box>
            <text:p text:style-name="P1">Sample run</text:p>
          </draw:text-box>
        </draw:frame>
        <draw:custom-shape draw:style-name="gr7" draw:text-style-name="P12" draw:id="id48" draw:layer="layout" svg:width="1cm" svg:height="1cm" svg:x="2.8cm" svg:y="8.7cm">
          <text:p text:style-name="P9"><text:span text:style-name="T8">2</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44" draw:layer="layout" svg:width="1cm" svg:height="1cm" svg:x="10cm" svg:y="6.9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47" draw:layer="layout" svg:width="1cm" svg:height="1cm" svg:x="3.5cm" svg:y="13.4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11" draw:text-style-name="P12" draw:id="id45" draw:layer="layout" svg:width="1cm" svg:height="1cm" svg:x="9.5cm" svg:y="13.4cm">
          <text:p text:style-name="P9"><text:span text:style-name="T8">1</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50" draw:layer="layout" svg:width="1cm" svg:height="1cm" svg:x="6cm" svg:y="12.4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49" draw:layer="layout" svg:width="1cm" svg:height="1cm" svg:x="7.6cm" svg:y="8.7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46" draw:layer="layout" svg:width="1cm" svg:height="1cm" svg:x="12cm" svg:y="9.9cm">
          <text:p text:style-name="P9"><text:span text:style-name="T8">3</text:span></text:p>
          <draw:enhanced-geometry svg:viewBox="0 0 21600 21600" draw:glue-points="10800 0 3160 3160 0 10800 3160 18440 10800 21600 18440 18440 21600 10800 18440 3160" draw:text-areas="3200 3200 18400 18400" draw:type="ellipse"/>
        </draw:custom-shape>
        <draw:connector draw:style-name="gr8" draw:text-style-name="P6" draw:layer="layout" draw:type="line" svg:x1="10.853cm" svg:y1="7.753cm" svg:x2="12.145cm" svg:y2="10.045cm" draw:start-shape="id44" draw:start-glue-point="9" draw:end-shape="id46" draw:end-glue-point="5" svg:d="m10853 7753 1292 2292">
          <text:p text:style-name="P1"/>
        </draw:connector>
        <draw:connector draw:style-name="gr14" draw:text-style-name="P6" draw:layer="layout" draw:type="line" svg:x1="4.5cm" svg:y1="13.899cm" svg:x2="9.5cm" svg:y2="13.899cm" draw:start-shape="id47" draw:start-glue-point="10" draw:end-shape="id45" draw:end-glue-point="6" svg:d="m4500 13899h5000">
          <text:p text:style-name="P1"/>
        </draw:connector>
        <draw:connector draw:style-name="gr14" draw:text-style-name="P6" draw:layer="layout" draw:type="line" svg:x1="3.999cm" svg:y1="13.4cm" svg:x2="3.299cm" svg:y2="9.7cm" draw:start-shape="id47" draw:start-glue-point="4" draw:end-shape="id48" draw:end-glue-point="8" svg:d="m3999 13400-700-3700">
          <text:p text:style-name="P1"/>
        </draw:connector>
        <draw:connector draw:style-name="gr8" draw:text-style-name="P6" draw:layer="layout" draw:type="line" svg:x1="4.353cm" svg:y1="13.545cm" svg:x2="7.745cm" svg:y2="9.553cm" draw:start-shape="id47" draw:start-glue-point="11" draw:end-shape="id49" draw:end-glue-point="7" svg:d="m4353 13545 3392-3992">
          <text:p text:style-name="P1"/>
        </draw:connector>
        <draw:connector draw:style-name="gr8" draw:text-style-name="P6" draw:layer="layout" draw:type="line" svg:x1="4.5cm" svg:y1="13.899cm" svg:x2="6cm" svg:y2="12.899cm" draw:start-shape="id47" draw:start-glue-point="10" draw:end-shape="id50" draw:end-glue-point="6" svg:d="m4500 13899 1500-1000">
          <text:p text:style-name="P1"/>
        </draw:connector>
        <draw:connector draw:style-name="gr8" draw:text-style-name="P6" draw:layer="layout" draw:type="line" svg:x1="6.853cm" svg:y1="12.545cm" svg:x2="8.099cm" svg:y2="9.7cm" draw:start-shape="id50" draw:start-glue-point="11" draw:end-shape="id49" draw:end-glue-point="8" svg:d="m6853 12545 1246-2845">
          <text:p text:style-name="P1"/>
        </draw:connector>
        <draw:connector draw:style-name="gr8" draw:text-style-name="P6" draw:layer="layout" draw:type="line" svg:x1="6.145cm" svg:y1="12.545cm" svg:x2="3.653cm" svg:y2="9.553cm" draw:start-shape="id50" draw:start-glue-point="5" draw:end-shape="id48" draw:end-glue-point="9" svg:d="m6145 12545-2492-2992">
          <text:p text:style-name="P1"/>
        </draw:connector>
        <draw:connector draw:style-name="gr8" draw:text-style-name="P6" draw:layer="layout" draw:type="line" svg:x1="7cm" svg:y1="12.899cm" svg:x2="12.145cm" svg:y2="10.753cm" draw:start-shape="id50" draw:start-glue-point="10" draw:end-shape="id46" draw:end-glue-point="7" svg:d="m7000 12899 5145-2146">
          <text:p text:style-name="P1"/>
        </draw:connector>
        <draw:connector draw:style-name="gr9" draw:text-style-name="P6" draw:layer="layout" draw:type="line" svg:x1="8.453cm" svg:y1="8.845cm" svg:x2="10.145cm" svg:y2="7.753cm" draw:start-shape="id49" draw:start-glue-point="11" draw:end-shape="id44" draw:end-glue-point="7" svg:d="m8453 8845 1692-1092">
          <text:p text:style-name="P1"/>
        </draw:connector>
        <draw:connector draw:style-name="gr14" draw:text-style-name="P6" draw:layer="layout" draw:type="line" svg:x1="3.8cm" svg:y1="9.199cm" svg:x2="10cm" svg:y2="7.399cm" draw:start-shape="id48" draw:start-glue-point="10" draw:end-shape="id44" draw:end-glue-point="6" svg:d="m3800 9199 6200-1800">
          <text:p text:style-name="P1"/>
        </draw:connector>
        <draw:connector draw:style-name="gr8" draw:text-style-name="P6" draw:layer="layout" draw:type="line" svg:x1="3.8cm" svg:y1="9.199cm" svg:x2="7.6cm" svg:y2="9.199cm" draw:start-shape="id48" draw:start-glue-point="10" draw:end-shape="id49" draw:end-glue-point="6" svg:d="m3800 9199h3800">
          <text:p text:style-name="P1"/>
        </draw:connector>
        <draw:frame draw:style-name="gr5" draw:text-style-name="P10" draw:layer="layout" svg:width="4cm" svg:height="1.195cm" svg:x="15cm" svg:y="5.805cm">
          <draw:text-box>
            <text:p text:style-name="P1"><text:span text:style-name="T6">Stack:</text:span></text:p>
          </draw:text-box>
        </draw:frame>
        <draw:frame draw:style-name="gr5" draw:text-style-name="P10" draw:layer="layout" svg:width="8cm" svg:height="1.195cm" svg:x="15cm" svg:y="9.605cm">
          <draw:text-box>
            <text:p text:style-name="P1"><text:span text:style-name="T6">Current location:</text:span></text:p>
          </draw:text-box>
        </draw:frame>
        <draw:frame draw:style-name="gr5" draw:text-style-name="P10" draw:layer="layout" svg:width="3.5cm" svg:height="1.195cm" svg:x="15cm" svg:y="11.106cm">
          <draw:text-box>
            <text:p text:style-name="P1"><text:span text:style-name="T6">Circuit:</text:span></text:p>
          </draw:text-box>
        </draw:frame>
        <draw:custom-shape draw:style-name="gr7" draw:text-style-name="P12" draw:layer="layout" svg:width="1cm" svg:height="1cm" svg:x="18.1cm" svg:y="5.9cm">
          <text:p text:style-name="P9"><text:span text:style-name="T8">1</text:span></text:p>
          <draw:enhanced-geometry svg:viewBox="0 0 21600 21600" draw:glue-points="10800 0 3160 3160 0 10800 3160 18440 10800 21600 18440 18440 21600 10800 18440 3160" draw:text-areas="3200 3200 18400 18400" draw:type="ellipse"/>
        </draw:custom-shape>
        <draw:frame draw:style-name="gr18" draw:text-style-name="P14" draw:layer="layout" svg:width="23.5cm" svg:height="2.995cm" svg:x="2.5cm" svg:y="16.638cm">
          <draw:text-box>
            <text:list text:style-name="L6">
              <text:list-item>
                <text:p text:style-name="P11"><text:span text:style-name="T8"><text:s/></text:span><text:span text:style-name="T8">Process node 1 – neigbour of node 5</text:span></text:p>
              </text:list-item>
            </text:list>
            <text:list text:style-name="L6">
              <text:list-item>
                <text:p text:style-name="P11"><text:span text:style-name="T8"><text:s/></text:span><text:span text:style-name="T8">Delete edge between node 1 and node 5</text:span></text:p>
              </text:list-item>
            </text:list>
            <text:list text:style-name="L6">
              <text:list-item>
                <text:p text:style-name="P11"><text:span text:style-name="T8"><text:s/></text:span><text:span text:style-name="T8">Node 1 has no more neighbours (and edges)</text:span></text:p>
              </text:list-item>
            </text:list>
            <text:list text:style-name="L6">
              <text:list-item>
                <text:p text:style-name="P11"><text:span text:style-name="T8"><text:s/></text:span><text:span text:style-name="T8">Append node to circuit</text:span></text:p>
              </text:list-item>
            </text:list>
          </draw:text-box>
        </draw:frame>
        <draw:custom-shape draw:style-name="gr7" draw:text-style-name="P12" draw:layer="layout" svg:width="1cm" svg:height="1cm" svg:x="19.4cm" svg:y="5.9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0.7cm" svg:y="5.9cm">
          <text:p text:style-name="P9"><text:span text:style-name="T8">2</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7" draw:text-style-name="P12" draw:layer="layout" svg:width="1cm" svg:height="1cm" svg:x="22.3cm" svg:y="9.7cm">
          <text:p text:style-name="P9"><text:span text:style-name="T8">1</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cm" svg:y="5.9cm">
          <text:p text:style-name="P9"><text:span text:style-name="T8">5</text:span></text:p>
          <draw:enhanced-geometry svg:viewBox="0 0 21600 21600" draw:glue-points="10800 0 3160 3160 0 10800 3160 18440 10800 21600 18440 18440 21600 10800 18440 3160" draw:text-areas="3200 3200 18400 18400" draw:type="ellipse"/>
        </draw:custom-shape>
        <presentation:notes draw:style-name="dp2" presentation:use-header-name="hdr1">
          <draw:page-thumbnail draw:style-name="gr2" draw:layer="layout" svg:width="14.848cm" svg:height="11.135cm" svg:x="3.075cm" svg:y="2.257cm" draw:page-number="12" presentation:class="page"/>
          <draw:frame presentation:style-name="pr6" draw:text-style-name="P13" draw:layer="layout" svg:width="16.799cm" svg:height="13.114cm" svg:x="2.1cm" svg:y="14.107cm" presentation:class="notes" presentation:placeholder="true">
            <draw:text-box/>
          </draw:frame>
        </presentation:notes>
      </draw:page>
      <draw:page draw:name="page13" draw:style-name="dp3" draw:master-page-name="Glossy" presentation:presentation-page-layout-name="AL3T11">
        <draw:custom-shape draw:style-name="gr6" draw:text-style-name="P6" draw:layer="layout" svg:width="12cm" svg:height="9.5cm" svg:x="2cm" svg:y="6.1cm">
          <text:p text:style-name="P1"/>
          <draw:enhanced-geometry svg:viewBox="0 0 21600 21600" draw:glue-points="10800 0 0 10800 10800 21600 21600 10800" draw:type="flowchart-process" draw:enhanced-path="M 0 0 L 21600 0 21600 21600 0 21600 0 0 Z N"/>
        </draw:custom-shape>
        <draw:connector draw:style-name="gr14" draw:text-style-name="P6" draw:layer="layout" draw:type="line" svg:x1="10.499cm" svg:y1="7.9cm" svg:x2="9.999cm" svg:y2="13.4cm" draw:start-shape="id51" draw:start-glue-point="8" draw:end-shape="id52" draw:end-glue-point="4" svg:d="m10499 7900-500 5500">
          <text:p text:style-name="P1"/>
        </draw:connector>
        <draw:frame presentation:style-name="pr1" draw:text-style-name="P1" draw:layer="layout" svg:width="25.199cm" svg:height="3.507cm" svg:x="1.301cm" svg:y="0cm" presentation:class="title" presentation:user-transformed="true">
          <draw:text-box>
            <text:p text:style-name="P1">Sample run</text:p>
          </draw:text-box>
        </draw:frame>
        <draw:custom-shape draw:style-name="gr7" draw:text-style-name="P12" draw:id="id55" draw:layer="layout" svg:width="1cm" svg:height="1cm" svg:x="2.8cm" svg:y="8.7cm">
          <text:p text:style-name="P9"><text:span text:style-name="T8">2</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51" draw:layer="layout" svg:width="1cm" svg:height="1cm" svg:x="10cm" svg:y="6.9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11" draw:text-style-name="P12" draw:id="id54" draw:layer="layout" svg:width="1cm" svg:height="1cm" svg:x="3.5cm" svg:y="13.4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52" draw:layer="layout" svg:width="1cm" svg:height="1cm" svg:x="9.5cm" svg:y="13.4cm">
          <text:p text:style-name="P9"><text:span text:style-name="T8">1</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57" draw:layer="layout" svg:width="1cm" svg:height="1cm" svg:x="6cm" svg:y="12.4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56" draw:layer="layout" svg:width="1cm" svg:height="1cm" svg:x="7.6cm" svg:y="8.7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53" draw:layer="layout" svg:width="1cm" svg:height="1cm" svg:x="12cm" svg:y="9.9cm">
          <text:p text:style-name="P9"><text:span text:style-name="T8">3</text:span></text:p>
          <draw:enhanced-geometry svg:viewBox="0 0 21600 21600" draw:glue-points="10800 0 3160 3160 0 10800 3160 18440 10800 21600 18440 18440 21600 10800 18440 3160" draw:text-areas="3200 3200 18400 18400" draw:type="ellipse"/>
        </draw:custom-shape>
        <draw:connector draw:style-name="gr8" draw:text-style-name="P6" draw:layer="layout" draw:type="line" svg:x1="10.853cm" svg:y1="7.753cm" svg:x2="12.145cm" svg:y2="10.045cm" draw:start-shape="id51" draw:start-glue-point="9" draw:end-shape="id53" draw:end-glue-point="5" svg:d="m10853 7753 1292 2292">
          <text:p text:style-name="P1"/>
        </draw:connector>
        <draw:connector draw:style-name="gr14" draw:text-style-name="P6" draw:layer="layout" draw:type="line" svg:x1="4.5cm" svg:y1="13.899cm" svg:x2="9.5cm" svg:y2="13.899cm" draw:start-shape="id54" draw:start-glue-point="10" draw:end-shape="id52" draw:end-glue-point="6" svg:d="m4500 13899h5000">
          <text:p text:style-name="P1"/>
        </draw:connector>
        <draw:connector draw:style-name="gr14" draw:text-style-name="P6" draw:layer="layout" draw:type="line" svg:x1="3.999cm" svg:y1="13.4cm" svg:x2="3.299cm" svg:y2="9.7cm" draw:start-shape="id54" draw:start-glue-point="4" draw:end-shape="id55" draw:end-glue-point="8" svg:d="m3999 13400-700-3700">
          <text:p text:style-name="P1"/>
        </draw:connector>
        <draw:connector draw:style-name="gr13" draw:text-style-name="P6" draw:layer="layout" draw:type="line" svg:x1="4.353cm" svg:y1="13.545cm" svg:x2="7.745cm" svg:y2="9.553cm" draw:start-shape="id54" draw:start-glue-point="11" draw:end-shape="id56" draw:end-glue-point="7" svg:d="m4353 13545 3392-3992">
          <text:p text:style-name="P1"/>
        </draw:connector>
        <draw:connector draw:style-name="gr8" draw:text-style-name="P6" draw:layer="layout" draw:type="line" svg:x1="4.5cm" svg:y1="13.899cm" svg:x2="6cm" svg:y2="12.899cm" draw:start-shape="id54" draw:start-glue-point="10" draw:end-shape="id57" draw:end-glue-point="6" svg:d="m4500 13899 1500-1000">
          <text:p text:style-name="P1"/>
        </draw:connector>
        <draw:connector draw:style-name="gr8" draw:text-style-name="P6" draw:layer="layout" draw:type="line" svg:x1="6.853cm" svg:y1="12.545cm" svg:x2="8.099cm" svg:y2="9.7cm" draw:start-shape="id57" draw:start-glue-point="11" draw:end-shape="id56" draw:end-glue-point="8" svg:d="m6853 12545 1246-2845">
          <text:p text:style-name="P1"/>
        </draw:connector>
        <draw:connector draw:style-name="gr8" draw:text-style-name="P6" draw:layer="layout" draw:type="line" svg:x1="6.145cm" svg:y1="12.545cm" svg:x2="3.653cm" svg:y2="9.553cm" draw:start-shape="id57" draw:start-glue-point="5" draw:end-shape="id55" draw:end-glue-point="9" svg:d="m6145 12545-2492-2992">
          <text:p text:style-name="P1"/>
        </draw:connector>
        <draw:connector draw:style-name="gr8" draw:text-style-name="P6" draw:layer="layout" draw:type="line" svg:x1="7cm" svg:y1="12.899cm" svg:x2="12.145cm" svg:y2="10.753cm" draw:start-shape="id57" draw:start-glue-point="10" draw:end-shape="id53" draw:end-glue-point="7" svg:d="m7000 12899 5145-2146">
          <text:p text:style-name="P1"/>
        </draw:connector>
        <draw:connector draw:style-name="gr9" draw:text-style-name="P6" draw:layer="layout" draw:type="line" svg:x1="8.453cm" svg:y1="8.845cm" svg:x2="10.145cm" svg:y2="7.753cm" draw:start-shape="id56" draw:start-glue-point="11" draw:end-shape="id51" draw:end-glue-point="7" svg:d="m8453 8845 1692-1092">
          <text:p text:style-name="P1"/>
        </draw:connector>
        <draw:connector draw:style-name="gr14" draw:text-style-name="P6" draw:layer="layout" draw:type="line" svg:x1="3.8cm" svg:y1="9.199cm" svg:x2="10cm" svg:y2="7.399cm" draw:start-shape="id55" draw:start-glue-point="10" draw:end-shape="id51" draw:end-glue-point="6" svg:d="m3800 9199 6200-1800">
          <text:p text:style-name="P1"/>
        </draw:connector>
        <draw:connector draw:style-name="gr8" draw:text-style-name="P6" draw:layer="layout" draw:type="line" svg:x1="3.8cm" svg:y1="9.199cm" svg:x2="7.6cm" svg:y2="9.199cm" draw:start-shape="id55" draw:start-glue-point="10" draw:end-shape="id56" draw:end-glue-point="6" svg:d="m3800 9199h3800">
          <text:p text:style-name="P1"/>
        </draw:connector>
        <draw:frame draw:style-name="gr5" draw:text-style-name="P10" draw:layer="layout" svg:width="4cm" svg:height="1.195cm" svg:x="15cm" svg:y="5.805cm">
          <draw:text-box>
            <text:p text:style-name="P1"><text:span text:style-name="T6">Stack:</text:span></text:p>
          </draw:text-box>
        </draw:frame>
        <draw:frame draw:style-name="gr5" draw:text-style-name="P10" draw:layer="layout" svg:width="8cm" svg:height="1.195cm" svg:x="15cm" svg:y="9.605cm">
          <draw:text-box>
            <text:p text:style-name="P1"><text:span text:style-name="T6">Current location:</text:span></text:p>
          </draw:text-box>
        </draw:frame>
        <draw:frame draw:style-name="gr5" draw:text-style-name="P10" draw:layer="layout" svg:width="3.5cm" svg:height="1.195cm" svg:x="15cm" svg:y="11.106cm">
          <draw:text-box>
            <text:p text:style-name="P1"><text:span text:style-name="T6">Circuit:</text:span></text:p>
          </draw:text-box>
        </draw:frame>
        <draw:custom-shape draw:style-name="gr7" draw:text-style-name="P12" draw:layer="layout" svg:width="1cm" svg:height="1cm" svg:x="18.1cm" svg:y="5.9cm">
          <text:p text:style-name="P9"><text:span text:style-name="T8">1</text:span></text:p>
          <draw:enhanced-geometry svg:viewBox="0 0 21600 21600" draw:glue-points="10800 0 3160 3160 0 10800 3160 18440 10800 21600 18440 18440 21600 10800 18440 3160" draw:text-areas="3200 3200 18400 18400" draw:type="ellipse"/>
        </draw:custom-shape>
        <draw:frame draw:style-name="gr20" draw:text-style-name="P14" draw:layer="layout" svg:width="23.5cm" svg:height="2.284cm" svg:x="2.5cm" svg:y="16.638cm">
          <draw:text-box>
            <text:list text:style-name="L6">
              <text:list-item>
                <text:p text:style-name="P11"><text:span text:style-name="T8"><text:s/></text:span><text:span text:style-name="T8">Append node 1 to circuit </text:span></text:p>
              </text:list-item>
            </text:list>
            <text:list text:style-name="L6">
              <text:list-item>
                <text:p text:style-name="P11"><text:span text:style-name="T8"><text:s/></text:span><text:span text:style-name="T8">Go back to node 5 – last one on stack</text:span></text:p>
              </text:list-item>
            </text:list>
            <text:list text:style-name="L6">
              <text:list-item>
                <text:p text:style-name="P11"><text:span text:style-name="T8"><text:s/></text:span><text:span text:style-name="T8">Process second neigbour of node 5: Node 6</text:span></text:p>
              </text:list-item>
            </text:list>
          </draw:text-box>
        </draw:frame>
        <draw:custom-shape draw:style-name="gr7" draw:text-style-name="P12" draw:layer="layout" svg:width="1cm" svg:height="1cm" svg:x="19.4cm" svg:y="5.9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0.7cm" svg:y="5.9cm">
          <text:p text:style-name="P9"><text:span text:style-name="T8">2</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7" draw:text-style-name="P12" draw:layer="layout" svg:width="1cm" svg:height="1cm" svg:x="18.5cm" svg:y="11.2cm">
          <text:p text:style-name="P9"><text:span text:style-name="T8">1</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3cm" svg:y="9.7cm">
          <text:p text:style-name="P9"><text:span text:style-name="T8">5</text:span></text:p>
          <draw:enhanced-geometry svg:viewBox="0 0 21600 21600" draw:glue-points="10800 0 3160 3160 0 10800 3160 18440 10800 21600 18440 18440 21600 10800 18440 3160" draw:text-areas="3200 3200 18400 18400" draw:type="ellipse"/>
        </draw:custom-shape>
        <presentation:notes draw:style-name="dp2" presentation:use-header-name="hdr1">
          <draw:page-thumbnail draw:style-name="gr2" draw:layer="layout" svg:width="14.848cm" svg:height="11.135cm" svg:x="3.075cm" svg:y="2.257cm" draw:page-number="13" presentation:class="page"/>
          <draw:frame presentation:style-name="pr6" draw:text-style-name="P13" draw:layer="layout" svg:width="16.799cm" svg:height="13.114cm" svg:x="2.1cm" svg:y="14.107cm" presentation:class="notes" presentation:placeholder="true">
            <draw:text-box/>
          </draw:frame>
        </presentation:notes>
      </draw:page>
      <draw:page draw:name="page14" draw:style-name="dp3" draw:master-page-name="Glossy" presentation:presentation-page-layout-name="AL3T11">
        <draw:custom-shape draw:style-name="gr6" draw:text-style-name="P6" draw:layer="layout" svg:width="12cm" svg:height="9.5cm" svg:x="2cm" svg:y="6.1cm">
          <text:p text:style-name="P1"/>
          <draw:enhanced-geometry svg:viewBox="0 0 21600 21600" draw:glue-points="10800 0 0 10800 10800 21600 21600 10800" draw:type="flowchart-process" draw:enhanced-path="M 0 0 L 21600 0 21600 21600 0 21600 0 0 Z N"/>
        </draw:custom-shape>
        <draw:connector draw:style-name="gr14" draw:text-style-name="P6" draw:layer="layout" draw:type="line" svg:x1="10.499cm" svg:y1="7.9cm" svg:x2="9.999cm" svg:y2="13.4cm" draw:start-shape="id58" draw:start-glue-point="8" draw:end-shape="id59" draw:end-glue-point="4" svg:d="m10499 7900-500 5500">
          <text:p text:style-name="P1"/>
        </draw:connector>
        <draw:frame presentation:style-name="pr1" draw:text-style-name="P1" draw:layer="layout" svg:width="25.199cm" svg:height="3.507cm" svg:x="1.301cm" svg:y="0cm" presentation:class="title" presentation:user-transformed="true">
          <draw:text-box>
            <text:p text:style-name="P1">Sample run</text:p>
          </draw:text-box>
        </draw:frame>
        <draw:custom-shape draw:style-name="gr7" draw:text-style-name="P12" draw:id="id62" draw:layer="layout" svg:width="1cm" svg:height="1cm" svg:x="2.8cm" svg:y="8.7cm">
          <text:p text:style-name="P9"><text:span text:style-name="T8">2</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58" draw:layer="layout" svg:width="1cm" svg:height="1cm" svg:x="10cm" svg:y="6.9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61" draw:layer="layout" svg:width="1cm" svg:height="1cm" svg:x="3.5cm" svg:y="13.4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59" draw:layer="layout" svg:width="1cm" svg:height="1cm" svg:x="9.5cm" svg:y="13.4cm">
          <text:p text:style-name="P9"><text:span text:style-name="T8">1</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64" draw:layer="layout" svg:width="1cm" svg:height="1cm" svg:x="6cm" svg:y="12.4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11" draw:text-style-name="P12" draw:id="id63" draw:layer="layout" svg:width="1cm" svg:height="1cm" svg:x="7.6cm" svg:y="8.7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60" draw:layer="layout" svg:width="1cm" svg:height="1cm" svg:x="12cm" svg:y="9.9cm">
          <text:p text:style-name="P9"><text:span text:style-name="T8">3</text:span></text:p>
          <draw:enhanced-geometry svg:viewBox="0 0 21600 21600" draw:glue-points="10800 0 3160 3160 0 10800 3160 18440 10800 21600 18440 18440 21600 10800 18440 3160" draw:text-areas="3200 3200 18400 18400" draw:type="ellipse"/>
        </draw:custom-shape>
        <draw:connector draw:style-name="gr8" draw:text-style-name="P6" draw:layer="layout" draw:type="line" svg:x1="10.853cm" svg:y1="7.753cm" svg:x2="12.145cm" svg:y2="10.045cm" draw:start-shape="id58" draw:start-glue-point="9" draw:end-shape="id60" draw:end-glue-point="5" svg:d="m10853 7753 1292 2292">
          <text:p text:style-name="P1"/>
        </draw:connector>
        <draw:connector draw:style-name="gr14" draw:text-style-name="P6" draw:layer="layout" draw:type="line" svg:x1="4.5cm" svg:y1="13.899cm" svg:x2="9.5cm" svg:y2="13.899cm" draw:start-shape="id61" draw:start-glue-point="10" draw:end-shape="id59" draw:end-glue-point="6" svg:d="m4500 13899h5000">
          <text:p text:style-name="P1"/>
        </draw:connector>
        <draw:connector draw:style-name="gr14" draw:text-style-name="P6" draw:layer="layout" draw:type="line" svg:x1="3.999cm" svg:y1="13.4cm" svg:x2="3.299cm" svg:y2="9.7cm" draw:start-shape="id61" draw:start-glue-point="4" draw:end-shape="id62" draw:end-glue-point="8" svg:d="m3999 13400-700-3700">
          <text:p text:style-name="P1"/>
        </draw:connector>
        <draw:connector draw:style-name="gr14" draw:text-style-name="P6" draw:layer="layout" draw:type="line" svg:x1="4.353cm" svg:y1="13.545cm" svg:x2="7.745cm" svg:y2="9.553cm" draw:start-shape="id61" draw:start-glue-point="11" draw:end-shape="id63" draw:end-glue-point="7" svg:d="m4353 13545 3392-3992">
          <text:p text:style-name="P1"/>
        </draw:connector>
        <draw:connector draw:style-name="gr8" draw:text-style-name="P6" draw:layer="layout" draw:type="line" svg:x1="4.5cm" svg:y1="13.899cm" svg:x2="6cm" svg:y2="12.899cm" draw:start-shape="id61" draw:start-glue-point="10" draw:end-shape="id64" draw:end-glue-point="6" svg:d="m4500 13899 1500-1000">
          <text:p text:style-name="P1"/>
        </draw:connector>
        <draw:connector draw:style-name="gr8" draw:text-style-name="P6" draw:layer="layout" draw:type="line" svg:x1="6.853cm" svg:y1="12.545cm" svg:x2="8.099cm" svg:y2="9.7cm" draw:start-shape="id64" draw:start-glue-point="11" draw:end-shape="id63" draw:end-glue-point="8" svg:d="m6853 12545 1246-2845">
          <text:p text:style-name="P1"/>
        </draw:connector>
        <draw:connector draw:style-name="gr8" draw:text-style-name="P6" draw:layer="layout" draw:type="line" svg:x1="6.145cm" svg:y1="12.545cm" svg:x2="3.653cm" svg:y2="9.553cm" draw:start-shape="id64" draw:start-glue-point="5" draw:end-shape="id62" draw:end-glue-point="9" svg:d="m6145 12545-2492-2992">
          <text:p text:style-name="P1"/>
        </draw:connector>
        <draw:connector draw:style-name="gr8" draw:text-style-name="P6" draw:layer="layout" draw:type="line" svg:x1="7cm" svg:y1="12.899cm" svg:x2="12.145cm" svg:y2="10.753cm" draw:start-shape="id64" draw:start-glue-point="10" draw:end-shape="id60" draw:end-glue-point="7" svg:d="m7000 12899 5145-2146">
          <text:p text:style-name="P1"/>
        </draw:connector>
        <draw:connector draw:style-name="gr9" draw:text-style-name="P6" draw:layer="layout" draw:type="line" svg:x1="8.453cm" svg:y1="8.845cm" svg:x2="10.145cm" svg:y2="7.753cm" draw:start-shape="id63" draw:start-glue-point="11" draw:end-shape="id58" draw:end-glue-point="7" svg:d="m8453 8845 1692-1092">
          <text:p text:style-name="P1"/>
        </draw:connector>
        <draw:connector draw:style-name="gr14" draw:text-style-name="P6" draw:layer="layout" draw:type="line" svg:x1="3.8cm" svg:y1="9.199cm" svg:x2="10cm" svg:y2="7.399cm" draw:start-shape="id62" draw:start-glue-point="10" draw:end-shape="id58" draw:end-glue-point="6" svg:d="m3800 9199 6200-1800">
          <text:p text:style-name="P1"/>
        </draw:connector>
        <draw:connector draw:style-name="gr13" draw:text-style-name="P6" draw:layer="layout" draw:type="line" svg:x1="3.8cm" svg:y1="9.199cm" svg:x2="7.6cm" svg:y2="9.199cm" draw:start-shape="id62" draw:start-glue-point="10" draw:end-shape="id63" draw:end-glue-point="6" svg:d="m3800 9199h3800">
          <text:p text:style-name="P1"/>
        </draw:connector>
        <draw:frame draw:style-name="gr5" draw:text-style-name="P10" draw:layer="layout" svg:width="4cm" svg:height="1.195cm" svg:x="15cm" svg:y="5.805cm">
          <draw:text-box>
            <text:p text:style-name="P1"><text:span text:style-name="T6">Stack:</text:span></text:p>
          </draw:text-box>
        </draw:frame>
        <draw:frame draw:style-name="gr5" draw:text-style-name="P10" draw:layer="layout" svg:width="8cm" svg:height="1.195cm" svg:x="15cm" svg:y="9.605cm">
          <draw:text-box>
            <text:p text:style-name="P1"><text:span text:style-name="T6">Current location:</text:span></text:p>
          </draw:text-box>
        </draw:frame>
        <draw:frame draw:style-name="gr5" draw:text-style-name="P10" draw:layer="layout" svg:width="3.5cm" svg:height="1.195cm" svg:x="15cm" svg:y="11.106cm">
          <draw:text-box>
            <text:p text:style-name="P1"><text:span text:style-name="T6">Circuit:</text:span></text:p>
          </draw:text-box>
        </draw:frame>
        <draw:custom-shape draw:style-name="gr7" draw:text-style-name="P12" draw:layer="layout" svg:width="1cm" svg:height="1cm" svg:x="18.1cm" svg:y="5.9cm">
          <text:p text:style-name="P9"><text:span text:style-name="T8">1</text:span></text:p>
          <draw:enhanced-geometry svg:viewBox="0 0 21600 21600" draw:glue-points="10800 0 3160 3160 0 10800 3160 18440 10800 21600 18440 18440 21600 10800 18440 3160" draw:text-areas="3200 3200 18400 18400" draw:type="ellipse"/>
        </draw:custom-shape>
        <draw:frame draw:style-name="gr21" draw:text-style-name="P14" draw:layer="layout" svg:width="23.5cm" svg:height="2.284cm" svg:x="2.5cm" svg:y="16.638cm">
          <draw:text-box>
            <text:list text:style-name="L6">
              <text:list-item>
                <text:p text:style-name="P11"><text:span text:style-name="T8"><text:s/></text:span><text:span text:style-name="T8">Process node 6 – neigbour of node 5</text:span></text:p>
              </text:list-item>
            </text:list>
            <text:list text:style-name="L6">
              <text:list-item>
                <text:p text:style-name="P11"><text:span text:style-name="T8"><text:s/></text:span><text:span text:style-name="T8">Delete edge between node 6 and node 5</text:span></text:p>
              </text:list-item>
            </text:list>
            <text:list text:style-name="L6">
              <text:list-item>
                <text:p text:style-name="P11"><text:span text:style-name="T8"><text:s/></text:span><text:span text:style-name="T8">Process first neigbour of node 6: Node 2</text:span></text:p>
              </text:list-item>
            </text:list>
          </draw:text-box>
        </draw:frame>
        <draw:custom-shape draw:style-name="gr7" draw:text-style-name="P12" draw:layer="layout" svg:width="1cm" svg:height="1cm" svg:x="19.4cm" svg:y="5.9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0.7cm" svg:y="5.9cm">
          <text:p text:style-name="P9"><text:span text:style-name="T8">2</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7" draw:text-style-name="P12" draw:layer="layout" svg:width="1cm" svg:height="1cm" svg:x="18.5cm" svg:y="11.2cm">
          <text:p text:style-name="P9"><text:span text:style-name="T8">1</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cm" svg:y="5.9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3cm" svg:y="9.7cm">
          <text:p text:style-name="P9"><text:span text:style-name="T8">6</text:span></text:p>
          <draw:enhanced-geometry svg:viewBox="0 0 21600 21600" draw:glue-points="10800 0 3160 3160 0 10800 3160 18440 10800 21600 18440 18440 21600 10800 18440 3160" draw:text-areas="3200 3200 18400 18400" draw:type="ellipse"/>
        </draw:custom-shape>
        <presentation:notes draw:style-name="dp2" presentation:use-header-name="hdr1">
          <draw:page-thumbnail draw:style-name="gr2" draw:layer="layout" svg:width="14.848cm" svg:height="11.135cm" svg:x="3.075cm" svg:y="2.257cm" draw:page-number="14" presentation:class="page"/>
          <draw:frame presentation:style-name="pr6" draw:text-style-name="P13" draw:layer="layout" svg:width="16.799cm" svg:height="13.114cm" svg:x="2.1cm" svg:y="14.107cm" presentation:class="notes" presentation:placeholder="true">
            <draw:text-box/>
          </draw:frame>
        </presentation:notes>
      </draw:page>
      <draw:page draw:name="page15" draw:style-name="dp3" draw:master-page-name="Glossy" presentation:presentation-page-layout-name="AL3T11">
        <draw:custom-shape draw:style-name="gr6" draw:text-style-name="P6" draw:layer="layout" svg:width="12cm" svg:height="9.5cm" svg:x="2cm" svg:y="6.1cm">
          <text:p text:style-name="P1"/>
          <draw:enhanced-geometry svg:viewBox="0 0 21600 21600" draw:glue-points="10800 0 0 10800 10800 21600 21600 10800" draw:type="flowchart-process" draw:enhanced-path="M 0 0 L 21600 0 21600 21600 0 21600 0 0 Z N"/>
        </draw:custom-shape>
        <draw:connector draw:style-name="gr14" draw:text-style-name="P6" draw:layer="layout" draw:type="line" svg:x1="10.499cm" svg:y1="7.9cm" svg:x2="9.999cm" svg:y2="13.4cm" draw:start-shape="id65" draw:start-glue-point="8" draw:end-shape="id66" draw:end-glue-point="4" svg:d="m10499 7900-500 5500">
          <text:p text:style-name="P1"/>
        </draw:connector>
        <draw:frame presentation:style-name="pr1" draw:text-style-name="P1" draw:layer="layout" svg:width="25.199cm" svg:height="3.507cm" svg:x="1.301cm" svg:y="0cm" presentation:class="title" presentation:user-transformed="true">
          <draw:text-box>
            <text:p text:style-name="P1">Sample run</text:p>
          </draw:text-box>
        </draw:frame>
        <draw:custom-shape draw:style-name="gr11" draw:text-style-name="P12" draw:id="id69" draw:layer="layout" svg:width="1cm" svg:height="1cm" svg:x="2.8cm" svg:y="8.7cm">
          <text:p text:style-name="P9"><text:span text:style-name="T8">2</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65" draw:layer="layout" svg:width="1cm" svg:height="1cm" svg:x="10cm" svg:y="6.9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68" draw:layer="layout" svg:width="1cm" svg:height="1cm" svg:x="3.5cm" svg:y="13.4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66" draw:layer="layout" svg:width="1cm" svg:height="1cm" svg:x="9.5cm" svg:y="13.4cm">
          <text:p text:style-name="P9"><text:span text:style-name="T8">1</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71" draw:layer="layout" svg:width="1cm" svg:height="1cm" svg:x="6cm" svg:y="12.4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70" draw:layer="layout" svg:width="1cm" svg:height="1cm" svg:x="7.6cm" svg:y="8.7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67" draw:layer="layout" svg:width="1cm" svg:height="1cm" svg:x="12cm" svg:y="9.9cm">
          <text:p text:style-name="P9"><text:span text:style-name="T8">3</text:span></text:p>
          <draw:enhanced-geometry svg:viewBox="0 0 21600 21600" draw:glue-points="10800 0 3160 3160 0 10800 3160 18440 10800 21600 18440 18440 21600 10800 18440 3160" draw:text-areas="3200 3200 18400 18400" draw:type="ellipse"/>
        </draw:custom-shape>
        <draw:connector draw:style-name="gr8" draw:text-style-name="P6" draw:layer="layout" draw:type="line" svg:x1="10.853cm" svg:y1="7.753cm" svg:x2="12.145cm" svg:y2="10.045cm" draw:start-shape="id65" draw:start-glue-point="9" draw:end-shape="id67" draw:end-glue-point="5" svg:d="m10853 7753 1292 2292">
          <text:p text:style-name="P1"/>
        </draw:connector>
        <draw:connector draw:style-name="gr14" draw:text-style-name="P6" draw:layer="layout" draw:type="line" svg:x1="4.5cm" svg:y1="13.899cm" svg:x2="9.5cm" svg:y2="13.899cm" draw:start-shape="id68" draw:start-glue-point="10" draw:end-shape="id66" draw:end-glue-point="6" svg:d="m4500 13899h5000">
          <text:p text:style-name="P1"/>
        </draw:connector>
        <draw:connector draw:style-name="gr14" draw:text-style-name="P6" draw:layer="layout" draw:type="line" svg:x1="3.999cm" svg:y1="13.4cm" svg:x2="3.299cm" svg:y2="9.7cm" draw:start-shape="id68" draw:start-glue-point="4" draw:end-shape="id69" draw:end-glue-point="8" svg:d="m3999 13400-700-3700">
          <text:p text:style-name="P1"/>
        </draw:connector>
        <draw:connector draw:style-name="gr14" draw:text-style-name="P6" draw:layer="layout" draw:type="line" svg:x1="4.353cm" svg:y1="13.545cm" svg:x2="7.745cm" svg:y2="9.553cm" draw:start-shape="id68" draw:start-glue-point="11" draw:end-shape="id70" draw:end-glue-point="7" svg:d="m4353 13545 3392-3992">
          <text:p text:style-name="P1"/>
        </draw:connector>
        <draw:connector draw:style-name="gr8" draw:text-style-name="P6" draw:layer="layout" draw:type="line" svg:x1="4.5cm" svg:y1="13.899cm" svg:x2="6cm" svg:y2="12.899cm" draw:start-shape="id68" draw:start-glue-point="10" draw:end-shape="id71" draw:end-glue-point="6" svg:d="m4500 13899 1500-1000">
          <text:p text:style-name="P1"/>
        </draw:connector>
        <draw:connector draw:style-name="gr8" draw:text-style-name="P6" draw:layer="layout" draw:type="line" svg:x1="6.853cm" svg:y1="12.545cm" svg:x2="8.099cm" svg:y2="9.7cm" draw:start-shape="id71" draw:start-glue-point="11" draw:end-shape="id70" draw:end-glue-point="8" svg:d="m6853 12545 1246-2845">
          <text:p text:style-name="P1"/>
        </draw:connector>
        <draw:connector draw:style-name="gr13" draw:text-style-name="P6" draw:layer="layout" draw:type="line" svg:x1="6.145cm" svg:y1="12.545cm" svg:x2="3.653cm" svg:y2="9.553cm" draw:start-shape="id71" draw:start-glue-point="5" draw:end-shape="id69" draw:end-glue-point="9" svg:d="m6145 12545-2492-2992">
          <text:p text:style-name="P1"/>
        </draw:connector>
        <draw:connector draw:style-name="gr8" draw:text-style-name="P6" draw:layer="layout" draw:type="line" svg:x1="7cm" svg:y1="12.899cm" svg:x2="12.145cm" svg:y2="10.753cm" draw:start-shape="id71" draw:start-glue-point="10" draw:end-shape="id67" draw:end-glue-point="7" svg:d="m7000 12899 5145-2146">
          <text:p text:style-name="P1"/>
        </draw:connector>
        <draw:connector draw:style-name="gr9" draw:text-style-name="P6" draw:layer="layout" draw:type="line" svg:x1="8.453cm" svg:y1="8.845cm" svg:x2="10.145cm" svg:y2="7.753cm" draw:start-shape="id70" draw:start-glue-point="11" draw:end-shape="id65" draw:end-glue-point="7" svg:d="m8453 8845 1692-1092">
          <text:p text:style-name="P1"/>
        </draw:connector>
        <draw:connector draw:style-name="gr14" draw:text-style-name="P6" draw:layer="layout" draw:type="line" svg:x1="3.8cm" svg:y1="9.199cm" svg:x2="10cm" svg:y2="7.399cm" draw:start-shape="id69" draw:start-glue-point="10" draw:end-shape="id65" draw:end-glue-point="6" svg:d="m3800 9199 6200-1800">
          <text:p text:style-name="P1"/>
        </draw:connector>
        <draw:connector draw:style-name="gr14" draw:text-style-name="P6" draw:layer="layout" draw:type="line" svg:x1="3.8cm" svg:y1="9.199cm" svg:x2="7.6cm" svg:y2="9.199cm" draw:start-shape="id69" draw:start-glue-point="10" draw:end-shape="id70" draw:end-glue-point="6" svg:d="m3800 9199h3800">
          <text:p text:style-name="P1"/>
        </draw:connector>
        <draw:frame draw:style-name="gr5" draw:text-style-name="P10" draw:layer="layout" svg:width="4cm" svg:height="1.195cm" svg:x="15cm" svg:y="5.805cm">
          <draw:text-box>
            <text:p text:style-name="P1"><text:span text:style-name="T6">Stack:</text:span></text:p>
          </draw:text-box>
        </draw:frame>
        <draw:frame draw:style-name="gr5" draw:text-style-name="P10" draw:layer="layout" svg:width="8cm" svg:height="1.195cm" svg:x="15cm" svg:y="9.605cm">
          <draw:text-box>
            <text:p text:style-name="P1"><text:span text:style-name="T6">Current location:</text:span></text:p>
          </draw:text-box>
        </draw:frame>
        <draw:frame draw:style-name="gr5" draw:text-style-name="P10" draw:layer="layout" svg:width="3.5cm" svg:height="1.195cm" svg:x="15cm" svg:y="11.106cm">
          <draw:text-box>
            <text:p text:style-name="P1"><text:span text:style-name="T6">Circuit:</text:span></text:p>
          </draw:text-box>
        </draw:frame>
        <draw:custom-shape draw:style-name="gr7" draw:text-style-name="P12" draw:layer="layout" svg:width="1cm" svg:height="1cm" svg:x="18.1cm" svg:y="5.9cm">
          <text:p text:style-name="P9"><text:span text:style-name="T8">1</text:span></text:p>
          <draw:enhanced-geometry svg:viewBox="0 0 21600 21600" draw:glue-points="10800 0 3160 3160 0 10800 3160 18440 10800 21600 18440 18440 21600 10800 18440 3160" draw:text-areas="3200 3200 18400 18400" draw:type="ellipse"/>
        </draw:custom-shape>
        <draw:frame draw:style-name="gr22" draw:text-style-name="P14" draw:layer="layout" svg:width="23.5cm" svg:height="2.284cm" svg:x="2.5cm" svg:y="16.638cm">
          <draw:text-box>
            <text:list text:style-name="L6">
              <text:list-item>
                <text:p text:style-name="P11"><text:span text:style-name="T8"><text:s/></text:span><text:span text:style-name="T8">Process node 2 – neigbour of node 6</text:span></text:p>
              </text:list-item>
            </text:list>
            <text:list text:style-name="L6">
              <text:list-item>
                <text:p text:style-name="P11"><text:span text:style-name="T8"><text:s/></text:span><text:span text:style-name="T8">Delete edge between node 2 and node 6</text:span></text:p>
              </text:list-item>
            </text:list>
            <text:list text:style-name="L6">
              <text:list-item>
                <text:p text:style-name="P11"><text:span text:style-name="T8"><text:s/></text:span><text:span text:style-name="T8">Process first neigbour of node 2: Node 7</text:span></text:p>
              </text:list-item>
            </text:list>
          </draw:text-box>
        </draw:frame>
        <draw:custom-shape draw:style-name="gr7" draw:text-style-name="P12" draw:layer="layout" svg:width="1cm" svg:height="1cm" svg:x="19.4cm" svg:y="5.9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0.7cm" svg:y="5.9cm">
          <text:p text:style-name="P9"><text:span text:style-name="T8">2</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7" draw:text-style-name="P12" draw:layer="layout" svg:width="1cm" svg:height="1cm" svg:x="18.5cm" svg:y="11.2cm">
          <text:p text:style-name="P9"><text:span text:style-name="T8">1</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cm" svg:y="5.9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3.3cm" svg:y="5.9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3cm" svg:y="9.7cm">
          <text:p text:style-name="P9"><text:span text:style-name="T8">2</text:span></text:p>
          <draw:enhanced-geometry svg:viewBox="0 0 21600 21600" draw:glue-points="10800 0 3160 3160 0 10800 3160 18440 10800 21600 18440 18440 21600 10800 18440 3160" draw:text-areas="3200 3200 18400 18400" draw:type="ellipse"/>
        </draw:custom-shape>
        <presentation:notes draw:style-name="dp2" presentation:use-header-name="hdr1">
          <draw:page-thumbnail draw:style-name="gr2" draw:layer="layout" svg:width="14.848cm" svg:height="11.135cm" svg:x="3.075cm" svg:y="2.257cm" draw:page-number="15" presentation:class="page"/>
          <draw:frame presentation:style-name="pr6" draw:text-style-name="P13" draw:layer="layout" svg:width="16.799cm" svg:height="13.114cm" svg:x="2.1cm" svg:y="14.107cm" presentation:class="notes" presentation:placeholder="true">
            <draw:text-box/>
          </draw:frame>
        </presentation:notes>
      </draw:page>
      <draw:page draw:name="page16" draw:style-name="dp3" draw:master-page-name="Glossy" presentation:presentation-page-layout-name="AL3T11">
        <draw:custom-shape draw:style-name="gr6" draw:text-style-name="P6" draw:layer="layout" svg:width="12cm" svg:height="9.5cm" svg:x="2cm" svg:y="6.1cm">
          <text:p text:style-name="P1"/>
          <draw:enhanced-geometry svg:viewBox="0 0 21600 21600" draw:glue-points="10800 0 0 10800 10800 21600 21600 10800" draw:type="flowchart-process" draw:enhanced-path="M 0 0 L 21600 0 21600 21600 0 21600 0 0 Z N"/>
        </draw:custom-shape>
        <draw:connector draw:style-name="gr14" draw:text-style-name="P6" draw:layer="layout" draw:type="line" svg:x1="10.499cm" svg:y1="7.9cm" svg:x2="9.999cm" svg:y2="13.4cm" draw:start-shape="id72" draw:start-glue-point="8" draw:end-shape="id73" draw:end-glue-point="4" svg:d="m10499 7900-500 5500">
          <text:p text:style-name="P1"/>
        </draw:connector>
        <draw:frame presentation:style-name="pr1" draw:text-style-name="P1" draw:layer="layout" svg:width="25.199cm" svg:height="3.507cm" svg:x="1.301cm" svg:y="0cm" presentation:class="title" presentation:user-transformed="true">
          <draw:text-box>
            <text:p text:style-name="P1">Sample run</text:p>
          </draw:text-box>
        </draw:frame>
        <draw:custom-shape draw:style-name="gr7" draw:text-style-name="P12" draw:id="id76" draw:layer="layout" svg:width="1cm" svg:height="1cm" svg:x="2.8cm" svg:y="8.7cm">
          <text:p text:style-name="P9"><text:span text:style-name="T8">2</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72" draw:layer="layout" svg:width="1cm" svg:height="1cm" svg:x="10cm" svg:y="6.9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75" draw:layer="layout" svg:width="1cm" svg:height="1cm" svg:x="3.5cm" svg:y="13.4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73" draw:layer="layout" svg:width="1cm" svg:height="1cm" svg:x="9.5cm" svg:y="13.4cm">
          <text:p text:style-name="P9"><text:span text:style-name="T8">1</text:span></text:p>
          <draw:enhanced-geometry svg:viewBox="0 0 21600 21600" draw:glue-points="10800 0 3160 3160 0 10800 3160 18440 10800 21600 18440 18440 21600 10800 18440 3160" draw:text-areas="3200 3200 18400 18400" draw:type="ellipse"/>
        </draw:custom-shape>
        <draw:custom-shape draw:style-name="gr11" draw:text-style-name="P12" draw:id="id78" draw:layer="layout" svg:width="1cm" svg:height="1cm" svg:x="6cm" svg:y="12.4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77" draw:layer="layout" svg:width="1cm" svg:height="1cm" svg:x="7.6cm" svg:y="8.7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74" draw:layer="layout" svg:width="1cm" svg:height="1cm" svg:x="12cm" svg:y="9.9cm">
          <text:p text:style-name="P9"><text:span text:style-name="T8">3</text:span></text:p>
          <draw:enhanced-geometry svg:viewBox="0 0 21600 21600" draw:glue-points="10800 0 3160 3160 0 10800 3160 18440 10800 21600 18440 18440 21600 10800 18440 3160" draw:text-areas="3200 3200 18400 18400" draw:type="ellipse"/>
        </draw:custom-shape>
        <draw:connector draw:style-name="gr8" draw:text-style-name="P6" draw:layer="layout" draw:type="line" svg:x1="10.853cm" svg:y1="7.753cm" svg:x2="12.145cm" svg:y2="10.045cm" draw:start-shape="id72" draw:start-glue-point="9" draw:end-shape="id74" draw:end-glue-point="5" svg:d="m10853 7753 1292 2292">
          <text:p text:style-name="P1"/>
        </draw:connector>
        <draw:connector draw:style-name="gr14" draw:text-style-name="P6" draw:layer="layout" draw:type="line" svg:x1="4.5cm" svg:y1="13.899cm" svg:x2="9.5cm" svg:y2="13.899cm" draw:start-shape="id75" draw:start-glue-point="10" draw:end-shape="id73" draw:end-glue-point="6" svg:d="m4500 13899h5000">
          <text:p text:style-name="P1"/>
        </draw:connector>
        <draw:connector draw:style-name="gr14" draw:text-style-name="P6" draw:layer="layout" draw:type="line" svg:x1="3.999cm" svg:y1="13.4cm" svg:x2="3.299cm" svg:y2="9.7cm" draw:start-shape="id75" draw:start-glue-point="4" draw:end-shape="id76" draw:end-glue-point="8" svg:d="m3999 13400-700-3700">
          <text:p text:style-name="P1"/>
        </draw:connector>
        <draw:connector draw:style-name="gr14" draw:text-style-name="P6" draw:layer="layout" draw:type="line" svg:x1="4.353cm" svg:y1="13.545cm" svg:x2="7.745cm" svg:y2="9.553cm" draw:start-shape="id75" draw:start-glue-point="11" draw:end-shape="id77" draw:end-glue-point="7" svg:d="m4353 13545 3392-3992">
          <text:p text:style-name="P1"/>
        </draw:connector>
        <draw:connector draw:style-name="gr8" draw:text-style-name="P6" draw:layer="layout" draw:type="line" svg:x1="4.5cm" svg:y1="13.899cm" svg:x2="6cm" svg:y2="12.899cm" draw:start-shape="id75" draw:start-glue-point="10" draw:end-shape="id78" draw:end-glue-point="6" svg:d="m4500 13899 1500-1000">
          <text:p text:style-name="P1"/>
        </draw:connector>
        <draw:connector draw:style-name="gr8" draw:text-style-name="P6" draw:layer="layout" draw:type="line" svg:x1="6.853cm" svg:y1="12.545cm" svg:x2="8.099cm" svg:y2="9.7cm" draw:start-shape="id78" draw:start-glue-point="11" draw:end-shape="id77" draw:end-glue-point="8" svg:d="m6853 12545 1246-2845">
          <text:p text:style-name="P1"/>
        </draw:connector>
        <draw:connector draw:style-name="gr14" draw:text-style-name="P6" draw:layer="layout" draw:type="line" svg:x1="6.145cm" svg:y1="12.545cm" svg:x2="3.653cm" svg:y2="9.553cm" draw:start-shape="id78" draw:start-glue-point="5" draw:end-shape="id76" draw:end-glue-point="9" svg:d="m6145 12545-2492-2992">
          <text:p text:style-name="P1"/>
        </draw:connector>
        <draw:connector draw:style-name="gr13" draw:text-style-name="P6" draw:layer="layout" draw:type="line" svg:x1="7cm" svg:y1="12.899cm" svg:x2="12.145cm" svg:y2="10.753cm" draw:start-shape="id78" draw:start-glue-point="10" draw:end-shape="id74" draw:end-glue-point="7" svg:d="m7000 12899 5145-2146">
          <text:p text:style-name="P1"/>
        </draw:connector>
        <draw:connector draw:style-name="gr9" draw:text-style-name="P6" draw:layer="layout" draw:type="line" svg:x1="8.453cm" svg:y1="8.845cm" svg:x2="10.145cm" svg:y2="7.753cm" draw:start-shape="id77" draw:start-glue-point="11" draw:end-shape="id72" draw:end-glue-point="7" svg:d="m8453 8845 1692-1092">
          <text:p text:style-name="P1"/>
        </draw:connector>
        <draw:connector draw:style-name="gr14" draw:text-style-name="P6" draw:layer="layout" draw:type="line" svg:x1="3.8cm" svg:y1="9.199cm" svg:x2="10cm" svg:y2="7.399cm" draw:start-shape="id76" draw:start-glue-point="10" draw:end-shape="id72" draw:end-glue-point="6" svg:d="m3800 9199 6200-1800">
          <text:p text:style-name="P1"/>
        </draw:connector>
        <draw:connector draw:style-name="gr14" draw:text-style-name="P6" draw:layer="layout" draw:type="line" svg:x1="3.8cm" svg:y1="9.199cm" svg:x2="7.6cm" svg:y2="9.199cm" draw:start-shape="id76" draw:start-glue-point="10" draw:end-shape="id77" draw:end-glue-point="6" svg:d="m3800 9199h3800">
          <text:p text:style-name="P1"/>
        </draw:connector>
        <draw:frame draw:style-name="gr5" draw:text-style-name="P10" draw:layer="layout" svg:width="4cm" svg:height="1.195cm" svg:x="15cm" svg:y="5.805cm">
          <draw:text-box>
            <text:p text:style-name="P1"><text:span text:style-name="T6">Stack:</text:span></text:p>
          </draw:text-box>
        </draw:frame>
        <draw:frame draw:style-name="gr5" draw:text-style-name="P10" draw:layer="layout" svg:width="8cm" svg:height="1.195cm" svg:x="15cm" svg:y="9.605cm">
          <draw:text-box>
            <text:p text:style-name="P1"><text:span text:style-name="T6">Current location:</text:span></text:p>
          </draw:text-box>
        </draw:frame>
        <draw:frame draw:style-name="gr5" draw:text-style-name="P10" draw:layer="layout" svg:width="3.5cm" svg:height="1.195cm" svg:x="15cm" svg:y="11.106cm">
          <draw:text-box>
            <text:p text:style-name="P1"><text:span text:style-name="T6">Circuit:</text:span></text:p>
          </draw:text-box>
        </draw:frame>
        <draw:custom-shape draw:style-name="gr7" draw:text-style-name="P12" draw:layer="layout" svg:width="1cm" svg:height="1cm" svg:x="18.1cm" svg:y="5.9cm">
          <text:p text:style-name="P9"><text:span text:style-name="T8">1</text:span></text:p>
          <draw:enhanced-geometry svg:viewBox="0 0 21600 21600" draw:glue-points="10800 0 3160 3160 0 10800 3160 18440 10800 21600 18440 18440 21600 10800 18440 3160" draw:text-areas="3200 3200 18400 18400" draw:type="ellipse"/>
        </draw:custom-shape>
        <draw:frame draw:style-name="gr23" draw:text-style-name="P14" draw:layer="layout" svg:width="23.5cm" svg:height="2.284cm" svg:x="2.5cm" svg:y="16.638cm">
          <draw:text-box>
            <text:list text:style-name="L6">
              <text:list-item>
                <text:p text:style-name="P11"><text:span text:style-name="T8"><text:s/></text:span><text:span text:style-name="T8">Process node 7 – neigbour of node 2</text:span></text:p>
              </text:list-item>
            </text:list>
            <text:list text:style-name="L6">
              <text:list-item>
                <text:p text:style-name="P11"><text:span text:style-name="T8"><text:s/></text:span><text:span text:style-name="T8">Delete edge between node 7 and node 2</text:span></text:p>
              </text:list-item>
            </text:list>
            <text:list text:style-name="L6">
              <text:list-item>
                <text:p text:style-name="P11"><text:span text:style-name="T8"><text:s/></text:span><text:span text:style-name="T8">Process first neigbour of node 7: Node 3</text:span></text:p>
              </text:list-item>
            </text:list>
          </draw:text-box>
        </draw:frame>
        <draw:custom-shape draw:style-name="gr7" draw:text-style-name="P12" draw:layer="layout" svg:width="1cm" svg:height="1cm" svg:x="19.4cm" svg:y="5.9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0.7cm" svg:y="5.9cm">
          <text:p text:style-name="P9"><text:span text:style-name="T8">2</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7" draw:text-style-name="P12" draw:layer="layout" svg:width="1cm" svg:height="1cm" svg:x="18.5cm" svg:y="11.2cm">
          <text:p text:style-name="P9"><text:span text:style-name="T8">1</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cm" svg:y="5.9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3.3cm" svg:y="5.9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3cm" svg:y="9.7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4.6cm" svg:y="5.9cm">
          <text:p text:style-name="P9"><text:span text:style-name="T8">2</text:span></text:p>
          <draw:enhanced-geometry svg:viewBox="0 0 21600 21600" draw:glue-points="10800 0 3160 3160 0 10800 3160 18440 10800 21600 18440 18440 21600 10800 18440 3160" draw:text-areas="3200 3200 18400 18400" draw:type="ellipse"/>
        </draw:custom-shape>
        <presentation:notes draw:style-name="dp2" presentation:use-header-name="hdr1">
          <draw:page-thumbnail draw:style-name="gr2" draw:layer="layout" svg:width="14.848cm" svg:height="11.135cm" svg:x="3.075cm" svg:y="2.257cm" draw:page-number="16" presentation:class="page"/>
          <draw:frame presentation:style-name="pr6" draw:text-style-name="P13" draw:layer="layout" svg:width="16.799cm" svg:height="13.114cm" svg:x="2.1cm" svg:y="14.107cm" presentation:class="notes" presentation:placeholder="true">
            <draw:text-box/>
          </draw:frame>
        </presentation:notes>
      </draw:page>
      <draw:page draw:name="page17" draw:style-name="dp3" draw:master-page-name="Glossy" presentation:presentation-page-layout-name="AL3T11">
        <draw:custom-shape draw:style-name="gr6" draw:text-style-name="P6" draw:layer="layout" svg:width="12cm" svg:height="9.5cm" svg:x="2cm" svg:y="6.1cm">
          <text:p text:style-name="P1"/>
          <draw:enhanced-geometry svg:viewBox="0 0 21600 21600" draw:glue-points="10800 0 0 10800 10800 21600 21600 10800" draw:type="flowchart-process" draw:enhanced-path="M 0 0 L 21600 0 21600 21600 0 21600 0 0 Z N"/>
        </draw:custom-shape>
        <draw:connector draw:style-name="gr14" draw:text-style-name="P6" draw:layer="layout" draw:type="line" svg:x1="10.499cm" svg:y1="7.9cm" svg:x2="9.999cm" svg:y2="13.4cm" draw:start-shape="id79" draw:start-glue-point="8" draw:end-shape="id80" draw:end-glue-point="4" svg:d="m10499 7900-500 5500">
          <text:p text:style-name="P1"/>
        </draw:connector>
        <draw:frame presentation:style-name="pr1" draw:text-style-name="P1" draw:layer="layout" svg:width="25.199cm" svg:height="3.507cm" svg:x="1.301cm" svg:y="0cm" presentation:class="title" presentation:user-transformed="true">
          <draw:text-box>
            <text:p text:style-name="P1">Sample run</text:p>
          </draw:text-box>
        </draw:frame>
        <draw:custom-shape draw:style-name="gr7" draw:text-style-name="P12" draw:id="id83" draw:layer="layout" svg:width="1cm" svg:height="1cm" svg:x="2.8cm" svg:y="8.7cm">
          <text:p text:style-name="P9"><text:span text:style-name="T8">2</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79" draw:layer="layout" svg:width="1cm" svg:height="1cm" svg:x="10cm" svg:y="6.9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82" draw:layer="layout" svg:width="1cm" svg:height="1cm" svg:x="3.5cm" svg:y="13.4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80" draw:layer="layout" svg:width="1cm" svg:height="1cm" svg:x="9.5cm" svg:y="13.4cm">
          <text:p text:style-name="P9"><text:span text:style-name="T8">1</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85" draw:layer="layout" svg:width="1cm" svg:height="1cm" svg:x="6cm" svg:y="12.4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84" draw:layer="layout" svg:width="1cm" svg:height="1cm" svg:x="7.6cm" svg:y="8.7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11" draw:text-style-name="P12" draw:id="id81" draw:layer="layout" svg:width="1cm" svg:height="1cm" svg:x="12cm" svg:y="9.9cm">
          <text:p text:style-name="P9"><text:span text:style-name="T8">3</text:span></text:p>
          <draw:enhanced-geometry svg:viewBox="0 0 21600 21600" draw:glue-points="10800 0 3160 3160 0 10800 3160 18440 10800 21600 18440 18440 21600 10800 18440 3160" draw:text-areas="3200 3200 18400 18400" draw:type="ellipse"/>
        </draw:custom-shape>
        <draw:connector draw:style-name="gr13" draw:text-style-name="P6" draw:layer="layout" draw:type="line" svg:x1="10.853cm" svg:y1="7.753cm" svg:x2="12.145cm" svg:y2="10.045cm" draw:start-shape="id79" draw:start-glue-point="9" draw:end-shape="id81" draw:end-glue-point="5" svg:d="m10853 7753 1292 2292">
          <text:p text:style-name="P1"/>
        </draw:connector>
        <draw:connector draw:style-name="gr14" draw:text-style-name="P6" draw:layer="layout" draw:type="line" svg:x1="4.5cm" svg:y1="13.899cm" svg:x2="9.5cm" svg:y2="13.899cm" draw:start-shape="id82" draw:start-glue-point="10" draw:end-shape="id80" draw:end-glue-point="6" svg:d="m4500 13899h5000">
          <text:p text:style-name="P1"/>
        </draw:connector>
        <draw:connector draw:style-name="gr14" draw:text-style-name="P6" draw:layer="layout" draw:type="line" svg:x1="3.999cm" svg:y1="13.4cm" svg:x2="3.299cm" svg:y2="9.7cm" draw:start-shape="id82" draw:start-glue-point="4" draw:end-shape="id83" draw:end-glue-point="8" svg:d="m3999 13400-700-3700">
          <text:p text:style-name="P1"/>
        </draw:connector>
        <draw:connector draw:style-name="gr14" draw:text-style-name="P6" draw:layer="layout" draw:type="line" svg:x1="4.353cm" svg:y1="13.545cm" svg:x2="7.745cm" svg:y2="9.553cm" draw:start-shape="id82" draw:start-glue-point="11" draw:end-shape="id84" draw:end-glue-point="7" svg:d="m4353 13545 3392-3992">
          <text:p text:style-name="P1"/>
        </draw:connector>
        <draw:connector draw:style-name="gr8" draw:text-style-name="P6" draw:layer="layout" draw:type="line" svg:x1="4.5cm" svg:y1="13.899cm" svg:x2="6cm" svg:y2="12.899cm" draw:start-shape="id82" draw:start-glue-point="10" draw:end-shape="id85" draw:end-glue-point="6" svg:d="m4500 13899 1500-1000">
          <text:p text:style-name="P1"/>
        </draw:connector>
        <draw:connector draw:style-name="gr8" draw:text-style-name="P6" draw:layer="layout" draw:type="line" svg:x1="6.853cm" svg:y1="12.545cm" svg:x2="8.099cm" svg:y2="9.7cm" draw:start-shape="id85" draw:start-glue-point="11" draw:end-shape="id84" draw:end-glue-point="8" svg:d="m6853 12545 1246-2845">
          <text:p text:style-name="P1"/>
        </draw:connector>
        <draw:connector draw:style-name="gr14" draw:text-style-name="P6" draw:layer="layout" draw:type="line" svg:x1="6.145cm" svg:y1="12.545cm" svg:x2="3.653cm" svg:y2="9.553cm" draw:start-shape="id85" draw:start-glue-point="5" draw:end-shape="id83" draw:end-glue-point="9" svg:d="m6145 12545-2492-2992">
          <text:p text:style-name="P1"/>
        </draw:connector>
        <draw:connector draw:style-name="gr14" draw:text-style-name="P6" draw:layer="layout" draw:type="line" svg:x1="7cm" svg:y1="12.899cm" svg:x2="12.145cm" svg:y2="10.753cm" draw:start-shape="id85" draw:start-glue-point="10" draw:end-shape="id81" draw:end-glue-point="7" svg:d="m7000 12899 5145-2146">
          <text:p text:style-name="P1"/>
        </draw:connector>
        <draw:connector draw:style-name="gr9" draw:text-style-name="P6" draw:layer="layout" draw:type="line" svg:x1="8.453cm" svg:y1="8.845cm" svg:x2="10.145cm" svg:y2="7.753cm" draw:start-shape="id84" draw:start-glue-point="11" draw:end-shape="id79" draw:end-glue-point="7" svg:d="m8453 8845 1692-1092">
          <text:p text:style-name="P1"/>
        </draw:connector>
        <draw:connector draw:style-name="gr14" draw:text-style-name="P6" draw:layer="layout" draw:type="line" svg:x1="3.8cm" svg:y1="9.199cm" svg:x2="10cm" svg:y2="7.399cm" draw:start-shape="id83" draw:start-glue-point="10" draw:end-shape="id79" draw:end-glue-point="6" svg:d="m3800 9199 6200-1800">
          <text:p text:style-name="P1"/>
        </draw:connector>
        <draw:connector draw:style-name="gr14" draw:text-style-name="P6" draw:layer="layout" draw:type="line" svg:x1="3.8cm" svg:y1="9.199cm" svg:x2="7.6cm" svg:y2="9.199cm" draw:start-shape="id83" draw:start-glue-point="10" draw:end-shape="id84" draw:end-glue-point="6" svg:d="m3800 9199h3800">
          <text:p text:style-name="P1"/>
        </draw:connector>
        <draw:frame draw:style-name="gr5" draw:text-style-name="P10" draw:layer="layout" svg:width="4cm" svg:height="1.195cm" svg:x="15cm" svg:y="5.805cm">
          <draw:text-box>
            <text:p text:style-name="P1"><text:span text:style-name="T6">Stack:</text:span></text:p>
          </draw:text-box>
        </draw:frame>
        <draw:frame draw:style-name="gr5" draw:text-style-name="P10" draw:layer="layout" svg:width="8cm" svg:height="1.195cm" svg:x="15cm" svg:y="9.605cm">
          <draw:text-box>
            <text:p text:style-name="P1"><text:span text:style-name="T6">Current location:</text:span></text:p>
          </draw:text-box>
        </draw:frame>
        <draw:frame draw:style-name="gr5" draw:text-style-name="P10" draw:layer="layout" svg:width="3.5cm" svg:height="1.195cm" svg:x="15cm" svg:y="11.106cm">
          <draw:text-box>
            <text:p text:style-name="P1"><text:span text:style-name="T6">Circuit:</text:span></text:p>
          </draw:text-box>
        </draw:frame>
        <draw:custom-shape draw:style-name="gr7" draw:text-style-name="P12" draw:layer="layout" svg:width="1cm" svg:height="1cm" svg:x="18.1cm" svg:y="5.9cm">
          <text:p text:style-name="P9"><text:span text:style-name="T8">1</text:span></text:p>
          <draw:enhanced-geometry svg:viewBox="0 0 21600 21600" draw:glue-points="10800 0 3160 3160 0 10800 3160 18440 10800 21600 18440 18440 21600 10800 18440 3160" draw:text-areas="3200 3200 18400 18400" draw:type="ellipse"/>
        </draw:custom-shape>
        <draw:frame draw:style-name="gr24" draw:text-style-name="P14" draw:layer="layout" svg:width="23.5cm" svg:height="2.284cm" svg:x="2.5cm" svg:y="16.638cm">
          <draw:text-box>
            <text:list text:style-name="L6">
              <text:list-item>
                <text:p text:style-name="P11"><text:span text:style-name="T8"><text:s/></text:span><text:span text:style-name="T8">Process node 3 – neigbour of node 7</text:span></text:p>
              </text:list-item>
            </text:list>
            <text:list text:style-name="L6">
              <text:list-item>
                <text:p text:style-name="P11"><text:span text:style-name="T8"><text:s/></text:span><text:span text:style-name="T8">Delete edge between node 3 and node 7</text:span></text:p>
              </text:list-item>
            </text:list>
            <text:list text:style-name="L6">
              <text:list-item>
                <text:p text:style-name="P11"><text:span text:style-name="T8"><text:s/></text:span><text:span text:style-name="T8">Process first neigbour of node 3: Node 4</text:span></text:p>
              </text:list-item>
            </text:list>
          </draw:text-box>
        </draw:frame>
        <draw:custom-shape draw:style-name="gr7" draw:text-style-name="P12" draw:layer="layout" svg:width="1cm" svg:height="1cm" svg:x="19.4cm" svg:y="5.9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0.7cm" svg:y="5.9cm">
          <text:p text:style-name="P9"><text:span text:style-name="T8">2</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7" draw:text-style-name="P12" draw:layer="layout" svg:width="1cm" svg:height="1cm" svg:x="18.5cm" svg:y="11.2cm">
          <text:p text:style-name="P9"><text:span text:style-name="T8">1</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cm" svg:y="5.9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3.3cm" svg:y="5.9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3cm" svg:y="9.7cm">
          <text:p text:style-name="P9"><text:span text:style-name="T8">3</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4.6cm" svg:y="5.9cm">
          <text:p text:style-name="P9"><text:span text:style-name="T8">2</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5.9cm" svg:y="5.9cm">
          <text:p text:style-name="P9"><text:span text:style-name="T8">7</text:span></text:p>
          <draw:enhanced-geometry svg:viewBox="0 0 21600 21600" draw:glue-points="10800 0 3160 3160 0 10800 3160 18440 10800 21600 18440 18440 21600 10800 18440 3160" draw:text-areas="3200 3200 18400 18400" draw:type="ellipse"/>
        </draw:custom-shape>
        <presentation:notes draw:style-name="dp2" presentation:use-header-name="hdr1">
          <draw:page-thumbnail draw:style-name="gr2" draw:layer="layout" svg:width="14.848cm" svg:height="11.135cm" svg:x="3.075cm" svg:y="2.257cm" draw:page-number="17" presentation:class="page"/>
          <draw:frame presentation:style-name="pr6" draw:text-style-name="P13" draw:layer="layout" svg:width="16.799cm" svg:height="13.114cm" svg:x="2.1cm" svg:y="14.107cm" presentation:class="notes" presentation:placeholder="true">
            <draw:text-box/>
          </draw:frame>
        </presentation:notes>
      </draw:page>
      <draw:page draw:name="page18" draw:style-name="dp3" draw:master-page-name="Glossy" presentation:presentation-page-layout-name="AL3T11">
        <draw:custom-shape draw:style-name="gr6" draw:text-style-name="P6" draw:layer="layout" svg:width="12cm" svg:height="9.5cm" svg:x="2cm" svg:y="6.1cm">
          <text:p text:style-name="P1"/>
          <draw:enhanced-geometry svg:viewBox="0 0 21600 21600" draw:glue-points="10800 0 0 10800 10800 21600 21600 10800" draw:type="flowchart-process" draw:enhanced-path="M 0 0 L 21600 0 21600 21600 0 21600 0 0 Z N"/>
        </draw:custom-shape>
        <draw:connector draw:style-name="gr14" draw:text-style-name="P6" draw:layer="layout" draw:type="line" svg:x1="10.499cm" svg:y1="7.9cm" svg:x2="9.999cm" svg:y2="13.4cm" draw:start-shape="id86" draw:start-glue-point="8" draw:end-shape="id87" draw:end-glue-point="4" svg:d="m10499 7900-500 5500">
          <text:p text:style-name="P1"/>
        </draw:connector>
        <draw:frame presentation:style-name="pr1" draw:text-style-name="P1" draw:layer="layout" svg:width="25.199cm" svg:height="3.507cm" svg:x="1.301cm" svg:y="0cm" presentation:class="title" presentation:user-transformed="true">
          <draw:text-box>
            <text:p text:style-name="P1">Sample run</text:p>
          </draw:text-box>
        </draw:frame>
        <draw:custom-shape draw:style-name="gr7" draw:text-style-name="P12" draw:id="id90" draw:layer="layout" svg:width="1cm" svg:height="1cm" svg:x="2.8cm" svg:y="8.7cm">
          <text:p text:style-name="P9"><text:span text:style-name="T8">2</text:span></text:p>
          <draw:enhanced-geometry svg:viewBox="0 0 21600 21600" draw:glue-points="10800 0 3160 3160 0 10800 3160 18440 10800 21600 18440 18440 21600 10800 18440 3160" draw:text-areas="3200 3200 18400 18400" draw:type="ellipse"/>
        </draw:custom-shape>
        <draw:custom-shape draw:style-name="gr11" draw:text-style-name="P12" draw:id="id86" draw:layer="layout" svg:width="1cm" svg:height="1cm" svg:x="10cm" svg:y="6.9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89" draw:layer="layout" svg:width="1cm" svg:height="1cm" svg:x="3.5cm" svg:y="13.4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87" draw:layer="layout" svg:width="1cm" svg:height="1cm" svg:x="9.5cm" svg:y="13.4cm">
          <text:p text:style-name="P9"><text:span text:style-name="T8">1</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92" draw:layer="layout" svg:width="1cm" svg:height="1cm" svg:x="6cm" svg:y="12.4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91" draw:layer="layout" svg:width="1cm" svg:height="1cm" svg:x="7.6cm" svg:y="8.7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88" draw:layer="layout" svg:width="1cm" svg:height="1cm" svg:x="12cm" svg:y="9.9cm">
          <text:p text:style-name="P9"><text:span text:style-name="T8">3</text:span></text:p>
          <draw:enhanced-geometry svg:viewBox="0 0 21600 21600" draw:glue-points="10800 0 3160 3160 0 10800 3160 18440 10800 21600 18440 18440 21600 10800 18440 3160" draw:text-areas="3200 3200 18400 18400" draw:type="ellipse"/>
        </draw:custom-shape>
        <draw:connector draw:style-name="gr14" draw:text-style-name="P6" draw:layer="layout" draw:type="line" svg:x1="10.853cm" svg:y1="7.753cm" svg:x2="12.145cm" svg:y2="10.045cm" draw:start-shape="id86" draw:start-glue-point="9" draw:end-shape="id88" draw:end-glue-point="5" svg:d="m10853 7753 1292 2292">
          <text:p text:style-name="P1"/>
        </draw:connector>
        <draw:connector draw:style-name="gr14" draw:text-style-name="P6" draw:layer="layout" draw:type="line" svg:x1="4.5cm" svg:y1="13.899cm" svg:x2="9.5cm" svg:y2="13.899cm" draw:start-shape="id89" draw:start-glue-point="10" draw:end-shape="id87" draw:end-glue-point="6" svg:d="m4500 13899h5000">
          <text:p text:style-name="P1"/>
        </draw:connector>
        <draw:connector draw:style-name="gr14" draw:text-style-name="P6" draw:layer="layout" draw:type="line" svg:x1="3.999cm" svg:y1="13.4cm" svg:x2="3.299cm" svg:y2="9.7cm" draw:start-shape="id89" draw:start-glue-point="4" draw:end-shape="id90" draw:end-glue-point="8" svg:d="m3999 13400-700-3700">
          <text:p text:style-name="P1"/>
        </draw:connector>
        <draw:connector draw:style-name="gr14" draw:text-style-name="P6" draw:layer="layout" draw:type="line" svg:x1="4.353cm" svg:y1="13.545cm" svg:x2="7.745cm" svg:y2="9.553cm" draw:start-shape="id89" draw:start-glue-point="11" draw:end-shape="id91" draw:end-glue-point="7" svg:d="m4353 13545 3392-3992">
          <text:p text:style-name="P1"/>
        </draw:connector>
        <draw:connector draw:style-name="gr8" draw:text-style-name="P6" draw:layer="layout" draw:type="line" svg:x1="4.5cm" svg:y1="13.899cm" svg:x2="6cm" svg:y2="12.899cm" draw:start-shape="id89" draw:start-glue-point="10" draw:end-shape="id92" draw:end-glue-point="6" svg:d="m4500 13899 1500-1000">
          <text:p text:style-name="P1"/>
        </draw:connector>
        <draw:connector draw:style-name="gr8" draw:text-style-name="P6" draw:layer="layout" draw:type="line" svg:x1="6.853cm" svg:y1="12.545cm" svg:x2="8.099cm" svg:y2="9.7cm" draw:start-shape="id92" draw:start-glue-point="11" draw:end-shape="id91" draw:end-glue-point="8" svg:d="m6853 12545 1246-2845">
          <text:p text:style-name="P1"/>
        </draw:connector>
        <draw:connector draw:style-name="gr14" draw:text-style-name="P6" draw:layer="layout" draw:type="line" svg:x1="6.145cm" svg:y1="12.545cm" svg:x2="3.653cm" svg:y2="9.553cm" draw:start-shape="id92" draw:start-glue-point="5" draw:end-shape="id90" draw:end-glue-point="9" svg:d="m6145 12545-2492-2992">
          <text:p text:style-name="P1"/>
        </draw:connector>
        <draw:connector draw:style-name="gr14" draw:text-style-name="P6" draw:layer="layout" draw:type="line" svg:x1="7cm" svg:y1="12.899cm" svg:x2="12.145cm" svg:y2="10.753cm" draw:start-shape="id92" draw:start-glue-point="10" draw:end-shape="id88" draw:end-glue-point="7" svg:d="m7000 12899 5145-2146">
          <text:p text:style-name="P1"/>
        </draw:connector>
        <draw:connector draw:style-name="gr25" draw:text-style-name="P6" draw:layer="layout" draw:type="line" svg:x1="8.453cm" svg:y1="8.845cm" svg:x2="10.145cm" svg:y2="7.753cm" draw:start-shape="id91" draw:start-glue-point="11" draw:end-shape="id86" draw:end-glue-point="7" svg:d="m8453 8845 1692-1092">
          <text:p text:style-name="P1"/>
        </draw:connector>
        <draw:connector draw:style-name="gr14" draw:text-style-name="P6" draw:layer="layout" draw:type="line" svg:x1="3.8cm" svg:y1="9.199cm" svg:x2="10cm" svg:y2="7.399cm" draw:start-shape="id90" draw:start-glue-point="10" draw:end-shape="id86" draw:end-glue-point="6" svg:d="m3800 9199 6200-1800">
          <text:p text:style-name="P1"/>
        </draw:connector>
        <draw:connector draw:style-name="gr14" draw:text-style-name="P6" draw:layer="layout" draw:type="line" svg:x1="3.8cm" svg:y1="9.199cm" svg:x2="7.6cm" svg:y2="9.199cm" draw:start-shape="id90" draw:start-glue-point="10" draw:end-shape="id91" draw:end-glue-point="6" svg:d="m3800 9199h3800">
          <text:p text:style-name="P1"/>
        </draw:connector>
        <draw:frame draw:style-name="gr5" draw:text-style-name="P10" draw:layer="layout" svg:width="4cm" svg:height="1.195cm" svg:x="15cm" svg:y="5.805cm">
          <draw:text-box>
            <text:p text:style-name="P1"><text:span text:style-name="T6">Stack:</text:span></text:p>
          </draw:text-box>
        </draw:frame>
        <draw:frame draw:style-name="gr5" draw:text-style-name="P10" draw:layer="layout" svg:width="8cm" svg:height="1.195cm" svg:x="15cm" svg:y="9.605cm">
          <draw:text-box>
            <text:p text:style-name="P1"><text:span text:style-name="T6">Current location:</text:span></text:p>
          </draw:text-box>
        </draw:frame>
        <draw:frame draw:style-name="gr5" draw:text-style-name="P10" draw:layer="layout" svg:width="3.5cm" svg:height="1.195cm" svg:x="15cm" svg:y="11.106cm">
          <draw:text-box>
            <text:p text:style-name="P1"><text:span text:style-name="T6">Circuit:</text:span></text:p>
          </draw:text-box>
        </draw:frame>
        <draw:custom-shape draw:style-name="gr7" draw:text-style-name="P12" draw:layer="layout" svg:width="1cm" svg:height="1cm" svg:x="18.1cm" svg:y="5.9cm">
          <text:p text:style-name="P9"><text:span text:style-name="T8">1</text:span></text:p>
          <draw:enhanced-geometry svg:viewBox="0 0 21600 21600" draw:glue-points="10800 0 3160 3160 0 10800 3160 18440 10800 21600 18440 18440 21600 10800 18440 3160" draw:text-areas="3200 3200 18400 18400" draw:type="ellipse"/>
        </draw:custom-shape>
        <draw:frame draw:style-name="gr26" draw:text-style-name="P14" draw:layer="layout" svg:width="23.5cm" svg:height="2.284cm" svg:x="2.5cm" svg:y="16.638cm">
          <draw:text-box>
            <text:list text:style-name="L6">
              <text:list-item>
                <text:p text:style-name="P11"><text:span text:style-name="T8"><text:s/></text:span><text:span text:style-name="T8">Process node 4 – neigbour of node 3</text:span></text:p>
              </text:list-item>
            </text:list>
            <text:list text:style-name="L6">
              <text:list-item>
                <text:p text:style-name="P11"><text:span text:style-name="T8"><text:s/></text:span><text:span text:style-name="T8">Delete edge between node 4 and node 3</text:span></text:p>
              </text:list-item>
            </text:list>
            <text:list text:style-name="L6">
              <text:list-item>
                <text:p text:style-name="P11"><text:span text:style-name="T8"><text:s/></text:span><text:span text:style-name="T8">Process first neigbour of node 4: Node 6</text:span></text:p>
              </text:list-item>
            </text:list>
          </draw:text-box>
        </draw:frame>
        <draw:custom-shape draw:style-name="gr7" draw:text-style-name="P12" draw:layer="layout" svg:width="1cm" svg:height="1cm" svg:x="19.4cm" svg:y="5.9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0.7cm" svg:y="5.9cm">
          <text:p text:style-name="P9"><text:span text:style-name="T8">2</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7" draw:text-style-name="P12" draw:layer="layout" svg:width="1cm" svg:height="1cm" svg:x="18.5cm" svg:y="11.2cm">
          <text:p text:style-name="P9"><text:span text:style-name="T8">1</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cm" svg:y="5.9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3.3cm" svg:y="5.9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3cm" svg:y="9.7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4.6cm" svg:y="5.9cm">
          <text:p text:style-name="P9"><text:span text:style-name="T8">2</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5.9cm" svg:y="5.9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18.1cm" svg:y="7.1cm">
          <text:p text:style-name="P9"><text:span text:style-name="T8">3</text:span></text:p>
          <draw:enhanced-geometry svg:viewBox="0 0 21600 21600" draw:glue-points="10800 0 3160 3160 0 10800 3160 18440 10800 21600 18440 18440 21600 10800 18440 3160" draw:text-areas="3200 3200 18400 18400" draw:type="ellipse"/>
        </draw:custom-shape>
        <presentation:notes draw:style-name="dp2" presentation:use-header-name="hdr1">
          <draw:page-thumbnail draw:style-name="gr2" draw:layer="layout" svg:width="14.848cm" svg:height="11.135cm" svg:x="3.075cm" svg:y="2.257cm" draw:page-number="18" presentation:class="page"/>
          <draw:frame presentation:style-name="pr6" draw:text-style-name="P13" draw:layer="layout" svg:width="16.799cm" svg:height="13.114cm" svg:x="2.1cm" svg:y="14.107cm" presentation:class="notes" presentation:placeholder="true">
            <draw:text-box/>
          </draw:frame>
        </presentation:notes>
      </draw:page>
      <draw:page draw:name="page19" draw:style-name="dp3" draw:master-page-name="Glossy" presentation:presentation-page-layout-name="AL3T11">
        <draw:custom-shape draw:style-name="gr6" draw:text-style-name="P6" draw:layer="layout" svg:width="12cm" svg:height="9.5cm" svg:x="2cm" svg:y="6.1cm">
          <text:p text:style-name="P1"/>
          <draw:enhanced-geometry svg:viewBox="0 0 21600 21600" draw:glue-points="10800 0 0 10800 10800 21600 21600 10800" draw:type="flowchart-process" draw:enhanced-path="M 0 0 L 21600 0 21600 21600 0 21600 0 0 Z N"/>
        </draw:custom-shape>
        <draw:connector draw:style-name="gr14" draw:text-style-name="P6" draw:layer="layout" draw:type="line" svg:x1="10.499cm" svg:y1="7.9cm" svg:x2="9.999cm" svg:y2="13.4cm" draw:start-shape="id93" draw:start-glue-point="8" draw:end-shape="id94" draw:end-glue-point="4" svg:d="m10499 7900-500 5500">
          <text:p text:style-name="P1"/>
        </draw:connector>
        <draw:frame presentation:style-name="pr1" draw:text-style-name="P1" draw:layer="layout" svg:width="25.199cm" svg:height="3.507cm" svg:x="1.301cm" svg:y="0cm" presentation:class="title" presentation:user-transformed="true">
          <draw:text-box>
            <text:p text:style-name="P1">Sample run</text:p>
          </draw:text-box>
        </draw:frame>
        <draw:custom-shape draw:style-name="gr7" draw:text-style-name="P12" draw:id="id97" draw:layer="layout" svg:width="1cm" svg:height="1cm" svg:x="2.8cm" svg:y="8.7cm">
          <text:p text:style-name="P9"><text:span text:style-name="T8">2</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93" draw:layer="layout" svg:width="1cm" svg:height="1cm" svg:x="10cm" svg:y="6.9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96" draw:layer="layout" svg:width="1cm" svg:height="1cm" svg:x="3.5cm" svg:y="13.4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94" draw:layer="layout" svg:width="1cm" svg:height="1cm" svg:x="9.5cm" svg:y="13.4cm">
          <text:p text:style-name="P9"><text:span text:style-name="T8">1</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99" draw:layer="layout" svg:width="1cm" svg:height="1cm" svg:x="6cm" svg:y="12.4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11" draw:text-style-name="P12" draw:id="id98" draw:layer="layout" svg:width="1cm" svg:height="1cm" svg:x="7.6cm" svg:y="8.7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95" draw:layer="layout" svg:width="1cm" svg:height="1cm" svg:x="12cm" svg:y="9.9cm">
          <text:p text:style-name="P9"><text:span text:style-name="T8">3</text:span></text:p>
          <draw:enhanced-geometry svg:viewBox="0 0 21600 21600" draw:glue-points="10800 0 3160 3160 0 10800 3160 18440 10800 21600 18440 18440 21600 10800 18440 3160" draw:text-areas="3200 3200 18400 18400" draw:type="ellipse"/>
        </draw:custom-shape>
        <draw:connector draw:style-name="gr14" draw:text-style-name="P6" draw:layer="layout" draw:type="line" svg:x1="10.853cm" svg:y1="7.753cm" svg:x2="12.145cm" svg:y2="10.045cm" draw:start-shape="id93" draw:start-glue-point="9" draw:end-shape="id95" draw:end-glue-point="5" svg:d="m10853 7753 1292 2292">
          <text:p text:style-name="P1"/>
        </draw:connector>
        <draw:connector draw:style-name="gr14" draw:text-style-name="P6" draw:layer="layout" draw:type="line" svg:x1="4.5cm" svg:y1="13.899cm" svg:x2="9.5cm" svg:y2="13.899cm" draw:start-shape="id96" draw:start-glue-point="10" draw:end-shape="id94" draw:end-glue-point="6" svg:d="m4500 13899h5000">
          <text:p text:style-name="P1"/>
        </draw:connector>
        <draw:connector draw:style-name="gr14" draw:text-style-name="P6" draw:layer="layout" draw:type="line" svg:x1="3.999cm" svg:y1="13.4cm" svg:x2="3.299cm" svg:y2="9.7cm" draw:start-shape="id96" draw:start-glue-point="4" draw:end-shape="id97" draw:end-glue-point="8" svg:d="m3999 13400-700-3700">
          <text:p text:style-name="P1"/>
        </draw:connector>
        <draw:connector draw:style-name="gr14" draw:text-style-name="P6" draw:layer="layout" draw:type="line" svg:x1="4.353cm" svg:y1="13.545cm" svg:x2="7.745cm" svg:y2="9.553cm" draw:start-shape="id96" draw:start-glue-point="11" draw:end-shape="id98" draw:end-glue-point="7" svg:d="m4353 13545 3392-3992">
          <text:p text:style-name="P1"/>
        </draw:connector>
        <draw:connector draw:style-name="gr8" draw:text-style-name="P6" draw:layer="layout" draw:type="line" svg:x1="4.5cm" svg:y1="13.899cm" svg:x2="6cm" svg:y2="12.899cm" draw:start-shape="id96" draw:start-glue-point="10" draw:end-shape="id99" draw:end-glue-point="6" svg:d="m4500 13899 1500-1000">
          <text:p text:style-name="P1"/>
        </draw:connector>
        <draw:connector draw:style-name="gr13" draw:text-style-name="P6" draw:layer="layout" draw:type="line" svg:x1="6.853cm" svg:y1="12.545cm" svg:x2="8.099cm" svg:y2="9.7cm" draw:start-shape="id99" draw:start-glue-point="11" draw:end-shape="id98" draw:end-glue-point="8" svg:d="m6853 12545 1246-2845">
          <text:p text:style-name="P1"/>
        </draw:connector>
        <draw:connector draw:style-name="gr14" draw:text-style-name="P6" draw:layer="layout" draw:type="line" svg:x1="6.145cm" svg:y1="12.545cm" svg:x2="3.653cm" svg:y2="9.553cm" draw:start-shape="id99" draw:start-glue-point="5" draw:end-shape="id97" draw:end-glue-point="9" svg:d="m6145 12545-2492-2992">
          <text:p text:style-name="P1"/>
        </draw:connector>
        <draw:connector draw:style-name="gr14" draw:text-style-name="P6" draw:layer="layout" draw:type="line" svg:x1="7cm" svg:y1="12.899cm" svg:x2="12.145cm" svg:y2="10.753cm" draw:start-shape="id99" draw:start-glue-point="10" draw:end-shape="id95" draw:end-glue-point="7" svg:d="m7000 12899 5145-2146">
          <text:p text:style-name="P1"/>
        </draw:connector>
        <draw:connector draw:style-name="gr27" draw:text-style-name="P6" draw:layer="layout" draw:type="line" svg:x1="8.453cm" svg:y1="8.845cm" svg:x2="10.145cm" svg:y2="7.753cm" draw:start-shape="id98" draw:start-glue-point="11" draw:end-shape="id93" draw:end-glue-point="7" svg:d="m8453 8845 1692-1092">
          <text:p text:style-name="P1"/>
        </draw:connector>
        <draw:connector draw:style-name="gr14" draw:text-style-name="P6" draw:layer="layout" draw:type="line" svg:x1="3.8cm" svg:y1="9.199cm" svg:x2="10cm" svg:y2="7.399cm" draw:start-shape="id97" draw:start-glue-point="10" draw:end-shape="id93" draw:end-glue-point="6" svg:d="m3800 9199 6200-1800">
          <text:p text:style-name="P1"/>
        </draw:connector>
        <draw:connector draw:style-name="gr14" draw:text-style-name="P6" draw:layer="layout" draw:type="line" svg:x1="3.8cm" svg:y1="9.199cm" svg:x2="7.6cm" svg:y2="9.199cm" draw:start-shape="id97" draw:start-glue-point="10" draw:end-shape="id98" draw:end-glue-point="6" svg:d="m3800 9199h3800">
          <text:p text:style-name="P1"/>
        </draw:connector>
        <draw:frame draw:style-name="gr5" draw:text-style-name="P10" draw:layer="layout" svg:width="4cm" svg:height="1.195cm" svg:x="15cm" svg:y="5.805cm">
          <draw:text-box>
            <text:p text:style-name="P1"><text:span text:style-name="T6">Stack:</text:span></text:p>
          </draw:text-box>
        </draw:frame>
        <draw:frame draw:style-name="gr5" draw:text-style-name="P10" draw:layer="layout" svg:width="8cm" svg:height="1.195cm" svg:x="15cm" svg:y="9.605cm">
          <draw:text-box>
            <text:p text:style-name="P1"><text:span text:style-name="T6">Current location:</text:span></text:p>
          </draw:text-box>
        </draw:frame>
        <draw:frame draw:style-name="gr5" draw:text-style-name="P10" draw:layer="layout" svg:width="3.5cm" svg:height="1.195cm" svg:x="15cm" svg:y="11.106cm">
          <draw:text-box>
            <text:p text:style-name="P1"><text:span text:style-name="T6">Circuit:</text:span></text:p>
          </draw:text-box>
        </draw:frame>
        <draw:custom-shape draw:style-name="gr7" draw:text-style-name="P12" draw:layer="layout" svg:width="1cm" svg:height="1cm" svg:x="18.1cm" svg:y="5.9cm">
          <text:p text:style-name="P9"><text:span text:style-name="T8">1</text:span></text:p>
          <draw:enhanced-geometry svg:viewBox="0 0 21600 21600" draw:glue-points="10800 0 3160 3160 0 10800 3160 18440 10800 21600 18440 18440 21600 10800 18440 3160" draw:text-areas="3200 3200 18400 18400" draw:type="ellipse"/>
        </draw:custom-shape>
        <draw:frame draw:style-name="gr28" draw:text-style-name="P14" draw:layer="layout" svg:width="23.5cm" svg:height="2.284cm" svg:x="2.5cm" svg:y="16.638cm">
          <draw:text-box>
            <text:list text:style-name="L6">
              <text:list-item>
                <text:p text:style-name="P11"><text:span text:style-name="T8"><text:s/></text:span><text:span text:style-name="T8">Process node 6 – neigbour of node 4</text:span></text:p>
              </text:list-item>
            </text:list>
            <text:list text:style-name="L6">
              <text:list-item>
                <text:p text:style-name="P11"><text:span text:style-name="T8"><text:s/></text:span><text:span text:style-name="T8">Delete edge between node 6 and node 4</text:span></text:p>
              </text:list-item>
            </text:list>
            <text:list text:style-name="L6">
              <text:list-item>
                <text:p text:style-name="P11"><text:span text:style-name="T8"><text:s/></text:span><text:span text:style-name="T8">Process first neigbour of node 6: Node 7</text:span></text:p>
              </text:list-item>
            </text:list>
          </draw:text-box>
        </draw:frame>
        <draw:custom-shape draw:style-name="gr7" draw:text-style-name="P12" draw:layer="layout" svg:width="1cm" svg:height="1cm" svg:x="19.4cm" svg:y="5.9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0.7cm" svg:y="5.9cm">
          <text:p text:style-name="P9"><text:span text:style-name="T8">2</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7" draw:text-style-name="P12" draw:layer="layout" svg:width="1cm" svg:height="1cm" svg:x="18.5cm" svg:y="11.2cm">
          <text:p text:style-name="P9"><text:span text:style-name="T8">1</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cm" svg:y="5.9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3.3cm" svg:y="5.9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3cm" svg:y="9.7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4.6cm" svg:y="5.9cm">
          <text:p text:style-name="P9"><text:span text:style-name="T8">2</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5.9cm" svg:y="5.9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18.1cm" svg:y="7.1cm">
          <text:p text:style-name="P9"><text:span text:style-name="T8">3</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3cm" svg:y="9.7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19.4cm" svg:y="7.1cm">
          <text:p text:style-name="P9"><text:span text:style-name="T8">4</text:span></text:p>
          <draw:enhanced-geometry svg:viewBox="0 0 21600 21600" draw:glue-points="10800 0 3160 3160 0 10800 3160 18440 10800 21600 18440 18440 21600 10800 18440 3160" draw:text-areas="3200 3200 18400 18400" draw:type="ellipse"/>
        </draw:custom-shape>
        <presentation:notes draw:style-name="dp2" presentation:use-header-name="hdr1">
          <draw:page-thumbnail draw:style-name="gr2" draw:layer="layout" svg:width="14.848cm" svg:height="11.135cm" svg:x="3.075cm" svg:y="2.257cm" draw:page-number="19" presentation:class="page"/>
          <draw:frame presentation:style-name="pr6" draw:text-style-name="P13" draw:layer="layout" svg:width="16.799cm" svg:height="13.114cm" svg:x="2.1cm" svg:y="14.107cm" presentation:class="notes" presentation:placeholder="true">
            <draw:text-box/>
          </draw:frame>
        </presentation:notes>
      </draw:page>
      <draw:page draw:name="page20" draw:style-name="dp3" draw:master-page-name="Glossy" presentation:presentation-page-layout-name="AL3T11">
        <draw:custom-shape draw:style-name="gr6" draw:text-style-name="P6" draw:layer="layout" svg:width="12cm" svg:height="9.5cm" svg:x="2cm" svg:y="6.1cm">
          <text:p text:style-name="P1"/>
          <draw:enhanced-geometry svg:viewBox="0 0 21600 21600" draw:glue-points="10800 0 0 10800 10800 21600 21600 10800" draw:type="flowchart-process" draw:enhanced-path="M 0 0 L 21600 0 21600 21600 0 21600 0 0 Z N"/>
        </draw:custom-shape>
        <draw:connector draw:style-name="gr14" draw:text-style-name="P6" draw:layer="layout" draw:type="line" svg:x1="10.499cm" svg:y1="7.9cm" svg:x2="9.999cm" svg:y2="13.4cm" draw:start-shape="id100" draw:start-glue-point="8" draw:end-shape="id101" draw:end-glue-point="4" svg:d="m10499 7900-500 5500">
          <text:p text:style-name="P1"/>
        </draw:connector>
        <draw:frame presentation:style-name="pr1" draw:text-style-name="P1" draw:layer="layout" svg:width="25.199cm" svg:height="3.507cm" svg:x="1.301cm" svg:y="0cm" presentation:class="title" presentation:user-transformed="true">
          <draw:text-box>
            <text:p text:style-name="P1">Sample run</text:p>
          </draw:text-box>
        </draw:frame>
        <draw:custom-shape draw:style-name="gr7" draw:text-style-name="P12" draw:id="id104" draw:layer="layout" svg:width="1cm" svg:height="1cm" svg:x="2.8cm" svg:y="8.7cm">
          <text:p text:style-name="P9"><text:span text:style-name="T8">2</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100" draw:layer="layout" svg:width="1cm" svg:height="1cm" svg:x="10cm" svg:y="6.9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103" draw:layer="layout" svg:width="1cm" svg:height="1cm" svg:x="3.5cm" svg:y="13.4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01" draw:layer="layout" svg:width="1cm" svg:height="1cm" svg:x="9.5cm" svg:y="13.4cm">
          <text:p text:style-name="P9"><text:span text:style-name="T8">1</text:span></text:p>
          <draw:enhanced-geometry svg:viewBox="0 0 21600 21600" draw:glue-points="10800 0 3160 3160 0 10800 3160 18440 10800 21600 18440 18440 21600 10800 18440 3160" draw:text-areas="3200 3200 18400 18400" draw:type="ellipse"/>
        </draw:custom-shape>
        <draw:custom-shape draw:style-name="gr11" draw:text-style-name="P12" draw:id="id106" draw:layer="layout" svg:width="1cm" svg:height="1cm" svg:x="6cm" svg:y="12.4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105" draw:layer="layout" svg:width="1cm" svg:height="1cm" svg:x="7.6cm" svg:y="8.7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102" draw:layer="layout" svg:width="1cm" svg:height="1cm" svg:x="12cm" svg:y="9.9cm">
          <text:p text:style-name="P9"><text:span text:style-name="T8">3</text:span></text:p>
          <draw:enhanced-geometry svg:viewBox="0 0 21600 21600" draw:glue-points="10800 0 3160 3160 0 10800 3160 18440 10800 21600 18440 18440 21600 10800 18440 3160" draw:text-areas="3200 3200 18400 18400" draw:type="ellipse"/>
        </draw:custom-shape>
        <draw:connector draw:style-name="gr14" draw:text-style-name="P6" draw:layer="layout" draw:type="line" svg:x1="10.853cm" svg:y1="7.753cm" svg:x2="12.145cm" svg:y2="10.045cm" draw:start-shape="id100" draw:start-glue-point="9" draw:end-shape="id102" draw:end-glue-point="5" svg:d="m10853 7753 1292 2292">
          <text:p text:style-name="P1"/>
        </draw:connector>
        <draw:connector draw:style-name="gr14" draw:text-style-name="P6" draw:layer="layout" draw:type="line" svg:x1="4.5cm" svg:y1="13.899cm" svg:x2="9.5cm" svg:y2="13.899cm" draw:start-shape="id103" draw:start-glue-point="10" draw:end-shape="id101" draw:end-glue-point="6" svg:d="m4500 13899h5000">
          <text:p text:style-name="P1"/>
        </draw:connector>
        <draw:connector draw:style-name="gr14" draw:text-style-name="P6" draw:layer="layout" draw:type="line" svg:x1="3.999cm" svg:y1="13.4cm" svg:x2="3.299cm" svg:y2="9.7cm" draw:start-shape="id103" draw:start-glue-point="4" draw:end-shape="id104" draw:end-glue-point="8" svg:d="m3999 13400-700-3700">
          <text:p text:style-name="P1"/>
        </draw:connector>
        <draw:connector draw:style-name="gr14" draw:text-style-name="P6" draw:layer="layout" draw:type="line" svg:x1="4.353cm" svg:y1="13.545cm" svg:x2="7.745cm" svg:y2="9.553cm" draw:start-shape="id103" draw:start-glue-point="11" draw:end-shape="id105" draw:end-glue-point="7" svg:d="m4353 13545 3392-3992">
          <text:p text:style-name="P1"/>
        </draw:connector>
        <draw:connector draw:style-name="gr13" draw:text-style-name="P6" draw:layer="layout" draw:type="line" svg:x1="4.5cm" svg:y1="13.899cm" svg:x2="6cm" svg:y2="12.899cm" draw:start-shape="id103" draw:start-glue-point="10" draw:end-shape="id106" draw:end-glue-point="6" svg:d="m4500 13899 1500-1000">
          <text:p text:style-name="P1"/>
        </draw:connector>
        <draw:connector draw:style-name="gr29" draw:text-style-name="P6" draw:layer="layout" draw:type="line" svg:x1="6.853cm" svg:y1="12.545cm" svg:x2="8.099cm" svg:y2="9.7cm" draw:start-shape="id106" draw:start-glue-point="11" draw:end-shape="id105" draw:end-glue-point="8" svg:d="m6853 12545 1246-2845">
          <text:p text:style-name="P1"/>
        </draw:connector>
        <draw:connector draw:style-name="gr14" draw:text-style-name="P6" draw:layer="layout" draw:type="line" svg:x1="6.145cm" svg:y1="12.545cm" svg:x2="3.653cm" svg:y2="9.553cm" draw:start-shape="id106" draw:start-glue-point="5" draw:end-shape="id104" draw:end-glue-point="9" svg:d="m6145 12545-2492-2992">
          <text:p text:style-name="P1"/>
        </draw:connector>
        <draw:connector draw:style-name="gr14" draw:text-style-name="P6" draw:layer="layout" draw:type="line" svg:x1="7cm" svg:y1="12.899cm" svg:x2="12.145cm" svg:y2="10.753cm" draw:start-shape="id106" draw:start-glue-point="10" draw:end-shape="id102" draw:end-glue-point="7" svg:d="m7000 12899 5145-2146">
          <text:p text:style-name="P1"/>
        </draw:connector>
        <draw:connector draw:style-name="gr27" draw:text-style-name="P6" draw:layer="layout" draw:type="line" svg:x1="8.453cm" svg:y1="8.845cm" svg:x2="10.145cm" svg:y2="7.753cm" draw:start-shape="id105" draw:start-glue-point="11" draw:end-shape="id100" draw:end-glue-point="7" svg:d="m8453 8845 1692-1092">
          <text:p text:style-name="P1"/>
        </draw:connector>
        <draw:connector draw:style-name="gr14" draw:text-style-name="P6" draw:layer="layout" draw:type="line" svg:x1="3.8cm" svg:y1="9.199cm" svg:x2="10cm" svg:y2="7.399cm" draw:start-shape="id104" draw:start-glue-point="10" draw:end-shape="id100" draw:end-glue-point="6" svg:d="m3800 9199 6200-1800">
          <text:p text:style-name="P1"/>
        </draw:connector>
        <draw:connector draw:style-name="gr14" draw:text-style-name="P6" draw:layer="layout" draw:type="line" svg:x1="3.8cm" svg:y1="9.199cm" svg:x2="7.6cm" svg:y2="9.199cm" draw:start-shape="id104" draw:start-glue-point="10" draw:end-shape="id105" draw:end-glue-point="6" svg:d="m3800 9199h3800">
          <text:p text:style-name="P1"/>
        </draw:connector>
        <draw:frame draw:style-name="gr5" draw:text-style-name="P10" draw:layer="layout" svg:width="4cm" svg:height="1.195cm" svg:x="15cm" svg:y="5.805cm">
          <draw:text-box>
            <text:p text:style-name="P1"><text:span text:style-name="T6">Stack:</text:span></text:p>
          </draw:text-box>
        </draw:frame>
        <draw:frame draw:style-name="gr5" draw:text-style-name="P10" draw:layer="layout" svg:width="8cm" svg:height="1.195cm" svg:x="15cm" svg:y="9.605cm">
          <draw:text-box>
            <text:p text:style-name="P1"><text:span text:style-name="T6">Current location:</text:span></text:p>
          </draw:text-box>
        </draw:frame>
        <draw:frame draw:style-name="gr5" draw:text-style-name="P10" draw:layer="layout" svg:width="3.5cm" svg:height="1.195cm" svg:x="15cm" svg:y="11.106cm">
          <draw:text-box>
            <text:p text:style-name="P1"><text:span text:style-name="T6">Circuit:</text:span></text:p>
          </draw:text-box>
        </draw:frame>
        <draw:custom-shape draw:style-name="gr7" draw:text-style-name="P12" draw:layer="layout" svg:width="1cm" svg:height="1cm" svg:x="18.1cm" svg:y="5.9cm">
          <text:p text:style-name="P9"><text:span text:style-name="T8">1</text:span></text:p>
          <draw:enhanced-geometry svg:viewBox="0 0 21600 21600" draw:glue-points="10800 0 3160 3160 0 10800 3160 18440 10800 21600 18440 18440 21600 10800 18440 3160" draw:text-areas="3200 3200 18400 18400" draw:type="ellipse"/>
        </draw:custom-shape>
        <draw:frame draw:style-name="gr30" draw:text-style-name="P14" draw:layer="layout" svg:width="23.5cm" svg:height="2.284cm" svg:x="2.5cm" svg:y="16.638cm">
          <draw:text-box>
            <text:list text:style-name="L6">
              <text:list-item>
                <text:p text:style-name="P11"><text:span text:style-name="T8"><text:s/></text:span><text:span text:style-name="T8">Process node 7 – neigbour of node 6</text:span></text:p>
              </text:list-item>
            </text:list>
            <text:list text:style-name="L6">
              <text:list-item>
                <text:p text:style-name="P11"><text:span text:style-name="T8"><text:s/></text:span><text:span text:style-name="T8">Delete edge between node 7 and node 6</text:span></text:p>
              </text:list-item>
            </text:list>
            <text:list text:style-name="L6">
              <text:list-item>
                <text:p text:style-name="P11"><text:span text:style-name="T8"><text:s/></text:span><text:span text:style-name="T8">Process first neigbour of node 7: Node 5</text:span></text:p>
              </text:list-item>
            </text:list>
          </draw:text-box>
        </draw:frame>
        <draw:custom-shape draw:style-name="gr7" draw:text-style-name="P12" draw:layer="layout" svg:width="1cm" svg:height="1cm" svg:x="19.4cm" svg:y="5.9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0.7cm" svg:y="5.9cm">
          <text:p text:style-name="P9"><text:span text:style-name="T8">2</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7" draw:text-style-name="P12" draw:layer="layout" svg:width="1cm" svg:height="1cm" svg:x="18.5cm" svg:y="11.2cm">
          <text:p text:style-name="P9"><text:span text:style-name="T8">1</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cm" svg:y="5.9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3.3cm" svg:y="5.9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3cm" svg:y="9.7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4.6cm" svg:y="5.9cm">
          <text:p text:style-name="P9"><text:span text:style-name="T8">2</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5.9cm" svg:y="5.9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18.1cm" svg:y="7.1cm">
          <text:p text:style-name="P9"><text:span text:style-name="T8">3</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3cm" svg:y="9.7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0.7cm" svg:y="7.1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19.4cm" svg:y="7.1cm">
          <text:p text:style-name="P9"><text:span text:style-name="T8">4</text:span></text:p>
          <draw:enhanced-geometry svg:viewBox="0 0 21600 21600" draw:glue-points="10800 0 3160 3160 0 10800 3160 18440 10800 21600 18440 18440 21600 10800 18440 3160" draw:text-areas="3200 3200 18400 18400" draw:type="ellipse"/>
        </draw:custom-shape>
        <presentation:notes draw:style-name="dp2" presentation:use-header-name="hdr1">
          <draw:page-thumbnail draw:style-name="gr2" draw:layer="layout" svg:width="14.848cm" svg:height="11.135cm" svg:x="3.075cm" svg:y="2.257cm" draw:page-number="20" presentation:class="page"/>
          <draw:frame presentation:style-name="pr6" draw:text-style-name="P13" draw:layer="layout" svg:width="16.799cm" svg:height="13.114cm" svg:x="2.1cm" svg:y="14.107cm" presentation:class="notes" presentation:placeholder="true">
            <draw:text-box/>
          </draw:frame>
        </presentation:notes>
      </draw:page>
      <draw:page draw:name="page21" draw:style-name="dp3" draw:master-page-name="Glossy" presentation:presentation-page-layout-name="AL3T11">
        <draw:custom-shape draw:style-name="gr6" draw:text-style-name="P6" draw:layer="layout" svg:width="12cm" svg:height="9.5cm" svg:x="2cm" svg:y="6.1cm">
          <text:p text:style-name="P1"/>
          <draw:enhanced-geometry svg:viewBox="0 0 21600 21600" draw:glue-points="10800 0 0 10800 10800 21600 21600 10800" draw:type="flowchart-process" draw:enhanced-path="M 0 0 L 21600 0 21600 21600 0 21600 0 0 Z N"/>
        </draw:custom-shape>
        <draw:connector draw:style-name="gr14" draw:text-style-name="P6" draw:layer="layout" draw:type="line" svg:x1="10.499cm" svg:y1="7.9cm" svg:x2="9.999cm" svg:y2="13.4cm" draw:start-shape="id107" draw:start-glue-point="8" draw:end-shape="id108" draw:end-glue-point="4" svg:d="m10499 7900-500 5500">
          <text:p text:style-name="P1"/>
        </draw:connector>
        <draw:frame presentation:style-name="pr1" draw:text-style-name="P1" draw:layer="layout" svg:width="25.199cm" svg:height="3.507cm" svg:x="1.301cm" svg:y="0cm" presentation:class="title" presentation:user-transformed="true">
          <draw:text-box>
            <text:p text:style-name="P1">Sample run</text:p>
          </draw:text-box>
        </draw:frame>
        <draw:custom-shape draw:style-name="gr7" draw:text-style-name="P12" draw:id="id111" draw:layer="layout" svg:width="1cm" svg:height="1cm" svg:x="2.8cm" svg:y="8.7cm">
          <text:p text:style-name="P9"><text:span text:style-name="T8">2</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107" draw:layer="layout" svg:width="1cm" svg:height="1cm" svg:x="10cm" svg:y="6.9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11" draw:text-style-name="P12" draw:id="id110" draw:layer="layout" svg:width="1cm" svg:height="1cm" svg:x="3.5cm" svg:y="13.4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08" draw:layer="layout" svg:width="1cm" svg:height="1cm" svg:x="9.5cm" svg:y="13.4cm">
          <text:p text:style-name="P9"><text:span text:style-name="T8">1</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113" draw:layer="layout" svg:width="1cm" svg:height="1cm" svg:x="6cm" svg:y="12.4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112" draw:layer="layout" svg:width="1cm" svg:height="1cm" svg:x="7.6cm" svg:y="8.7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109" draw:layer="layout" svg:width="1cm" svg:height="1cm" svg:x="12cm" svg:y="9.9cm">
          <text:p text:style-name="P9"><text:span text:style-name="T8">3</text:span></text:p>
          <draw:enhanced-geometry svg:viewBox="0 0 21600 21600" draw:glue-points="10800 0 3160 3160 0 10800 3160 18440 10800 21600 18440 18440 21600 10800 18440 3160" draw:text-areas="3200 3200 18400 18400" draw:type="ellipse"/>
        </draw:custom-shape>
        <draw:connector draw:style-name="gr14" draw:text-style-name="P6" draw:layer="layout" draw:type="line" svg:x1="10.853cm" svg:y1="7.753cm" svg:x2="12.145cm" svg:y2="10.045cm" draw:start-shape="id107" draw:start-glue-point="9" draw:end-shape="id109" draw:end-glue-point="5" svg:d="m10853 7753 1292 2292">
          <text:p text:style-name="P1"/>
        </draw:connector>
        <draw:connector draw:style-name="gr14" draw:text-style-name="P6" draw:layer="layout" draw:type="line" svg:x1="4.5cm" svg:y1="13.899cm" svg:x2="9.5cm" svg:y2="13.899cm" draw:start-shape="id110" draw:start-glue-point="10" draw:end-shape="id108" draw:end-glue-point="6" svg:d="m4500 13899h5000">
          <text:p text:style-name="P1"/>
        </draw:connector>
        <draw:connector draw:style-name="gr14" draw:text-style-name="P6" draw:layer="layout" draw:type="line" svg:x1="3.999cm" svg:y1="13.4cm" svg:x2="3.299cm" svg:y2="9.7cm" draw:start-shape="id110" draw:start-glue-point="4" draw:end-shape="id111" draw:end-glue-point="8" svg:d="m3999 13400-700-3700">
          <text:p text:style-name="P1"/>
        </draw:connector>
        <draw:connector draw:style-name="gr14" draw:text-style-name="P6" draw:layer="layout" draw:type="line" svg:x1="4.353cm" svg:y1="13.545cm" svg:x2="7.745cm" svg:y2="9.553cm" draw:start-shape="id110" draw:start-glue-point="11" draw:end-shape="id112" draw:end-glue-point="7" svg:d="m4353 13545 3392-3992">
          <text:p text:style-name="P1"/>
        </draw:connector>
        <draw:connector draw:style-name="gr14" draw:text-style-name="P6" draw:layer="layout" draw:type="line" svg:x1="4.5cm" svg:y1="13.899cm" svg:x2="6cm" svg:y2="12.899cm" draw:start-shape="id110" draw:start-glue-point="10" draw:end-shape="id113" draw:end-glue-point="6" svg:d="m4500 13899 1500-1000">
          <text:p text:style-name="P1"/>
        </draw:connector>
        <draw:connector draw:style-name="gr29" draw:text-style-name="P6" draw:layer="layout" draw:type="line" svg:x1="6.853cm" svg:y1="12.545cm" svg:x2="8.099cm" svg:y2="9.7cm" draw:start-shape="id113" draw:start-glue-point="11" draw:end-shape="id112" draw:end-glue-point="8" svg:d="m6853 12545 1246-2845">
          <text:p text:style-name="P1"/>
        </draw:connector>
        <draw:connector draw:style-name="gr14" draw:text-style-name="P6" draw:layer="layout" draw:type="line" svg:x1="6.145cm" svg:y1="12.545cm" svg:x2="3.653cm" svg:y2="9.553cm" draw:start-shape="id113" draw:start-glue-point="5" draw:end-shape="id111" draw:end-glue-point="9" svg:d="m6145 12545-2492-2992">
          <text:p text:style-name="P1"/>
        </draw:connector>
        <draw:connector draw:style-name="gr14" draw:text-style-name="P6" draw:layer="layout" draw:type="line" svg:x1="7cm" svg:y1="12.899cm" svg:x2="12.145cm" svg:y2="10.753cm" draw:start-shape="id113" draw:start-glue-point="10" draw:end-shape="id109" draw:end-glue-point="7" svg:d="m7000 12899 5145-2146">
          <text:p text:style-name="P1"/>
        </draw:connector>
        <draw:connector draw:style-name="gr27" draw:text-style-name="P6" draw:layer="layout" draw:type="line" svg:x1="8.453cm" svg:y1="8.845cm" svg:x2="10.145cm" svg:y2="7.753cm" draw:start-shape="id112" draw:start-glue-point="11" draw:end-shape="id107" draw:end-glue-point="7" svg:d="m8453 8845 1692-1092">
          <text:p text:style-name="P1"/>
        </draw:connector>
        <draw:connector draw:style-name="gr14" draw:text-style-name="P6" draw:layer="layout" draw:type="line" svg:x1="3.8cm" svg:y1="9.199cm" svg:x2="10cm" svg:y2="7.399cm" draw:start-shape="id111" draw:start-glue-point="10" draw:end-shape="id107" draw:end-glue-point="6" svg:d="m3800 9199 6200-1800">
          <text:p text:style-name="P1"/>
        </draw:connector>
        <draw:connector draw:style-name="gr14" draw:text-style-name="P6" draw:layer="layout" draw:type="line" svg:x1="3.8cm" svg:y1="9.199cm" svg:x2="7.6cm" svg:y2="9.199cm" draw:start-shape="id111" draw:start-glue-point="10" draw:end-shape="id112" draw:end-glue-point="6" svg:d="m3800 9199h3800">
          <text:p text:style-name="P1"/>
        </draw:connector>
        <draw:frame draw:style-name="gr5" draw:text-style-name="P10" draw:layer="layout" svg:width="4cm" svg:height="1.195cm" svg:x="15cm" svg:y="5.805cm">
          <draw:text-box>
            <text:p text:style-name="P1"><text:span text:style-name="T6">Stack:</text:span></text:p>
          </draw:text-box>
        </draw:frame>
        <draw:frame draw:style-name="gr5" draw:text-style-name="P10" draw:layer="layout" svg:width="8cm" svg:height="1.195cm" svg:x="15cm" svg:y="9.605cm">
          <draw:text-box>
            <text:p text:style-name="P1"><text:span text:style-name="T6">Current location:</text:span></text:p>
          </draw:text-box>
        </draw:frame>
        <draw:frame draw:style-name="gr5" draw:text-style-name="P10" draw:layer="layout" svg:width="3.5cm" svg:height="1.195cm" svg:x="15cm" svg:y="11.106cm">
          <draw:text-box>
            <text:p text:style-name="P1"><text:span text:style-name="T6">Circuit:</text:span></text:p>
          </draw:text-box>
        </draw:frame>
        <draw:custom-shape draw:style-name="gr7" draw:text-style-name="P12" draw:layer="layout" svg:width="1cm" svg:height="1cm" svg:x="18.1cm" svg:y="5.9cm">
          <text:p text:style-name="P9"><text:span text:style-name="T8">1</text:span></text:p>
          <draw:enhanced-geometry svg:viewBox="0 0 21600 21600" draw:glue-points="10800 0 3160 3160 0 10800 3160 18440 10800 21600 18440 18440 21600 10800 18440 3160" draw:text-areas="3200 3200 18400 18400" draw:type="ellipse"/>
        </draw:custom-shape>
        <draw:frame draw:style-name="gr31" draw:text-style-name="P14" draw:layer="layout" svg:width="23.5cm" svg:height="2.995cm" svg:x="2.5cm" svg:y="16.638cm">
          <draw:text-box>
            <text:list text:style-name="L6">
              <text:list-item>
                <text:p text:style-name="P11"><text:span text:style-name="T8"><text:s/></text:span><text:span text:style-name="T8">Process node 5 – neigbour of node 7</text:span></text:p>
              </text:list-item>
            </text:list>
            <text:list text:style-name="L6">
              <text:list-item>
                <text:p text:style-name="P11"><text:span text:style-name="T8"><text:s/></text:span><text:span text:style-name="T8">Delete edge between node 5 and node 7</text:span></text:p>
              </text:list-item>
            </text:list>
            <text:list text:style-name="L6">
              <text:list-item>
                <text:p text:style-name="P11"><text:span text:style-name="T8"><text:s/></text:span><text:span text:style-name="T8">Node 5 has no more neighbours (and edges)</text:span></text:p>
              </text:list-item>
            </text:list>
            <text:list text:style-name="L6">
              <text:list-item>
                <text:p text:style-name="P11"><text:span text:style-name="T8"><text:s/></text:span><text:span text:style-name="T8">Append node to circuit</text:span></text:p>
              </text:list-item>
            </text:list>
          </draw:text-box>
        </draw:frame>
        <draw:custom-shape draw:style-name="gr7" draw:text-style-name="P12" draw:layer="layout" svg:width="1cm" svg:height="1cm" svg:x="19.4cm" svg:y="5.9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0.7cm" svg:y="5.9cm">
          <text:p text:style-name="P9"><text:span text:style-name="T8">2</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7" draw:text-style-name="P12" draw:layer="layout" svg:width="1cm" svg:height="1cm" svg:x="18.5cm" svg:y="11.2cm">
          <text:p text:style-name="P9"><text:span text:style-name="T8">1</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cm" svg:y="5.9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3.3cm" svg:y="5.9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3cm" svg:y="9.7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4.6cm" svg:y="5.9cm">
          <text:p text:style-name="P9"><text:span text:style-name="T8">2</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5.9cm" svg:y="5.9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18.1cm" svg:y="7.1cm">
          <text:p text:style-name="P9"><text:span text:style-name="T8">3</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3cm" svg:y="9.7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0.7cm" svg:y="7.1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cm" svg:y="7.1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19.4cm" svg:y="7.1cm">
          <text:p text:style-name="P9"><text:span text:style-name="T8">4</text:span></text:p>
          <draw:enhanced-geometry svg:viewBox="0 0 21600 21600" draw:glue-points="10800 0 3160 3160 0 10800 3160 18440 10800 21600 18440 18440 21600 10800 18440 3160" draw:text-areas="3200 3200 18400 18400" draw:type="ellipse"/>
        </draw:custom-shape>
        <presentation:notes draw:style-name="dp2" presentation:use-header-name="hdr1">
          <draw:page-thumbnail draw:style-name="gr2" draw:layer="layout" svg:width="14.848cm" svg:height="11.135cm" svg:x="3.075cm" svg:y="2.257cm" draw:page-number="21" presentation:class="page"/>
          <draw:frame presentation:style-name="pr6" draw:text-style-name="P13" draw:layer="layout" svg:width="16.799cm" svg:height="13.114cm" svg:x="2.1cm" svg:y="14.107cm" presentation:class="notes" presentation:placeholder="true">
            <draw:text-box/>
          </draw:frame>
        </presentation:notes>
      </draw:page>
      <draw:page draw:name="page22" draw:style-name="dp3" draw:master-page-name="Glossy" presentation:presentation-page-layout-name="AL3T11">
        <draw:custom-shape draw:style-name="gr6" draw:text-style-name="P6" draw:layer="layout" svg:width="12cm" svg:height="9.5cm" svg:x="2cm" svg:y="6.1cm">
          <text:p text:style-name="P1"/>
          <draw:enhanced-geometry svg:viewBox="0 0 21600 21600" draw:glue-points="10800 0 0 10800 10800 21600 21600 10800" draw:type="flowchart-process" draw:enhanced-path="M 0 0 L 21600 0 21600 21600 0 21600 0 0 Z N"/>
        </draw:custom-shape>
        <draw:connector draw:style-name="gr14" draw:text-style-name="P6" draw:layer="layout" draw:type="line" svg:x1="10.499cm" svg:y1="7.9cm" svg:x2="9.999cm" svg:y2="13.4cm" draw:start-shape="id114" draw:start-glue-point="8" draw:end-shape="id115" draw:end-glue-point="4" svg:d="m10499 7900-500 5500">
          <text:p text:style-name="P1"/>
        </draw:connector>
        <draw:frame presentation:style-name="pr1" draw:text-style-name="P1" draw:layer="layout" svg:width="25.199cm" svg:height="3.507cm" svg:x="1.301cm" svg:y="0cm" presentation:class="title" presentation:user-transformed="true">
          <draw:text-box>
            <text:p text:style-name="P1">Sample run</text:p>
          </draw:text-box>
        </draw:frame>
        <draw:custom-shape draw:style-name="gr7" draw:text-style-name="P12" draw:id="id118" draw:layer="layout" svg:width="1cm" svg:height="1cm" svg:x="2.8cm" svg:y="8.7cm">
          <text:p text:style-name="P9"><text:span text:style-name="T8">2</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114" draw:layer="layout" svg:width="1cm" svg:height="1cm" svg:x="10cm" svg:y="6.9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17" draw:layer="layout" svg:width="1cm" svg:height="1cm" svg:x="3.5cm" svg:y="13.4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15" draw:layer="layout" svg:width="1cm" svg:height="1cm" svg:x="9.5cm" svg:y="13.4cm">
          <text:p text:style-name="P9"><text:span text:style-name="T8">1</text:span></text:p>
          <draw:enhanced-geometry svg:viewBox="0 0 21600 21600" draw:glue-points="10800 0 3160 3160 0 10800 3160 18440 10800 21600 18440 18440 21600 10800 18440 3160" draw:text-areas="3200 3200 18400 18400" draw:type="ellipse"/>
        </draw:custom-shape>
        <draw:custom-shape draw:style-name="gr11" draw:text-style-name="P12" draw:id="id120" draw:layer="layout" svg:width="1cm" svg:height="1cm" svg:x="6cm" svg:y="12.4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119" draw:layer="layout" svg:width="1cm" svg:height="1cm" svg:x="7.6cm" svg:y="8.7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116" draw:layer="layout" svg:width="1cm" svg:height="1cm" svg:x="12cm" svg:y="9.9cm">
          <text:p text:style-name="P9"><text:span text:style-name="T8">3</text:span></text:p>
          <draw:enhanced-geometry svg:viewBox="0 0 21600 21600" draw:glue-points="10800 0 3160 3160 0 10800 3160 18440 10800 21600 18440 18440 21600 10800 18440 3160" draw:text-areas="3200 3200 18400 18400" draw:type="ellipse"/>
        </draw:custom-shape>
        <draw:connector draw:style-name="gr14" draw:text-style-name="P6" draw:layer="layout" draw:type="line" svg:x1="10.853cm" svg:y1="7.753cm" svg:x2="12.145cm" svg:y2="10.045cm" draw:start-shape="id114" draw:start-glue-point="9" draw:end-shape="id116" draw:end-glue-point="5" svg:d="m10853 7753 1292 2292">
          <text:p text:style-name="P1"/>
        </draw:connector>
        <draw:connector draw:style-name="gr14" draw:text-style-name="P6" draw:layer="layout" draw:type="line" svg:x1="4.5cm" svg:y1="13.899cm" svg:x2="9.5cm" svg:y2="13.899cm" draw:start-shape="id117" draw:start-glue-point="10" draw:end-shape="id115" draw:end-glue-point="6" svg:d="m4500 13899h5000">
          <text:p text:style-name="P1"/>
        </draw:connector>
        <draw:connector draw:style-name="gr14" draw:text-style-name="P6" draw:layer="layout" draw:type="line" svg:x1="3.999cm" svg:y1="13.4cm" svg:x2="3.299cm" svg:y2="9.7cm" draw:start-shape="id117" draw:start-glue-point="4" draw:end-shape="id118" draw:end-glue-point="8" svg:d="m3999 13400-700-3700">
          <text:p text:style-name="P1"/>
        </draw:connector>
        <draw:connector draw:style-name="gr14" draw:text-style-name="P6" draw:layer="layout" draw:type="line" svg:x1="4.353cm" svg:y1="13.545cm" svg:x2="7.745cm" svg:y2="9.553cm" draw:start-shape="id117" draw:start-glue-point="11" draw:end-shape="id119" draw:end-glue-point="7" svg:d="m4353 13545 3392-3992">
          <text:p text:style-name="P1"/>
        </draw:connector>
        <draw:connector draw:style-name="gr14" draw:text-style-name="P6" draw:layer="layout" draw:type="line" svg:x1="4.5cm" svg:y1="13.899cm" svg:x2="6cm" svg:y2="12.899cm" draw:start-shape="id117" draw:start-glue-point="10" draw:end-shape="id120" draw:end-glue-point="6" svg:d="m4500 13899 1500-1000">
          <text:p text:style-name="P1"/>
        </draw:connector>
        <draw:connector draw:style-name="gr29" draw:text-style-name="P6" draw:layer="layout" draw:type="line" svg:x1="6.853cm" svg:y1="12.545cm" svg:x2="8.099cm" svg:y2="9.7cm" draw:start-shape="id120" draw:start-glue-point="11" draw:end-shape="id119" draw:end-glue-point="8" svg:d="m6853 12545 1246-2845">
          <text:p text:style-name="P1"/>
        </draw:connector>
        <draw:connector draw:style-name="gr14" draw:text-style-name="P6" draw:layer="layout" draw:type="line" svg:x1="6.145cm" svg:y1="12.545cm" svg:x2="3.653cm" svg:y2="9.553cm" draw:start-shape="id120" draw:start-glue-point="5" draw:end-shape="id118" draw:end-glue-point="9" svg:d="m6145 12545-2492-2992">
          <text:p text:style-name="P1"/>
        </draw:connector>
        <draw:connector draw:style-name="gr14" draw:text-style-name="P6" draw:layer="layout" draw:type="line" svg:x1="7cm" svg:y1="12.899cm" svg:x2="12.145cm" svg:y2="10.753cm" draw:start-shape="id120" draw:start-glue-point="10" draw:end-shape="id116" draw:end-glue-point="7" svg:d="m7000 12899 5145-2146">
          <text:p text:style-name="P1"/>
        </draw:connector>
        <draw:connector draw:style-name="gr27" draw:text-style-name="P6" draw:layer="layout" draw:type="line" svg:x1="8.453cm" svg:y1="8.845cm" svg:x2="10.145cm" svg:y2="7.753cm" draw:start-shape="id119" draw:start-glue-point="11" draw:end-shape="id114" draw:end-glue-point="7" svg:d="m8453 8845 1692-1092">
          <text:p text:style-name="P1"/>
        </draw:connector>
        <draw:connector draw:style-name="gr14" draw:text-style-name="P6" draw:layer="layout" draw:type="line" svg:x1="3.8cm" svg:y1="9.199cm" svg:x2="10cm" svg:y2="7.399cm" draw:start-shape="id118" draw:start-glue-point="10" draw:end-shape="id114" draw:end-glue-point="6" svg:d="m3800 9199 6200-1800">
          <text:p text:style-name="P1"/>
        </draw:connector>
        <draw:connector draw:style-name="gr14" draw:text-style-name="P6" draw:layer="layout" draw:type="line" svg:x1="3.8cm" svg:y1="9.199cm" svg:x2="7.6cm" svg:y2="9.199cm" draw:start-shape="id118" draw:start-glue-point="10" draw:end-shape="id119" draw:end-glue-point="6" svg:d="m3800 9199h3800">
          <text:p text:style-name="P1"/>
        </draw:connector>
        <draw:frame draw:style-name="gr5" draw:text-style-name="P10" draw:layer="layout" svg:width="4cm" svg:height="1.195cm" svg:x="15cm" svg:y="5.805cm">
          <draw:text-box>
            <text:p text:style-name="P1"><text:span text:style-name="T6">Stack:</text:span></text:p>
          </draw:text-box>
        </draw:frame>
        <draw:frame draw:style-name="gr5" draw:text-style-name="P10" draw:layer="layout" svg:width="8cm" svg:height="1.195cm" svg:x="15cm" svg:y="9.605cm">
          <draw:text-box>
            <text:p text:style-name="P1"><text:span text:style-name="T6">Current location:</text:span></text:p>
          </draw:text-box>
        </draw:frame>
        <draw:frame draw:style-name="gr5" draw:text-style-name="P10" draw:layer="layout" svg:width="3.5cm" svg:height="1.195cm" svg:x="15cm" svg:y="11.106cm">
          <draw:text-box>
            <text:p text:style-name="P1"><text:span text:style-name="T6">Circuit:</text:span></text:p>
          </draw:text-box>
        </draw:frame>
        <draw:custom-shape draw:style-name="gr7" draw:text-style-name="P12" draw:layer="layout" svg:width="1cm" svg:height="1cm" svg:x="18.1cm" svg:y="5.9cm">
          <text:p text:style-name="P9"><text:span text:style-name="T8">1</text:span></text:p>
          <draw:enhanced-geometry svg:viewBox="0 0 21600 21600" draw:glue-points="10800 0 3160 3160 0 10800 3160 18440 10800 21600 18440 18440 21600 10800 18440 3160" draw:text-areas="3200 3200 18400 18400" draw:type="ellipse"/>
        </draw:custom-shape>
        <draw:frame draw:style-name="gr32" draw:text-style-name="P14" draw:layer="layout" svg:width="23.5cm" svg:height="2.995cm" svg:x="2.5cm" svg:y="16.638cm">
          <draw:text-box>
            <text:list text:style-name="L6">
              <text:list-item>
                <text:p text:style-name="P11"><text:span text:style-name="T8"><text:s/></text:span><text:span text:style-name="T8">Append node 5 to circuit </text:span></text:p>
              </text:list-item>
            </text:list>
            <text:list text:style-name="L6">
              <text:list-item>
                <text:p text:style-name="P11"><text:span text:style-name="T8"><text:s/></text:span><text:span text:style-name="T8">Go back to node 7 – last one on stack</text:span></text:p>
              </text:list-item>
            </text:list>
            <text:list text:style-name="L6">
              <text:list-item>
                <text:p text:style-name="P11"><text:span text:style-name="T8"><text:s/></text:span><text:span text:style-name="T8">Node 7 has no more neighbours (and edges)</text:span></text:p>
              </text:list-item>
            </text:list>
            <text:list text:style-name="L6">
              <text:list-item>
                <text:p text:style-name="P11"><text:span text:style-name="T8"><text:s/></text:span><text:span text:style-name="T8">Append node to circuit</text:span></text:p>
              </text:list-item>
            </text:list>
          </draw:text-box>
        </draw:frame>
        <draw:custom-shape draw:style-name="gr7" draw:text-style-name="P12" draw:layer="layout" svg:width="1cm" svg:height="1cm" svg:x="19.4cm" svg:y="5.9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0.7cm" svg:y="5.9cm">
          <text:p text:style-name="P9"><text:span text:style-name="T8">2</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7" draw:text-style-name="P12" draw:layer="layout" svg:width="1cm" svg:height="1cm" svg:x="18.5cm" svg:y="11.2cm">
          <text:p text:style-name="P9"><text:span text:style-name="T8">1</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cm" svg:y="5.9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3.3cm" svg:y="5.9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3cm" svg:y="9.7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4.6cm" svg:y="5.9cm">
          <text:p text:style-name="P9"><text:span text:style-name="T8">2</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5.9cm" svg:y="5.9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18.1cm" svg:y="7.1cm">
          <text:p text:style-name="P9"><text:span text:style-name="T8">3</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3cm" svg:y="9.7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0.7cm" svg:y="7.1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19.7cm" svg:y="11.2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19.4cm" svg:y="7.1cm">
          <text:p text:style-name="P9"><text:span text:style-name="T8">4</text:span></text:p>
          <draw:enhanced-geometry svg:viewBox="0 0 21600 21600" draw:glue-points="10800 0 3160 3160 0 10800 3160 18440 10800 21600 18440 18440 21600 10800 18440 3160" draw:text-areas="3200 3200 18400 18400" draw:type="ellipse"/>
        </draw:custom-shape>
        <presentation:notes draw:style-name="dp2" presentation:use-header-name="hdr1">
          <draw:page-thumbnail draw:style-name="gr2" draw:layer="layout" svg:width="14.848cm" svg:height="11.135cm" svg:x="3.075cm" svg:y="2.257cm" draw:page-number="22" presentation:class="page"/>
          <draw:frame presentation:style-name="pr6" draw:text-style-name="P13" draw:layer="layout" svg:width="16.799cm" svg:height="13.114cm" svg:x="2.1cm" svg:y="14.107cm" presentation:class="notes" presentation:placeholder="true">
            <draw:text-box/>
          </draw:frame>
        </presentation:notes>
      </draw:page>
      <draw:page draw:name="page23" draw:style-name="dp3" draw:master-page-name="Glossy" presentation:presentation-page-layout-name="AL3T11">
        <draw:custom-shape draw:style-name="gr6" draw:text-style-name="P6" draw:layer="layout" svg:width="12cm" svg:height="9.5cm" svg:x="2cm" svg:y="6.1cm">
          <text:p text:style-name="P1"/>
          <draw:enhanced-geometry svg:viewBox="0 0 21600 21600" draw:glue-points="10800 0 0 10800 10800 21600 21600 10800" draw:type="flowchart-process" draw:enhanced-path="M 0 0 L 21600 0 21600 21600 0 21600 0 0 Z N"/>
        </draw:custom-shape>
        <draw:connector draw:style-name="gr14" draw:text-style-name="P6" draw:layer="layout" draw:type="line" svg:x1="10.499cm" svg:y1="7.9cm" svg:x2="9.999cm" svg:y2="13.4cm" draw:start-shape="id121" draw:start-glue-point="8" draw:end-shape="id122" draw:end-glue-point="4" svg:d="m10499 7900-500 5500">
          <text:p text:style-name="P1"/>
        </draw:connector>
        <draw:frame presentation:style-name="pr1" draw:text-style-name="P1" draw:layer="layout" svg:width="25.199cm" svg:height="3.507cm" svg:x="1.301cm" svg:y="0cm" presentation:class="title" presentation:user-transformed="true">
          <draw:text-box>
            <text:p text:style-name="P1">Sample run</text:p>
          </draw:text-box>
        </draw:frame>
        <draw:custom-shape draw:style-name="gr7" draw:text-style-name="P12" draw:id="id125" draw:layer="layout" svg:width="1cm" svg:height="1cm" svg:x="2.8cm" svg:y="8.7cm">
          <text:p text:style-name="P9"><text:span text:style-name="T8">2</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121" draw:layer="layout" svg:width="1cm" svg:height="1cm" svg:x="10cm" svg:y="6.9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24" draw:layer="layout" svg:width="1cm" svg:height="1cm" svg:x="3.5cm" svg:y="13.4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22" draw:layer="layout" svg:width="1cm" svg:height="1cm" svg:x="9.5cm" svg:y="13.4cm">
          <text:p text:style-name="P9"><text:span text:style-name="T8">1</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27" draw:layer="layout" svg:width="1cm" svg:height="1cm" svg:x="6cm" svg:y="12.4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11" draw:text-style-name="P12" draw:id="id126" draw:layer="layout" svg:width="1cm" svg:height="1cm" svg:x="7.6cm" svg:y="8.7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123" draw:layer="layout" svg:width="1cm" svg:height="1cm" svg:x="12cm" svg:y="9.9cm">
          <text:p text:style-name="P9"><text:span text:style-name="T8">3</text:span></text:p>
          <draw:enhanced-geometry svg:viewBox="0 0 21600 21600" draw:glue-points="10800 0 3160 3160 0 10800 3160 18440 10800 21600 18440 18440 21600 10800 18440 3160" draw:text-areas="3200 3200 18400 18400" draw:type="ellipse"/>
        </draw:custom-shape>
        <draw:connector draw:style-name="gr14" draw:text-style-name="P6" draw:layer="layout" draw:type="line" svg:x1="10.853cm" svg:y1="7.753cm" svg:x2="12.145cm" svg:y2="10.045cm" draw:start-shape="id121" draw:start-glue-point="9" draw:end-shape="id123" draw:end-glue-point="5" svg:d="m10853 7753 1292 2292">
          <text:p text:style-name="P1"/>
        </draw:connector>
        <draw:connector draw:style-name="gr14" draw:text-style-name="P6" draw:layer="layout" draw:type="line" svg:x1="4.5cm" svg:y1="13.899cm" svg:x2="9.5cm" svg:y2="13.899cm" draw:start-shape="id124" draw:start-glue-point="10" draw:end-shape="id122" draw:end-glue-point="6" svg:d="m4500 13899h5000">
          <text:p text:style-name="P1"/>
        </draw:connector>
        <draw:connector draw:style-name="gr14" draw:text-style-name="P6" draw:layer="layout" draw:type="line" svg:x1="3.999cm" svg:y1="13.4cm" svg:x2="3.299cm" svg:y2="9.7cm" draw:start-shape="id124" draw:start-glue-point="4" draw:end-shape="id125" draw:end-glue-point="8" svg:d="m3999 13400-700-3700">
          <text:p text:style-name="P1"/>
        </draw:connector>
        <draw:connector draw:style-name="gr14" draw:text-style-name="P6" draw:layer="layout" draw:type="line" svg:x1="4.353cm" svg:y1="13.545cm" svg:x2="7.745cm" svg:y2="9.553cm" draw:start-shape="id124" draw:start-glue-point="11" draw:end-shape="id126" draw:end-glue-point="7" svg:d="m4353 13545 3392-3992">
          <text:p text:style-name="P1"/>
        </draw:connector>
        <draw:connector draw:style-name="gr14" draw:text-style-name="P6" draw:layer="layout" draw:type="line" svg:x1="4.5cm" svg:y1="13.899cm" svg:x2="6cm" svg:y2="12.899cm" draw:start-shape="id124" draw:start-glue-point="10" draw:end-shape="id127" draw:end-glue-point="6" svg:d="m4500 13899 1500-1000">
          <text:p text:style-name="P1"/>
        </draw:connector>
        <draw:connector draw:style-name="gr29" draw:text-style-name="P6" draw:layer="layout" draw:type="line" svg:x1="6.853cm" svg:y1="12.545cm" svg:x2="8.099cm" svg:y2="9.7cm" draw:start-shape="id127" draw:start-glue-point="11" draw:end-shape="id126" draw:end-glue-point="8" svg:d="m6853 12545 1246-2845">
          <text:p text:style-name="P1"/>
        </draw:connector>
        <draw:connector draw:style-name="gr14" draw:text-style-name="P6" draw:layer="layout" draw:type="line" svg:x1="6.145cm" svg:y1="12.545cm" svg:x2="3.653cm" svg:y2="9.553cm" draw:start-shape="id127" draw:start-glue-point="5" draw:end-shape="id125" draw:end-glue-point="9" svg:d="m6145 12545-2492-2992">
          <text:p text:style-name="P1"/>
        </draw:connector>
        <draw:connector draw:style-name="gr14" draw:text-style-name="P6" draw:layer="layout" draw:type="line" svg:x1="7cm" svg:y1="12.899cm" svg:x2="12.145cm" svg:y2="10.753cm" draw:start-shape="id127" draw:start-glue-point="10" draw:end-shape="id123" draw:end-glue-point="7" svg:d="m7000 12899 5145-2146">
          <text:p text:style-name="P1"/>
        </draw:connector>
        <draw:connector draw:style-name="gr27" draw:text-style-name="P6" draw:layer="layout" draw:type="line" svg:x1="8.453cm" svg:y1="8.845cm" svg:x2="10.145cm" svg:y2="7.753cm" draw:start-shape="id126" draw:start-glue-point="11" draw:end-shape="id121" draw:end-glue-point="7" svg:d="m8453 8845 1692-1092">
          <text:p text:style-name="P1"/>
        </draw:connector>
        <draw:connector draw:style-name="gr14" draw:text-style-name="P6" draw:layer="layout" draw:type="line" svg:x1="3.8cm" svg:y1="9.199cm" svg:x2="10cm" svg:y2="7.399cm" draw:start-shape="id125" draw:start-glue-point="10" draw:end-shape="id121" draw:end-glue-point="6" svg:d="m3800 9199 6200-1800">
          <text:p text:style-name="P1"/>
        </draw:connector>
        <draw:connector draw:style-name="gr14" draw:text-style-name="P6" draw:layer="layout" draw:type="line" svg:x1="3.8cm" svg:y1="9.199cm" svg:x2="7.6cm" svg:y2="9.199cm" draw:start-shape="id125" draw:start-glue-point="10" draw:end-shape="id126" draw:end-glue-point="6" svg:d="m3800 9199h3800">
          <text:p text:style-name="P1"/>
        </draw:connector>
        <draw:frame draw:style-name="gr5" draw:text-style-name="P10" draw:layer="layout" svg:width="4cm" svg:height="1.195cm" svg:x="15cm" svg:y="5.805cm">
          <draw:text-box>
            <text:p text:style-name="P1"><text:span text:style-name="T6">Stack:</text:span></text:p>
          </draw:text-box>
        </draw:frame>
        <draw:frame draw:style-name="gr5" draw:text-style-name="P10" draw:layer="layout" svg:width="8cm" svg:height="1.195cm" svg:x="15cm" svg:y="9.605cm">
          <draw:text-box>
            <text:p text:style-name="P1"><text:span text:style-name="T6">Current location:</text:span></text:p>
          </draw:text-box>
        </draw:frame>
        <draw:frame draw:style-name="gr5" draw:text-style-name="P10" draw:layer="layout" svg:width="3.5cm" svg:height="1.195cm" svg:x="15cm" svg:y="11.106cm">
          <draw:text-box>
            <text:p text:style-name="P1"><text:span text:style-name="T6">Circuit:</text:span></text:p>
          </draw:text-box>
        </draw:frame>
        <draw:custom-shape draw:style-name="gr7" draw:text-style-name="P12" draw:layer="layout" svg:width="1cm" svg:height="1cm" svg:x="18.1cm" svg:y="5.9cm">
          <text:p text:style-name="P9"><text:span text:style-name="T8">1</text:span></text:p>
          <draw:enhanced-geometry svg:viewBox="0 0 21600 21600" draw:glue-points="10800 0 3160 3160 0 10800 3160 18440 10800 21600 18440 18440 21600 10800 18440 3160" draw:text-areas="3200 3200 18400 18400" draw:type="ellipse"/>
        </draw:custom-shape>
        <draw:frame draw:style-name="gr33" draw:text-style-name="P14" draw:layer="layout" svg:width="23.5cm" svg:height="2.995cm" svg:x="2.5cm" svg:y="16.638cm">
          <draw:text-box>
            <text:list text:style-name="L6">
              <text:list-item>
                <text:p text:style-name="P11"><text:span text:style-name="T8"><text:s/></text:span><text:span text:style-name="T8">Append node 7 to circuit </text:span></text:p>
              </text:list-item>
            </text:list>
            <text:list text:style-name="L6">
              <text:list-item>
                <text:p text:style-name="P11"><text:span text:style-name="T8"><text:s/></text:span><text:span text:style-name="T8">Go back to node 6 – last one on stack</text:span></text:p>
              </text:list-item>
            </text:list>
            <text:list text:style-name="L6">
              <text:list-item>
                <text:p text:style-name="P11"><text:span text:style-name="T8"><text:s/></text:span><text:span text:style-name="T8">Node 6 has no more neighbours (and edges)</text:span></text:p>
              </text:list-item>
            </text:list>
            <text:list text:style-name="L6">
              <text:list-item>
                <text:p text:style-name="P11"><text:span text:style-name="T8"><text:s/></text:span><text:span text:style-name="T8">Append node to circuit</text:span></text:p>
              </text:list-item>
            </text:list>
          </draw:text-box>
        </draw:frame>
        <draw:custom-shape draw:style-name="gr7" draw:text-style-name="P12" draw:layer="layout" svg:width="1cm" svg:height="1cm" svg:x="19.4cm" svg:y="5.9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0.7cm" svg:y="5.9cm">
          <text:p text:style-name="P9"><text:span text:style-name="T8">2</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7" draw:text-style-name="P12" draw:layer="layout" svg:width="1cm" svg:height="1cm" svg:x="18.5cm" svg:y="11.2cm">
          <text:p text:style-name="P9"><text:span text:style-name="T8">1</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cm" svg:y="5.9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3.3cm" svg:y="5.9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3cm" svg:y="9.7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4.6cm" svg:y="5.9cm">
          <text:p text:style-name="P9"><text:span text:style-name="T8">2</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5.9cm" svg:y="5.9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18.1cm" svg:y="7.1cm">
          <text:p text:style-name="P9"><text:span text:style-name="T8">3</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3cm" svg:y="9.7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0.9cm" svg:y="11.2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19.7cm" svg:y="11.2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19.4cm" svg:y="7.1cm">
          <text:p text:style-name="P9"><text:span text:style-name="T8">4</text:span></text:p>
          <draw:enhanced-geometry svg:viewBox="0 0 21600 21600" draw:glue-points="10800 0 3160 3160 0 10800 3160 18440 10800 21600 18440 18440 21600 10800 18440 3160" draw:text-areas="3200 3200 18400 18400" draw:type="ellipse"/>
        </draw:custom-shape>
        <presentation:notes draw:style-name="dp2" presentation:use-header-name="hdr1">
          <draw:page-thumbnail draw:style-name="gr2" draw:layer="layout" svg:width="14.848cm" svg:height="11.135cm" svg:x="3.075cm" svg:y="2.257cm" draw:page-number="23" presentation:class="page"/>
          <draw:frame presentation:style-name="pr6" draw:text-style-name="P13" draw:layer="layout" svg:width="16.799cm" svg:height="13.114cm" svg:x="2.1cm" svg:y="14.107cm" presentation:class="notes" presentation:placeholder="true">
            <draw:text-box/>
          </draw:frame>
        </presentation:notes>
      </draw:page>
      <draw:page draw:name="page24" draw:style-name="dp3" draw:master-page-name="Glossy" presentation:presentation-page-layout-name="AL3T11">
        <draw:custom-shape draw:style-name="gr6" draw:text-style-name="P6" draw:layer="layout" svg:width="12cm" svg:height="9.5cm" svg:x="2cm" svg:y="6.1cm">
          <text:p text:style-name="P1"/>
          <draw:enhanced-geometry svg:viewBox="0 0 21600 21600" draw:glue-points="10800 0 0 10800 10800 21600 21600 10800" draw:type="flowchart-process" draw:enhanced-path="M 0 0 L 21600 0 21600 21600 0 21600 0 0 Z N"/>
        </draw:custom-shape>
        <draw:connector draw:style-name="gr14" draw:text-style-name="P6" draw:layer="layout" draw:type="line" svg:x1="10.499cm" svg:y1="7.9cm" svg:x2="9.999cm" svg:y2="13.4cm" draw:start-shape="id128" draw:start-glue-point="8" draw:end-shape="id129" draw:end-glue-point="4" svg:d="m10499 7900-500 5500">
          <text:p text:style-name="P1"/>
        </draw:connector>
        <draw:frame presentation:style-name="pr1" draw:text-style-name="P1" draw:layer="layout" svg:width="25.199cm" svg:height="3.507cm" svg:x="1.301cm" svg:y="0cm" presentation:class="title" presentation:user-transformed="true">
          <draw:text-box>
            <text:p text:style-name="P1">Sample run</text:p>
          </draw:text-box>
        </draw:frame>
        <draw:custom-shape draw:style-name="gr7" draw:text-style-name="P12" draw:id="id132" draw:layer="layout" svg:width="1cm" svg:height="1cm" svg:x="2.8cm" svg:y="8.7cm">
          <text:p text:style-name="P9"><text:span text:style-name="T8">2</text:span></text:p>
          <draw:enhanced-geometry svg:viewBox="0 0 21600 21600" draw:glue-points="10800 0 3160 3160 0 10800 3160 18440 10800 21600 18440 18440 21600 10800 18440 3160" draw:text-areas="3200 3200 18400 18400" draw:type="ellipse"/>
        </draw:custom-shape>
        <draw:custom-shape draw:style-name="gr11" draw:text-style-name="P12" draw:id="id128" draw:layer="layout" svg:width="1cm" svg:height="1cm" svg:x="10cm" svg:y="6.9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31" draw:layer="layout" svg:width="1cm" svg:height="1cm" svg:x="3.5cm" svg:y="13.4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29" draw:layer="layout" svg:width="1cm" svg:height="1cm" svg:x="9.5cm" svg:y="13.4cm">
          <text:p text:style-name="P9"><text:span text:style-name="T8">1</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34" draw:layer="layout" svg:width="1cm" svg:height="1cm" svg:x="6cm" svg:y="12.4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33" draw:layer="layout" svg:width="1cm" svg:height="1cm" svg:x="7.6cm" svg:y="8.7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id="id130" draw:layer="layout" svg:width="1cm" svg:height="1cm" svg:x="12cm" svg:y="9.9cm">
          <text:p text:style-name="P9"><text:span text:style-name="T8">3</text:span></text:p>
          <draw:enhanced-geometry svg:viewBox="0 0 21600 21600" draw:glue-points="10800 0 3160 3160 0 10800 3160 18440 10800 21600 18440 18440 21600 10800 18440 3160" draw:text-areas="3200 3200 18400 18400" draw:type="ellipse"/>
        </draw:custom-shape>
        <draw:connector draw:style-name="gr14" draw:text-style-name="P6" draw:layer="layout" draw:type="line" svg:x1="10.853cm" svg:y1="7.753cm" svg:x2="12.145cm" svg:y2="10.045cm" draw:start-shape="id128" draw:start-glue-point="9" draw:end-shape="id130" draw:end-glue-point="5" svg:d="m10853 7753 1292 2292">
          <text:p text:style-name="P1"/>
        </draw:connector>
        <draw:connector draw:style-name="gr14" draw:text-style-name="P6" draw:layer="layout" draw:type="line" svg:x1="4.5cm" svg:y1="13.899cm" svg:x2="9.5cm" svg:y2="13.899cm" draw:start-shape="id131" draw:start-glue-point="10" draw:end-shape="id129" draw:end-glue-point="6" svg:d="m4500 13899h5000">
          <text:p text:style-name="P1"/>
        </draw:connector>
        <draw:connector draw:style-name="gr14" draw:text-style-name="P6" draw:layer="layout" draw:type="line" svg:x1="3.999cm" svg:y1="13.4cm" svg:x2="3.299cm" svg:y2="9.7cm" draw:start-shape="id131" draw:start-glue-point="4" draw:end-shape="id132" draw:end-glue-point="8" svg:d="m3999 13400-700-3700">
          <text:p text:style-name="P1"/>
        </draw:connector>
        <draw:connector draw:style-name="gr14" draw:text-style-name="P6" draw:layer="layout" draw:type="line" svg:x1="4.353cm" svg:y1="13.545cm" svg:x2="7.745cm" svg:y2="9.553cm" draw:start-shape="id131" draw:start-glue-point="11" draw:end-shape="id133" draw:end-glue-point="7" svg:d="m4353 13545 3392-3992">
          <text:p text:style-name="P1"/>
        </draw:connector>
        <draw:connector draw:style-name="gr14" draw:text-style-name="P6" draw:layer="layout" draw:type="line" svg:x1="4.5cm" svg:y1="13.899cm" svg:x2="6cm" svg:y2="12.899cm" draw:start-shape="id131" draw:start-glue-point="10" draw:end-shape="id134" draw:end-glue-point="6" svg:d="m4500 13899 1500-1000">
          <text:p text:style-name="P1"/>
        </draw:connector>
        <draw:connector draw:style-name="gr29" draw:text-style-name="P6" draw:layer="layout" draw:type="line" svg:x1="6.853cm" svg:y1="12.545cm" svg:x2="8.099cm" svg:y2="9.7cm" draw:start-shape="id134" draw:start-glue-point="11" draw:end-shape="id133" draw:end-glue-point="8" svg:d="m6853 12545 1246-2845">
          <text:p text:style-name="P1"/>
        </draw:connector>
        <draw:connector draw:style-name="gr14" draw:text-style-name="P6" draw:layer="layout" draw:type="line" svg:x1="6.145cm" svg:y1="12.545cm" svg:x2="3.653cm" svg:y2="9.553cm" draw:start-shape="id134" draw:start-glue-point="5" draw:end-shape="id132" draw:end-glue-point="9" svg:d="m6145 12545-2492-2992">
          <text:p text:style-name="P1"/>
        </draw:connector>
        <draw:connector draw:style-name="gr14" draw:text-style-name="P6" draw:layer="layout" draw:type="line" svg:x1="7cm" svg:y1="12.899cm" svg:x2="12.145cm" svg:y2="10.753cm" draw:start-shape="id134" draw:start-glue-point="10" draw:end-shape="id130" draw:end-glue-point="7" svg:d="m7000 12899 5145-2146">
          <text:p text:style-name="P1"/>
        </draw:connector>
        <draw:connector draw:style-name="gr27" draw:text-style-name="P6" draw:layer="layout" draw:type="line" svg:x1="8.453cm" svg:y1="8.845cm" svg:x2="10.145cm" svg:y2="7.753cm" draw:start-shape="id133" draw:start-glue-point="11" draw:end-shape="id128" draw:end-glue-point="7" svg:d="m8453 8845 1692-1092">
          <text:p text:style-name="P1"/>
        </draw:connector>
        <draw:connector draw:style-name="gr14" draw:text-style-name="P6" draw:layer="layout" draw:type="line" svg:x1="3.8cm" svg:y1="9.199cm" svg:x2="10cm" svg:y2="7.399cm" draw:start-shape="id132" draw:start-glue-point="10" draw:end-shape="id128" draw:end-glue-point="6" svg:d="m3800 9199 6200-1800">
          <text:p text:style-name="P1"/>
        </draw:connector>
        <draw:connector draw:style-name="gr14" draw:text-style-name="P6" draw:layer="layout" draw:type="line" svg:x1="3.8cm" svg:y1="9.199cm" svg:x2="7.6cm" svg:y2="9.199cm" draw:start-shape="id132" draw:start-glue-point="10" draw:end-shape="id133" draw:end-glue-point="6" svg:d="m3800 9199h3800">
          <text:p text:style-name="P1"/>
        </draw:connector>
        <draw:frame draw:style-name="gr5" draw:text-style-name="P10" draw:layer="layout" svg:width="4cm" svg:height="1.195cm" svg:x="15cm" svg:y="5.805cm">
          <draw:text-box>
            <text:p text:style-name="P1"><text:span text:style-name="T6">Stack:</text:span></text:p>
          </draw:text-box>
        </draw:frame>
        <draw:frame draw:style-name="gr5" draw:text-style-name="P10" draw:layer="layout" svg:width="8cm" svg:height="1.195cm" svg:x="15cm" svg:y="9.605cm">
          <draw:text-box>
            <text:p text:style-name="P1"><text:span text:style-name="T6">Current location:</text:span></text:p>
          </draw:text-box>
        </draw:frame>
        <draw:frame draw:style-name="gr5" draw:text-style-name="P10" draw:layer="layout" svg:width="3.5cm" svg:height="1.195cm" svg:x="15cm" svg:y="11.106cm">
          <draw:text-box>
            <text:p text:style-name="P1"><text:span text:style-name="T6">Circuit:</text:span></text:p>
          </draw:text-box>
        </draw:frame>
        <draw:custom-shape draw:style-name="gr7" draw:text-style-name="P12" draw:layer="layout" svg:width="1cm" svg:height="1cm" svg:x="18.1cm" svg:y="5.9cm">
          <text:p text:style-name="P9"><text:span text:style-name="T8">1</text:span></text:p>
          <draw:enhanced-geometry svg:viewBox="0 0 21600 21600" draw:glue-points="10800 0 3160 3160 0 10800 3160 18440 10800 21600 18440 18440 21600 10800 18440 3160" draw:text-areas="3200 3200 18400 18400" draw:type="ellipse"/>
        </draw:custom-shape>
        <draw:frame draw:style-name="gr34" draw:text-style-name="P14" draw:layer="layout" svg:width="23.5cm" svg:height="2.995cm" svg:x="2.5cm" svg:y="16.638cm">
          <draw:text-box>
            <text:list text:style-name="L6">
              <text:list-item>
                <text:p text:style-name="P11"><text:span text:style-name="T8"><text:s/></text:span><text:span text:style-name="T8">Append node 6 to circuit </text:span></text:p>
              </text:list-item>
            </text:list>
            <text:list text:style-name="L6">
              <text:list-item>
                <text:p text:style-name="P11"><text:span text:style-name="T8"><text:s/></text:span><text:span text:style-name="T8">Go back to node 4 – last one on stack</text:span></text:p>
              </text:list-item>
            </text:list>
            <text:list text:style-name="L6">
              <text:list-item>
                <text:p text:style-name="P11"><text:span text:style-name="T8"><text:s/></text:span><text:span text:style-name="T8">Node 4 has no more neighbours (and edges)</text:span></text:p>
              </text:list-item>
            </text:list>
            <text:list text:style-name="L6">
              <text:list-item>
                <text:p text:style-name="P11"><text:span text:style-name="T8"><text:s/></text:span><text:span text:style-name="T8">Append node to circuit</text:span></text:p>
              </text:list-item>
            </text:list>
          </draw:text-box>
        </draw:frame>
        <draw:custom-shape draw:style-name="gr7" draw:text-style-name="P12" draw:layer="layout" svg:width="1cm" svg:height="1cm" svg:x="19.4cm" svg:y="5.9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0.7cm" svg:y="5.9cm">
          <text:p text:style-name="P9"><text:span text:style-name="T8">2</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7" draw:text-style-name="P12" draw:layer="layout" svg:width="1cm" svg:height="1cm" svg:x="18.5cm" svg:y="11.2cm">
          <text:p text:style-name="P9"><text:span text:style-name="T8">1</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cm" svg:y="5.9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3.3cm" svg:y="5.9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3cm" svg:y="9.7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4.6cm" svg:y="5.9cm">
          <text:p text:style-name="P9"><text:span text:style-name="T8">2</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5.9cm" svg:y="5.9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18.1cm" svg:y="7.1cm">
          <text:p text:style-name="P9"><text:span text:style-name="T8">3</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3cm" svg:y="9.7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0.9cm" svg:y="11.2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19.7cm" svg:y="11.2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1cm" svg:y="11.2cm">
          <text:p text:style-name="P9"><text:span text:style-name="T8">6</text:span></text:p>
          <draw:enhanced-geometry svg:viewBox="0 0 21600 21600" draw:glue-points="10800 0 3160 3160 0 10800 3160 18440 10800 21600 18440 18440 21600 10800 18440 3160" draw:text-areas="3200 3200 18400 18400" draw:type="ellipse"/>
        </draw:custom-shape>
        <presentation:notes draw:style-name="dp2" presentation:use-header-name="hdr1">
          <draw:page-thumbnail draw:style-name="gr2" draw:layer="layout" svg:width="14.848cm" svg:height="11.135cm" svg:x="3.075cm" svg:y="2.257cm" draw:page-number="24" presentation:class="page"/>
          <draw:frame presentation:style-name="pr6" draw:text-style-name="P13" draw:layer="layout" svg:width="16.799cm" svg:height="13.114cm" svg:x="2.1cm" svg:y="14.107cm" presentation:class="notes" presentation:placeholder="true">
            <draw:text-box/>
          </draw:frame>
        </presentation:notes>
      </draw:page>
      <draw:page draw:name="page25" draw:style-name="dp3" draw:master-page-name="Glossy" presentation:presentation-page-layout-name="AL3T11">
        <draw:custom-shape draw:style-name="gr6" draw:text-style-name="P6" draw:layer="layout" svg:width="12cm" svg:height="9.5cm" svg:x="2cm" svg:y="6.1cm">
          <text:p text:style-name="P1"/>
          <draw:enhanced-geometry svg:viewBox="0 0 21600 21600" draw:glue-points="10800 0 0 10800 10800 21600 21600 10800" draw:type="flowchart-process" draw:enhanced-path="M 0 0 L 21600 0 21600 21600 0 21600 0 0 Z N"/>
        </draw:custom-shape>
        <draw:connector draw:style-name="gr14" draw:text-style-name="P6" draw:layer="layout" draw:type="line" svg:x1="10.499cm" svg:y1="7.9cm" svg:x2="9.999cm" svg:y2="13.4cm" draw:start-shape="id135" draw:start-glue-point="8" draw:end-shape="id136" draw:end-glue-point="4" svg:d="m10499 7900-500 5500">
          <text:p text:style-name="P1"/>
        </draw:connector>
        <draw:frame presentation:style-name="pr1" draw:text-style-name="P1" draw:layer="layout" svg:width="25.199cm" svg:height="3.507cm" svg:x="1.301cm" svg:y="0cm" presentation:class="title" presentation:user-transformed="true">
          <draw:text-box>
            <text:p text:style-name="P1">Sample run</text:p>
          </draw:text-box>
        </draw:frame>
        <draw:custom-shape draw:style-name="gr7" draw:text-style-name="P12" draw:id="id139" draw:layer="layout" svg:width="1cm" svg:height="1cm" svg:x="2.8cm" svg:y="8.7cm">
          <text:p text:style-name="P9"><text:span text:style-name="T8">2</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35" draw:layer="layout" svg:width="1cm" svg:height="1cm" svg:x="10cm" svg:y="6.9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38" draw:layer="layout" svg:width="1cm" svg:height="1cm" svg:x="3.5cm" svg:y="13.4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36" draw:layer="layout" svg:width="1cm" svg:height="1cm" svg:x="9.5cm" svg:y="13.4cm">
          <text:p text:style-name="P9"><text:span text:style-name="T8">1</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41" draw:layer="layout" svg:width="1cm" svg:height="1cm" svg:x="6cm" svg:y="12.4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40" draw:layer="layout" svg:width="1cm" svg:height="1cm" svg:x="7.6cm" svg:y="8.7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11" draw:text-style-name="P12" draw:id="id137" draw:layer="layout" svg:width="1cm" svg:height="1cm" svg:x="12cm" svg:y="9.9cm">
          <text:p text:style-name="P9"><text:span text:style-name="T8">3</text:span></text:p>
          <draw:enhanced-geometry svg:viewBox="0 0 21600 21600" draw:glue-points="10800 0 3160 3160 0 10800 3160 18440 10800 21600 18440 18440 21600 10800 18440 3160" draw:text-areas="3200 3200 18400 18400" draw:type="ellipse"/>
        </draw:custom-shape>
        <draw:connector draw:style-name="gr14" draw:text-style-name="P6" draw:layer="layout" draw:type="line" svg:x1="10.853cm" svg:y1="7.753cm" svg:x2="12.145cm" svg:y2="10.045cm" draw:start-shape="id135" draw:start-glue-point="9" draw:end-shape="id137" draw:end-glue-point="5" svg:d="m10853 7753 1292 2292">
          <text:p text:style-name="P1"/>
        </draw:connector>
        <draw:connector draw:style-name="gr14" draw:text-style-name="P6" draw:layer="layout" draw:type="line" svg:x1="4.5cm" svg:y1="13.899cm" svg:x2="9.5cm" svg:y2="13.899cm" draw:start-shape="id138" draw:start-glue-point="10" draw:end-shape="id136" draw:end-glue-point="6" svg:d="m4500 13899h5000">
          <text:p text:style-name="P1"/>
        </draw:connector>
        <draw:connector draw:style-name="gr14" draw:text-style-name="P6" draw:layer="layout" draw:type="line" svg:x1="3.999cm" svg:y1="13.4cm" svg:x2="3.299cm" svg:y2="9.7cm" draw:start-shape="id138" draw:start-glue-point="4" draw:end-shape="id139" draw:end-glue-point="8" svg:d="m3999 13400-700-3700">
          <text:p text:style-name="P1"/>
        </draw:connector>
        <draw:connector draw:style-name="gr14" draw:text-style-name="P6" draw:layer="layout" draw:type="line" svg:x1="4.353cm" svg:y1="13.545cm" svg:x2="7.745cm" svg:y2="9.553cm" draw:start-shape="id138" draw:start-glue-point="11" draw:end-shape="id140" draw:end-glue-point="7" svg:d="m4353 13545 3392-3992">
          <text:p text:style-name="P1"/>
        </draw:connector>
        <draw:connector draw:style-name="gr14" draw:text-style-name="P6" draw:layer="layout" draw:type="line" svg:x1="4.5cm" svg:y1="13.899cm" svg:x2="6cm" svg:y2="12.899cm" draw:start-shape="id138" draw:start-glue-point="10" draw:end-shape="id141" draw:end-glue-point="6" svg:d="m4500 13899 1500-1000">
          <text:p text:style-name="P1"/>
        </draw:connector>
        <draw:connector draw:style-name="gr29" draw:text-style-name="P6" draw:layer="layout" draw:type="line" svg:x1="6.853cm" svg:y1="12.545cm" svg:x2="8.099cm" svg:y2="9.7cm" draw:start-shape="id141" draw:start-glue-point="11" draw:end-shape="id140" draw:end-glue-point="8" svg:d="m6853 12545 1246-2845">
          <text:p text:style-name="P1"/>
        </draw:connector>
        <draw:connector draw:style-name="gr14" draw:text-style-name="P6" draw:layer="layout" draw:type="line" svg:x1="6.145cm" svg:y1="12.545cm" svg:x2="3.653cm" svg:y2="9.553cm" draw:start-shape="id141" draw:start-glue-point="5" draw:end-shape="id139" draw:end-glue-point="9" svg:d="m6145 12545-2492-2992">
          <text:p text:style-name="P1"/>
        </draw:connector>
        <draw:connector draw:style-name="gr14" draw:text-style-name="P6" draw:layer="layout" draw:type="line" svg:x1="7cm" svg:y1="12.899cm" svg:x2="12.145cm" svg:y2="10.753cm" draw:start-shape="id141" draw:start-glue-point="10" draw:end-shape="id137" draw:end-glue-point="7" svg:d="m7000 12899 5145-2146">
          <text:p text:style-name="P1"/>
        </draw:connector>
        <draw:connector draw:style-name="gr27" draw:text-style-name="P6" draw:layer="layout" draw:type="line" svg:x1="8.453cm" svg:y1="8.845cm" svg:x2="10.145cm" svg:y2="7.753cm" draw:start-shape="id140" draw:start-glue-point="11" draw:end-shape="id135" draw:end-glue-point="7" svg:d="m8453 8845 1692-1092">
          <text:p text:style-name="P1"/>
        </draw:connector>
        <draw:connector draw:style-name="gr14" draw:text-style-name="P6" draw:layer="layout" draw:type="line" svg:x1="3.8cm" svg:y1="9.199cm" svg:x2="10cm" svg:y2="7.399cm" draw:start-shape="id139" draw:start-glue-point="10" draw:end-shape="id135" draw:end-glue-point="6" svg:d="m3800 9199 6200-1800">
          <text:p text:style-name="P1"/>
        </draw:connector>
        <draw:connector draw:style-name="gr14" draw:text-style-name="P6" draw:layer="layout" draw:type="line" svg:x1="3.8cm" svg:y1="9.199cm" svg:x2="7.6cm" svg:y2="9.199cm" draw:start-shape="id139" draw:start-glue-point="10" draw:end-shape="id140" draw:end-glue-point="6" svg:d="m3800 9199h3800">
          <text:p text:style-name="P1"/>
        </draw:connector>
        <draw:frame draw:style-name="gr5" draw:text-style-name="P10" draw:layer="layout" svg:width="4cm" svg:height="1.195cm" svg:x="15cm" svg:y="5.805cm">
          <draw:text-box>
            <text:p text:style-name="P1"><text:span text:style-name="T6">Stack:</text:span></text:p>
          </draw:text-box>
        </draw:frame>
        <draw:frame draw:style-name="gr5" draw:text-style-name="P10" draw:layer="layout" svg:width="8cm" svg:height="1.195cm" svg:x="15cm" svg:y="9.605cm">
          <draw:text-box>
            <text:p text:style-name="P1"><text:span text:style-name="T6">Current location:</text:span></text:p>
          </draw:text-box>
        </draw:frame>
        <draw:frame draw:style-name="gr5" draw:text-style-name="P10" draw:layer="layout" svg:width="3.5cm" svg:height="1.195cm" svg:x="15cm" svg:y="11.106cm">
          <draw:text-box>
            <text:p text:style-name="P1"><text:span text:style-name="T6">Circuit:</text:span></text:p>
          </draw:text-box>
        </draw:frame>
        <draw:custom-shape draw:style-name="gr7" draw:text-style-name="P12" draw:layer="layout" svg:width="1cm" svg:height="1cm" svg:x="18.1cm" svg:y="5.9cm">
          <text:p text:style-name="P9"><text:span text:style-name="T8">1</text:span></text:p>
          <draw:enhanced-geometry svg:viewBox="0 0 21600 21600" draw:glue-points="10800 0 3160 3160 0 10800 3160 18440 10800 21600 18440 18440 21600 10800 18440 3160" draw:text-areas="3200 3200 18400 18400" draw:type="ellipse"/>
        </draw:custom-shape>
        <draw:frame draw:style-name="gr35" draw:text-style-name="P14" draw:layer="layout" svg:width="23.5cm" svg:height="2.995cm" svg:x="2.5cm" svg:y="16.638cm">
          <draw:text-box>
            <text:list text:style-name="L6">
              <text:list-item>
                <text:p text:style-name="P11"><text:span text:style-name="T8"><text:s/></text:span><text:span text:style-name="T8">Append node 4 to circuit </text:span></text:p>
              </text:list-item>
            </text:list>
            <text:list text:style-name="L6">
              <text:list-item>
                <text:p text:style-name="P11"><text:span text:style-name="T8"><text:s/></text:span><text:span text:style-name="T8">Go back to node 3 – last one on stack</text:span></text:p>
              </text:list-item>
            </text:list>
            <text:list text:style-name="L6">
              <text:list-item>
                <text:p text:style-name="P11"><text:span text:style-name="T8"><text:s/></text:span><text:span text:style-name="T8">Node 3 has no more neighbours (and edges)</text:span></text:p>
              </text:list-item>
            </text:list>
            <text:list text:style-name="L6">
              <text:list-item>
                <text:p text:style-name="P11"><text:span text:style-name="T8"><text:s/></text:span><text:span text:style-name="T8">Append node to circuit</text:span></text:p>
              </text:list-item>
            </text:list>
          </draw:text-box>
        </draw:frame>
        <draw:custom-shape draw:style-name="gr7" draw:text-style-name="P12" draw:layer="layout" svg:width="1cm" svg:height="1cm" svg:x="19.4cm" svg:y="5.9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0.7cm" svg:y="5.9cm">
          <text:p text:style-name="P9"><text:span text:style-name="T8">2</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7" draw:text-style-name="P12" draw:layer="layout" svg:width="1cm" svg:height="1cm" svg:x="18.5cm" svg:y="11.2cm">
          <text:p text:style-name="P9"><text:span text:style-name="T8">1</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cm" svg:y="5.9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3.3cm" svg:y="5.9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3cm" svg:y="9.7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4.6cm" svg:y="5.9cm">
          <text:p text:style-name="P9"><text:span text:style-name="T8">2</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5.9cm" svg:y="5.9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3cm" svg:y="9.7cm">
          <text:p text:style-name="P9"><text:span text:style-name="T8">3</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0.9cm" svg:y="11.2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19.7cm" svg:y="11.2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1cm" svg:y="11.2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3.2cm" svg:y="11.2cm">
          <text:p text:style-name="P9"><text:span text:style-name="T8">4</text:span></text:p>
          <draw:enhanced-geometry svg:viewBox="0 0 21600 21600" draw:glue-points="10800 0 3160 3160 0 10800 3160 18440 10800 21600 18440 18440 21600 10800 18440 3160" draw:text-areas="3200 3200 18400 18400" draw:type="ellipse"/>
        </draw:custom-shape>
        <presentation:notes draw:style-name="dp2" presentation:use-header-name="hdr1">
          <draw:page-thumbnail draw:style-name="gr2" draw:layer="layout" svg:width="14.848cm" svg:height="11.135cm" svg:x="3.075cm" svg:y="2.257cm" draw:page-number="25" presentation:class="page"/>
          <draw:frame presentation:style-name="pr6" draw:text-style-name="P13" draw:layer="layout" svg:width="16.799cm" svg:height="13.114cm" svg:x="2.1cm" svg:y="14.107cm" presentation:class="notes" presentation:placeholder="true">
            <draw:text-box/>
          </draw:frame>
        </presentation:notes>
      </draw:page>
      <draw:page draw:name="page26" draw:style-name="dp3" draw:master-page-name="Glossy" presentation:presentation-page-layout-name="AL3T11">
        <draw:custom-shape draw:style-name="gr6" draw:text-style-name="P6" draw:layer="layout" svg:width="12cm" svg:height="9.5cm" svg:x="2cm" svg:y="6.1cm">
          <text:p text:style-name="P1"/>
          <draw:enhanced-geometry svg:viewBox="0 0 21600 21600" draw:glue-points="10800 0 0 10800 10800 21600 21600 10800" draw:type="flowchart-process" draw:enhanced-path="M 0 0 L 21600 0 21600 21600 0 21600 0 0 Z N"/>
        </draw:custom-shape>
        <draw:connector draw:style-name="gr14" draw:text-style-name="P6" draw:layer="layout" draw:type="line" svg:x1="10.499cm" svg:y1="7.9cm" svg:x2="9.999cm" svg:y2="13.4cm" draw:start-shape="id142" draw:start-glue-point="8" draw:end-shape="id143" draw:end-glue-point="4" svg:d="m10499 7900-500 5500">
          <text:p text:style-name="P1"/>
        </draw:connector>
        <draw:frame presentation:style-name="pr1" draw:text-style-name="P1" draw:layer="layout" svg:width="25.199cm" svg:height="3.507cm" svg:x="1.301cm" svg:y="0cm" presentation:class="title" presentation:user-transformed="true">
          <draw:text-box>
            <text:p text:style-name="P1">Sample run</text:p>
          </draw:text-box>
        </draw:frame>
        <draw:custom-shape draw:style-name="gr7" draw:text-style-name="P12" draw:id="id146" draw:layer="layout" svg:width="1cm" svg:height="1cm" svg:x="2.8cm" svg:y="8.7cm">
          <text:p text:style-name="P9"><text:span text:style-name="T8">2</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42" draw:layer="layout" svg:width="1cm" svg:height="1cm" svg:x="10cm" svg:y="6.9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45" draw:layer="layout" svg:width="1cm" svg:height="1cm" svg:x="3.5cm" svg:y="13.4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43" draw:layer="layout" svg:width="1cm" svg:height="1cm" svg:x="9.5cm" svg:y="13.4cm">
          <text:p text:style-name="P9"><text:span text:style-name="T8">1</text:span></text:p>
          <draw:enhanced-geometry svg:viewBox="0 0 21600 21600" draw:glue-points="10800 0 3160 3160 0 10800 3160 18440 10800 21600 18440 18440 21600 10800 18440 3160" draw:text-areas="3200 3200 18400 18400" draw:type="ellipse"/>
        </draw:custom-shape>
        <draw:custom-shape draw:style-name="gr11" draw:text-style-name="P12" draw:id="id148" draw:layer="layout" svg:width="1cm" svg:height="1cm" svg:x="6cm" svg:y="12.4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47" draw:layer="layout" svg:width="1cm" svg:height="1cm" svg:x="7.6cm" svg:y="8.7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44" draw:layer="layout" svg:width="1cm" svg:height="1cm" svg:x="12cm" svg:y="9.9cm">
          <text:p text:style-name="P9"><text:span text:style-name="T8">3</text:span></text:p>
          <draw:enhanced-geometry svg:viewBox="0 0 21600 21600" draw:glue-points="10800 0 3160 3160 0 10800 3160 18440 10800 21600 18440 18440 21600 10800 18440 3160" draw:text-areas="3200 3200 18400 18400" draw:type="ellipse"/>
        </draw:custom-shape>
        <draw:connector draw:style-name="gr14" draw:text-style-name="P6" draw:layer="layout" draw:type="line" svg:x1="10.853cm" svg:y1="7.753cm" svg:x2="12.145cm" svg:y2="10.045cm" draw:start-shape="id142" draw:start-glue-point="9" draw:end-shape="id144" draw:end-glue-point="5" svg:d="m10853 7753 1292 2292">
          <text:p text:style-name="P1"/>
        </draw:connector>
        <draw:connector draw:style-name="gr14" draw:text-style-name="P6" draw:layer="layout" draw:type="line" svg:x1="4.5cm" svg:y1="13.899cm" svg:x2="9.5cm" svg:y2="13.899cm" draw:start-shape="id145" draw:start-glue-point="10" draw:end-shape="id143" draw:end-glue-point="6" svg:d="m4500 13899h5000">
          <text:p text:style-name="P1"/>
        </draw:connector>
        <draw:connector draw:style-name="gr14" draw:text-style-name="P6" draw:layer="layout" draw:type="line" svg:x1="3.999cm" svg:y1="13.4cm" svg:x2="3.299cm" svg:y2="9.7cm" draw:start-shape="id145" draw:start-glue-point="4" draw:end-shape="id146" draw:end-glue-point="8" svg:d="m3999 13400-700-3700">
          <text:p text:style-name="P1"/>
        </draw:connector>
        <draw:connector draw:style-name="gr14" draw:text-style-name="P6" draw:layer="layout" draw:type="line" svg:x1="4.353cm" svg:y1="13.545cm" svg:x2="7.745cm" svg:y2="9.553cm" draw:start-shape="id145" draw:start-glue-point="11" draw:end-shape="id147" draw:end-glue-point="7" svg:d="m4353 13545 3392-3992">
          <text:p text:style-name="P1"/>
        </draw:connector>
        <draw:connector draw:style-name="gr14" draw:text-style-name="P6" draw:layer="layout" draw:type="line" svg:x1="4.5cm" svg:y1="13.899cm" svg:x2="6cm" svg:y2="12.899cm" draw:start-shape="id145" draw:start-glue-point="10" draw:end-shape="id148" draw:end-glue-point="6" svg:d="m4500 13899 1500-1000">
          <text:p text:style-name="P1"/>
        </draw:connector>
        <draw:connector draw:style-name="gr29" draw:text-style-name="P6" draw:layer="layout" draw:type="line" svg:x1="6.853cm" svg:y1="12.545cm" svg:x2="8.099cm" svg:y2="9.7cm" draw:start-shape="id148" draw:start-glue-point="11" draw:end-shape="id147" draw:end-glue-point="8" svg:d="m6853 12545 1246-2845">
          <text:p text:style-name="P1"/>
        </draw:connector>
        <draw:connector draw:style-name="gr14" draw:text-style-name="P6" draw:layer="layout" draw:type="line" svg:x1="6.145cm" svg:y1="12.545cm" svg:x2="3.653cm" svg:y2="9.553cm" draw:start-shape="id148" draw:start-glue-point="5" draw:end-shape="id146" draw:end-glue-point="9" svg:d="m6145 12545-2492-2992">
          <text:p text:style-name="P1"/>
        </draw:connector>
        <draw:connector draw:style-name="gr14" draw:text-style-name="P6" draw:layer="layout" draw:type="line" svg:x1="7cm" svg:y1="12.899cm" svg:x2="12.145cm" svg:y2="10.753cm" draw:start-shape="id148" draw:start-glue-point="10" draw:end-shape="id144" draw:end-glue-point="7" svg:d="m7000 12899 5145-2146">
          <text:p text:style-name="P1"/>
        </draw:connector>
        <draw:connector draw:style-name="gr27" draw:text-style-name="P6" draw:layer="layout" draw:type="line" svg:x1="8.453cm" svg:y1="8.845cm" svg:x2="10.145cm" svg:y2="7.753cm" draw:start-shape="id147" draw:start-glue-point="11" draw:end-shape="id142" draw:end-glue-point="7" svg:d="m8453 8845 1692-1092">
          <text:p text:style-name="P1"/>
        </draw:connector>
        <draw:connector draw:style-name="gr14" draw:text-style-name="P6" draw:layer="layout" draw:type="line" svg:x1="3.8cm" svg:y1="9.199cm" svg:x2="10cm" svg:y2="7.399cm" draw:start-shape="id146" draw:start-glue-point="10" draw:end-shape="id142" draw:end-glue-point="6" svg:d="m3800 9199 6200-1800">
          <text:p text:style-name="P1"/>
        </draw:connector>
        <draw:connector draw:style-name="gr14" draw:text-style-name="P6" draw:layer="layout" draw:type="line" svg:x1="3.8cm" svg:y1="9.199cm" svg:x2="7.6cm" svg:y2="9.199cm" draw:start-shape="id146" draw:start-glue-point="10" draw:end-shape="id147" draw:end-glue-point="6" svg:d="m3800 9199h3800">
          <text:p text:style-name="P1"/>
        </draw:connector>
        <draw:frame draw:style-name="gr5" draw:text-style-name="P10" draw:layer="layout" svg:width="4cm" svg:height="1.195cm" svg:x="15cm" svg:y="5.805cm">
          <draw:text-box>
            <text:p text:style-name="P1"><text:span text:style-name="T6">Stack:</text:span></text:p>
          </draw:text-box>
        </draw:frame>
        <draw:frame draw:style-name="gr5" draw:text-style-name="P10" draw:layer="layout" svg:width="8cm" svg:height="1.195cm" svg:x="15cm" svg:y="9.605cm">
          <draw:text-box>
            <text:p text:style-name="P1"><text:span text:style-name="T6">Current location:</text:span></text:p>
          </draw:text-box>
        </draw:frame>
        <draw:frame draw:style-name="gr5" draw:text-style-name="P10" draw:layer="layout" svg:width="3.5cm" svg:height="1.195cm" svg:x="15cm" svg:y="11.106cm">
          <draw:text-box>
            <text:p text:style-name="P1"><text:span text:style-name="T6">Circuit:</text:span></text:p>
          </draw:text-box>
        </draw:frame>
        <draw:custom-shape draw:style-name="gr7" draw:text-style-name="P12" draw:layer="layout" svg:width="1cm" svg:height="1cm" svg:x="18.1cm" svg:y="5.9cm">
          <text:p text:style-name="P9"><text:span text:style-name="T8">1</text:span></text:p>
          <draw:enhanced-geometry svg:viewBox="0 0 21600 21600" draw:glue-points="10800 0 3160 3160 0 10800 3160 18440 10800 21600 18440 18440 21600 10800 18440 3160" draw:text-areas="3200 3200 18400 18400" draw:type="ellipse"/>
        </draw:custom-shape>
        <draw:frame draw:style-name="gr36" draw:text-style-name="P14" draw:layer="layout" svg:width="23.5cm" svg:height="2.995cm" svg:x="2.5cm" svg:y="16.638cm">
          <draw:text-box>
            <text:list text:style-name="L6">
              <text:list-item>
                <text:p text:style-name="P11"><text:span text:style-name="T8"><text:s/></text:span><text:span text:style-name="T8">Append node 3 to circuit </text:span></text:p>
              </text:list-item>
            </text:list>
            <text:list text:style-name="L6">
              <text:list-item>
                <text:p text:style-name="P11"><text:span text:style-name="T8"><text:s/></text:span><text:span text:style-name="T8">Go back to node 7 – last one on stack</text:span></text:p>
              </text:list-item>
            </text:list>
            <text:list text:style-name="L6">
              <text:list-item>
                <text:p text:style-name="P11"><text:span text:style-name="T8"><text:s/></text:span><text:span text:style-name="T8">Node 7 has no more neighbours (and edges)</text:span></text:p>
              </text:list-item>
            </text:list>
            <text:list text:style-name="L6">
              <text:list-item>
                <text:p text:style-name="P11"><text:span text:style-name="T8"><text:s/></text:span><text:span text:style-name="T8">Append node to circuit</text:span></text:p>
              </text:list-item>
            </text:list>
          </draw:text-box>
        </draw:frame>
        <draw:custom-shape draw:style-name="gr7" draw:text-style-name="P12" draw:layer="layout" svg:width="1cm" svg:height="1cm" svg:x="19.4cm" svg:y="5.9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0.7cm" svg:y="5.9cm">
          <text:p text:style-name="P9"><text:span text:style-name="T8">2</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7" draw:text-style-name="P12" draw:layer="layout" svg:width="1cm" svg:height="1cm" svg:x="18.5cm" svg:y="11.2cm">
          <text:p text:style-name="P9"><text:span text:style-name="T8">1</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cm" svg:y="5.9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3.3cm" svg:y="5.9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3cm" svg:y="9.7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4.6cm" svg:y="5.9cm">
          <text:p text:style-name="P9"><text:span text:style-name="T8">2</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3cm" svg:y="9.7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0.9cm" svg:y="11.2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19.7cm" svg:y="11.2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1cm" svg:y="11.2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3.3cm" svg:y="11.2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4.5cm" svg:y="11.2cm">
          <text:p text:style-name="P9"><text:span text:style-name="T8">3</text:span></text:p>
          <draw:enhanced-geometry svg:viewBox="0 0 21600 21600" draw:glue-points="10800 0 3160 3160 0 10800 3160 18440 10800 21600 18440 18440 21600 10800 18440 3160" draw:text-areas="3200 3200 18400 18400" draw:type="ellipse"/>
        </draw:custom-shape>
        <presentation:notes draw:style-name="dp2" presentation:use-header-name="hdr1">
          <draw:page-thumbnail draw:style-name="gr2" draw:layer="layout" svg:width="14.848cm" svg:height="11.135cm" svg:x="3.075cm" svg:y="2.257cm" draw:page-number="26" presentation:class="page"/>
          <draw:frame presentation:style-name="pr6" draw:text-style-name="P13" draw:layer="layout" svg:width="16.799cm" svg:height="13.114cm" svg:x="2.1cm" svg:y="14.107cm" presentation:class="notes" presentation:placeholder="true">
            <draw:text-box/>
          </draw:frame>
        </presentation:notes>
      </draw:page>
      <draw:page draw:name="page27" draw:style-name="dp3" draw:master-page-name="Glossy" presentation:presentation-page-layout-name="AL3T11">
        <draw:custom-shape draw:style-name="gr6" draw:text-style-name="P6" draw:layer="layout" svg:width="12cm" svg:height="9.5cm" svg:x="2cm" svg:y="6.1cm">
          <text:p text:style-name="P1"/>
          <draw:enhanced-geometry svg:viewBox="0 0 21600 21600" draw:glue-points="10800 0 0 10800 10800 21600 21600 10800" draw:type="flowchart-process" draw:enhanced-path="M 0 0 L 21600 0 21600 21600 0 21600 0 0 Z N"/>
        </draw:custom-shape>
        <draw:connector draw:style-name="gr14" draw:text-style-name="P6" draw:layer="layout" draw:type="line" svg:x1="10.499cm" svg:y1="7.9cm" svg:x2="9.999cm" svg:y2="13.4cm" draw:start-shape="id149" draw:start-glue-point="8" draw:end-shape="id150" draw:end-glue-point="4" svg:d="m10499 7900-500 5500">
          <text:p text:style-name="P1"/>
        </draw:connector>
        <draw:frame presentation:style-name="pr1" draw:text-style-name="P1" draw:layer="layout" svg:width="25.199cm" svg:height="3.507cm" svg:x="1.301cm" svg:y="0cm" presentation:class="title" presentation:user-transformed="true">
          <draw:text-box>
            <text:p text:style-name="P1">Sample run</text:p>
          </draw:text-box>
        </draw:frame>
        <draw:custom-shape draw:style-name="gr11" draw:text-style-name="P12" draw:id="id153" draw:layer="layout" svg:width="1cm" svg:height="1cm" svg:x="2.8cm" svg:y="8.7cm">
          <text:p text:style-name="P9"><text:span text:style-name="T8">2</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49" draw:layer="layout" svg:width="1cm" svg:height="1cm" svg:x="10cm" svg:y="6.9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52" draw:layer="layout" svg:width="1cm" svg:height="1cm" svg:x="3.5cm" svg:y="13.4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50" draw:layer="layout" svg:width="1cm" svg:height="1cm" svg:x="9.5cm" svg:y="13.4cm">
          <text:p text:style-name="P9"><text:span text:style-name="T8">1</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55" draw:layer="layout" svg:width="1cm" svg:height="1cm" svg:x="6cm" svg:y="12.4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54" draw:layer="layout" svg:width="1cm" svg:height="1cm" svg:x="7.6cm" svg:y="8.7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51" draw:layer="layout" svg:width="1cm" svg:height="1cm" svg:x="12cm" svg:y="9.9cm">
          <text:p text:style-name="P9"><text:span text:style-name="T8">3</text:span></text:p>
          <draw:enhanced-geometry svg:viewBox="0 0 21600 21600" draw:glue-points="10800 0 3160 3160 0 10800 3160 18440 10800 21600 18440 18440 21600 10800 18440 3160" draw:text-areas="3200 3200 18400 18400" draw:type="ellipse"/>
        </draw:custom-shape>
        <draw:connector draw:style-name="gr14" draw:text-style-name="P6" draw:layer="layout" draw:type="line" svg:x1="10.853cm" svg:y1="7.753cm" svg:x2="12.145cm" svg:y2="10.045cm" draw:start-shape="id149" draw:start-glue-point="9" draw:end-shape="id151" draw:end-glue-point="5" svg:d="m10853 7753 1292 2292">
          <text:p text:style-name="P1"/>
        </draw:connector>
        <draw:connector draw:style-name="gr14" draw:text-style-name="P6" draw:layer="layout" draw:type="line" svg:x1="4.5cm" svg:y1="13.899cm" svg:x2="9.5cm" svg:y2="13.899cm" draw:start-shape="id152" draw:start-glue-point="10" draw:end-shape="id150" draw:end-glue-point="6" svg:d="m4500 13899h5000">
          <text:p text:style-name="P1"/>
        </draw:connector>
        <draw:connector draw:style-name="gr14" draw:text-style-name="P6" draw:layer="layout" draw:type="line" svg:x1="3.999cm" svg:y1="13.4cm" svg:x2="3.299cm" svg:y2="9.7cm" draw:start-shape="id152" draw:start-glue-point="4" draw:end-shape="id153" draw:end-glue-point="8" svg:d="m3999 13400-700-3700">
          <text:p text:style-name="P1"/>
        </draw:connector>
        <draw:connector draw:style-name="gr14" draw:text-style-name="P6" draw:layer="layout" draw:type="line" svg:x1="4.353cm" svg:y1="13.545cm" svg:x2="7.745cm" svg:y2="9.553cm" draw:start-shape="id152" draw:start-glue-point="11" draw:end-shape="id154" draw:end-glue-point="7" svg:d="m4353 13545 3392-3992">
          <text:p text:style-name="P1"/>
        </draw:connector>
        <draw:connector draw:style-name="gr14" draw:text-style-name="P6" draw:layer="layout" draw:type="line" svg:x1="4.5cm" svg:y1="13.899cm" svg:x2="6cm" svg:y2="12.899cm" draw:start-shape="id152" draw:start-glue-point="10" draw:end-shape="id155" draw:end-glue-point="6" svg:d="m4500 13899 1500-1000">
          <text:p text:style-name="P1"/>
        </draw:connector>
        <draw:connector draw:style-name="gr29" draw:text-style-name="P6" draw:layer="layout" draw:type="line" svg:x1="6.853cm" svg:y1="12.545cm" svg:x2="8.099cm" svg:y2="9.7cm" draw:start-shape="id155" draw:start-glue-point="11" draw:end-shape="id154" draw:end-glue-point="8" svg:d="m6853 12545 1246-2845">
          <text:p text:style-name="P1"/>
        </draw:connector>
        <draw:connector draw:style-name="gr14" draw:text-style-name="P6" draw:layer="layout" draw:type="line" svg:x1="6.145cm" svg:y1="12.545cm" svg:x2="3.653cm" svg:y2="9.553cm" draw:start-shape="id155" draw:start-glue-point="5" draw:end-shape="id153" draw:end-glue-point="9" svg:d="m6145 12545-2492-2992">
          <text:p text:style-name="P1"/>
        </draw:connector>
        <draw:connector draw:style-name="gr14" draw:text-style-name="P6" draw:layer="layout" draw:type="line" svg:x1="7cm" svg:y1="12.899cm" svg:x2="12.145cm" svg:y2="10.753cm" draw:start-shape="id155" draw:start-glue-point="10" draw:end-shape="id151" draw:end-glue-point="7" svg:d="m7000 12899 5145-2146">
          <text:p text:style-name="P1"/>
        </draw:connector>
        <draw:connector draw:style-name="gr27" draw:text-style-name="P6" draw:layer="layout" draw:type="line" svg:x1="8.453cm" svg:y1="8.845cm" svg:x2="10.145cm" svg:y2="7.753cm" draw:start-shape="id154" draw:start-glue-point="11" draw:end-shape="id149" draw:end-glue-point="7" svg:d="m8453 8845 1692-1092">
          <text:p text:style-name="P1"/>
        </draw:connector>
        <draw:connector draw:style-name="gr14" draw:text-style-name="P6" draw:layer="layout" draw:type="line" svg:x1="3.8cm" svg:y1="9.199cm" svg:x2="10cm" svg:y2="7.399cm" draw:start-shape="id153" draw:start-glue-point="10" draw:end-shape="id149" draw:end-glue-point="6" svg:d="m3800 9199 6200-1800">
          <text:p text:style-name="P1"/>
        </draw:connector>
        <draw:connector draw:style-name="gr14" draw:text-style-name="P6" draw:layer="layout" draw:type="line" svg:x1="3.8cm" svg:y1="9.199cm" svg:x2="7.6cm" svg:y2="9.199cm" draw:start-shape="id153" draw:start-glue-point="10" draw:end-shape="id154" draw:end-glue-point="6" svg:d="m3800 9199h3800">
          <text:p text:style-name="P1"/>
        </draw:connector>
        <draw:frame draw:style-name="gr5" draw:text-style-name="P10" draw:layer="layout" svg:width="4cm" svg:height="1.195cm" svg:x="15cm" svg:y="5.805cm">
          <draw:text-box>
            <text:p text:style-name="P1"><text:span text:style-name="T6">Stack:</text:span></text:p>
          </draw:text-box>
        </draw:frame>
        <draw:frame draw:style-name="gr5" draw:text-style-name="P10" draw:layer="layout" svg:width="8cm" svg:height="1.195cm" svg:x="15cm" svg:y="9.605cm">
          <draw:text-box>
            <text:p text:style-name="P1"><text:span text:style-name="T6">Current location:</text:span></text:p>
          </draw:text-box>
        </draw:frame>
        <draw:frame draw:style-name="gr5" draw:text-style-name="P10" draw:layer="layout" svg:width="3.5cm" svg:height="1.195cm" svg:x="15cm" svg:y="11.106cm">
          <draw:text-box>
            <text:p text:style-name="P1"><text:span text:style-name="T6">Circuit:</text:span></text:p>
          </draw:text-box>
        </draw:frame>
        <draw:custom-shape draw:style-name="gr7" draw:text-style-name="P12" draw:layer="layout" svg:width="1cm" svg:height="1cm" svg:x="18.1cm" svg:y="5.9cm">
          <text:p text:style-name="P9"><text:span text:style-name="T8">1</text:span></text:p>
          <draw:enhanced-geometry svg:viewBox="0 0 21600 21600" draw:glue-points="10800 0 3160 3160 0 10800 3160 18440 10800 21600 18440 18440 21600 10800 18440 3160" draw:text-areas="3200 3200 18400 18400" draw:type="ellipse"/>
        </draw:custom-shape>
        <draw:frame draw:style-name="gr37" draw:text-style-name="P14" draw:layer="layout" svg:width="23.5cm" svg:height="2.995cm" svg:x="2.5cm" svg:y="16.638cm">
          <draw:text-box>
            <text:list text:style-name="L6">
              <text:list-item>
                <text:p text:style-name="P11"><text:span text:style-name="T8"><text:s/></text:span><text:span text:style-name="T8">Append node 7 to circuit </text:span></text:p>
              </text:list-item>
            </text:list>
            <text:list text:style-name="L6">
              <text:list-item>
                <text:p text:style-name="P11"><text:span text:style-name="T8"><text:s/></text:span><text:span text:style-name="T8">Go back to node 2 – last one on stack</text:span></text:p>
              </text:list-item>
            </text:list>
            <text:list text:style-name="L6">
              <text:list-item>
                <text:p text:style-name="P11"><text:span text:style-name="T8"><text:s/></text:span><text:span text:style-name="T8">Node 2 has no more neighbours (and edges)</text:span></text:p>
              </text:list-item>
            </text:list>
            <text:list text:style-name="L6">
              <text:list-item>
                <text:p text:style-name="P11"><text:span text:style-name="T8"><text:s/></text:span><text:span text:style-name="T8">Append node to circuit</text:span></text:p>
              </text:list-item>
            </text:list>
          </draw:text-box>
        </draw:frame>
        <draw:custom-shape draw:style-name="gr7" draw:text-style-name="P12" draw:layer="layout" svg:width="1cm" svg:height="1cm" svg:x="19.4cm" svg:y="5.9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0.7cm" svg:y="5.9cm">
          <text:p text:style-name="P9"><text:span text:style-name="T8">2</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7" draw:text-style-name="P12" draw:layer="layout" svg:width="1cm" svg:height="1cm" svg:x="18.5cm" svg:y="11.2cm">
          <text:p text:style-name="P9"><text:span text:style-name="T8">1</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cm" svg:y="5.9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3.3cm" svg:y="5.9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3cm" svg:y="9.7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3cm" svg:y="9.7cm">
          <text:p text:style-name="P9"><text:span text:style-name="T8">2</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0.9cm" svg:y="11.2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19.7cm" svg:y="11.2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1cm" svg:y="11.2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3.3cm" svg:y="11.2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4.5cm" svg:y="11.2cm">
          <text:p text:style-name="P9"><text:span text:style-name="T8">3</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5.7cm" svg:y="11.2cm">
          <text:p text:style-name="P9"><text:span text:style-name="T8">7</text:span></text:p>
          <draw:enhanced-geometry svg:viewBox="0 0 21600 21600" draw:glue-points="10800 0 3160 3160 0 10800 3160 18440 10800 21600 18440 18440 21600 10800 18440 3160" draw:text-areas="3200 3200 18400 18400" draw:type="ellipse"/>
        </draw:custom-shape>
        <presentation:notes draw:style-name="dp2" presentation:use-header-name="hdr1">
          <draw:page-thumbnail draw:style-name="gr2" draw:layer="layout" svg:width="14.848cm" svg:height="11.135cm" svg:x="3.075cm" svg:y="2.257cm" draw:page-number="27" presentation:class="page"/>
          <draw:frame presentation:style-name="pr6" draw:text-style-name="P13" draw:layer="layout" svg:width="16.799cm" svg:height="13.114cm" svg:x="2.1cm" svg:y="14.107cm" presentation:class="notes" presentation:placeholder="true">
            <draw:text-box/>
          </draw:frame>
        </presentation:notes>
      </draw:page>
      <draw:page draw:name="page28" draw:style-name="dp3" draw:master-page-name="Glossy" presentation:presentation-page-layout-name="AL3T11">
        <draw:custom-shape draw:style-name="gr6" draw:text-style-name="P6" draw:layer="layout" svg:width="12cm" svg:height="9.5cm" svg:x="2cm" svg:y="6.1cm">
          <text:p text:style-name="P1"/>
          <draw:enhanced-geometry svg:viewBox="0 0 21600 21600" draw:glue-points="10800 0 0 10800 10800 21600 21600 10800" draw:type="flowchart-process" draw:enhanced-path="M 0 0 L 21600 0 21600 21600 0 21600 0 0 Z N"/>
        </draw:custom-shape>
        <draw:connector draw:style-name="gr14" draw:text-style-name="P6" draw:layer="layout" draw:type="line" svg:x1="10.499cm" svg:y1="7.9cm" svg:x2="9.999cm" svg:y2="13.4cm" draw:start-shape="id156" draw:start-glue-point="8" draw:end-shape="id157" draw:end-glue-point="4" svg:d="m10499 7900-500 5500">
          <text:p text:style-name="P1"/>
        </draw:connector>
        <draw:frame presentation:style-name="pr1" draw:text-style-name="P1" draw:layer="layout" svg:width="25.199cm" svg:height="3.507cm" svg:x="1.301cm" svg:y="0cm" presentation:class="title" presentation:user-transformed="true">
          <draw:text-box>
            <text:p text:style-name="P1">Sample run</text:p>
          </draw:text-box>
        </draw:frame>
        <draw:custom-shape draw:style-name="gr19" draw:text-style-name="P12" draw:id="id160" draw:layer="layout" svg:width="1cm" svg:height="1cm" svg:x="2.8cm" svg:y="8.7cm">
          <text:p text:style-name="P9"><text:span text:style-name="T8">2</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56" draw:layer="layout" svg:width="1cm" svg:height="1cm" svg:x="10cm" svg:y="6.9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59" draw:layer="layout" svg:width="1cm" svg:height="1cm" svg:x="3.5cm" svg:y="13.4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57" draw:layer="layout" svg:width="1cm" svg:height="1cm" svg:x="9.5cm" svg:y="13.4cm">
          <text:p text:style-name="P9"><text:span text:style-name="T8">1</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62" draw:layer="layout" svg:width="1cm" svg:height="1cm" svg:x="6cm" svg:y="12.4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11" draw:text-style-name="P12" draw:id="id161" draw:layer="layout" svg:width="1cm" svg:height="1cm" svg:x="7.6cm" svg:y="8.7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58" draw:layer="layout" svg:width="1cm" svg:height="1cm" svg:x="12cm" svg:y="9.9cm">
          <text:p text:style-name="P9"><text:span text:style-name="T8">3</text:span></text:p>
          <draw:enhanced-geometry svg:viewBox="0 0 21600 21600" draw:glue-points="10800 0 3160 3160 0 10800 3160 18440 10800 21600 18440 18440 21600 10800 18440 3160" draw:text-areas="3200 3200 18400 18400" draw:type="ellipse"/>
        </draw:custom-shape>
        <draw:connector draw:style-name="gr14" draw:text-style-name="P6" draw:layer="layout" draw:type="line" svg:x1="10.853cm" svg:y1="7.753cm" svg:x2="12.145cm" svg:y2="10.045cm" draw:start-shape="id156" draw:start-glue-point="9" draw:end-shape="id158" draw:end-glue-point="5" svg:d="m10853 7753 1292 2292">
          <text:p text:style-name="P1"/>
        </draw:connector>
        <draw:connector draw:style-name="gr14" draw:text-style-name="P6" draw:layer="layout" draw:type="line" svg:x1="4.5cm" svg:y1="13.899cm" svg:x2="9.5cm" svg:y2="13.899cm" draw:start-shape="id159" draw:start-glue-point="10" draw:end-shape="id157" draw:end-glue-point="6" svg:d="m4500 13899h5000">
          <text:p text:style-name="P1"/>
        </draw:connector>
        <draw:connector draw:style-name="gr14" draw:text-style-name="P6" draw:layer="layout" draw:type="line" svg:x1="3.999cm" svg:y1="13.4cm" svg:x2="3.299cm" svg:y2="9.7cm" draw:start-shape="id159" draw:start-glue-point="4" draw:end-shape="id160" draw:end-glue-point="8" svg:d="m3999 13400-700-3700">
          <text:p text:style-name="P1"/>
        </draw:connector>
        <draw:connector draw:style-name="gr14" draw:text-style-name="P6" draw:layer="layout" draw:type="line" svg:x1="4.353cm" svg:y1="13.545cm" svg:x2="7.745cm" svg:y2="9.553cm" draw:start-shape="id159" draw:start-glue-point="11" draw:end-shape="id161" draw:end-glue-point="7" svg:d="m4353 13545 3392-3992">
          <text:p text:style-name="P1"/>
        </draw:connector>
        <draw:connector draw:style-name="gr14" draw:text-style-name="P6" draw:layer="layout" draw:type="line" svg:x1="4.5cm" svg:y1="13.899cm" svg:x2="6cm" svg:y2="12.899cm" draw:start-shape="id159" draw:start-glue-point="10" draw:end-shape="id162" draw:end-glue-point="6" svg:d="m4500 13899 1500-1000">
          <text:p text:style-name="P1"/>
        </draw:connector>
        <draw:connector draw:style-name="gr29" draw:text-style-name="P6" draw:layer="layout" draw:type="line" svg:x1="6.853cm" svg:y1="12.545cm" svg:x2="8.099cm" svg:y2="9.7cm" draw:start-shape="id162" draw:start-glue-point="11" draw:end-shape="id161" draw:end-glue-point="8" svg:d="m6853 12545 1246-2845">
          <text:p text:style-name="P1"/>
        </draw:connector>
        <draw:connector draw:style-name="gr14" draw:text-style-name="P6" draw:layer="layout" draw:type="line" svg:x1="6.145cm" svg:y1="12.545cm" svg:x2="3.653cm" svg:y2="9.553cm" draw:start-shape="id162" draw:start-glue-point="5" draw:end-shape="id160" draw:end-glue-point="9" svg:d="m6145 12545-2492-2992">
          <text:p text:style-name="P1"/>
        </draw:connector>
        <draw:connector draw:style-name="gr14" draw:text-style-name="P6" draw:layer="layout" draw:type="line" svg:x1="7cm" svg:y1="12.899cm" svg:x2="12.145cm" svg:y2="10.753cm" draw:start-shape="id162" draw:start-glue-point="10" draw:end-shape="id158" draw:end-glue-point="7" svg:d="m7000 12899 5145-2146">
          <text:p text:style-name="P1"/>
        </draw:connector>
        <draw:connector draw:style-name="gr27" draw:text-style-name="P6" draw:layer="layout" draw:type="line" svg:x1="8.453cm" svg:y1="8.845cm" svg:x2="10.145cm" svg:y2="7.753cm" draw:start-shape="id161" draw:start-glue-point="11" draw:end-shape="id156" draw:end-glue-point="7" svg:d="m8453 8845 1692-1092">
          <text:p text:style-name="P1"/>
        </draw:connector>
        <draw:connector draw:style-name="gr14" draw:text-style-name="P6" draw:layer="layout" draw:type="line" svg:x1="3.8cm" svg:y1="9.199cm" svg:x2="10cm" svg:y2="7.399cm" draw:start-shape="id160" draw:start-glue-point="10" draw:end-shape="id156" draw:end-glue-point="6" svg:d="m3800 9199 6200-1800">
          <text:p text:style-name="P1"/>
        </draw:connector>
        <draw:connector draw:style-name="gr14" draw:text-style-name="P6" draw:layer="layout" draw:type="line" svg:x1="3.8cm" svg:y1="9.199cm" svg:x2="7.6cm" svg:y2="9.199cm" draw:start-shape="id160" draw:start-glue-point="10" draw:end-shape="id161" draw:end-glue-point="6" svg:d="m3800 9199h3800">
          <text:p text:style-name="P1"/>
        </draw:connector>
        <draw:frame draw:style-name="gr5" draw:text-style-name="P10" draw:layer="layout" svg:width="4cm" svg:height="1.195cm" svg:x="15cm" svg:y="5.805cm">
          <draw:text-box>
            <text:p text:style-name="P1"><text:span text:style-name="T6">Stack:</text:span></text:p>
          </draw:text-box>
        </draw:frame>
        <draw:frame draw:style-name="gr5" draw:text-style-name="P10" draw:layer="layout" svg:width="8cm" svg:height="1.195cm" svg:x="15cm" svg:y="9.605cm">
          <draw:text-box>
            <text:p text:style-name="P1"><text:span text:style-name="T6">Current location:</text:span></text:p>
          </draw:text-box>
        </draw:frame>
        <draw:frame draw:style-name="gr5" draw:text-style-name="P10" draw:layer="layout" svg:width="3.5cm" svg:height="1.195cm" svg:x="15cm" svg:y="11.106cm">
          <draw:text-box>
            <text:p text:style-name="P1"><text:span text:style-name="T6">Circuit:</text:span></text:p>
          </draw:text-box>
        </draw:frame>
        <draw:custom-shape draw:style-name="gr7" draw:text-style-name="P12" draw:layer="layout" svg:width="1cm" svg:height="1cm" svg:x="18.1cm" svg:y="5.9cm">
          <text:p text:style-name="P9"><text:span text:style-name="T8">1</text:span></text:p>
          <draw:enhanced-geometry svg:viewBox="0 0 21600 21600" draw:glue-points="10800 0 3160 3160 0 10800 3160 18440 10800 21600 18440 18440 21600 10800 18440 3160" draw:text-areas="3200 3200 18400 18400" draw:type="ellipse"/>
        </draw:custom-shape>
        <draw:frame draw:style-name="gr38" draw:text-style-name="P14" draw:layer="layout" svg:width="23.5cm" svg:height="2.995cm" svg:x="2.5cm" svg:y="16.638cm">
          <draw:text-box>
            <text:list text:style-name="L6">
              <text:list-item>
                <text:p text:style-name="P11"><text:span text:style-name="T8"><text:s/></text:span><text:span text:style-name="T8">Append node 2 to circuit </text:span></text:p>
              </text:list-item>
            </text:list>
            <text:list text:style-name="L6">
              <text:list-item>
                <text:p text:style-name="P11"><text:span text:style-name="T8"><text:s/></text:span><text:span text:style-name="T8">Go back to node 6 – last one on stack</text:span></text:p>
              </text:list-item>
            </text:list>
            <text:list text:style-name="L6">
              <text:list-item>
                <text:p text:style-name="P11"><text:span text:style-name="T8"><text:s/></text:span><text:span text:style-name="T8">Node 6 has no more neighbours (and edges)</text:span></text:p>
              </text:list-item>
            </text:list>
            <text:list text:style-name="L6">
              <text:list-item>
                <text:p text:style-name="P11"><text:span text:style-name="T8"><text:s/></text:span><text:span text:style-name="T8">Append node to circuit</text:span></text:p>
              </text:list-item>
            </text:list>
          </draw:text-box>
        </draw:frame>
        <draw:custom-shape draw:style-name="gr7" draw:text-style-name="P12" draw:layer="layout" svg:width="1cm" svg:height="1cm" svg:x="19.4cm" svg:y="5.9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0.7cm" svg:y="5.9cm">
          <text:p text:style-name="P9"><text:span text:style-name="T8">2</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7" draw:text-style-name="P12" draw:layer="layout" svg:width="1cm" svg:height="1cm" svg:x="18.5cm" svg:y="11.2cm">
          <text:p text:style-name="P9"><text:span text:style-name="T8">1</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cm" svg:y="5.9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3cm" svg:y="9.7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3cm" svg:y="9.7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0.9cm" svg:y="11.2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19.7cm" svg:y="11.2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1cm" svg:y="11.2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3.3cm" svg:y="11.2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4.5cm" svg:y="11.2cm">
          <text:p text:style-name="P9"><text:span text:style-name="T8">3</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5.7cm" svg:y="11.2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18.5cm" svg:y="12.4cm">
          <text:p text:style-name="P9"><text:span text:style-name="T8">2</text:span></text:p>
          <draw:enhanced-geometry svg:viewBox="0 0 21600 21600" draw:glue-points="10800 0 3160 3160 0 10800 3160 18440 10800 21600 18440 18440 21600 10800 18440 3160" draw:text-areas="3200 3200 18400 18400" draw:type="ellipse"/>
        </draw:custom-shape>
        <presentation:notes draw:style-name="dp2" presentation:use-header-name="hdr1">
          <draw:page-thumbnail draw:style-name="gr2" draw:layer="layout" svg:width="14.848cm" svg:height="11.135cm" svg:x="3.075cm" svg:y="2.257cm" draw:page-number="28" presentation:class="page"/>
          <draw:frame presentation:style-name="pr6" draw:text-style-name="P13" draw:layer="layout" svg:width="16.799cm" svg:height="13.114cm" svg:x="2.1cm" svg:y="14.107cm" presentation:class="notes" presentation:placeholder="true">
            <draw:text-box/>
          </draw:frame>
        </presentation:notes>
      </draw:page>
      <draw:page draw:name="page29" draw:style-name="dp3" draw:master-page-name="Glossy" presentation:presentation-page-layout-name="AL3T11">
        <draw:custom-shape draw:style-name="gr6" draw:text-style-name="P6" draw:layer="layout" svg:width="12cm" svg:height="9.5cm" svg:x="2cm" svg:y="6.1cm">
          <text:p text:style-name="P1"/>
          <draw:enhanced-geometry svg:viewBox="0 0 21600 21600" draw:glue-points="10800 0 0 10800 10800 21600 21600 10800" draw:type="flowchart-process" draw:enhanced-path="M 0 0 L 21600 0 21600 21600 0 21600 0 0 Z N"/>
        </draw:custom-shape>
        <draw:connector draw:style-name="gr14" draw:text-style-name="P6" draw:layer="layout" draw:type="line" svg:x1="10.499cm" svg:y1="7.9cm" svg:x2="9.999cm" svg:y2="13.4cm" draw:start-shape="id163" draw:start-glue-point="8" draw:end-shape="id164" draw:end-glue-point="4" svg:d="m10499 7900-500 5500">
          <text:p text:style-name="P1"/>
        </draw:connector>
        <draw:frame presentation:style-name="pr1" draw:text-style-name="P1" draw:layer="layout" svg:width="25.199cm" svg:height="3.507cm" svg:x="1.301cm" svg:y="0cm" presentation:class="title" presentation:user-transformed="true">
          <draw:text-box>
            <text:p text:style-name="P1">Sample run</text:p>
          </draw:text-box>
        </draw:frame>
        <draw:custom-shape draw:style-name="gr19" draw:text-style-name="P12" draw:id="id167" draw:layer="layout" svg:width="1cm" svg:height="1cm" svg:x="2.8cm" svg:y="8.7cm">
          <text:p text:style-name="P9"><text:span text:style-name="T8">2</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63" draw:layer="layout" svg:width="1cm" svg:height="1cm" svg:x="10cm" svg:y="6.9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11" draw:text-style-name="P12" draw:id="id166" draw:layer="layout" svg:width="1cm" svg:height="1cm" svg:x="3.5cm" svg:y="13.4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64" draw:layer="layout" svg:width="1cm" svg:height="1cm" svg:x="9.5cm" svg:y="13.4cm">
          <text:p text:style-name="P9"><text:span text:style-name="T8">1</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69" draw:layer="layout" svg:width="1cm" svg:height="1cm" svg:x="6cm" svg:y="12.4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68" draw:layer="layout" svg:width="1cm" svg:height="1cm" svg:x="7.6cm" svg:y="8.7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65" draw:layer="layout" svg:width="1cm" svg:height="1cm" svg:x="12cm" svg:y="9.9cm">
          <text:p text:style-name="P9"><text:span text:style-name="T8">3</text:span></text:p>
          <draw:enhanced-geometry svg:viewBox="0 0 21600 21600" draw:glue-points="10800 0 3160 3160 0 10800 3160 18440 10800 21600 18440 18440 21600 10800 18440 3160" draw:text-areas="3200 3200 18400 18400" draw:type="ellipse"/>
        </draw:custom-shape>
        <draw:connector draw:style-name="gr14" draw:text-style-name="P6" draw:layer="layout" draw:type="line" svg:x1="10.853cm" svg:y1="7.753cm" svg:x2="12.145cm" svg:y2="10.045cm" draw:start-shape="id163" draw:start-glue-point="9" draw:end-shape="id165" draw:end-glue-point="5" svg:d="m10853 7753 1292 2292">
          <text:p text:style-name="P1"/>
        </draw:connector>
        <draw:connector draw:style-name="gr14" draw:text-style-name="P6" draw:layer="layout" draw:type="line" svg:x1="4.5cm" svg:y1="13.899cm" svg:x2="9.5cm" svg:y2="13.899cm" draw:start-shape="id166" draw:start-glue-point="10" draw:end-shape="id164" draw:end-glue-point="6" svg:d="m4500 13899h5000">
          <text:p text:style-name="P1"/>
        </draw:connector>
        <draw:connector draw:style-name="gr14" draw:text-style-name="P6" draw:layer="layout" draw:type="line" svg:x1="3.999cm" svg:y1="13.4cm" svg:x2="3.299cm" svg:y2="9.7cm" draw:start-shape="id166" draw:start-glue-point="4" draw:end-shape="id167" draw:end-glue-point="8" svg:d="m3999 13400-700-3700">
          <text:p text:style-name="P1"/>
        </draw:connector>
        <draw:connector draw:style-name="gr14" draw:text-style-name="P6" draw:layer="layout" draw:type="line" svg:x1="4.353cm" svg:y1="13.545cm" svg:x2="7.745cm" svg:y2="9.553cm" draw:start-shape="id166" draw:start-glue-point="11" draw:end-shape="id168" draw:end-glue-point="7" svg:d="m4353 13545 3392-3992">
          <text:p text:style-name="P1"/>
        </draw:connector>
        <draw:connector draw:style-name="gr14" draw:text-style-name="P6" draw:layer="layout" draw:type="line" svg:x1="4.5cm" svg:y1="13.899cm" svg:x2="6cm" svg:y2="12.899cm" draw:start-shape="id166" draw:start-glue-point="10" draw:end-shape="id169" draw:end-glue-point="6" svg:d="m4500 13899 1500-1000">
          <text:p text:style-name="P1"/>
        </draw:connector>
        <draw:connector draw:style-name="gr29" draw:text-style-name="P6" draw:layer="layout" draw:type="line" svg:x1="6.853cm" svg:y1="12.545cm" svg:x2="8.099cm" svg:y2="9.7cm" draw:start-shape="id169" draw:start-glue-point="11" draw:end-shape="id168" draw:end-glue-point="8" svg:d="m6853 12545 1246-2845">
          <text:p text:style-name="P1"/>
        </draw:connector>
        <draw:connector draw:style-name="gr14" draw:text-style-name="P6" draw:layer="layout" draw:type="line" svg:x1="6.145cm" svg:y1="12.545cm" svg:x2="3.653cm" svg:y2="9.553cm" draw:start-shape="id169" draw:start-glue-point="5" draw:end-shape="id167" draw:end-glue-point="9" svg:d="m6145 12545-2492-2992">
          <text:p text:style-name="P1"/>
        </draw:connector>
        <draw:connector draw:style-name="gr14" draw:text-style-name="P6" draw:layer="layout" draw:type="line" svg:x1="7cm" svg:y1="12.899cm" svg:x2="12.145cm" svg:y2="10.753cm" draw:start-shape="id169" draw:start-glue-point="10" draw:end-shape="id165" draw:end-glue-point="7" svg:d="m7000 12899 5145-2146">
          <text:p text:style-name="P1"/>
        </draw:connector>
        <draw:connector draw:style-name="gr27" draw:text-style-name="P6" draw:layer="layout" draw:type="line" svg:x1="8.453cm" svg:y1="8.845cm" svg:x2="10.145cm" svg:y2="7.753cm" draw:start-shape="id168" draw:start-glue-point="11" draw:end-shape="id163" draw:end-glue-point="7" svg:d="m8453 8845 1692-1092">
          <text:p text:style-name="P1"/>
        </draw:connector>
        <draw:connector draw:style-name="gr14" draw:text-style-name="P6" draw:layer="layout" draw:type="line" svg:x1="3.8cm" svg:y1="9.199cm" svg:x2="10cm" svg:y2="7.399cm" draw:start-shape="id167" draw:start-glue-point="10" draw:end-shape="id163" draw:end-glue-point="6" svg:d="m3800 9199 6200-1800">
          <text:p text:style-name="P1"/>
        </draw:connector>
        <draw:connector draw:style-name="gr14" draw:text-style-name="P6" draw:layer="layout" draw:type="line" svg:x1="3.8cm" svg:y1="9.199cm" svg:x2="7.6cm" svg:y2="9.199cm" draw:start-shape="id167" draw:start-glue-point="10" draw:end-shape="id168" draw:end-glue-point="6" svg:d="m3800 9199h3800">
          <text:p text:style-name="P1"/>
        </draw:connector>
        <draw:frame draw:style-name="gr5" draw:text-style-name="P10" draw:layer="layout" svg:width="4cm" svg:height="1.195cm" svg:x="15cm" svg:y="5.805cm">
          <draw:text-box>
            <text:p text:style-name="P1"><text:span text:style-name="T6">Stack:</text:span></text:p>
          </draw:text-box>
        </draw:frame>
        <draw:frame draw:style-name="gr5" draw:text-style-name="P10" draw:layer="layout" svg:width="8cm" svg:height="1.195cm" svg:x="15cm" svg:y="9.605cm">
          <draw:text-box>
            <text:p text:style-name="P1"><text:span text:style-name="T6">Current location:</text:span></text:p>
          </draw:text-box>
        </draw:frame>
        <draw:frame draw:style-name="gr5" draw:text-style-name="P10" draw:layer="layout" svg:width="3.5cm" svg:height="1.195cm" svg:x="15cm" svg:y="11.106cm">
          <draw:text-box>
            <text:p text:style-name="P1"><text:span text:style-name="T6">Circuit:</text:span></text:p>
          </draw:text-box>
        </draw:frame>
        <draw:custom-shape draw:style-name="gr7" draw:text-style-name="P12" draw:layer="layout" svg:width="1cm" svg:height="1cm" svg:x="18.1cm" svg:y="5.9cm">
          <text:p text:style-name="P9"><text:span text:style-name="T8">1</text:span></text:p>
          <draw:enhanced-geometry svg:viewBox="0 0 21600 21600" draw:glue-points="10800 0 3160 3160 0 10800 3160 18440 10800 21600 18440 18440 21600 10800 18440 3160" draw:text-areas="3200 3200 18400 18400" draw:type="ellipse"/>
        </draw:custom-shape>
        <draw:frame draw:style-name="gr39" draw:text-style-name="P14" draw:layer="layout" svg:width="23.5cm" svg:height="2.995cm" svg:x="2.5cm" svg:y="16.638cm">
          <draw:text-box>
            <text:list text:style-name="L6">
              <text:list-item>
                <text:p text:style-name="P11"><text:span text:style-name="T8"><text:s/></text:span><text:span text:style-name="T8">Append node 6 to circuit </text:span></text:p>
              </text:list-item>
            </text:list>
            <text:list text:style-name="L6">
              <text:list-item>
                <text:p text:style-name="P11"><text:span text:style-name="T8"><text:s/></text:span><text:span text:style-name="T8">Go back to node 5 – last one on stack</text:span></text:p>
              </text:list-item>
            </text:list>
            <text:list text:style-name="L6">
              <text:list-item>
                <text:p text:style-name="P11"><text:span text:style-name="T8"><text:s/></text:span><text:span text:style-name="T8">Node 5 has no more neighbours (and edges)</text:span></text:p>
              </text:list-item>
            </text:list>
            <text:list text:style-name="L6">
              <text:list-item>
                <text:p text:style-name="P11"><text:span text:style-name="T8"><text:s/></text:span><text:span text:style-name="T8">Append node to circuit</text:span></text:p>
              </text:list-item>
            </text:list>
          </draw:text-box>
        </draw:frame>
        <draw:custom-shape draw:style-name="gr7" draw:text-style-name="P12" draw:layer="layout" svg:width="1cm" svg:height="1cm" svg:x="19.4cm" svg:y="5.9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0.7cm" svg:y="5.9cm">
          <text:p text:style-name="P9"><text:span text:style-name="T8">2</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7" draw:text-style-name="P12" draw:layer="layout" svg:width="1cm" svg:height="1cm" svg:x="18.5cm" svg:y="11.2cm">
          <text:p text:style-name="P9"><text:span text:style-name="T8">1</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3cm" svg:y="9.7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3cm" svg:y="9.7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0.9cm" svg:y="11.2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19.7cm" svg:y="11.2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1cm" svg:y="11.2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3.3cm" svg:y="11.2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4.5cm" svg:y="11.2cm">
          <text:p text:style-name="P9"><text:span text:style-name="T8">3</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5.7cm" svg:y="11.2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18.5cm" svg:y="12.4cm">
          <text:p text:style-name="P9"><text:span text:style-name="T8">2</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19.7cm" svg:y="12.4cm">
          <text:p text:style-name="P9"><text:span text:style-name="T8">6</text:span></text:p>
          <draw:enhanced-geometry svg:viewBox="0 0 21600 21600" draw:glue-points="10800 0 3160 3160 0 10800 3160 18440 10800 21600 18440 18440 21600 10800 18440 3160" draw:text-areas="3200 3200 18400 18400" draw:type="ellipse"/>
        </draw:custom-shape>
        <presentation:notes draw:style-name="dp2" presentation:use-header-name="hdr1">
          <draw:page-thumbnail draw:style-name="gr2" draw:layer="layout" svg:width="14.848cm" svg:height="11.135cm" svg:x="3.075cm" svg:y="2.257cm" draw:page-number="29" presentation:class="page"/>
          <draw:frame presentation:style-name="pr6" draw:text-style-name="P13" draw:layer="layout" svg:width="16.799cm" svg:height="13.114cm" svg:x="2.1cm" svg:y="14.107cm" presentation:class="notes" presentation:placeholder="true">
            <draw:text-box/>
          </draw:frame>
        </presentation:notes>
      </draw:page>
      <draw:page draw:name="page30" draw:style-name="dp3" draw:master-page-name="Glossy" presentation:presentation-page-layout-name="AL3T11">
        <draw:custom-shape draw:style-name="gr6" draw:text-style-name="P6" draw:layer="layout" svg:width="12cm" svg:height="9.5cm" svg:x="2cm" svg:y="6.1cm">
          <text:p text:style-name="P1"/>
          <draw:enhanced-geometry svg:viewBox="0 0 21600 21600" draw:glue-points="10800 0 0 10800 10800 21600 21600 10800" draw:type="flowchart-process" draw:enhanced-path="M 0 0 L 21600 0 21600 21600 0 21600 0 0 Z N"/>
        </draw:custom-shape>
        <draw:connector draw:style-name="gr14" draw:text-style-name="P6" draw:layer="layout" draw:type="line" svg:x1="10.499cm" svg:y1="7.9cm" svg:x2="9.999cm" svg:y2="13.4cm" draw:start-shape="id170" draw:start-glue-point="8" draw:end-shape="id171" draw:end-glue-point="4" svg:d="m10499 7900-500 5500">
          <text:p text:style-name="P1"/>
        </draw:connector>
        <draw:frame presentation:style-name="pr1" draw:text-style-name="P1" draw:layer="layout" svg:width="25.199cm" svg:height="3.507cm" svg:x="1.301cm" svg:y="0cm" presentation:class="title" presentation:user-transformed="true">
          <draw:text-box>
            <text:p text:style-name="P1">Sample run</text:p>
          </draw:text-box>
        </draw:frame>
        <draw:custom-shape draw:style-name="gr11" draw:text-style-name="P12" draw:id="id174" draw:layer="layout" svg:width="1cm" svg:height="1cm" svg:x="2.8cm" svg:y="8.7cm">
          <text:p text:style-name="P9"><text:span text:style-name="T8">2</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70" draw:layer="layout" svg:width="1cm" svg:height="1cm" svg:x="10cm" svg:y="6.9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73" draw:layer="layout" svg:width="1cm" svg:height="1cm" svg:x="3.5cm" svg:y="13.4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71" draw:layer="layout" svg:width="1cm" svg:height="1cm" svg:x="9.5cm" svg:y="13.4cm">
          <text:p text:style-name="P9"><text:span text:style-name="T8">1</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76" draw:layer="layout" svg:width="1cm" svg:height="1cm" svg:x="6cm" svg:y="12.4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75" draw:layer="layout" svg:width="1cm" svg:height="1cm" svg:x="7.6cm" svg:y="8.7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72" draw:layer="layout" svg:width="1cm" svg:height="1cm" svg:x="12cm" svg:y="9.9cm">
          <text:p text:style-name="P9"><text:span text:style-name="T8">3</text:span></text:p>
          <draw:enhanced-geometry svg:viewBox="0 0 21600 21600" draw:glue-points="10800 0 3160 3160 0 10800 3160 18440 10800 21600 18440 18440 21600 10800 18440 3160" draw:text-areas="3200 3200 18400 18400" draw:type="ellipse"/>
        </draw:custom-shape>
        <draw:connector draw:style-name="gr14" draw:text-style-name="P6" draw:layer="layout" draw:type="line" svg:x1="10.853cm" svg:y1="7.753cm" svg:x2="12.145cm" svg:y2="10.045cm" draw:start-shape="id170" draw:start-glue-point="9" draw:end-shape="id172" draw:end-glue-point="5" svg:d="m10853 7753 1292 2292">
          <text:p text:style-name="P1"/>
        </draw:connector>
        <draw:connector draw:style-name="gr14" draw:text-style-name="P6" draw:layer="layout" draw:type="line" svg:x1="4.5cm" svg:y1="13.899cm" svg:x2="9.5cm" svg:y2="13.899cm" draw:start-shape="id173" draw:start-glue-point="10" draw:end-shape="id171" draw:end-glue-point="6" svg:d="m4500 13899h5000">
          <text:p text:style-name="P1"/>
        </draw:connector>
        <draw:connector draw:style-name="gr14" draw:text-style-name="P6" draw:layer="layout" draw:type="line" svg:x1="3.999cm" svg:y1="13.4cm" svg:x2="3.299cm" svg:y2="9.7cm" draw:start-shape="id173" draw:start-glue-point="4" draw:end-shape="id174" draw:end-glue-point="8" svg:d="m3999 13400-700-3700">
          <text:p text:style-name="P1"/>
        </draw:connector>
        <draw:connector draw:style-name="gr14" draw:text-style-name="P6" draw:layer="layout" draw:type="line" svg:x1="4.353cm" svg:y1="13.545cm" svg:x2="7.745cm" svg:y2="9.553cm" draw:start-shape="id173" draw:start-glue-point="11" draw:end-shape="id175" draw:end-glue-point="7" svg:d="m4353 13545 3392-3992">
          <text:p text:style-name="P1"/>
        </draw:connector>
        <draw:connector draw:style-name="gr14" draw:text-style-name="P6" draw:layer="layout" draw:type="line" svg:x1="4.5cm" svg:y1="13.899cm" svg:x2="6cm" svg:y2="12.899cm" draw:start-shape="id173" draw:start-glue-point="10" draw:end-shape="id176" draw:end-glue-point="6" svg:d="m4500 13899 1500-1000">
          <text:p text:style-name="P1"/>
        </draw:connector>
        <draw:connector draw:style-name="gr29" draw:text-style-name="P6" draw:layer="layout" draw:type="line" svg:x1="6.853cm" svg:y1="12.545cm" svg:x2="8.099cm" svg:y2="9.7cm" draw:start-shape="id176" draw:start-glue-point="11" draw:end-shape="id175" draw:end-glue-point="8" svg:d="m6853 12545 1246-2845">
          <text:p text:style-name="P1"/>
        </draw:connector>
        <draw:connector draw:style-name="gr14" draw:text-style-name="P6" draw:layer="layout" draw:type="line" svg:x1="6.145cm" svg:y1="12.545cm" svg:x2="3.653cm" svg:y2="9.553cm" draw:start-shape="id176" draw:start-glue-point="5" draw:end-shape="id174" draw:end-glue-point="9" svg:d="m6145 12545-2492-2992">
          <text:p text:style-name="P1"/>
        </draw:connector>
        <draw:connector draw:style-name="gr14" draw:text-style-name="P6" draw:layer="layout" draw:type="line" svg:x1="7cm" svg:y1="12.899cm" svg:x2="12.145cm" svg:y2="10.753cm" draw:start-shape="id176" draw:start-glue-point="10" draw:end-shape="id172" draw:end-glue-point="7" svg:d="m7000 12899 5145-2146">
          <text:p text:style-name="P1"/>
        </draw:connector>
        <draw:connector draw:style-name="gr27" draw:text-style-name="P6" draw:layer="layout" draw:type="line" svg:x1="8.453cm" svg:y1="8.845cm" svg:x2="10.145cm" svg:y2="7.753cm" draw:start-shape="id175" draw:start-glue-point="11" draw:end-shape="id170" draw:end-glue-point="7" svg:d="m8453 8845 1692-1092">
          <text:p text:style-name="P1"/>
        </draw:connector>
        <draw:connector draw:style-name="gr14" draw:text-style-name="P6" draw:layer="layout" draw:type="line" svg:x1="3.8cm" svg:y1="9.199cm" svg:x2="10cm" svg:y2="7.399cm" draw:start-shape="id174" draw:start-glue-point="10" draw:end-shape="id170" draw:end-glue-point="6" svg:d="m3800 9199 6200-1800">
          <text:p text:style-name="P1"/>
        </draw:connector>
        <draw:connector draw:style-name="gr14" draw:text-style-name="P6" draw:layer="layout" draw:type="line" svg:x1="3.8cm" svg:y1="9.199cm" svg:x2="7.6cm" svg:y2="9.199cm" draw:start-shape="id174" draw:start-glue-point="10" draw:end-shape="id175" draw:end-glue-point="6" svg:d="m3800 9199h3800">
          <text:p text:style-name="P1"/>
        </draw:connector>
        <draw:frame draw:style-name="gr5" draw:text-style-name="P10" draw:layer="layout" svg:width="4cm" svg:height="1.195cm" svg:x="15cm" svg:y="5.805cm">
          <draw:text-box>
            <text:p text:style-name="P1"><text:span text:style-name="T6">Stack:</text:span></text:p>
          </draw:text-box>
        </draw:frame>
        <draw:frame draw:style-name="gr5" draw:text-style-name="P10" draw:layer="layout" svg:width="8cm" svg:height="1.195cm" svg:x="15cm" svg:y="9.605cm">
          <draw:text-box>
            <text:p text:style-name="P1"><text:span text:style-name="T6">Current location:</text:span></text:p>
          </draw:text-box>
        </draw:frame>
        <draw:frame draw:style-name="gr5" draw:text-style-name="P10" draw:layer="layout" svg:width="3.5cm" svg:height="1.195cm" svg:x="15cm" svg:y="11.106cm">
          <draw:text-box>
            <text:p text:style-name="P1"><text:span text:style-name="T6">Circuit:</text:span></text:p>
          </draw:text-box>
        </draw:frame>
        <draw:custom-shape draw:style-name="gr7" draw:text-style-name="P12" draw:layer="layout" svg:width="1cm" svg:height="1cm" svg:x="18.1cm" svg:y="5.9cm">
          <text:p text:style-name="P9"><text:span text:style-name="T8">1</text:span></text:p>
          <draw:enhanced-geometry svg:viewBox="0 0 21600 21600" draw:glue-points="10800 0 3160 3160 0 10800 3160 18440 10800 21600 18440 18440 21600 10800 18440 3160" draw:text-areas="3200 3200 18400 18400" draw:type="ellipse"/>
        </draw:custom-shape>
        <draw:frame draw:style-name="gr40" draw:text-style-name="P14" draw:layer="layout" svg:width="23.5cm" svg:height="2.995cm" svg:x="2.5cm" svg:y="16.638cm">
          <draw:text-box>
            <text:list text:style-name="L6">
              <text:list-item>
                <text:p text:style-name="P11"><text:span text:style-name="T8"><text:s/></text:span><text:span text:style-name="T8">Append node 5 to circuit </text:span></text:p>
              </text:list-item>
            </text:list>
            <text:list text:style-name="L6">
              <text:list-item>
                <text:p text:style-name="P11"><text:span text:style-name="T8"><text:s/></text:span><text:span text:style-name="T8">Go back to node 2 – last one on stack</text:span></text:p>
              </text:list-item>
            </text:list>
            <text:list text:style-name="L6">
              <text:list-item>
                <text:p text:style-name="P11"><text:span text:style-name="T8"><text:s/></text:span><text:span text:style-name="T8">Node 2 has no more neighbours (and edges)</text:span></text:p>
              </text:list-item>
            </text:list>
            <text:list text:style-name="L6">
              <text:list-item>
                <text:p text:style-name="P11"><text:span text:style-name="T8"><text:s/></text:span><text:span text:style-name="T8">Append node to circuit</text:span></text:p>
              </text:list-item>
            </text:list>
          </draw:text-box>
        </draw:frame>
        <draw:custom-shape draw:style-name="gr7" draw:text-style-name="P12" draw:layer="layout" svg:width="1cm" svg:height="1cm" svg:x="19.4cm" svg:y="5.9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18.5cm" svg:y="11.2cm">
          <text:p text:style-name="P9"><text:span text:style-name="T8">1</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3cm" svg:y="9.7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3cm" svg:y="9.7cm">
          <text:p text:style-name="P9"><text:span text:style-name="T8">2</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0.9cm" svg:y="11.2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19.7cm" svg:y="11.2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1cm" svg:y="11.2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3.3cm" svg:y="11.2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4.5cm" svg:y="11.2cm">
          <text:p text:style-name="P9"><text:span text:style-name="T8">3</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5.7cm" svg:y="11.2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18.5cm" svg:y="12.4cm">
          <text:p text:style-name="P9"><text:span text:style-name="T8">2</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19.7cm" svg:y="12.4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0.9cm" svg:y="12.4cm">
          <text:p text:style-name="P9"><text:span text:style-name="T8">5</text:span></text:p>
          <draw:enhanced-geometry svg:viewBox="0 0 21600 21600" draw:glue-points="10800 0 3160 3160 0 10800 3160 18440 10800 21600 18440 18440 21600 10800 18440 3160" draw:text-areas="3200 3200 18400 18400" draw:type="ellipse"/>
        </draw:custom-shape>
        <presentation:notes draw:style-name="dp2" presentation:use-header-name="hdr1">
          <draw:page-thumbnail draw:style-name="gr2" draw:layer="layout" svg:width="14.848cm" svg:height="11.135cm" svg:x="3.075cm" svg:y="2.257cm" draw:page-number="30" presentation:class="page"/>
          <draw:frame presentation:style-name="pr6" draw:text-style-name="P13" draw:layer="layout" svg:width="16.799cm" svg:height="13.114cm" svg:x="2.1cm" svg:y="14.107cm" presentation:class="notes" presentation:placeholder="true">
            <draw:text-box/>
          </draw:frame>
        </presentation:notes>
      </draw:page>
      <draw:page draw:name="page31" draw:style-name="dp3" draw:master-page-name="Glossy" presentation:presentation-page-layout-name="AL3T11">
        <draw:custom-shape draw:style-name="gr6" draw:text-style-name="P6" draw:layer="layout" svg:width="12cm" svg:height="9.5cm" svg:x="2cm" svg:y="6.1cm">
          <text:p text:style-name="P1"/>
          <draw:enhanced-geometry svg:viewBox="0 0 21600 21600" draw:glue-points="10800 0 0 10800 10800 21600 21600 10800" draw:type="flowchart-process" draw:enhanced-path="M 0 0 L 21600 0 21600 21600 0 21600 0 0 Z N"/>
        </draw:custom-shape>
        <draw:connector draw:style-name="gr14" draw:text-style-name="P6" draw:layer="layout" draw:type="line" svg:x1="10.499cm" svg:y1="7.9cm" svg:x2="9.999cm" svg:y2="13.4cm" draw:start-shape="id177" draw:start-glue-point="8" draw:end-shape="id178" draw:end-glue-point="4" svg:d="m10499 7900-500 5500">
          <text:p text:style-name="P1"/>
        </draw:connector>
        <draw:frame presentation:style-name="pr1" draw:text-style-name="P1" draw:layer="layout" svg:width="25.199cm" svg:height="3.507cm" svg:x="1.301cm" svg:y="0cm" presentation:class="title" presentation:user-transformed="true">
          <draw:text-box>
            <text:p text:style-name="P1">Sample run</text:p>
          </draw:text-box>
        </draw:frame>
        <draw:custom-shape draw:style-name="gr19" draw:text-style-name="P12" draw:id="id181" draw:layer="layout" svg:width="1cm" svg:height="1cm" svg:x="2.8cm" svg:y="8.7cm">
          <text:p text:style-name="P9"><text:span text:style-name="T8">2</text:span></text:p>
          <draw:enhanced-geometry svg:viewBox="0 0 21600 21600" draw:glue-points="10800 0 3160 3160 0 10800 3160 18440 10800 21600 18440 18440 21600 10800 18440 3160" draw:text-areas="3200 3200 18400 18400" draw:type="ellipse"/>
        </draw:custom-shape>
        <draw:custom-shape draw:style-name="gr11" draw:text-style-name="P12" draw:id="id177" draw:layer="layout" svg:width="1cm" svg:height="1cm" svg:x="10cm" svg:y="6.9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80" draw:layer="layout" svg:width="1cm" svg:height="1cm" svg:x="3.5cm" svg:y="13.4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78" draw:layer="layout" svg:width="1cm" svg:height="1cm" svg:x="9.5cm" svg:y="13.4cm">
          <text:p text:style-name="P9"><text:span text:style-name="T8">1</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83" draw:layer="layout" svg:width="1cm" svg:height="1cm" svg:x="6cm" svg:y="12.4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82" draw:layer="layout" svg:width="1cm" svg:height="1cm" svg:x="7.6cm" svg:y="8.7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79" draw:layer="layout" svg:width="1cm" svg:height="1cm" svg:x="12cm" svg:y="9.9cm">
          <text:p text:style-name="P9"><text:span text:style-name="T8">3</text:span></text:p>
          <draw:enhanced-geometry svg:viewBox="0 0 21600 21600" draw:glue-points="10800 0 3160 3160 0 10800 3160 18440 10800 21600 18440 18440 21600 10800 18440 3160" draw:text-areas="3200 3200 18400 18400" draw:type="ellipse"/>
        </draw:custom-shape>
        <draw:connector draw:style-name="gr14" draw:text-style-name="P6" draw:layer="layout" draw:type="line" svg:x1="10.853cm" svg:y1="7.753cm" svg:x2="12.145cm" svg:y2="10.045cm" draw:start-shape="id177" draw:start-glue-point="9" draw:end-shape="id179" draw:end-glue-point="5" svg:d="m10853 7753 1292 2292">
          <text:p text:style-name="P1"/>
        </draw:connector>
        <draw:connector draw:style-name="gr14" draw:text-style-name="P6" draw:layer="layout" draw:type="line" svg:x1="4.5cm" svg:y1="13.899cm" svg:x2="9.5cm" svg:y2="13.899cm" draw:start-shape="id180" draw:start-glue-point="10" draw:end-shape="id178" draw:end-glue-point="6" svg:d="m4500 13899h5000">
          <text:p text:style-name="P1"/>
        </draw:connector>
        <draw:connector draw:style-name="gr14" draw:text-style-name="P6" draw:layer="layout" draw:type="line" svg:x1="3.999cm" svg:y1="13.4cm" svg:x2="3.299cm" svg:y2="9.7cm" draw:start-shape="id180" draw:start-glue-point="4" draw:end-shape="id181" draw:end-glue-point="8" svg:d="m3999 13400-700-3700">
          <text:p text:style-name="P1"/>
        </draw:connector>
        <draw:connector draw:style-name="gr14" draw:text-style-name="P6" draw:layer="layout" draw:type="line" svg:x1="4.353cm" svg:y1="13.545cm" svg:x2="7.745cm" svg:y2="9.553cm" draw:start-shape="id180" draw:start-glue-point="11" draw:end-shape="id182" draw:end-glue-point="7" svg:d="m4353 13545 3392-3992">
          <text:p text:style-name="P1"/>
        </draw:connector>
        <draw:connector draw:style-name="gr14" draw:text-style-name="P6" draw:layer="layout" draw:type="line" svg:x1="4.5cm" svg:y1="13.899cm" svg:x2="6cm" svg:y2="12.899cm" draw:start-shape="id180" draw:start-glue-point="10" draw:end-shape="id183" draw:end-glue-point="6" svg:d="m4500 13899 1500-1000">
          <text:p text:style-name="P1"/>
        </draw:connector>
        <draw:connector draw:style-name="gr29" draw:text-style-name="P6" draw:layer="layout" draw:type="line" svg:x1="6.853cm" svg:y1="12.545cm" svg:x2="8.099cm" svg:y2="9.7cm" draw:start-shape="id183" draw:start-glue-point="11" draw:end-shape="id182" draw:end-glue-point="8" svg:d="m6853 12545 1246-2845">
          <text:p text:style-name="P1"/>
        </draw:connector>
        <draw:connector draw:style-name="gr14" draw:text-style-name="P6" draw:layer="layout" draw:type="line" svg:x1="6.145cm" svg:y1="12.545cm" svg:x2="3.653cm" svg:y2="9.553cm" draw:start-shape="id183" draw:start-glue-point="5" draw:end-shape="id181" draw:end-glue-point="9" svg:d="m6145 12545-2492-2992">
          <text:p text:style-name="P1"/>
        </draw:connector>
        <draw:connector draw:style-name="gr14" draw:text-style-name="P6" draw:layer="layout" draw:type="line" svg:x1="7cm" svg:y1="12.899cm" svg:x2="12.145cm" svg:y2="10.753cm" draw:start-shape="id183" draw:start-glue-point="10" draw:end-shape="id179" draw:end-glue-point="7" svg:d="m7000 12899 5145-2146">
          <text:p text:style-name="P1"/>
        </draw:connector>
        <draw:connector draw:style-name="gr27" draw:text-style-name="P6" draw:layer="layout" draw:type="line" svg:x1="8.453cm" svg:y1="8.845cm" svg:x2="10.145cm" svg:y2="7.753cm" draw:start-shape="id182" draw:start-glue-point="11" draw:end-shape="id177" draw:end-glue-point="7" svg:d="m8453 8845 1692-1092">
          <text:p text:style-name="P1"/>
        </draw:connector>
        <draw:connector draw:style-name="gr14" draw:text-style-name="P6" draw:layer="layout" draw:type="line" svg:x1="3.8cm" svg:y1="9.199cm" svg:x2="10cm" svg:y2="7.399cm" draw:start-shape="id181" draw:start-glue-point="10" draw:end-shape="id177" draw:end-glue-point="6" svg:d="m3800 9199 6200-1800">
          <text:p text:style-name="P1"/>
        </draw:connector>
        <draw:connector draw:style-name="gr14" draw:text-style-name="P6" draw:layer="layout" draw:type="line" svg:x1="3.8cm" svg:y1="9.199cm" svg:x2="7.6cm" svg:y2="9.199cm" draw:start-shape="id181" draw:start-glue-point="10" draw:end-shape="id182" draw:end-glue-point="6" svg:d="m3800 9199h3800">
          <text:p text:style-name="P1"/>
        </draw:connector>
        <draw:frame draw:style-name="gr5" draw:text-style-name="P10" draw:layer="layout" svg:width="4cm" svg:height="1.195cm" svg:x="15cm" svg:y="5.805cm">
          <draw:text-box>
            <text:p text:style-name="P1"><text:span text:style-name="T6">Stack:</text:span></text:p>
          </draw:text-box>
        </draw:frame>
        <draw:frame draw:style-name="gr5" draw:text-style-name="P10" draw:layer="layout" svg:width="8cm" svg:height="1.195cm" svg:x="15cm" svg:y="9.605cm">
          <draw:text-box>
            <text:p text:style-name="P1"><text:span text:style-name="T6">Current location:</text:span></text:p>
          </draw:text-box>
        </draw:frame>
        <draw:frame draw:style-name="gr5" draw:text-style-name="P10" draw:layer="layout" svg:width="3.5cm" svg:height="1.195cm" svg:x="15cm" svg:y="11.106cm">
          <draw:text-box>
            <text:p text:style-name="P1"><text:span text:style-name="T6">Circuit:</text:span></text:p>
          </draw:text-box>
        </draw:frame>
        <draw:custom-shape draw:style-name="gr7" draw:text-style-name="P12" draw:layer="layout" svg:width="1cm" svg:height="1cm" svg:x="18.1cm" svg:y="5.9cm">
          <text:p text:style-name="P9"><text:span text:style-name="T8">1</text:span></text:p>
          <draw:enhanced-geometry svg:viewBox="0 0 21600 21600" draw:glue-points="10800 0 3160 3160 0 10800 3160 18440 10800 21600 18440 18440 21600 10800 18440 3160" draw:text-areas="3200 3200 18400 18400" draw:type="ellipse"/>
        </draw:custom-shape>
        <draw:frame draw:style-name="gr41" draw:text-style-name="P14" draw:layer="layout" svg:width="23.5cm" svg:height="2.995cm" svg:x="2.5cm" svg:y="16.638cm">
          <draw:text-box>
            <text:list text:style-name="L6">
              <text:list-item>
                <text:p text:style-name="P11"><text:span text:style-name="T8"><text:s/></text:span><text:span text:style-name="T8">Append node 2 to circuit </text:span></text:p>
              </text:list-item>
            </text:list>
            <text:list text:style-name="L6">
              <text:list-item>
                <text:p text:style-name="P11"><text:span text:style-name="T8"><text:s/></text:span><text:span text:style-name="T8">Go back to node 4 – last one on stack</text:span></text:p>
              </text:list-item>
            </text:list>
            <text:list text:style-name="L6">
              <text:list-item>
                <text:p text:style-name="P11"><text:span text:style-name="T8"><text:s/></text:span><text:span text:style-name="T8">Node 4 has no more neighbours (and edges)</text:span></text:p>
              </text:list-item>
            </text:list>
            <text:list text:style-name="L6">
              <text:list-item>
                <text:p text:style-name="P11"><text:span text:style-name="T8"><text:s/></text:span><text:span text:style-name="T8">Append node to circuit</text:span></text:p>
              </text:list-item>
            </text:list>
          </draw:text-box>
        </draw:frame>
        <draw:custom-shape draw:style-name="gr7" draw:text-style-name="P12" draw:layer="layout" svg:width="1cm" svg:height="1cm" svg:x="18.5cm" svg:y="11.2cm">
          <text:p text:style-name="P9"><text:span text:style-name="T8">1</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3cm" svg:y="9.7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0.9cm" svg:y="11.2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19.7cm" svg:y="11.2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1cm" svg:y="11.2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3.3cm" svg:y="11.2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4.5cm" svg:y="11.2cm">
          <text:p text:style-name="P9"><text:span text:style-name="T8">3</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5.7cm" svg:y="11.2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18.5cm" svg:y="12.4cm">
          <text:p text:style-name="P9"><text:span text:style-name="T8">2</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19.7cm" svg:y="12.4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0.9cm" svg:y="12.4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1cm" svg:y="12.4cm">
          <text:p text:style-name="P9"><text:span text:style-name="T8">2</text:span></text:p>
          <draw:enhanced-geometry svg:viewBox="0 0 21600 21600" draw:glue-points="10800 0 3160 3160 0 10800 3160 18440 10800 21600 18440 18440 21600 10800 18440 3160" draw:text-areas="3200 3200 18400 18400" draw:type="ellipse"/>
        </draw:custom-shape>
        <presentation:notes draw:style-name="dp2" presentation:use-header-name="hdr1">
          <draw:page-thumbnail draw:style-name="gr2" draw:layer="layout" svg:width="14.848cm" svg:height="11.135cm" svg:x="3.075cm" svg:y="2.257cm" draw:page-number="31" presentation:class="page"/>
          <draw:frame presentation:style-name="pr6" draw:text-style-name="P13" draw:layer="layout" svg:width="16.799cm" svg:height="13.114cm" svg:x="2.1cm" svg:y="14.107cm" presentation:class="notes" presentation:placeholder="true">
            <draw:text-box/>
          </draw:frame>
        </presentation:notes>
      </draw:page>
      <draw:page draw:name="page32" draw:style-name="dp3" draw:master-page-name="Glossy" presentation:presentation-page-layout-name="AL3T11">
        <draw:custom-shape draw:style-name="gr6" draw:text-style-name="P6" draw:layer="layout" svg:width="12cm" svg:height="9.5cm" svg:x="2cm" svg:y="6.1cm">
          <text:p text:style-name="P1"/>
          <draw:enhanced-geometry svg:viewBox="0 0 21600 21600" draw:glue-points="10800 0 0 10800 10800 21600 21600 10800" draw:type="flowchart-process" draw:enhanced-path="M 0 0 L 21600 0 21600 21600 0 21600 0 0 Z N"/>
        </draw:custom-shape>
        <draw:connector draw:style-name="gr14" draw:text-style-name="P6" draw:layer="layout" draw:type="line" svg:x1="10.499cm" svg:y1="7.9cm" svg:x2="9.999cm" svg:y2="13.4cm" draw:start-shape="id184" draw:start-glue-point="8" draw:end-shape="id185" draw:end-glue-point="4" svg:d="m10499 7900-500 5500">
          <text:p text:style-name="P1"/>
        </draw:connector>
        <draw:frame presentation:style-name="pr1" draw:text-style-name="P1" draw:layer="layout" svg:width="25.199cm" svg:height="3.507cm" svg:x="1.301cm" svg:y="0cm" presentation:class="title" presentation:user-transformed="true">
          <draw:text-box>
            <text:p text:style-name="P1">Sample run</text:p>
          </draw:text-box>
        </draw:frame>
        <draw:custom-shape draw:style-name="gr19" draw:text-style-name="P12" draw:id="id188" draw:layer="layout" svg:width="1cm" svg:height="1cm" svg:x="2.8cm" svg:y="8.7cm">
          <text:p text:style-name="P9"><text:span text:style-name="T8">2</text:span></text:p>
          <draw:enhanced-geometry svg:viewBox="0 0 21600 21600" draw:glue-points="10800 0 3160 3160 0 10800 3160 18440 10800 21600 18440 18440 21600 10800 18440 3160" draw:text-areas="3200 3200 18400 18400" draw:type="ellipse"/>
        </draw:custom-shape>
        <draw:custom-shape draw:style-name="gr11" draw:text-style-name="P12" draw:id="id184" draw:layer="layout" svg:width="1cm" svg:height="1cm" svg:x="10cm" svg:y="6.9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87" draw:layer="layout" svg:width="1cm" svg:height="1cm" svg:x="3.5cm" svg:y="13.4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85" draw:layer="layout" svg:width="1cm" svg:height="1cm" svg:x="9.5cm" svg:y="13.4cm">
          <text:p text:style-name="P9"><text:span text:style-name="T8">1</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90" draw:layer="layout" svg:width="1cm" svg:height="1cm" svg:x="6cm" svg:y="12.4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89" draw:layer="layout" svg:width="1cm" svg:height="1cm" svg:x="7.6cm" svg:y="8.7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86" draw:layer="layout" svg:width="1cm" svg:height="1cm" svg:x="12cm" svg:y="9.9cm">
          <text:p text:style-name="P9"><text:span text:style-name="T8">3</text:span></text:p>
          <draw:enhanced-geometry svg:viewBox="0 0 21600 21600" draw:glue-points="10800 0 3160 3160 0 10800 3160 18440 10800 21600 18440 18440 21600 10800 18440 3160" draw:text-areas="3200 3200 18400 18400" draw:type="ellipse"/>
        </draw:custom-shape>
        <draw:connector draw:style-name="gr14" draw:text-style-name="P6" draw:layer="layout" draw:type="line" svg:x1="10.853cm" svg:y1="7.753cm" svg:x2="12.145cm" svg:y2="10.045cm" draw:start-shape="id184" draw:start-glue-point="9" draw:end-shape="id186" draw:end-glue-point="5" svg:d="m10853 7753 1292 2292">
          <text:p text:style-name="P1"/>
        </draw:connector>
        <draw:connector draw:style-name="gr14" draw:text-style-name="P6" draw:layer="layout" draw:type="line" svg:x1="4.5cm" svg:y1="13.899cm" svg:x2="9.5cm" svg:y2="13.899cm" draw:start-shape="id187" draw:start-glue-point="10" draw:end-shape="id185" draw:end-glue-point="6" svg:d="m4500 13899h5000">
          <text:p text:style-name="P1"/>
        </draw:connector>
        <draw:connector draw:style-name="gr14" draw:text-style-name="P6" draw:layer="layout" draw:type="line" svg:x1="3.999cm" svg:y1="13.4cm" svg:x2="3.299cm" svg:y2="9.7cm" draw:start-shape="id187" draw:start-glue-point="4" draw:end-shape="id188" draw:end-glue-point="8" svg:d="m3999 13400-700-3700">
          <text:p text:style-name="P1"/>
        </draw:connector>
        <draw:connector draw:style-name="gr14" draw:text-style-name="P6" draw:layer="layout" draw:type="line" svg:x1="4.353cm" svg:y1="13.545cm" svg:x2="7.745cm" svg:y2="9.553cm" draw:start-shape="id187" draw:start-glue-point="11" draw:end-shape="id189" draw:end-glue-point="7" svg:d="m4353 13545 3392-3992">
          <text:p text:style-name="P1"/>
        </draw:connector>
        <draw:connector draw:style-name="gr14" draw:text-style-name="P6" draw:layer="layout" draw:type="line" svg:x1="4.5cm" svg:y1="13.899cm" svg:x2="6cm" svg:y2="12.899cm" draw:start-shape="id187" draw:start-glue-point="10" draw:end-shape="id190" draw:end-glue-point="6" svg:d="m4500 13899 1500-1000">
          <text:p text:style-name="P1"/>
        </draw:connector>
        <draw:connector draw:style-name="gr29" draw:text-style-name="P6" draw:layer="layout" draw:type="line" svg:x1="6.853cm" svg:y1="12.545cm" svg:x2="8.099cm" svg:y2="9.7cm" draw:start-shape="id190" draw:start-glue-point="11" draw:end-shape="id189" draw:end-glue-point="8" svg:d="m6853 12545 1246-2845">
          <text:p text:style-name="P1"/>
        </draw:connector>
        <draw:connector draw:style-name="gr14" draw:text-style-name="P6" draw:layer="layout" draw:type="line" svg:x1="6.145cm" svg:y1="12.545cm" svg:x2="3.653cm" svg:y2="9.553cm" draw:start-shape="id190" draw:start-glue-point="5" draw:end-shape="id188" draw:end-glue-point="9" svg:d="m6145 12545-2492-2992">
          <text:p text:style-name="P1"/>
        </draw:connector>
        <draw:connector draw:style-name="gr14" draw:text-style-name="P6" draw:layer="layout" draw:type="line" svg:x1="7cm" svg:y1="12.899cm" svg:x2="12.145cm" svg:y2="10.753cm" draw:start-shape="id190" draw:start-glue-point="10" draw:end-shape="id186" draw:end-glue-point="7" svg:d="m7000 12899 5145-2146">
          <text:p text:style-name="P1"/>
        </draw:connector>
        <draw:connector draw:style-name="gr27" draw:text-style-name="P6" draw:layer="layout" draw:type="line" svg:x1="8.453cm" svg:y1="8.845cm" svg:x2="10.145cm" svg:y2="7.753cm" draw:start-shape="id189" draw:start-glue-point="11" draw:end-shape="id184" draw:end-glue-point="7" svg:d="m8453 8845 1692-1092">
          <text:p text:style-name="P1"/>
        </draw:connector>
        <draw:connector draw:style-name="gr14" draw:text-style-name="P6" draw:layer="layout" draw:type="line" svg:x1="3.8cm" svg:y1="9.199cm" svg:x2="10cm" svg:y2="7.399cm" draw:start-shape="id188" draw:start-glue-point="10" draw:end-shape="id184" draw:end-glue-point="6" svg:d="m3800 9199 6200-1800">
          <text:p text:style-name="P1"/>
        </draw:connector>
        <draw:connector draw:style-name="gr14" draw:text-style-name="P6" draw:layer="layout" draw:type="line" svg:x1="3.8cm" svg:y1="9.199cm" svg:x2="7.6cm" svg:y2="9.199cm" draw:start-shape="id188" draw:start-glue-point="10" draw:end-shape="id189" draw:end-glue-point="6" svg:d="m3800 9199h3800">
          <text:p text:style-name="P1"/>
        </draw:connector>
        <draw:frame draw:style-name="gr5" draw:text-style-name="P10" draw:layer="layout" svg:width="4cm" svg:height="1.195cm" svg:x="15cm" svg:y="5.805cm">
          <draw:text-box>
            <text:p text:style-name="P1"><text:span text:style-name="T6">Stack:</text:span></text:p>
          </draw:text-box>
        </draw:frame>
        <draw:frame draw:style-name="gr5" draw:text-style-name="P10" draw:layer="layout" svg:width="8cm" svg:height="1.195cm" svg:x="15cm" svg:y="9.605cm">
          <draw:text-box>
            <text:p text:style-name="P1"><text:span text:style-name="T6">Current location:</text:span></text:p>
          </draw:text-box>
        </draw:frame>
        <draw:frame draw:style-name="gr5" draw:text-style-name="P10" draw:layer="layout" svg:width="3.5cm" svg:height="1.195cm" svg:x="15cm" svg:y="11.106cm">
          <draw:text-box>
            <text:p text:style-name="P1"><text:span text:style-name="T6">Circuit:</text:span></text:p>
          </draw:text-box>
        </draw:frame>
        <draw:frame draw:style-name="gr42" draw:text-style-name="P14" draw:layer="layout" svg:width="23.5cm" svg:height="2.995cm" svg:x="2.5cm" svg:y="16.638cm">
          <draw:text-box>
            <text:list text:style-name="L6">
              <text:list-item>
                <text:p text:style-name="P11"><text:span text:style-name="T8"><text:s/></text:span><text:span text:style-name="T8">Append node 4 to circuit </text:span></text:p>
              </text:list-item>
            </text:list>
            <text:list text:style-name="L6">
              <text:list-item>
                <text:p text:style-name="P11"><text:span text:style-name="T8"><text:s/></text:span><text:span text:style-name="T8">Go back to node 1 – last one on stack</text:span></text:p>
              </text:list-item>
            </text:list>
            <text:list text:style-name="L6">
              <text:list-item>
                <text:p text:style-name="P11"><text:span text:style-name="T8"><text:s/></text:span><text:span text:style-name="T8">Node 1 has no more neighbours (and edges)</text:span></text:p>
              </text:list-item>
            </text:list>
            <text:list text:style-name="L6">
              <text:list-item>
                <text:p text:style-name="P11"><text:span text:style-name="T8"><text:s/></text:span><text:span text:style-name="T8">Append node to circuit</text:span></text:p>
              </text:list-item>
            </text:list>
          </draw:text-box>
        </draw:frame>
        <draw:custom-shape draw:style-name="gr7" draw:text-style-name="P12" draw:layer="layout" svg:width="1cm" svg:height="1cm" svg:x="18.5cm" svg:y="11.2cm">
          <text:p text:style-name="P9"><text:span text:style-name="T8">1</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3cm" svg:y="9.7cm">
          <text:p text:style-name="P9"><text:span text:style-name="T8">1</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0.9cm" svg:y="11.2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19.7cm" svg:y="11.2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1cm" svg:y="11.2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3.3cm" svg:y="11.2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4.5cm" svg:y="11.2cm">
          <text:p text:style-name="P9"><text:span text:style-name="T8">3</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5.7cm" svg:y="11.2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18.5cm" svg:y="12.4cm">
          <text:p text:style-name="P9"><text:span text:style-name="T8">2</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19.7cm" svg:y="12.4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0.9cm" svg:y="12.4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1cm" svg:y="12.4cm">
          <text:p text:style-name="P9"><text:span text:style-name="T8">2</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3.3cm" svg:y="12.4cm">
          <text:p text:style-name="P9"><text:span text:style-name="T8">4</text:span></text:p>
          <draw:enhanced-geometry svg:viewBox="0 0 21600 21600" draw:glue-points="10800 0 3160 3160 0 10800 3160 18440 10800 21600 18440 18440 21600 10800 18440 3160" draw:text-areas="3200 3200 18400 18400" draw:type="ellipse"/>
        </draw:custom-shape>
        <presentation:notes draw:style-name="dp2" presentation:use-header-name="hdr1">
          <draw:page-thumbnail draw:style-name="gr2" draw:layer="layout" svg:width="14.848cm" svg:height="11.135cm" svg:x="3.075cm" svg:y="2.257cm" draw:page-number="32" presentation:class="page"/>
          <draw:frame presentation:style-name="pr6" draw:text-style-name="P13" draw:layer="layout" svg:width="16.799cm" svg:height="13.114cm" svg:x="2.1cm" svg:y="14.107cm" presentation:class="notes" presentation:placeholder="true">
            <draw:text-box/>
          </draw:frame>
        </presentation:notes>
      </draw:page>
      <draw:page draw:name="page33" draw:style-name="dp3" draw:master-page-name="Glossy" presentation:presentation-page-layout-name="AL3T11">
        <draw:custom-shape draw:style-name="gr6" draw:text-style-name="P6" draw:layer="layout" svg:width="12cm" svg:height="9.5cm" svg:x="2cm" svg:y="6.1cm">
          <text:p text:style-name="P1"/>
          <draw:enhanced-geometry svg:viewBox="0 0 21600 21600" draw:glue-points="10800 0 0 10800 10800 21600 21600 10800" draw:type="flowchart-process" draw:enhanced-path="M 0 0 L 21600 0 21600 21600 0 21600 0 0 Z N"/>
        </draw:custom-shape>
        <draw:connector draw:style-name="gr14" draw:text-style-name="P6" draw:layer="layout" draw:type="line" svg:x1="10.499cm" svg:y1="7.9cm" svg:x2="9.999cm" svg:y2="13.4cm" draw:start-shape="id191" draw:start-glue-point="8" draw:end-shape="id192" draw:end-glue-point="4" svg:d="m10499 7900-500 5500">
          <text:p text:style-name="P1"/>
        </draw:connector>
        <draw:frame presentation:style-name="pr1" draw:text-style-name="P1" draw:layer="layout" svg:width="25.199cm" svg:height="3.507cm" svg:x="1.301cm" svg:y="0cm" presentation:class="title" presentation:user-transformed="true">
          <draw:text-box>
            <text:p text:style-name="P1">Sample run</text:p>
          </draw:text-box>
        </draw:frame>
        <draw:custom-shape draw:style-name="gr19" draw:text-style-name="P12" draw:id="id195" draw:layer="layout" svg:width="1cm" svg:height="1cm" svg:x="2.8cm" svg:y="8.7cm">
          <text:p text:style-name="P9"><text:span text:style-name="T8">2</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91" draw:layer="layout" svg:width="1cm" svg:height="1cm" svg:x="10cm" svg:y="6.9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94" draw:layer="layout" svg:width="1cm" svg:height="1cm" svg:x="3.5cm" svg:y="13.4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92" draw:layer="layout" svg:width="1cm" svg:height="1cm" svg:x="9.5cm" svg:y="13.4cm">
          <text:p text:style-name="P9"><text:span text:style-name="T8">1</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97" draw:layer="layout" svg:width="1cm" svg:height="1cm" svg:x="6cm" svg:y="12.4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96" draw:layer="layout" svg:width="1cm" svg:height="1cm" svg:x="7.6cm" svg:y="8.7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19" draw:text-style-name="P12" draw:id="id193" draw:layer="layout" svg:width="1cm" svg:height="1cm" svg:x="12cm" svg:y="9.9cm">
          <text:p text:style-name="P9"><text:span text:style-name="T8">3</text:span></text:p>
          <draw:enhanced-geometry svg:viewBox="0 0 21600 21600" draw:glue-points="10800 0 3160 3160 0 10800 3160 18440 10800 21600 18440 18440 21600 10800 18440 3160" draw:text-areas="3200 3200 18400 18400" draw:type="ellipse"/>
        </draw:custom-shape>
        <draw:connector draw:style-name="gr14" draw:text-style-name="P6" draw:layer="layout" draw:type="line" svg:x1="10.853cm" svg:y1="7.753cm" svg:x2="12.145cm" svg:y2="10.045cm" draw:start-shape="id191" draw:start-glue-point="9" draw:end-shape="id193" draw:end-glue-point="5" svg:d="m10853 7753 1292 2292">
          <text:p text:style-name="P1"/>
        </draw:connector>
        <draw:connector draw:style-name="gr14" draw:text-style-name="P6" draw:layer="layout" draw:type="line" svg:x1="4.5cm" svg:y1="13.899cm" svg:x2="9.5cm" svg:y2="13.899cm" draw:start-shape="id194" draw:start-glue-point="10" draw:end-shape="id192" draw:end-glue-point="6" svg:d="m4500 13899h5000">
          <text:p text:style-name="P1"/>
        </draw:connector>
        <draw:connector draw:style-name="gr14" draw:text-style-name="P6" draw:layer="layout" draw:type="line" svg:x1="3.999cm" svg:y1="13.4cm" svg:x2="3.299cm" svg:y2="9.7cm" draw:start-shape="id194" draw:start-glue-point="4" draw:end-shape="id195" draw:end-glue-point="8" svg:d="m3999 13400-700-3700">
          <text:p text:style-name="P1"/>
        </draw:connector>
        <draw:connector draw:style-name="gr14" draw:text-style-name="P6" draw:layer="layout" draw:type="line" svg:x1="4.353cm" svg:y1="13.545cm" svg:x2="7.745cm" svg:y2="9.553cm" draw:start-shape="id194" draw:start-glue-point="11" draw:end-shape="id196" draw:end-glue-point="7" svg:d="m4353 13545 3392-3992">
          <text:p text:style-name="P1"/>
        </draw:connector>
        <draw:connector draw:style-name="gr14" draw:text-style-name="P6" draw:layer="layout" draw:type="line" svg:x1="4.5cm" svg:y1="13.899cm" svg:x2="6cm" svg:y2="12.899cm" draw:start-shape="id194" draw:start-glue-point="10" draw:end-shape="id197" draw:end-glue-point="6" svg:d="m4500 13899 1500-1000">
          <text:p text:style-name="P1"/>
        </draw:connector>
        <draw:connector draw:style-name="gr29" draw:text-style-name="P6" draw:layer="layout" draw:type="line" svg:x1="6.853cm" svg:y1="12.545cm" svg:x2="8.099cm" svg:y2="9.7cm" draw:start-shape="id197" draw:start-glue-point="11" draw:end-shape="id196" draw:end-glue-point="8" svg:d="m6853 12545 1246-2845">
          <text:p text:style-name="P1"/>
        </draw:connector>
        <draw:connector draw:style-name="gr14" draw:text-style-name="P6" draw:layer="layout" draw:type="line" svg:x1="6.145cm" svg:y1="12.545cm" svg:x2="3.653cm" svg:y2="9.553cm" draw:start-shape="id197" draw:start-glue-point="5" draw:end-shape="id195" draw:end-glue-point="9" svg:d="m6145 12545-2492-2992">
          <text:p text:style-name="P1"/>
        </draw:connector>
        <draw:connector draw:style-name="gr14" draw:text-style-name="P6" draw:layer="layout" draw:type="line" svg:x1="7cm" svg:y1="12.899cm" svg:x2="12.145cm" svg:y2="10.753cm" draw:start-shape="id197" draw:start-glue-point="10" draw:end-shape="id193" draw:end-glue-point="7" svg:d="m7000 12899 5145-2146">
          <text:p text:style-name="P1"/>
        </draw:connector>
        <draw:connector draw:style-name="gr27" draw:text-style-name="P6" draw:layer="layout" draw:type="line" svg:x1="8.453cm" svg:y1="8.845cm" svg:x2="10.145cm" svg:y2="7.753cm" draw:start-shape="id196" draw:start-glue-point="11" draw:end-shape="id191" draw:end-glue-point="7" svg:d="m8453 8845 1692-1092">
          <text:p text:style-name="P1"/>
        </draw:connector>
        <draw:connector draw:style-name="gr14" draw:text-style-name="P6" draw:layer="layout" draw:type="line" svg:x1="3.8cm" svg:y1="9.199cm" svg:x2="10cm" svg:y2="7.399cm" draw:start-shape="id195" draw:start-glue-point="10" draw:end-shape="id191" draw:end-glue-point="6" svg:d="m3800 9199 6200-1800">
          <text:p text:style-name="P1"/>
        </draw:connector>
        <draw:connector draw:style-name="gr14" draw:text-style-name="P6" draw:layer="layout" draw:type="line" svg:x1="3.8cm" svg:y1="9.199cm" svg:x2="7.6cm" svg:y2="9.199cm" draw:start-shape="id195" draw:start-glue-point="10" draw:end-shape="id196" draw:end-glue-point="6" svg:d="m3800 9199h3800">
          <text:p text:style-name="P1"/>
        </draw:connector>
        <draw:frame draw:style-name="gr5" draw:text-style-name="P10" draw:layer="layout" svg:width="4cm" svg:height="1.195cm" svg:x="15cm" svg:y="5.805cm">
          <draw:text-box>
            <text:p text:style-name="P1"><text:span text:style-name="T6">Stack:</text:span></text:p>
          </draw:text-box>
        </draw:frame>
        <draw:frame draw:style-name="gr5" draw:text-style-name="P10" draw:layer="layout" svg:width="8cm" svg:height="1.195cm" svg:x="15cm" svg:y="9.605cm">
          <draw:text-box>
            <text:p text:style-name="P1"><text:span text:style-name="T6">Current location:</text:span></text:p>
          </draw:text-box>
        </draw:frame>
        <draw:frame draw:style-name="gr5" draw:text-style-name="P10" draw:layer="layout" svg:width="3.5cm" svg:height="1.195cm" svg:x="15cm" svg:y="11.106cm">
          <draw:text-box>
            <text:p text:style-name="P1"><text:span text:style-name="T6">Circuit:</text:span></text:p>
          </draw:text-box>
        </draw:frame>
        <draw:frame draw:style-name="gr43" draw:text-style-name="P14" draw:layer="layout" svg:width="23.5cm" svg:height="2.284cm" svg:x="2.5cm" svg:y="16.638cm">
          <draw:text-box>
            <text:list text:style-name="L6">
              <text:list-item>
                <text:p text:style-name="P11"><text:span text:style-name="T8"><text:s/></text:span><text:span text:style-name="T8">Append node 1 to curcuit</text:span></text:p>
              </text:list-item>
            </text:list>
            <text:list text:style-name="L6">
              <text:list-item>
                <text:p text:style-name="P11"><text:span text:style-name="T8"><text:s/></text:span><text:span text:style-name="T8">Nothing on stack left</text:span></text:p>
              </text:list-item>
            </text:list>
            <text:list text:style-name="L6">
              <text:list-item>
                <text:p text:style-name="P11"><text:span text:style-name="T8"><text:s/></text:span><text:span text:style-name="T8">Finished!</text:span></text:p>
              </text:list-item>
            </text:list>
          </draw:text-box>
        </draw:frame>
        <draw:custom-shape draw:style-name="gr7" draw:text-style-name="P12" draw:layer="layout" svg:width="1cm" svg:height="1cm" svg:x="18.5cm" svg:y="11.2cm">
          <text:p text:style-name="P9"><text:span text:style-name="T8">1</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4.5cm" svg:y="12.4cm">
          <text:p text:style-name="P9"><text:span text:style-name="T8">1</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0.9cm" svg:y="11.2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19.7cm" svg:y="11.2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1cm" svg:y="11.2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3.3cm" svg:y="11.2cm">
          <text:p text:style-name="P9"><text:span text:style-name="T8">4</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4.5cm" svg:y="11.2cm">
          <text:p text:style-name="P9"><text:span text:style-name="T8">3</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5.7cm" svg:y="11.2cm">
          <text:p text:style-name="P9"><text:span text:style-name="T8">7</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18.5cm" svg:y="12.4cm">
          <text:p text:style-name="P9"><text:span text:style-name="T8">2</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19.7cm" svg:y="12.4cm">
          <text:p text:style-name="P9"><text:span text:style-name="T8">6</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0.9cm" svg:y="12.4cm">
          <text:p text:style-name="P9"><text:span text:style-name="T8">5</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2.1cm" svg:y="12.4cm">
          <text:p text:style-name="P9"><text:span text:style-name="T8">2</text:span></text:p>
          <draw:enhanced-geometry svg:viewBox="0 0 21600 21600" draw:glue-points="10800 0 3160 3160 0 10800 3160 18440 10800 21600 18440 18440 21600 10800 18440 3160" draw:text-areas="3200 3200 18400 18400" draw:type="ellipse"/>
        </draw:custom-shape>
        <draw:custom-shape draw:style-name="gr7" draw:text-style-name="P12" draw:layer="layout" svg:width="1cm" svg:height="1cm" svg:x="23.3cm" svg:y="12.4cm">
          <text:p text:style-name="P9"><text:span text:style-name="T8">4</text:span></text:p>
          <draw:enhanced-geometry svg:viewBox="0 0 21600 21600" draw:glue-points="10800 0 3160 3160 0 10800 3160 18440 10800 21600 18440 18440 21600 10800 18440 3160" draw:text-areas="3200 3200 18400 18400" draw:type="ellipse"/>
        </draw:custom-shape>
        <draw:line draw:style-name="gr44" draw:text-style-name="P6" draw:layer="layout" svg:x1="9.2cm" svg:y1="13.9cm" svg:x2="4.7cm" svg:y2="13.9cm">
          <text:p text:style-name="P1"/>
        </draw:line>
        <draw:line draw:style-name="gr44" draw:text-style-name="P6" draw:layer="layout" svg:x1="4.5cm" svg:y1="13.5cm" svg:x2="6cm" svg:y2="13cm">
          <text:p text:style-name="P1"/>
        </draw:line>
        <draw:line draw:style-name="gr44" draw:text-style-name="P6" draw:layer="layout" svg:x1="6.9cm" svg:y1="12.4cm" svg:x2="7.9cm" svg:y2="9.9cm">
          <text:p text:style-name="P1"/>
        </draw:line>
        <draw:line draw:style-name="gr44" draw:text-style-name="P6" draw:layer="layout" svg:x1="8.6cm" svg:y1="8.8cm" svg:x2="10.1cm" svg:y2="7.8cm">
          <text:p text:style-name="P1"/>
        </draw:line>
        <draw:line draw:style-name="gr44" draw:text-style-name="P6" draw:layer="layout" svg:x1="11cm" svg:y1="8cm" svg:x2="12cm" svg:y2="10cm">
          <text:p text:style-name="P1"/>
        </draw:line>
        <draw:line draw:style-name="gr44" draw:text-style-name="P6" draw:layer="layout" svg:x1="12cm" svg:y1="10.9cm" svg:x2="7cm" svg:y2="12.9cm">
          <text:p text:style-name="P1"/>
        </draw:line>
        <draw:line draw:style-name="gr44" draw:text-style-name="P6" draw:layer="layout" svg:x1="5.9cm" svg:y1="12.4cm" svg:x2="3.9cm" svg:y2="9.9cm">
          <text:p text:style-name="P1"/>
        </draw:line>
        <draw:line draw:style-name="gr44" draw:text-style-name="P6" draw:layer="layout" svg:x1="4cm" svg:y1="9.2cm" svg:x2="7.5cm" svg:y2="9.2cm">
          <text:p text:style-name="P1"/>
        </draw:line>
        <draw:line draw:style-name="gr44" draw:text-style-name="P6" draw:layer="layout" svg:x1="7.5cm" svg:y1="9.5cm" svg:x2="4.5cm" svg:y2="13.5cm">
          <text:p text:style-name="P1"/>
        </draw:line>
        <draw:line draw:style-name="gr44" draw:text-style-name="P6" draw:layer="layout" svg:x1="3.9cm" svg:y1="13cm" svg:x2="3.4cm" svg:y2="10cm">
          <text:p text:style-name="P1"/>
        </draw:line>
        <draw:line draw:style-name="gr44" draw:text-style-name="P6" draw:layer="layout" svg:x1="4cm" svg:y1="9cm" svg:x2="9.5cm" svg:y2="7.5cm">
          <text:p text:style-name="P1"/>
        </draw:line>
        <draw:line draw:style-name="gr44" draw:text-style-name="P6" draw:layer="layout" svg:x1="10.5cm" svg:y1="8cm" svg:x2="10cm" svg:y2="13cm">
          <text:p text:style-name="P1"/>
        </draw:line>
        <presentation:notes draw:style-name="dp2" presentation:use-header-name="hdr1">
          <draw:page-thumbnail draw:style-name="gr2" draw:layer="layout" svg:width="14.848cm" svg:height="11.135cm" svg:x="3.075cm" svg:y="2.257cm" draw:page-number="33" presentation:class="page"/>
          <draw:frame presentation:style-name="pr6" draw:text-style-name="P13" draw:layer="layout" svg:width="16.799cm" svg:height="13.114cm" svg:x="2.1cm" svg:y="14.107cm" presentation:class="notes" presentation:placeholder="true">
            <draw:text-box/>
          </draw:frame>
        </presentation:notes>
      </draw:page>
      <draw:page draw:name="page34" draw:style-name="dp3" draw:master-page-name="Glossy" presentation:presentation-page-layout-name="AL2T1">
        <draw:frame presentation:style-name="pr4" draw:text-style-name="P1" draw:layer="layout" svg:width="25.199cm" svg:height="3.256cm" svg:x="1.301cm" svg:y="0.125cm" presentation:class="title">
          <draw:text-box>
            <text:p text:style-name="P1">Extensions</text:p>
          </draw:text-box>
        </draw:frame>
        <draw:frame presentation:style-name="pr5" draw:text-style-name="P4" draw:layer="layout" svg:width="25.199cm" svg:height="13.609cm" svg:x="1.4cm" svg:y="4.914cm" presentation:class="outline" presentation:user-transformed="true">
          <draw:text-box>
            <text:list text:style-name="L3">
              <text:list-item>
                <text:p text:style-name="P4">Multiple edges between nodes can be handled by the exact same algorithm.</text:p>
              </text:list-item>
            </text:list>
            <text:list text:style-name="L3">
              <text:list-item>
                <text:p text:style-name="P4">Self-loops can be handled by the exact same algorithm as well, if self-loops are considered to add 2 (one in and one out) to the degree of a node.</text:p>
              </text:list-item>
            </text:list>
          </draw:text-box>
        </draw:frame>
        <presentation:notes draw:style-name="dp2" presentation:use-header-name="hdr1">
          <draw:page-thumbnail draw:style-name="gr2" draw:layer="layout" svg:width="14.848cm" svg:height="11.135cm" svg:x="3.075cm" svg:y="2.257cm" draw:page-number="34" presentation:class="page"/>
          <draw:frame presentation:style-name="pr6" draw:text-style-name="P13" draw:layer="layout" svg:width="16.799cm" svg:height="36.99cm" svg:x="2.1cm" svg:y="-7.291cm" presentation:class="notes" presentation:user-transformed="true">
            <draw:text-box>
              <text:p text:style-name="P3"><text:span text:style-name="T9">The Algorithm</text:span></text:p>
              <text:p text:style-name="P3"><text:span text:style-name="T9"/></text:p>
              <text:p text:style-name="P3"><text:span text:style-name="T9">Detecting whether a graph has an Eulerian tour or circuit is actually easy; two different rules apply.</text:span></text:p>
              <text:p text:style-name="P3"><text:span text:style-name="T9"/></text:p>
              <text:p text:style-name="P3"><text:span text:style-name="T9"><text:s text:c="4"/></text:span><text:span text:style-name="T9">* A graph has an Eulerian circuit if and only if it is connected (once you throw out all nodes of degree 0) and every node has `even degree'.</text:span></text:p>
              <text:p text:style-name="P3"><text:span text:style-name="T9"><text:s text:c="4"/></text:span><text:span text:style-name="T9">* A graph has an Eulerian path if and only if it is connected and every node except two has even degree.</text:span></text:p>
              <text:p text:style-name="P3"><text:span text:style-name="T9"><text:s text:c="4"/></text:span><text:span text:style-name="T9">* In the second case, one of the two nodes which has odd degree must be the start node, while the other is the end node.</text:span></text:p>
              <text:p text:style-name="P3"><text:span text:style-name="T9"/></text:p>
              <text:p text:style-name="P3"><text:span text:style-name="T9">The basic idea of the algorithm is to start at some node the graph and determine a circuit back to that same node. Now, as the circuit is added (in reverse order, as it turns out), the algorithm ensures that all the edges of all the nodes along that path have been used. If there is some node along that path which has an edge that has not been used, then the algorithm finds a circuit starting at that node which uses that edge and splices this new circuit into the current one. This continues until all the edges of every node in the original circuit have been used, which, since the graph is connected, implies that all the edges have been used, so the resulting circuit is Eulerian.</text:span></text:p>
              <text:p text:style-name="P3"><text:span text:style-name="T9"/></text:p>
              <text:p text:style-name="P3"><text:span text:style-name="T9">More formally, to determine a Eulerian circuit of a graph which has one, pick a starting node and recurse on it. At each recursive step:</text:span></text:p>
              <text:p text:style-name="P3"><text:span text:style-name="T9"/></text:p>
              <text:p text:style-name="P3"><text:span text:style-name="T9"><text:s text:c="4"/></text:span><text:span text:style-name="T9">* Pick a starting node and recurse on that node. At each step:</text:span></text:p>
              <text:p text:style-name="P3"><text:span text:style-name="T9"><text:s text:c="10"/></text:span><text:span text:style-name="T9">o If the node has no neighbors, then append the node to the circuit and return</text:span></text:p>
              <text:p text:style-name="P3"><text:span text:style-name="T9"><text:s text:c="10"/></text:span><text:span text:style-name="T9">o If the node has a neighbor, then make a list of the neighbors and process them (which includes deleting them from the list of nodes on which to work) until the node has no more neighbors</text:span></text:p>
              <text:p text:style-name="P3"><text:span text:style-name="T9"><text:s text:c="10"/></text:span><text:span text:style-name="T9">o To process a node, delete the edge between the current node and its neighbor, recurse on the neighbor, and postpend the current node to the circuit.</text:span></text:p>
              <text:p text:style-name="P3"><text:span text:style-name="T9"/></text:p>
            </draw:text-box>
          </draw:frame>
        </presentation:notes>
      </draw:page>
      <draw:page draw:name="page35" draw:style-name="dp3" draw:master-page-name="Glossy" presentation:presentation-page-layout-name="AL2T1">
        <draw:frame presentation:style-name="pr4" draw:text-style-name="P1" draw:layer="layout" svg:width="25.199cm" svg:height="3.256cm" svg:x="1.301cm" svg:y="0.125cm" presentation:class="title">
          <draw:text-box>
            <text:p text:style-name="P1">Extensions</text:p>
          </draw:text-box>
        </draw:frame>
        <draw:frame presentation:style-name="pr5" draw:text-style-name="P4" draw:layer="layout" svg:width="25.199cm" svg:height="13.609cm" svg:x="1.401cm" svg:y="4.915cm" presentation:class="outline" presentation:user-transformed="true">
          <draw:text-box>
            <text:list text:style-name="L3">
              <text:list-item>
                <text:p text:style-name="P4">A directed graph has a Eulerian circuit if it is strongly connected (except for nodes with both in-degree and out-degree of 0) and the indegree of each node equals its outdegree. The algorithm is exactly the same, except that because of the way this code finds the cycle, you must traverse arcs in reverse order.</text:p>
              </text:list-item>
            </text:list>
            <text:list text:style-name="L3">
              <text:list-item>
                <text:p text:style-name="P4">Finding a Eulerian path in a directed graph is harder.</text:p>
              </text:list-item>
            </text:list>
          </draw:text-box>
        </draw:frame>
        <presentation:notes draw:style-name="dp2" presentation:use-header-name="hdr1">
          <draw:page-thumbnail draw:style-name="gr2" draw:layer="layout" svg:width="14.848cm" svg:height="11.135cm" svg:x="3.075cm" svg:y="2.257cm" draw:page-number="35" presentation:class="page"/>
          <draw:frame presentation:style-name="pr6" draw:text-style-name="P13" draw:layer="layout" svg:width="16.799cm" svg:height="36.99cm" svg:x="2.1cm" svg:y="0cm" presentation:class="notes" presentation:user-transformed="true">
            <draw:text-box>
              <text:p text:style-name="P3"><text:span text:style-name="T9">The Algorithm</text:span></text:p>
              <text:p text:style-name="P3"><text:span text:style-name="T9"/></text:p>
              <text:p text:style-name="P3"><text:span text:style-name="T9">Detecting whether a graph has an Eulerian tour or circuit is actually easy; two different rules apply.</text:span></text:p>
              <text:p text:style-name="P3"><text:span text:style-name="T9"/></text:p>
              <text:p text:style-name="P3"><text:span text:style-name="T9"><text:s text:c="4"/></text:span><text:span text:style-name="T9">* A graph has an Eulerian circuit if and only if it is connected (once you throw out all nodes of degree 0) and every node has `even degree'.</text:span></text:p>
              <text:p text:style-name="P3"><text:span text:style-name="T9"><text:s text:c="4"/></text:span><text:span text:style-name="T9">* A graph has an Eulerian path if and only if it is connected and every node except two has even degree.</text:span></text:p>
              <text:p text:style-name="P3"><text:span text:style-name="T9"><text:s text:c="4"/></text:span><text:span text:style-name="T9">* In the second case, one of the two nodes which has odd degree must be the start node, while the other is the end node.</text:span></text:p>
              <text:p text:style-name="P3"><text:span text:style-name="T9"/></text:p>
              <text:p text:style-name="P3"><text:span text:style-name="T9">The basic idea of the algorithm is to start at some node the graph and determine a circuit back to that same node. Now, as the circuit is added (in reverse order, as it turns out), the algorithm ensures that all the edges of all the nodes along that path have been used. If there is some node along that path which has an edge that has not been used, then the algorithm finds a circuit starting at that node which uses that edge and splices this new circuit into the current one. This continues until all the edges of every node in the original circuit have been used, which, since the graph is connected, implies that all the edges have been used, so the resulting circuit is Eulerian.</text:span></text:p>
              <text:p text:style-name="P3"><text:span text:style-name="T9"/></text:p>
              <text:p text:style-name="P3"><text:span text:style-name="T9">More formally, to determine a Eulerian circuit of a graph which has one, pick a starting node and recurse on it. At each recursive step:</text:span></text:p>
              <text:p text:style-name="P3"><text:span text:style-name="T9"/></text:p>
              <text:p text:style-name="P3"><text:span text:style-name="T9"><text:s text:c="4"/></text:span><text:span text:style-name="T9">* Pick a starting node and recurse on that node. At each step:</text:span></text:p>
              <text:p text:style-name="P3"><text:span text:style-name="T9"><text:s text:c="10"/></text:span><text:span text:style-name="T9">o If the node has no neighbors, then append the node to the circuit and return</text:span></text:p>
              <text:p text:style-name="P3"><text:span text:style-name="T9"><text:s text:c="10"/></text:span><text:span text:style-name="T9">o If the node has a neighbor, then make a list of the neighbors and process them (which includes deleting them from the list of nodes on which to work) until the node has no more neighbors</text:span></text:p>
              <text:p text:style-name="P3"><text:span text:style-name="T9"><text:s text:c="10"/></text:span><text:span text:style-name="T9">o To process a node, delete the edge between the current node and its neighbor, recurse on the neighbor, and postpend the current node to the circuit.</text:span></text:p>
              <text:p text:style-name="P3"><text:span text:style-name="T9"/></text:p>
            </draw:text-box>
          </draw:frame>
        </presentation:notes>
      </draw:page>
      <draw:page draw:name="page36" draw:style-name="dp3" draw:master-page-name="Glossy" presentation:presentation-page-layout-name="AL1T0">
        <draw:frame presentation:style-name="pr1" draw:text-style-name="P1" draw:layer="layout" svg:width="25.199cm" svg:height="3.507cm" svg:x="1.301cm" svg:y="0cm" presentation:class="title">
          <draw:text-box>
            <text:p text:style-name="P1">The end</text:p>
          </draw:text-box>
        </draw:frame>
        <draw:frame presentation:style-name="pr7" draw:text-style-name="P1" draw:layer="layout" svg:width="25.199cm" svg:height="13.609cm" svg:x="1.4cm" svg:y="5.039cm" presentation:class="subtitle">
          <draw:text-box>
            <text:list text:style-name="L1">
              <text:list-item>
                <text:list>
                  <text:list-item>
                    <text:p text:style-name="P15"><text:span text:style-name="T10">THE END</text:span></text:p>
                  </text:list-item>
                </text:list>
              </text:list-item>
            </text:list>
            <text:list text:style-name="L1">
              <text:list-item>
                <text:list>
                  <text:list-item>
                    <text:p text:style-name="P15"/>
                  </text:list-item>
                </text:list>
              </text:list-item>
            </text:list>
            <text:list text:style-name="L1">
              <text:list-item>
                <text:list>
                  <text:list-item>
                    <text:p text:style-name="P15"/>
                  </text:list-item>
                </text:list>
              </text:list-item>
            </text:list>
            <text:list text:style-name="L1">
              <text:list-item>
                <text:list>
                  <text:list-item>
                    <text:p text:style-name="P15">Any questions?</text:p>
                  </text:list-item>
                </text:list>
              </text:list-item>
            </text:list>
          </draw:text-box>
        </draw:frame>
        <presentation:notes draw:style-name="dp2" presentation:use-header-name="hdr1">
          <draw:page-thumbnail draw:style-name="gr2" draw:layer="layout" svg:width="14.848cm" svg:height="11.135cm" svg:x="3.075cm" svg:y="2.257cm" draw:page-number="36" presentation:class="page"/>
          <draw:frame presentation:style-name="pr6" draw:text-style-name="P3"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gradient draw:name="Gradient_20_7" draw:display-name="Gradient 7" draw:style="rectangular" draw:cx="50%" draw:cy="50%" draw:start-color="#800000" draw:end-color="#ff3333" draw:start-intensity="100%" draw:end-intensity="100%" draw:angle="450" draw:border="5%"/>
    <draw:gradient draw:name="Gradient_20_8" draw:display-name="Gradient 8" draw:style="rectangular" draw:cx="50%" draw:cy="50%" draw:start-color="#4c4c4c" draw:end-color="#999999" draw:start-intensity="100%" draw:end-intensity="100%" draw:angle="450" draw:border="5%"/>
    <draw:gradient draw:name="Radial_20_red_2f_yellow" draw:display-name="Radial red/yellow" draw:style="radial" draw:cx="50%" draw:cy="50%" draw:start-color="#ff3333" draw:end-color="#e6ff00" draw:start-intensity="100%" draw:end-intensity="100%" draw:border="0%"/>
    <draw:fill-image draw:name="Blue" xlink:href="Pictures/1000000000000640000004B02C5236E4.png" xlink:type="simple" xlink:show="embed" xlink:actuate="onLoad"/>
    <draw:fill-image draw:name="Glossy2" xlink:href="Pictures/1000000000000640000004B0FFB7843D.png" xlink:type="simple" xlink:show="embed" xlink:actuate="onLoad"/>
    <draw:opacity draw:name="Transparency_20_1" draw:display-name="Transparency 1" draw:style="linear" draw:start="30%" draw:end="20%" draw:angle="0" draw:border="1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Glossy-title" style:family="presentation">
      <style:graphic-properties draw:stroke="none" draw:fill="none" draw:textarea-vertical-align="middle">
        <text:list-style style:name="Glossy-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Glossy-subtitle" style:family="presentation">
      <style:graphic-properties draw:stroke="none" draw:fill="none" draw:textarea-vertical-align="middle">
        <text:list-style style:name="Glossy-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2.4cm" fo:margin-right="0cm" fo:margin-top="0cm" fo:margin-bottom="0.4cm" text:enable-numbering="true" fo:text-indent="-0.8cm"/>
      <style:text-properties fo:font-size="28pt" style:font-size-asian="28pt" style:font-size-complex="28pt"/>
    </style:style>
    <style:style style:name="Glossy-outline3" style:family="presentation" style:parent-style-name="Glossy-outline2">
      <style:paragraph-properties fo:margin-left="3.6cm" fo:margin-right="0cm" fo:margin-top="0cm" fo:margin-bottom="0.3cm" fo:text-indent="-0.6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6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6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6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6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6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bitmap" draw:fill-image-name="Glossy2" draw:fill-image-width="100%" draw:fill-image-height="100%"/>
    </style:style>
    <style:style style:name="dp2" style:family="drawing-page">
      <style:drawing-page-properties presentation:display-header="true" presentation:display-footer="true" presentation:display-page-number="tru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Glossy-title">
      <style:graphic-properties draw:fill-color="#ffffff" draw:auto-grow-height="false" fo:min-height="3.507cm"/>
    </style:style>
    <style:style style:name="pr2" style:family="presentation" style:parent-style-name="Glossy-outline1">
      <style:graphic-properties draw:fill-color="#ffffff" draw:auto-grow-height="false" fo:min-height="13.86cm"/>
    </style:style>
    <style:style style:name="pr3" style:family="presentation" style:parent-style-name="Glossy-backgroundobjects">
      <style:graphic-properties draw:stroke="none" draw:fill="none" draw:fill-color="#ffffff" draw:auto-grow-height="false" fo:min-height="1.449cm"/>
    </style:style>
    <style:style style:name="pr4" style:family="presentation" style:parent-style-name="Glossy-backgroundobjects">
      <style:graphic-properties draw:stroke="none" draw:fill="none" draw:fill-color="#ffffff" draw:auto-grow-height="false" fo:min-height="1.485cm"/>
    </style:style>
    <style:style style:name="pr5" style:family="presentation" style:parent-style-name="Glossy-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align="center" fo:text-indent="0cm"/>
      <style:text-properties fo:font-size="14pt" style:font-size-asian="14pt" style:font-size-complex="14pt"/>
    </style:style>
    <style:style style:name="P14" style:family="paragraph">
      <style:paragraph-properties fo:margin-left="0cm" fo:margin-right="0cm" fo:text-align="justify" fo:text-indent="0cm"/>
    </style:style>
    <style:style style:name="P15" style:family="paragraph">
      <style:paragraph-properties fo:margin-left="0cm" fo:margin-right="0cm" fo:text-indent="0cm"/>
      <style:text-properties fo:color="#ffffff" fo:font-family="Purisa" style:font-pitch="variable" fo:text-shadow="1pt 1pt"/>
    </style:style>
    <style:style style:name="T1" style:family="text">
      <style:text-properties fo:font-size="14pt" style:font-size-asian="14pt" style:font-size-complex="14pt"/>
    </style:style>
    <style:style style:name="T2" style:family="text">
      <style:text-properties fo:color="#ffffff" fo:font-family="Purisa" style:font-pitch="variable" fo:text-shadow="1pt 1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ber&gt;</text:page-number></text:span></text:p>
        </draw:text-box>
      </draw:frame>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Glossy" style:page-layout-name="PM1" draw:style-name="dp1">
      <draw:frame presentation:style-name="pr1" draw:text-style-name="P3" draw:layer="backgroundobjects" svg:width="25.199cm" svg:height="3.506cm" svg:x="1.301cm" svg:y="0cm" presentation:class="title">
        <draw:text-box>
          <text:p text:style-name="P3">Muokkaa otsikon tekstimuotoa napsauttamalla</text:p>
        </draw:text-box>
      </draw:frame>
      <draw:frame presentation:style-name="pr2" draw:text-style-name="P4" draw:layer="backgroundobjects" svg:width="25.199cm" svg:height="13.859cm" svg:x="1.4cm" svg:y="4.914cm" presentation:class="outline">
        <draw:text-box>
          <text:list text:style-name="L2">
            <text:list-item>
              <text:p text:style-name="P4">Muokkaa jäsennyksen tekstimuotoa napsauttamalla</text:p>
            </text:list-item>
          </text:list>
          <text:list text:style-name="L2">
            <text:list-item>
              <text:list>
                <text:list-item>
                  <text:p text:style-name="P5">Toinen jäsennystaso</text:p>
                </text:list-item>
              </text:list>
            </text:list-item>
          </text:list>
          <text:list text:style-name="L2">
            <text:list-item>
              <text:list>
                <text:list-item>
                  <text:list>
                    <text:list-item>
                      <text:p text:style-name="P6">Kolmas jäsennystaso</text:p>
                    </text:list-item>
                  </text:list>
                </text:list-item>
              </text:list>
            </text:list-item>
          </text:list>
          <text:list text:style-name="L2">
            <text:list-item>
              <text:list>
                <text:list-item>
                  <text:list>
                    <text:list-item>
                      <text:list>
                        <text:list-item>
                          <text:p text:style-name="P7">Neljäs jäsennystaso</text:p>
                        </text:list-item>
                      </text:list>
                    </text:list-item>
                  </text:list>
                </text:list-item>
              </text:list>
            </text:list-item>
          </text:list>
          <text:list text:style-name="L2">
            <text:list-item>
              <text:list>
                <text:list-item>
                  <text:list>
                    <text:list-item>
                      <text:list>
                        <text:list-item>
                          <text:list>
                            <text:list-item>
                              <text:p text:style-name="P8">Viides jäsennystaso</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Kuudes jäsennystaso</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itsemäs jäsennystaso</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Kahdeksas jäsennystaso</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 draw:layer="backgroundobjects" svg:width="6.523cm" svg:height="1.448cm" svg:x="1.4cm" svg:y="19.131cm" presentation:class="date-time">
        <draw:text-box>
          <text:p text:style-name="P1"><text:span text:style-name="T1"><presentation:date-time/></text:span></text:p>
        </draw:text-box>
      </draw:frame>
      <draw:frame presentation:style-name="pr3" draw:text-style-name="P13" draw:layer="backgroundobjects" svg:width="8.875cm" svg:height="1.448cm" svg:x="9.576cm" svg:y="19.131cm" presentation:class="footer">
        <draw:text-box>
          <text:p text:style-name="P13"><text:span text:style-name="T1"><presentation:footer/></text:span></text:p>
        </draw:text-box>
      </draw:frame>
      <draw:frame presentation:style-name="pr3" draw:text-style-name="P2" draw:layer="backgroundobjects" svg:width="6.523cm" svg:height="1.448cm" svg:x="20.075cm" svg:y="19.131cm" presentation:class="page-number">
        <draw:text-box>
          <text:p text:style-name="P2"><text:span text:style-name="T1"><text:page-number>&lt;number&gt;</text:page-number></text:span></text:p>
        </draw:text-box>
      </draw:frame>
      <draw:frame draw:style-name="gr3" draw:text-style-name="P15" draw:layer="backgroundobjects" svg:width="5.5cm" svg:height="1.238cm" svg:x="22.8cm" svg:y="2.3cm">
        <draw:text-box>
          <text:p text:style-name="P14"><text:span text:style-name="T2">Eulerian tours</text:span></text:p>
        </draw:text-box>
      </draw:frame>
      <presentation:notes style:page-layout-name="PM2">
        <draw:page-thumbnail presentation:style-name="Glossy-title" draw:layer="backgroundobjects" svg:width="14.848cm" svg:height="11.135cm" svg:x="3.075cm" svg:y="2.257cm" presentation:class="page"/>
        <draw:frame presentation:style-name="Glossy-notes" draw:layer="backgroundobjects" svg:width="16.799cm" svg:height="13.364cm" svg:x="2.1cm" svg:y="14.107cm" presentation:class="notes" presentation:placeholder="true">
          <draw:text-box/>
        </draw:frame>
        <draw:frame presentation:style-name="pr4" draw:text-style-name="P1" draw:layer="backgroundobjects" svg:width="9.112cm" svg:height="1.484cm" svg:x="0cm" svg:y="0cm" presentation:class="header">
          <draw:text-box>
            <text:p text:style-name="P1"><text:span text:style-name="T1"><presentation:header/></text:span></text:p>
          </draw:text-box>
        </draw:frame>
        <draw:frame presentation:style-name="pr4" draw:text-style-name="P2" draw:layer="backgroundobjects" svg:width="9.112cm" svg:height="1.484cm" svg:x="11.887cm" svg:y="0cm" presentation:class="date-time">
          <draw:text-box>
            <text:p text:style-name="P2"><text:span text:style-name="T1"><presentation:date-time/></text:span></text:p>
          </draw:text-box>
        </draw:frame>
        <draw:frame presentation:style-name="pr5" draw:text-style-name="P1" draw:layer="backgroundobjects" svg:width="9.112cm" svg:height="1.484cm" svg:x="0cm" svg:y="28.215cm" presentation:class="footer">
          <draw:text-box>
            <text:p text:style-name="P1"><text:span text:style-name="T1"><presentation:footer/></text:span></text:p>
          </draw:text-box>
        </draw:frame>
        <draw:frame presentation:style-name="pr5" draw:text-style-name="P2" draw:layer="backgroundobjects" svg:width="9.112cm" svg:height="1.484cm" svg:x="11.887cm" svg:y="28.215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meta:initial-creator>Schalk-Willem Krüger</meta:initial-creator>
    <meta:creation-date>2008-06-28T11:18:49</meta:creation-date>
    <dc:creator>Schalk-Willem</dc:creator>
    <dc:date>2008-08-12T00:01:51</dc:date>
    <dc:language>fi-FI</dc:language>
    <meta:editing-cycles>111</meta:editing-cycles>
    <meta:editing-duration>PT19H56M7S</meta:editing-duration>
    <meta:template xlink:type="simple" xlink:actuate="onRequest" xlink:href="/usr/lib/openoffice/share/template/en-ZA/presnt/Glossy.otp" meta:date="2008-06-28T11:18:45"/>
    <meta:user-defined meta:name="Info 1"/>
    <meta:user-defined meta:name="Info 2"/>
    <meta:user-defined meta:name="Info 3"/>
    <meta:user-defined meta:name="Info 4"/>
    <meta:document-statistic meta:object-count="1092"/>
  </office:meta>
</office:document-meta>
</file>